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Roboto" svg:font-family="Roboto"/>
    <style:font-face style:name="&quot;Arial&quot;" svg:font-family="&quot;Arial&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D966"/>
      <style:text-properties style:font-name="Cambria" style:font-name-asian="Cambria" style:font-name-complex="Cambria" fo:font-weight="bold" style:font-weight-asian="bold" style:font-weight-complex="bold" style:font-family-generic="roman"/>
    </style:style>
    <style:style style:name="ce3" style:family="table-cell" style:parent-style-name="Default" style:data-style-name="N0">
      <style:table-cell-properties style:vertical-align="automatic" fo:wrap-option="wrap" fo:background-color="#FFD966"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4" style:family="table-cell" style:parent-style-name="Default" style:data-style-name="N0">
      <style:table-cell-properties style:vertical-align="automatic" fo:background-color="#FFD966"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5" style:family="table-cell" style:parent-style-name="Default" style:data-style-name="N0">
      <style:table-cell-properties fo:background-color="#FFD966"/>
      <style:text-properties style:font-name="Cambria" style:font-name-asian="Cambria" style:font-name-complex="Cambria" fo:font-weight="bold" style:font-weight-asian="bold" style:font-weight-complex="bold" style:font-family-generic="roman"/>
    </style:style>
    <style:style style:name="ce6" style:family="table-cell" style:parent-style-name="Default" style:data-style-name="N0">
      <style:table-cell-properties style:vertical-align="automatic" fo:background-color="#FFD966" style:repeat-content="false"/>
      <style:paragraph-properties fo:text-align="end" fo:margin-right="0cm"/>
      <style:text-properties style:font-name="Cambria" style:font-name-asian="Cambria" style:font-name-complex="Cambria" fo:font-weight="bold" style:font-weight-asian="bold" style:font-weight-complex="bold" style:font-family-generic="roman"/>
    </style:style>
    <style:style style:name="ce7" style:family="table-cell" style:parent-style-name="Default" style:data-style-name="N0">
      <style:table-cell-properties style:vertical-align="automatic" fo:wrap-option="wrap" fo:background-color="#FFD966"/>
      <style:text-properties style:font-name="Cambria" style:font-name-asian="Cambria" style:font-name-complex="Cambria" fo:font-weight="bold" style:font-weight-asian="bold" style:font-weight-complex="bold" style:font-family-generic="roman"/>
    </style:style>
    <style:style style:name="ce8" style:family="table-cell" style:parent-style-name="Default" style:data-style-name="N0">
      <style:table-cell-properties fo:border-top="2pt solid #000000" fo:border-bottom="2pt solid #000000" fo:border-left="2pt solid #000000" fo:border-right="none" style:vertical-align="automatic" fo:wrap-option="wrap" fo:background-color="#EFEFEF"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9" style:family="table-cell" style:parent-style-name="Default" style:data-style-name="N0">
      <style:table-cell-properties fo:border-top="2pt solid #000000" fo:border-bottom="2pt solid #000000" fo:border-left="none" fo:border-right="none" style:vertical-align="automatic" fo:background-color="#EFEFEF"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10" style:family="table-cell" style:parent-style-name="Default" style:data-style-name="N0">
      <style:table-cell-properties fo:border-top="2pt solid #000000" fo:border-bottom="2pt solid #000000" fo:border-left="none" fo:border-right="none" style:vertical-align="automatic" fo:background-color="#EFEFEF"/>
      <style:text-properties style:font-name="Cambria" style:font-name-asian="Cambria" style:font-name-complex="Cambria" fo:font-weight="bold" style:font-weight-asian="bold" style:font-weight-complex="bold" style:font-family-generic="roman"/>
    </style:style>
    <style:style style:name="ce11" style:family="table-cell" style:parent-style-name="Default" style:data-style-name="N0">
      <style:table-cell-properties fo:border-top="2pt solid #000000" fo:border-bottom="2pt solid #000000" fo:border-left="none" fo:border-right="none" style:vertical-align="automatic" fo:background-color="#EFEFEF" style:repeat-content="false"/>
      <style:paragraph-properties fo:text-align="end" fo:margin-right="0cm"/>
      <style:text-properties style:font-name="Cambria" style:font-name-asian="Cambria" style:font-name-complex="Cambria" fo:font-weight="bold" style:font-weight-asian="bold" style:font-weight-complex="bold" style:font-family-generic="roman"/>
    </style:style>
    <style:style style:name="ce12" style:family="table-cell" style:parent-style-name="Default" style:data-style-name="N0">
      <style:table-cell-properties fo:border-top="2pt solid #000000" fo:border-bottom="2pt solid #000000" fo:border-left="none" fo:border-right="2pt solid #000000" style:vertical-align="automatic" fo:background-color="#EFEFEF" style:repeat-content="false"/>
      <style:paragraph-properties fo:text-align="end" fo:margin-right="0cm"/>
      <style:text-properties style:font-name="Cambria" style:font-name-asian="Cambria" style:font-name-complex="Cambria" fo:font-weight="bold" style:font-weight-asian="bold" style:font-weight-complex="bold" style:font-family-generic="roman"/>
    </style:style>
    <style:style style:name="ce13" style:family="table-cell" style:parent-style-name="Default" style:data-style-name="N0">
      <style:table-cell-properties style:vertical-align="middle" fo:background-color="#FFD966" style:repeat-content="false"/>
      <style:paragraph-properties fo:text-align="center"/>
      <style:text-properties style:font-name="Cambria" style:font-name-asian="Cambria" style:font-name-complex="Cambria" style:font-family-generic="roman"/>
    </style:style>
    <style:style style:name="ce14" style:family="table-cell" style:parent-style-name="Default" style:data-style-name="N0">
      <style:table-cell-properties fo:border-top="2pt solid #000000" fo:border-bottom="none" fo:border-left="none" fo:border-right="2pt solid #000000" style:vertical-align="automatic" fo:background-color="#F4CCCC" style:repeat-content="false"/>
      <style:paragraph-properties fo:text-align="center"/>
      <style:text-properties style:font-name="Cambria" style:font-name-asian="Cambria" style:font-name-complex="Cambria" style:font-family-generic="roman"/>
    </style:style>
    <style:style style:name="ce15" style:family="table-cell" style:parent-style-name="Default" style:data-style-name="N36">
      <style:table-cell-properties fo:border-top="2pt solid #000000" fo:border-bottom="none" fo:border-left="2pt solid #000000" fo:border-right="none" style:vertical-align="automatic" fo:background-color="#FFF2CC"/>
      <style:text-properties style:font-name="Cambria" style:font-name-asian="Cambria" style:font-name-complex="Cambria" style:font-family-generic="roman"/>
    </style:style>
    <style:style style:name="ce16" style:family="table-cell" style:parent-style-name="Default" style:data-style-name="N0">
      <style:table-cell-properties fo:border-top="2pt solid #000000" fo:border-bottom="none" fo:border-left="none" fo:border-right="none" style:vertical-align="automatic" fo:background-color="#FFF2CC"/>
      <style:text-properties style:font-name="Cambria" style:font-name-asian="Cambria" style:font-name-complex="Cambria" style:font-family-generic="roman"/>
    </style:style>
    <style:style style:name="ce17" style:family="table-cell" style:parent-style-name="Default" style:data-style-name="N0">
      <style:table-cell-properties fo:border-top="2pt solid #000000" fo:border-bottom="none" fo:border-left="none" fo:border-right="2pt solid #000000" style:vertical-align="automatic" fo:background-color="#FFF2CC"/>
      <style:text-properties style:font-name="Cambria" style:font-name-asian="Cambria" style:font-name-complex="Cambria" style:font-family-generic="roman"/>
    </style:style>
    <style:style style:name="ce18" style:family="table-cell" style:parent-style-name="Default" style:data-style-name="N0">
      <style:table-cell-properties style:vertical-align="middle" fo:background-color="#FFFFFF" style:repeat-content="false"/>
      <style:paragraph-properties fo:text-align="center"/>
      <style:text-properties fo:font-size="10pt" style:font-size-asian="10pt" style:font-size-complex="10pt"/>
    </style:style>
    <style:style style:name="ce19" style:family="table-cell" style:parent-style-name="Default" style:data-style-name="N30">
      <style:table-cell-properties style:vertical-align="middle" fo:background-color="#FFFFFF" style:repeat-content="false"/>
      <style:paragraph-properties fo:text-align="end" fo:margin-right="0cm"/>
      <style:text-properties fo:font-size="10pt" style:font-size-asian="10pt" style:font-size-complex="10pt"/>
    </style:style>
    <style:style style:name="ce20" style:family="table-cell" style:parent-style-name="Default" style:data-style-name="N0">
      <style:table-cell-properties fo:border-top="none" fo:border-bottom="none" fo:border-left="none" fo:border-right="2pt solid #000000" style:vertical-align="middle" fo:background-color="#FFFFFF"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style:vertical-align="automatic" fo:background-color="#FFD966"/>
      <style:text-properties style:font-name="Cambria" style:font-name-asian="Cambria" style:font-name-complex="Cambria" style:font-family-generic="roman"/>
    </style:style>
    <style:style style:name="ce22" style:family="table-cell" style:parent-style-name="Default" style:data-style-name="N0">
      <style:table-cell-properties fo:background-color="#FFD966"/>
      <style:text-properties style:font-name="Cambria" style:font-name-asian="Cambria" style:font-name-complex="Cambria" style:font-family-generic="roman"/>
    </style:style>
    <style:style style:name="ce23" style:family="table-cell" style:parent-style-name="Default" style:data-style-name="N0">
      <style:table-cell-properties fo:border-top="none" fo:border-bottom="none" fo:border-left="none" fo:border-right="2pt solid #000000" style:vertical-align="automatic" fo:background-color="#F4CCCC" style:repeat-content="false"/>
      <style:paragraph-properties fo:text-align="center"/>
      <style:text-properties style:font-name="Cambria" style:font-name-asian="Cambria" style:font-name-complex="Cambria" style:font-family-generic="roman"/>
    </style:style>
    <style:style style:name="ce24" style:family="table-cell" style:parent-style-name="Default" style:data-style-name="N36">
      <style:table-cell-properties fo:border-top="none" fo:border-bottom="none" fo:border-left="2pt solid #000000" fo:border-right="none" style:vertical-align="automatic" fo:background-color="#FFF2CC"/>
      <style:text-properties style:font-name="Cambria" style:font-name-asian="Cambria" style:font-name-complex="Cambria" style:font-family-generic="roman"/>
    </style:style>
    <style:style style:name="ce25" style:family="table-cell" style:parent-style-name="Default" style:data-style-name="N0">
      <style:table-cell-properties style:vertical-align="automatic" fo:background-color="#FFF2CC"/>
      <style:text-properties style:font-name="Cambria" style:font-name-asian="Cambria" style:font-name-complex="Cambria" style:font-family-generic="roman"/>
    </style:style>
    <style:style style:name="ce26" style:family="table-cell" style:parent-style-name="Default" style:data-style-name="N0">
      <style:table-cell-properties fo:border-top="none" fo:border-bottom="none" fo:border-left="none" fo:border-right="2pt solid #000000" style:vertical-align="automatic" fo:background-color="#FFF2CC"/>
      <style:text-properties style:font-name="Cambria" style:font-name-asian="Cambria" style:font-name-complex="Cambria" style:font-family-generic="roman"/>
    </style:style>
    <style:style style:name="ce27" style:family="table-cell" style:parent-style-name="Default" style:data-style-name="N0">
      <style:table-cell-properties style:vertical-align="automatic" fo:background-color="#FFFFFF" style:repeat-content="false"/>
      <style:paragraph-properties fo:text-align="center"/>
      <style:text-properties fo:font-size="10pt" style:font-size-asian="10pt" style:font-size-complex="10pt"/>
    </style:style>
    <style:style style:name="ce28" style:family="table-cell" style:parent-style-name="Default" style:data-style-name="N0">
      <style:table-cell-properties style:vertical-align="automatic" fo:background-color="#FFFFFF"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order-top="none" fo:border-bottom="none" fo:border-left="none" fo:border-right="2pt solid #000000" style:vertical-align="automatic" fo:background-color="#FFFFFF" style:repeat-content="false"/>
      <style:paragraph-properties fo:text-align="end" fo:margin-right="0cm" style:writing-mode="rl"/>
      <style:text-properties fo:font-size="10pt" style:font-size-asian="10pt" style:font-size-complex="10pt"/>
    </style:style>
    <style:style style:name="ce30" style:family="table-cell" style:parent-style-name="Default" style:data-style-name="N0">
      <style:table-cell-properties fo:border="thin solid #000000" style:vertical-align="middle" style:repeat-content="false"/>
      <style:paragraph-properties fo:text-align="center"/>
    </style:style>
    <style:style style:name="ce31" style:family="table-cell" style:parent-style-name="Default" style:data-style-name="N0">
      <style:table-cell-properties style:vertical-align="automatic" style:repeat-content="false"/>
      <style:paragraph-properties fo:text-align="end" fo:margin-right="0cm"/>
      <style:text-properties style:font-name="Cambria" style:font-name-asian="Cambria" style:font-name-complex="Cambria" style:font-family-generic="roman"/>
    </style:style>
    <style:style style:name="ce32" style:family="table-cell" style:parent-style-name="Default" style:data-style-name="N0">
      <style:table-cell-properties fo:border-top="none" fo:border-bottom="2pt solid #000000" fo:border-left="none" fo:border-right="none" style:vertical-align="middle" fo:background-color="#FFFFFF" style:repeat-content="false"/>
      <style:paragraph-properties fo:text-align="center"/>
      <style:text-properties fo:font-size="10pt" style:font-size-asian="10pt" style:font-size-complex="10pt"/>
    </style:style>
    <style:style style:name="ce33"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order-top="none" fo:border-bottom="2pt solid #000000" fo:border-left="none" fo:border-right="2pt solid #000000" style:vertical-align="automatic" fo:background-color="#FFFFFF" style:repeat-content="false"/>
      <style:paragraph-properties fo:text-align="end" fo:margin-right="0cm" style:writing-mode="rl"/>
      <style:text-properties fo:font-size="10pt" style:font-size-asian="10pt" style:font-size-complex="10pt"/>
    </style:style>
    <style:style style:name="ce35" style:family="table-cell" style:parent-style-name="Default" style:data-style-name="N0">
      <style:table-cell-properties fo:border="thin solid #000000" style:vertical-align="middle" fo:background-color="#FFF2CC" style:repeat-content="false"/>
      <style:paragraph-properties fo:text-align="center"/>
    </style:style>
    <style:style style:name="ce36" style:family="table-cell" style:parent-style-name="Default" style:data-style-name="N0">
      <style:table-cell-properties style:vertical-align="automatic" fo:background-color="#FFFFFF" style:repeat-content="false"/>
      <style:paragraph-properties fo:text-align="end" fo:margin-right="0cm"/>
    </style:style>
    <style:style style:name="ce37" style:family="table-cell" style:parent-style-name="Default" style:data-style-name="N0">
      <style:table-cell-properties style:vertical-align="middle" fo:background-color="#FFFFFF" style:repeat-content="false"/>
      <style:paragraph-properties fo:text-align="end" fo:margin-right="0cm"/>
      <style:text-properties fo:font-size="10pt" style:font-size-asian="10pt" style:font-size-complex="10pt"/>
    </style:style>
    <style:style style:name="ce38" style:family="table-cell" style:parent-style-name="Default" style:data-style-name="N0">
      <style:table-cell-properties fo:border="thin solid #000000" style:vertical-align="middle" fo:background-color="#EFEFEF" style:repeat-content="false"/>
      <style:paragraph-properties fo:text-align="center"/>
    </style:style>
    <style:style style:name="ce39"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center"/>
      <style:text-properties fo:font-size="10pt" style:font-size-asian="10pt" style:font-size-complex="10pt"/>
    </style:style>
    <style:style style:name="ce40" style:family="table-cell" style:parent-style-name="Default" style:data-style-name="N0">
      <style:table-cell-properties style:vertical-align="automatic" fo:background-color="#FFFFFF" style:repeat-content="false"/>
      <style:paragraph-properties fo:text-align="end" fo:margin-right="0cm"/>
      <style:text-properties style:font-name="Roboto" style:font-name-asian="Roboto" style:font-name-complex="Roboto"/>
    </style:style>
    <style:style style:name="ce41" style:family="table-cell" style:parent-style-name="Default" style:data-style-name="N0">
      <style:table-cell-properties fo:border="thin solid #000000" style:vertical-align="automatic" fo:background-color="#3D85C6"/>
    </style:style>
    <style:style style:name="ce42" style:family="table-cell" style:parent-style-name="Default" style:data-style-name="N0">
      <style:table-cell-properties fo:border="thin solid #000000" style:vertical-align="automatic" fo:background-color="#3D85C6" style:repeat-content="false"/>
      <style:paragraph-properties fo:text-align="center"/>
      <style:text-properties fo:color="#FFFFFF" fo:font-size="12pt" style:font-size-asian="12pt" style:font-size-complex="12pt" fo:font-weight="bold" style:font-weight-asian="bold" style:font-weight-complex="bold"/>
    </style:style>
    <style:style style:name="ce43" style:family="table-cell" style:parent-style-name="Default" style:data-style-name="N0">
      <style:table-cell-properties fo:border="thin solid #000000" fo:background-color="#A8D08C"/>
    </style:style>
    <style:style style:name="ce44" style:family="table-cell" style:parent-style-name="Default" style:data-style-name="N0">
      <style:table-cell-properties fo:border="thin solid #000000" style:vertical-align="automatic" fo:background-color="#A8D08C" style:repeat-content="false"/>
      <style:paragraph-properties fo:text-align="center"/>
      <style:text-properties fo:font-weight="bold" style:font-weight-asian="bold" style:font-weight-complex="bold"/>
    </style:style>
    <style:style style:name="ce45" style:family="table-cell" style:parent-style-name="Default" style:data-style-name="N0">
      <style:table-cell-properties fo:border="thin solid #000000" style:vertical-align="automatic" fo:background-color="#A8D08C" style:repeat-content="false"/>
      <style:paragraph-properties fo:text-align="center"/>
      <style:text-properties fo:font-size="12pt" style:font-size-asian="12pt" style:font-size-complex="12pt" fo:font-weight="bold" style:font-weight-asian="bold" style:font-weight-complex="bold"/>
    </style:style>
    <style:style style:name="ce46" style:family="table-cell" style:parent-style-name="Default" style:data-style-name="N0">
      <style:table-cell-properties fo:border="thin solid #000000" style:vertical-align="automatic" fo:wrap-option="wrap" fo:background-color="#CFE2F3" style:repeat-content="false"/>
      <style:paragraph-properties fo:text-align="center"/>
      <style:text-properties fo:font-size="12pt" style:font-size-asian="12pt" style:font-size-complex="12pt"/>
    </style:style>
    <style:style style:name="ce47" style:family="table-cell" style:parent-style-name="Default" style:data-style-name="N0">
      <style:table-cell-properties fo:border="thin solid #000000" style:vertical-align="automatic" fo:wrap-option="wrap" fo:background-color="#CFE2F3" style:repeat-content="false"/>
      <style:paragraph-properties fo:text-align="center"/>
      <style:text-properties fo:color="#1155CC" fo:font-size="12pt" style:font-size-asian="12pt" style:font-size-complex="12pt" style:text-underline-style="solid" style:text-underline-type="single"/>
    </style:style>
    <style:style style:name="ce48" style:family="table-cell" style:parent-style-name="Default" style:data-style-name="N0">
      <style:table-cell-properties fo:border="thin solid #000000" style:vertical-align="automatic" fo:wrap-option="wrap" fo:background-color="#D9D9D9" style:repeat-content="false"/>
      <style:paragraph-properties fo:text-align="center"/>
      <style:text-properties fo:font-size="12pt" style:font-size-asian="12pt" style:font-size-complex="12pt"/>
    </style:style>
    <style:style style:name="ce49" style:family="table-cell" style:parent-style-name="Default" style:data-style-name="N0">
      <style:table-cell-properties fo:border="thin solid #000000" style:vertical-align="automatic" fo:wrap-option="wrap" fo:background-color="#D9D9D9" style:repeat-content="false"/>
      <style:paragraph-properties fo:text-align="center"/>
      <style:text-properties fo:color="#1155CC" fo:font-size="12pt" style:font-size-asian="12pt" style:font-size-complex="12pt" style:text-underline-style="solid" style:text-underline-type="single"/>
    </style:style>
    <style:style style:name="ce50"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51" style:family="table-cell" style:parent-style-name="Default" style:data-style-name="N0">
      <style:table-cell-properties fo:border-top="none" fo:border-bottom="2pt solid #000000" fo:border-left="none" fo:border-right="2pt solid #000000" style:vertical-align="automatic" fo:background-color="#F4CCCC" style:repeat-content="false"/>
      <style:paragraph-properties fo:text-align="center"/>
      <style:text-properties style:font-name="Cambria" style:font-name-asian="Cambria" style:font-name-complex="Cambria" style:font-family-generic="roman"/>
    </style:style>
    <style:style style:name="ce52" style:family="table-cell" style:parent-style-name="Default" style:data-style-name="N36">
      <style:table-cell-properties fo:border-top="none" fo:border-bottom="2pt solid #000000" fo:border-left="2pt solid #000000" fo:border-right="none" style:vertical-align="automatic" fo:background-color="#FFF2CC"/>
      <style:text-properties style:font-name="Cambria" style:font-name-asian="Cambria" style:font-name-complex="Cambria" style:font-family-generic="roman"/>
    </style:style>
    <style:style style:name="ce53" style:family="table-cell" style:parent-style-name="Default" style:data-style-name="N0">
      <style:table-cell-properties fo:border-top="none" fo:border-bottom="2pt solid #000000" fo:border-left="none" fo:border-right="none" style:vertical-align="automatic" fo:background-color="#FFF2CC"/>
      <style:text-properties style:font-name="Cambria" style:font-name-asian="Cambria" style:font-name-complex="Cambria" style:font-family-generic="roman"/>
    </style:style>
    <style:style style:name="ce54" style:family="table-cell" style:parent-style-name="Default" style:data-style-name="N0">
      <style:table-cell-properties fo:border-top="none" fo:border-bottom="2pt solid #000000" fo:border-left="none" fo:border-right="2pt solid #000000" style:vertical-align="automatic" fo:background-color="#FFF2CC"/>
      <style:text-properties style:font-name="Cambria" style:font-name-asian="Cambria" style:font-name-complex="Cambria" style:font-family-generic="roman"/>
    </style:style>
    <style:style style:name="ce55" style:family="table-cell" style:parent-style-name="Default" style:data-style-name="N0">
      <style:table-cell-properties style:vertical-align="automatic" fo:wrap-option="wrap" fo:background-color="#FFD966" style:repeat-content="false"/>
      <style:paragraph-properties fo:text-align="center"/>
      <style:text-properties style:font-name="Cambria" style:font-name-asian="Cambria" style:font-name-complex="Cambria" style:font-family-generic="roman"/>
    </style:style>
    <style:style style:name="ce56" style:family="table-cell" style:parent-style-name="Default" style:data-style-name="N0">
      <style:table-cell-properties style:vertical-align="automatic" fo:background-color="#FFD966" style:repeat-content="false"/>
      <style:paragraph-properties fo:text-align="center"/>
      <style:text-properties style:font-name="Cambria" style:font-name-asian="Cambria" style:font-name-complex="Cambria" style:font-family-generic="roman"/>
    </style:style>
    <style:style style:name="ce57" style:family="table-cell" style:parent-style-name="Default" style:data-style-name="N0">
      <style:table-cell-properties style:vertical-align="automatic" fo:background-color="#FFD966" style:repeat-content="false"/>
      <style:paragraph-properties fo:text-align="end" fo:margin-right="0cm"/>
      <style:text-properties style:font-name="Cambria" style:font-name-asian="Cambria" style:font-name-complex="Cambria" style:font-family-generic="roman"/>
    </style:style>
    <style:style style:name="ce58" style:family="table-cell" style:parent-style-name="Default" style:data-style-name="N0">
      <style:table-cell-properties fo:border="2pt solid #000000" style:vertical-align="automatic" fo:wrap-option="wrap" fo:background-color="#FFD966"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59" style:family="table-cell" style:parent-style-name="Default" style:data-style-name="N0">
      <style:table-cell-properties style:vertical-align="automatic" fo:wrap-option="wrap" fo:background-color="#FFD966" style:repeat-content="false"/>
      <style:paragraph-properties fo:text-align="center"/>
      <style:text-properties fo:color="#1155CC" style:font-name="Cambria" style:font-name-asian="Cambria" style:font-name-complex="Cambria" style:text-underline-style="solid" style:text-underline-type="single" fo:font-weight="bold" style:font-weight-asian="bold" style:font-weight-complex="bold" style:font-family-generic="roman"/>
    </style:style>
    <style:style style:name="ce60" style:family="table-cell" style:parent-style-name="Default" style:data-style-name="N0">
      <style:table-cell-properties fo:border-top="2pt solid #000000" fo:border-bottom="none" fo:border-left="2pt solid #000000" fo:border-right="none" style:vertical-align="middle" fo:wrap-option="wrap" fo:background-color="#F4CCCC" style:repeat-content="false"/>
      <style:paragraph-properties fo:text-align="center"/>
      <style:text-properties style:font-name="Cambria" style:font-name-asian="Cambria" style:font-name-complex="Cambria" style:font-family-generic="roman"/>
    </style:style>
    <style:style style:name="ce61" style:family="table-cell" style:parent-style-name="Default" style:data-style-name="N0">
      <style:table-cell-properties fo:border="thin solid #000000" style:vertical-align="middle" fo:background-color="transparent" style:repeat-content="false"/>
      <style:paragraph-properties fo:text-align="center"/>
    </style:style>
    <style:style style:name="ce62" style:family="table-cell" style:parent-style-name="Default" style:data-style-name="N0">
      <style:table-cell-properties fo:border="thin solid #000000" style:vertical-align="middle" fo:background-color="#FFF2CC" style:repeat-content="false"/>
      <style:paragraph-properties fo:text-align="center"/>
    </style:style>
    <style:style style:name="ce63" style:family="table-cell" style:parent-style-name="Default" style:data-style-name="N0">
      <style:table-cell-properties fo:border="thin solid #000000" style:vertical-align="middle" fo:background-color="#EFEFEF" style:repeat-content="false"/>
      <style:paragraph-properties fo:text-align="center"/>
    </style:style>
    <style:style style:name="ce64" style:family="table-cell" style:parent-style-name="Default" style:data-style-name="N0">
      <style:table-cell-properties fo:border="thin solid #000000" style:vertical-align="middle" fo:background-color="transparent" style:repeat-content="false"/>
      <style:paragraph-properties fo:text-align="end" fo:margin-right="0cm"/>
    </style:style>
    <style:style style:name="ce65" style:family="table-cell" style:parent-style-name="Default" style:data-style-name="N0">
      <style:table-cell-properties style:vertical-align="middle" fo:background-color="#FFF2CC" style:repeat-content="false"/>
      <style:paragraph-properties fo:text-align="start" fo:margin-left="0cm"/>
      <style:text-properties style:font-name="Cambria" style:font-name-asian="Cambria" style:font-name-complex="Cambria" style:font-family-generic="roman"/>
    </style:style>
    <style:style style:name="ce66" style:family="table-cell" style:parent-style-name="Default" style:data-style-name="N0">
      <style:table-cell-properties fo:border="2pt solid #000000" style:vertical-align="middle" fo:wrap-option="wrap" fo:background-color="#F4CCCC" style:repeat-content="false"/>
      <style:paragraph-properties fo:text-align="center"/>
      <style:text-properties style:font-name="Cambria" style:font-name-asian="Cambria" style:font-name-complex="Cambria" style:font-family-generic="roman"/>
    </style:style>
    <style:style style:name="ce67" style:family="table-cell" style:parent-style-name="Default" style:data-style-name="N0">
      <style:table-cell-properties fo:border="2pt solid #000000" fo:background-color="#F4CCCC"/>
    </style:style>
    <style:style style:name="ce68" style:family="table-cell" style:parent-style-name="Default" style:data-style-name="N0">
      <style:table-cell-properties fo:border="thin solid #000000" style:vertical-align="automatic" fo:background-color="#3D85C6" style:repeat-content="false"/>
      <style:paragraph-properties fo:text-align="center"/>
      <style:text-properties fo:color="#FFFFFF" fo:font-size="12pt" style:font-size-asian="12pt" style:font-size-complex="12pt" fo:font-weight="bold" style:font-weight-asian="bold" style:font-weight-complex="bold"/>
    </style:style>
    <style:style style:name="ce69" style:family="table-cell" style:parent-style-name="Default" style:data-style-name="N0">
      <style:table-cell-properties fo:border-top="none" fo:border-bottom="none" fo:border-left="2pt solid #000000" fo:border-right="none" style:vertical-align="middle" fo:wrap-option="wrap" fo:background-color="#F4CCCC" style:repeat-content="false"/>
      <style:paragraph-properties fo:text-align="center"/>
      <style:text-properties style:font-name="Cambria" style:font-name-asian="Cambria" style:font-name-complex="Cambria" style:font-family-generic="roman"/>
    </style:style>
    <style:style style:name="ce70" style:family="table-cell" style:parent-style-name="Default" style:data-style-name="N0">
      <style:table-cell-properties fo:border="thin solid #000000" style:vertical-align="automatic" fo:background-color="#A8D08C" style:repeat-content="false"/>
      <style:paragraph-properties fo:text-align="center"/>
      <style:text-properties fo:font-size="12pt" style:font-size-asian="12pt" style:font-size-complex="12pt" fo:font-weight="bold" style:font-weight-asian="bold" style:font-weight-complex="bold"/>
    </style:style>
    <style:style style:name="ce71" style:family="table-cell" style:parent-style-name="Default" style:data-style-name="N0">
      <style:table-cell-properties fo:border="thin solid #000000" style:vertical-align="automatic" fo:wrap-option="wrap" fo:background-color="#CFE2F3" style:repeat-content="false"/>
      <style:paragraph-properties fo:text-align="center"/>
      <style:text-properties fo:color="#1155CC" fo:font-size="12pt" style:font-size-asian="12pt" style:font-size-complex="12pt" style:text-underline-style="solid" style:text-underline-type="single"/>
    </style:style>
    <style:style style:name="ce72" style:family="table-cell" style:parent-style-name="Default" style:data-style-name="N0">
      <style:table-cell-properties fo:border="thin solid #000000" style:vertical-align="middle" fo:wrap-option="wrap" fo:background-color="#CFE2F3" style:repeat-content="false"/>
      <style:paragraph-properties fo:text-align="center"/>
      <style:text-properties fo:color="#1155CC" fo:font-size="12pt" style:font-size-asian="12pt" style:font-size-complex="12pt" style:text-underline-style="solid" style:text-underline-type="single"/>
    </style:style>
    <style:style style:name="ce73" style:family="table-cell" style:parent-style-name="Default" style:data-style-name="N0">
      <style:table-cell-properties fo:border="thin solid #000000" style:vertical-align="middle" fo:background-color="#A8D08C" style:repeat-content="false"/>
      <style:paragraph-properties fo:text-align="center"/>
      <style:text-properties fo:font-size="12pt" style:font-size-asian="12pt" style:font-size-complex="12pt" fo:font-weight="bold" style:font-weight-asian="bold" style:font-weight-complex="bold"/>
    </style:style>
    <style:style style:name="ce74" style:family="table-cell" style:parent-style-name="Default" style:data-style-name="N0">
      <style:table-cell-properties fo:border="thin solid #000000" style:vertical-align="automatic" fo:wrap-option="wrap" fo:background-color="#CFE2F3" style:repeat-content="false"/>
      <style:paragraph-properties fo:text-align="center"/>
      <style:text-properties fo:font-size="12pt" style:font-size-asian="12pt" style:font-size-complex="12pt"/>
    </style:style>
    <style:style style:name="ce75" style:family="table-cell" style:parent-style-name="Default" style:data-style-name="N0">
      <style:table-cell-properties fo:border="thin solid #000000" style:vertical-align="middle" fo:wrap-option="wrap" fo:background-color="#CFE2F3" style:repeat-content="false"/>
      <style:paragraph-properties fo:text-align="center"/>
      <style:text-properties fo:font-size="12pt" style:font-size-asian="12pt" style:font-size-complex="12pt"/>
    </style:style>
    <style:style style:name="ce76" style:family="table-cell" style:parent-style-name="Default" style:data-style-name="N0">
      <style:table-cell-properties fo:border-top="2pt solid #000000" fo:border-bottom="2pt solid #000000" fo:border-left="2pt solid #000000" fo:border-right="none" style:vertical-align="middle" fo:wrap-option="wrap" fo:background-color="#F4CCCC" style:repeat-content="false"/>
      <style:paragraph-properties fo:text-align="center"/>
      <style:text-properties style:font-name="Cambria" style:font-name-asian="Cambria" style:font-name-complex="Cambria" style:font-family-generic="roman"/>
    </style:style>
    <style:style style:name="ce77" style:family="table-cell" style:parent-style-name="Default" style:data-style-name="N0">
      <style:table-cell-properties style:vertical-align="automatic" fo:background-color="#B6D7A8"/>
      <style:text-properties style:font-name="Cambria" style:font-name-asian="Cambria" style:font-name-complex="Cambria" fo:font-weight="bold" style:font-weight-asian="bold" style:font-weight-complex="bold" style:font-family-generic="roman"/>
    </style:style>
    <style:style style:name="ce78" style:family="table-cell" style:parent-style-name="Default" style:data-style-name="N0">
      <style:table-cell-properties style:vertical-align="automatic" fo:wrap-option="wrap" fo:background-color="#B6D7A8"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79" style:family="table-cell" style:parent-style-name="Default" style:data-style-name="N0">
      <style:table-cell-properties style:vertical-align="automatic" fo:background-color="#B6D7A8"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80" style:family="table-cell" style:parent-style-name="Default" style:data-style-name="N0">
      <style:table-cell-properties fo:background-color="#B6D7A8"/>
      <style:text-properties style:font-name="Cambria" style:font-name-asian="Cambria" style:font-name-complex="Cambria" fo:font-weight="bold" style:font-weight-asian="bold" style:font-weight-complex="bold" style:font-family-generic="roman"/>
    </style:style>
    <style:style style:name="ce81" style:family="table-cell" style:parent-style-name="Default" style:data-style-name="N0">
      <style:table-cell-properties style:vertical-align="automatic" fo:background-color="#B6D7A8" style:repeat-content="false"/>
      <style:paragraph-properties fo:text-align="end" fo:margin-right="0cm"/>
      <style:text-properties style:font-name="Cambria" style:font-name-asian="Cambria" style:font-name-complex="Cambria" fo:font-weight="bold" style:font-weight-asian="bold" style:font-weight-complex="bold" style:font-family-generic="roman"/>
    </style:style>
    <style:style style:name="ce82" style:family="table-cell" style:parent-style-name="Default" style:data-style-name="N0">
      <style:table-cell-properties fo:background-color="#B6D7A8"/>
      <style:text-properties style:font-name="Cambria" style:font-name-asian="Cambria" style:font-name-complex="Cambria" style:font-family-generic="roman"/>
    </style:style>
    <style:style style:name="ce83" style:family="table-cell" style:parent-style-name="Default" style:data-style-name="N0">
      <style:table-cell-properties style:vertical-align="automatic" fo:wrap-option="wrap" fo:background-color="#B6D7A8"/>
      <style:text-properties style:font-name="Cambria" style:font-name-asian="Cambria" style:font-name-complex="Cambria" fo:font-weight="bold" style:font-weight-asian="bold" style:font-weight-complex="bold" style:font-family-generic="roman"/>
    </style:style>
    <style:style style:name="ce84" style:family="table-cell" style:parent-style-name="Default" style:data-style-name="N0">
      <style:table-cell-properties fo:border="thin solid #000000" style:vertical-align="automatic" fo:background-color="#FFD966"/>
      <style:text-properties style:font-name="Cambria" style:font-name-asian="Cambria" style:font-name-complex="Cambria" style:font-family-generic="roman"/>
    </style:style>
    <style:style style:name="ce85" style:family="table-cell" style:parent-style-name="Default" style:data-style-name="N0">
      <style:table-cell-properties fo:border="thin solid #000000" style:vertical-align="automatic" fo:background-color="#FFD966" style:repeat-content="false"/>
      <style:paragraph-properties fo:text-align="center"/>
      <style:text-properties style:font-name="Cambria" style:font-name-asian="Cambria" style:font-name-complex="Cambria" style:font-family-generic="roman"/>
    </style:style>
    <style:style style:name="ce86" style:family="table-cell" style:parent-style-name="Default" style:data-style-name="N0">
      <style:table-cell-properties fo:border="thin solid #000000" style:vertical-align="middle" style:repeat-content="false"/>
      <style:paragraph-properties fo:text-align="center"/>
      <style:text-properties fo:color="#0000FF" style:text-underline-style="solid" style:text-underline-type="single"/>
    </style:style>
    <style:style style:name="ce87" style:family="table-cell" style:parent-style-name="Default" style:data-style-name="N0">
      <style:table-cell-properties fo:border="thin solid #000000" style:vertical-align="middle" fo:background-color="#FFF2CC" style:repeat-content="false"/>
      <style:paragraph-properties fo:text-align="center"/>
      <style:text-properties fo:color="#0000FF" style:text-underline-style="solid" style:text-underline-type="single"/>
    </style:style>
    <style:style style:name="ce88" style:family="table-cell" style:parent-style-name="Default" style:data-style-name="N0">
      <style:table-cell-properties fo:border="thin solid #000000" style:vertical-align="middle" fo:background-color="#EFEFEF" style:repeat-content="false"/>
      <style:paragraph-properties fo:text-align="center"/>
      <style:text-properties fo:color="#0000FF" style:text-underline-style="solid" style:text-underline-type="single"/>
    </style:style>
    <style:style style:name="ce89" style:family="table-cell" style:parent-style-name="Default" style:data-style-name="N0">
      <style:table-cell-properties fo:border-top="thin solid #000000" fo:border-bottom="none" fo:border-left="thin solid #000000" fo:border-right="thin solid #000000" style:vertical-align="middle" fo:background-color="#EFEFEF" style:repeat-content="false"/>
      <style:paragraph-properties fo:text-align="center"/>
      <style:text-properties fo:color="#0000FF" style:text-underline-style="solid" style:text-underline-type="single"/>
    </style:style>
    <style:style style:name="ce90" style:family="table-cell" style:parent-style-name="Default" style:data-style-name="N0">
      <style:table-cell-properties fo:border-top="thin solid #000000" fo:border-bottom="none" fo:border-left="thin solid #000000" fo:border-right="thin solid #000000" style:vertical-align="middle" fo:background-color="#EFEFEF" style:repeat-content="false"/>
      <style:paragraph-properties fo:text-align="center"/>
    </style:style>
    <style:style style:name="ce91" style:family="table-cell" style:parent-style-name="Default" style:data-style-name="N0">
      <style:table-cell-properties fo:border-top="thin solid #000000" fo:border-bottom="none" fo:border-left="thin solid #000000" fo:border-right="thin solid #000000" style:vertical-align="middle" fo:wrap-option="wrap" fo:background-color="#EFEFEF" style:repeat-content="false"/>
      <style:paragraph-properties fo:text-align="center"/>
    </style:style>
    <style:style style:name="ce92" style:family="table-cell" style:parent-style-name="Default" style:data-style-name="N0">
      <style:table-cell-properties fo:border="thin solid #000000" style:vertical-align="middle" fo:background-color="#FFFFFF" style:repeat-content="false"/>
      <style:paragraph-properties fo:text-align="center"/>
      <style:text-properties fo:color="#0000FF" style:text-underline-style="solid" style:text-underline-type="single"/>
    </style:style>
    <style:style style:name="ce93" style:family="table-cell" style:parent-style-name="Default" style:data-style-name="N0">
      <style:table-cell-properties fo:border="thin solid #000000" style:vertical-align="middle" fo:background-color="#FFFFFF" style:repeat-content="false"/>
      <style:paragraph-properties fo:text-align="center"/>
    </style:style>
    <style:style style:name="ce94" style:family="table-cell" style:parent-style-name="Default" style:data-style-name="N0">
      <style:table-cell-properties fo:border="thin solid #000000" style:vertical-align="middle" fo:wrap-option="wrap" fo:background-color="#FFFFFF" style:repeat-content="false"/>
      <style:paragraph-properties fo:text-align="center"/>
    </style:style>
    <style:style style:name="ce95" style:family="table-cell" style:parent-style-name="Default" style:data-style-name="N0">
      <style:table-cell-properties style:vertical-align="middle" fo:background-color="#B6D7A8"/>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fo:border-top="2pt solid #000000" fo:border-bottom="none" fo:border-left="none" fo:border-right="none" style:vertical-align="automatic" fo:background-color="#EFEFEF"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97" style:family="table-cell" style:parent-style-name="Default" style:data-style-name="N0">
      <style:table-cell-properties fo:border-top="2pt solid #000000" fo:border-bottom="none" fo:border-left="none" fo:border-right="none" style:vertical-align="automatic" fo:background-color="#EFEFEF"/>
      <style:text-properties style:font-name="Cambria" style:font-name-asian="Cambria" style:font-name-complex="Cambria" fo:font-weight="bold" style:font-weight-asian="bold" style:font-weight-complex="bold" style:font-family-generic="roman"/>
    </style:style>
    <style:style style:name="ce98" style:family="table-cell" style:parent-style-name="Default" style:data-style-name="N0">
      <style:table-cell-properties fo:border-top="2pt solid #000000" fo:border-bottom="none" fo:border-left="none" fo:border-right="2pt solid #000000" style:vertical-align="automatic" fo:background-color="#EFEFEF" style:repeat-content="false"/>
      <style:paragraph-properties fo:text-align="end" fo:margin-right="0cm"/>
      <style:text-properties style:font-name="Cambria" style:font-name-asian="Cambria" style:font-name-complex="Cambria" fo:font-weight="bold" style:font-weight-asian="bold" style:font-weight-complex="bold" style:font-family-generic="roman"/>
    </style:style>
    <style:style style:name="ce99" style:family="table-cell" style:parent-style-name="Default" style:data-style-name="N0">
      <style:table-cell-properties style:vertical-align="automatic" fo:background-color="#B6D7A8"/>
      <style:text-properties style:font-name="Cambria" style:font-name-asian="Cambria" style:font-name-complex="Cambria" style:font-family-generic="roman"/>
    </style:style>
    <style:style style:name="ce100" style:family="table-cell" style:parent-style-name="Default" style:data-style-name="N0">
      <style:table-cell-properties style:vertical-align="middle" fo:background-color="#B6D7A8" style:repeat-content="false"/>
      <style:paragraph-properties fo:text-align="center"/>
      <style:text-properties style:font-name="Cambria" style:font-name-asian="Cambria" style:font-name-complex="Cambria" style:font-family-generic="roman"/>
    </style:style>
    <style:style style:name="ce101" style:family="table-cell" style:parent-style-name="Default" style:data-style-name="N0">
      <style:table-cell-properties fo:border-top="2pt solid #000000" fo:border-bottom="none" fo:border-left="2pt solid #000000" fo:border-right="none" style:vertical-align="middle" fo:wrap-option="wrap" fo:background-color="#FFFF00" style:repeat-content="false"/>
      <style:paragraph-properties fo:text-align="center"/>
      <style:text-properties style:font-name="Cambria" style:font-name-asian="Cambria" style:font-name-complex="Cambria" style:font-family-generic="roman"/>
    </style:style>
    <style:style style:name="ce102" style:family="table-cell" style:parent-style-name="Default" style:data-style-name="N0">
      <style:table-cell-properties fo:border-top="2pt solid #000000" fo:border-bottom="none" fo:border-left="none" fo:border-right="2pt solid #000000" style:vertical-align="automatic" fo:background-color="#93C47D" style:repeat-content="false"/>
      <style:paragraph-properties fo:text-align="center"/>
      <style:text-properties style:font-name="Cambria" style:font-name-asian="Cambria" style:font-name-complex="Cambria" style:font-family-generic="roman"/>
    </style:style>
    <style:style style:name="ce103" style:family="table-cell" style:parent-style-name="Default" style:data-style-name="N0">
      <style:table-cell-properties fo:border-top="2pt solid #000000" fo:border-bottom="none" fo:border-left="none" fo:border-right="none" style:vertical-align="automatic" fo:background-color="#FFF2CC" style:repeat-content="false"/>
      <style:paragraph-properties fo:text-align="center"/>
      <style:text-properties style:font-name="Cambria" style:font-name-asian="Cambria" style:font-name-complex="Cambria" style:font-family-generic="roman"/>
    </style:style>
    <style:style style:name="ce104" style:family="table-cell" style:parent-style-name="Default" style:data-style-name="N0">
      <style:table-cell-properties style:vertical-align="automatic" fo:background-color="#FFFFFF"/>
      <style:text-properties fo:font-size="10pt" style:font-size-asian="10pt" style:font-size-complex="10pt"/>
    </style:style>
    <style:style style:name="ce105" style:family="table-cell" style:parent-style-name="Default" style:data-style-name="N0">
      <style:table-cell-properties fo:border-top="none" fo:border-bottom="none" fo:border-left="none" fo:border-right="2pt solid #000000" style:vertical-align="automatic" fo:background-color="#93C47D" style:repeat-content="false"/>
      <style:paragraph-properties fo:text-align="center"/>
      <style:text-properties style:font-name="Cambria" style:font-name-asian="Cambria" style:font-name-complex="Cambria" style:font-family-generic="roman"/>
    </style:style>
    <style:style style:name="ce106" style:family="table-cell" style:parent-style-name="Default" style:data-style-name="N0">
      <style:table-cell-properties style:vertical-align="automatic" fo:background-color="#FFF2CC" style:repeat-content="false"/>
      <style:paragraph-properties fo:text-align="center"/>
      <style:text-properties style:font-name="Cambria" style:font-name-asian="Cambria" style:font-name-complex="Cambria" style:font-family-generic="roman"/>
    </style:style>
    <style:style style:name="ce107" style:family="table-cell" style:parent-style-name="Default" style:data-style-name="N0">
      <style:table-cell-properties fo:border-top="none" fo:border-bottom="none" fo:border-left="2pt solid #000000" fo:border-right="none" style:vertical-align="automatic" fo:background-color="#FFFFFF" style:repeat-content="false"/>
      <style:paragraph-properties fo:text-align="center"/>
      <style:text-properties fo:font-size="10pt" style:font-size-asian="10pt" style:font-size-complex="10pt"/>
    </style:style>
    <style:style style:name="ce108" style:family="table-cell" style:parent-style-name="Default" style:data-style-name="N0">
      <style:table-cell-properties fo:border-top="none" fo:border-bottom="2pt solid #000000" fo:border-left="none" fo:border-right="none" style:vertical-align="automatic" fo:background-color="#FFFFFF"/>
      <style:text-properties fo:font-size="10pt" style:font-size-asian="10pt" style:font-size-complex="10pt"/>
    </style:style>
    <style:style style:name="ce109" style:family="table-cell" style:parent-style-name="Default" style:data-style-name="N0">
      <style:table-cell-properties fo:border-top="none" fo:border-bottom="2pt solid #000000" fo:border-left="none" fo:border-right="2pt solid #000000" style:vertical-align="automatic" fo:background-color="#93C47D" style:repeat-content="false"/>
      <style:paragraph-properties fo:text-align="center"/>
      <style:text-properties style:font-name="Cambria" style:font-name-asian="Cambria" style:font-name-complex="Cambria" style:font-family-generic="roman"/>
    </style:style>
    <style:style style:name="ce110" style:family="table-cell" style:parent-style-name="Default" style:data-style-name="N0">
      <style:table-cell-properties fo:border-top="none" fo:border-bottom="2pt solid #000000" fo:border-left="none" fo:border-right="none" style:vertical-align="automatic" fo:background-color="#FFF2CC" style:repeat-content="false"/>
      <style:paragraph-properties fo:text-align="center"/>
      <style:text-properties style:font-name="Cambria" style:font-name-asian="Cambria" style:font-name-complex="Cambria" style:font-family-generic="roman"/>
    </style:style>
    <style:style style:name="ce111" style:family="table-cell" style:parent-style-name="Default" style:data-style-name="N0">
      <style:table-cell-properties style:vertical-align="automatic" fo:wrap-option="wrap" fo:background-color="#B6D7A8" style:repeat-content="false"/>
      <style:paragraph-properties fo:text-align="center"/>
      <style:text-properties style:font-name="Cambria" style:font-name-asian="Cambria" style:font-name-complex="Cambria" style:font-family-generic="roman"/>
    </style:style>
    <style:style style:name="ce112" style:family="table-cell" style:parent-style-name="Default" style:data-style-name="N0">
      <style:table-cell-properties style:vertical-align="automatic" fo:background-color="#B6D7A8" style:repeat-content="false"/>
      <style:paragraph-properties fo:text-align="center"/>
      <style:text-properties style:font-name="Cambria" style:font-name-asian="Cambria" style:font-name-complex="Cambria" style:font-family-generic="roman"/>
    </style:style>
    <style:style style:name="ce113" style:family="table-cell" style:parent-style-name="Default" style:data-style-name="N0">
      <style:table-cell-properties style:vertical-align="automatic" fo:background-color="#B6D7A8" style:repeat-content="false"/>
      <style:paragraph-properties fo:text-align="end" fo:margin-right="0cm"/>
      <style:text-properties style:font-name="Cambria" style:font-name-asian="Cambria" style:font-name-complex="Cambria" style:font-family-generic="roman"/>
    </style:style>
    <style:style style:name="ce114" style:family="table-cell" style:parent-style-name="Default" style:data-style-name="N0">
      <style:table-cell-properties fo:border="2pt solid #000000" style:vertical-align="automatic" fo:wrap-option="wrap" fo:background-color="#FFF2CC"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115" style:family="table-cell" style:parent-style-name="Default" style:data-style-name="N0">
      <style:table-cell-properties fo:border="thin solid #000000" fo:background-color="#FFD966"/>
    </style:style>
    <style:style style:name="ce116" style:family="table-cell" style:parent-style-name="Default" style:data-style-name="N0">
      <style:table-cell-properties fo:border="thin solid #000000" style:vertical-align="middle" fo:background-color="#FFD966" style:rotation-angle="270"/>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7" style:family="table-cell" style:parent-style-name="Default" style:data-style-name="N0">
      <style:table-cell-properties fo:border="thin solid #000000" style:vertical-align="middle" fo:background-color="#FFF2CC" style:rotation-angle="270" style:repeat-content="false"/>
      <style:paragraph-properties fo:text-align="center"/>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8" style:family="table-cell" style:parent-style-name="Default" style:data-style-name="N0">
      <style:table-cell-properties fo:border="thin solid #000000" style:vertical-align="middle" fo:background-color="transparent" style:repeat-content="false"/>
      <style:paragraph-properties fo:text-align="center"/>
      <style:text-properties fo:color="#0000FF" style:text-underline-style="solid" style:text-underline-type="single"/>
    </style:style>
    <style:style style:name="ce119"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120" style:family="table-cell" style:parent-style-name="Default" style:data-style-name="N0">
      <style:table-cell-properties style:vertical-align="middle" fo:wrap-option="wrap" fo:background-color="#FFFF00" style:repeat-content="false"/>
      <style:paragraph-properties fo:text-align="center"/>
      <style:text-properties style:font-name="Cambria" style:font-name-asian="Cambria" style:font-name-complex="Cambria" fo:font-size="14pt" style:font-size-asian="14pt" style:font-size-complex="14pt" fo:font-weight="bold" style:font-weight-asian="bold" style:font-weight-complex="bold" style:font-family-generic="roman"/>
    </style:style>
    <style:style style:name="ce121" style:family="table-cell" style:parent-style-name="Default" style:data-style-name="N0">
      <style:table-cell-properties fo:border="thin solid #000000" style:vertical-align="middle" fo:background-color="#FFF2CC" style:repeat-content="false"/>
      <style:paragraph-properties fo:text-align="center"/>
      <style:text-properties fo:color="#0000FF" style:text-underline-style="solid" style:text-underline-type="single"/>
    </style:style>
    <style:style style:name="ce122" style:family="table-cell" style:parent-style-name="Default" style:data-style-name="N0">
      <style:table-cell-properties fo:border="thin solid #000000" style:vertical-align="middle" fo:wrap-option="wrap" fo:background-color="#FFF2CC" style:repeat-content="false"/>
      <style:paragraph-properties fo:text-align="center"/>
    </style:style>
    <style:style style:name="ce123" style:family="table-cell" style:parent-style-name="Default" style:data-style-name="N0">
      <style:table-cell-properties style:vertical-align="automatic" fo:background-color="#B6D7A8"/>
      <style:text-properties fo:color="#0000FF" style:font-name="Cambria" style:font-name-asian="Cambria" style:font-name-complex="Cambria" style:text-underline-style="solid" style:text-underline-type="single" style:font-family-generic="roman"/>
    </style:style>
    <style:style style:name="ce124" style:family="table-cell" style:parent-style-name="Default" style:data-style-name="N0">
      <style:table-cell-properties fo:border="2pt solid #000000" style:vertical-align="automatic" fo:wrap-option="wrap" fo:background-color="#FFF2CC" style:repeat-content="false"/>
      <style:paragraph-properties fo:text-align="end" fo:margin-right="0cm"/>
      <style:text-properties style:font-name="Cambria" style:font-name-asian="Cambria" style:font-name-complex="Cambria" style:font-family-generic="roman"/>
    </style:style>
    <style:style style:name="ce125" style:family="table-cell" style:parent-style-name="Default" style:data-style-name="N0">
      <style:table-cell-properties fo:border="thin solid #000000" style:vertical-align="middle" fo:background-color="#EFEFEF" style:repeat-content="false"/>
      <style:paragraph-properties fo:text-align="center"/>
      <style:text-properties fo:color="#0000FF" style:text-underline-style="solid" style:text-underline-type="single"/>
    </style:style>
    <style:style style:name="ce126" style:family="table-cell" style:parent-style-name="Default" style:data-style-name="N0">
      <style:table-cell-properties fo:border="thin solid #000000" style:vertical-align="middle" fo:wrap-option="wrap" fo:background-color="#EFEFEF" style:repeat-content="false"/>
      <style:paragraph-properties fo:text-align="center"/>
    </style:style>
    <style:style style:name="ce127" style:family="table-cell" style:parent-style-name="Default" style:data-style-name="N0">
      <style:table-cell-properties style:vertical-align="middle" fo:background-color="#B6D7A8"/>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wrap-option="wrap" fo:background-color="#FFF2CC" style:repeat-content="false"/>
      <style:paragraph-properties fo:text-align="center"/>
      <style:text-properties fo:color="#1155CC" style:font-name="Cambria" style:font-name-asian="Cambria" style:font-name-complex="Cambria" style:text-underline-style="solid" style:text-underline-type="single" fo:font-weight="bold" style:font-weight-asian="bold" style:font-weight-complex="bold" style:font-family-generic="roman"/>
    </style:style>
    <style:style style:name="ce129" style:family="table-cell" style:parent-style-name="Default" style:data-style-name="N0">
      <style:table-cell-properties fo:border="thin solid #000000" style:vertical-align="middle" fo:wrap-option="wrap" fo:background-color="transparent" style:repeat-content="false"/>
      <style:paragraph-properties fo:text-align="end" fo:margin-right="0cm"/>
    </style:style>
    <style:style style:name="ce130" style:family="table-cell" style:parent-style-name="Default" style:data-style-name="N0">
      <style:table-cell-properties style:vertical-align="middle" fo:background-color="#B6D7A8"/>
      <style:text-properties fo:color="#0000FF" style:font-name="Cambria" style:font-name-asian="Cambria" style:font-name-complex="Cambria" style:text-underline-style="solid" style:text-underline-type="single" style:font-family-generic="roman"/>
    </style:style>
    <style:style style:name="ce131" style:family="table-cell" style:parent-style-name="Default" style:data-style-name="N0">
      <style:table-cell-properties fo:border-top="2pt solid #000000" fo:border-bottom="none" fo:border-left="2pt solid #000000" fo:border-right="none" style:vertical-align="middle" fo:wrap-option="wrap" fo:background-color="#FFFF00" style:repeat-content="false"/>
      <style:paragraph-properties fo:text-align="center"/>
      <style:text-properties style:font-name="Cambria" style:font-name-asian="Cambria" style:font-name-complex="Cambria" style:font-family-generic="roman"/>
    </style:style>
    <style:style style:name="ce132" style:family="table-cell" style:parent-style-name="Default" style:data-style-name="N0">
      <style:table-cell-properties fo:border="2pt solid #000000" style:vertical-align="middle" fo:wrap-option="wrap" fo:background-color="#00FF00" style:repeat-content="false"/>
      <style:paragraph-properties fo:text-align="center"/>
      <style:text-properties style:font-name="Cambria" style:font-name-asian="Cambria" style:font-name-complex="Cambria" style:font-family-generic="roman"/>
    </style:style>
    <style:style style:name="ce133" style:family="table-cell" style:parent-style-name="Default" style:data-style-name="N0">
      <style:table-cell-properties fo:border-top="2pt solid #000000" fo:border-bottom="none" fo:border-left="2pt solid #000000" fo:border-right="none" style:vertical-align="middle" fo:wrap-option="wrap" fo:background-color="#93C47D" style:repeat-content="false"/>
      <style:paragraph-properties fo:text-align="center"/>
      <style:text-properties style:font-name="Cambria" style:font-name-asian="Cambria" style:font-name-complex="Cambria" style:font-family-generic="roman"/>
    </style:style>
    <style:style style:name="ce134" style:family="table-cell" style:parent-style-name="Default" style:data-style-name="N0">
      <style:table-cell-properties fo:border-top="thin solid #000000" fo:border-bottom="thin solid #000000" fo:border-left="thin solid #000000" fo:border-right="2pt solid #000000" style:vertical-align="middle" fo:background-color="#FFFFFF" style:repeat-content="false"/>
      <style:paragraph-properties fo:text-align="center"/>
      <style:text-properties fo:font-size="10pt" style:font-size-asian="10pt" style:font-size-complex="10pt"/>
    </style:style>
    <style:style style:name="ce135" style:family="table-cell" style:parent-style-name="Default" style:data-style-name="N0">
      <style:table-cell-properties fo:border-top="2pt solid #000000" fo:border-bottom="2pt solid #000000" fo:border-left="2pt solid #000000" fo:border-right="none" style:vertical-align="middle" fo:wrap-option="wrap" fo:background-color="#93C47D" style:repeat-content="false"/>
      <style:paragraph-properties fo:text-align="center"/>
      <style:text-properties style:font-name="Cambria" style:font-name-asian="Cambria" style:font-name-complex="Cambria" style:font-family-generic="roman"/>
    </style:style>
    <style:style style:name="ce136" style:family="table-cell" style:parent-style-name="Default" style:data-style-name="N0">
      <style:table-cell-properties style:vertical-align="middle"/>
      <style:text-properties style:font-name="Cambria" style:font-name-asian="Cambria" style:font-name-complex="Cambria" style:font-family-generic="roman"/>
    </style:style>
    <style:style style:name="ce137" style:family="table-cell" style:parent-style-name="Default" style:data-style-name="N0">
      <style:table-cell-properties style:vertical-align="middle" fo:wrap-option="wrap" style:repeat-content="false"/>
      <style:paragraph-properties fo:text-align="end" fo:margin-right="0cm" style:writing-mode="rl"/>
      <style:text-properties style:font-name="Cambria" style:font-name-asian="Cambria" style:font-name-complex="Cambria" style:font-family-generic="roman"/>
    </style:style>
    <style:style style:name="ce138" style:family="table-cell" style:parent-style-name="Default" style:data-style-name="N0">
      <style:table-cell-properties style:vertical-align="automatic" style:repeat-content="false"/>
      <style:paragraph-properties fo:text-align="center"/>
      <style:text-properties style:font-name="Cambria" style:font-name-asian="Cambria" style:font-name-complex="Cambria" style:font-family-generic="roman"/>
    </style:style>
    <style:style style:name="ce139" style:family="table-cell" style:parent-style-name="Default" style:data-style-name="N0">
      <style:table-cell-properties style:vertical-align="automatic" style:repeat-content="false"/>
      <style:paragraph-properties fo:text-align="center" style:writing-mode="rl"/>
      <style:text-properties style:font-name="Cambria" style:font-name-asian="Cambria" style:font-name-complex="Cambria" style:font-family-generic="roman"/>
    </style:style>
    <style:style style:name="ce140"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41"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42" style:family="table-cell" style:parent-style-name="Default" style:data-style-name="N0">
      <style:table-cell-properties style:vertical-align="middle" fo:wrap-option="wrap" fo:background-color="transparent" style:repeat-content="false"/>
      <style:paragraph-properties fo:text-align="end" fo:margin-right="0cm" style:writing-mode="rl"/>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transparent" style:repeat-content="false"/>
      <style:paragraph-properties fo:text-align="center"/>
      <style:text-properties style:font-name="Cambria" style:font-name-asian="Cambria" style:font-name-complex="Cambria" style:font-family-generic="roman"/>
    </style:style>
    <style:style style:name="ce144" style:family="table-cell" style:parent-style-name="Default" style:data-style-name="N0">
      <style:table-cell-properties style:vertical-align="automatic" fo:background-color="transparent"/>
      <style:text-properties fo:color="#0000FF" style:font-name="Cambria" style:font-name-asian="Cambria" style:font-name-complex="Cambria" style:text-underline-style="solid" style:text-underline-type="single" style:font-family-generic="roman"/>
    </style:style>
    <style:style style:name="ce145" style:family="table-cell" style:parent-style-name="Default" style:data-style-name="N0">
      <style:table-cell-properties style:vertical-align="automatic" fo:background-color="transparent"/>
      <style:text-properties fo:color="#1155CC" style:font-name="&quot;Arial&quot;" style:font-name-asian="&quot;Arial&quot;" style:font-name-complex="&quot;Arial&quot;" style:text-underline-style="solid" style:text-underline-type="single"/>
    </style:style>
    <style:style style:name="ce146" style:family="table-cell" style:parent-style-name="Default" style:data-style-name="N0">
      <style:table-cell-properties style:vertical-align="automatic" fo:background-color="transparent"/>
      <style:text-properties fo:color="#1155CC" style:font-name="Cambria" style:font-name-asian="Cambria" style:font-name-complex="Cambria" style:text-underline-style="solid" style:text-underline-type="single" style:font-family-generic="roman"/>
    </style:style>
    <style:style style:name="ce147" style:family="table-cell" style:parent-style-name="Default" style:data-style-name="N0">
      <style:table-cell-properties fo:background-color="transparent"/>
    </style:style>
    <style:style style:name="ce148" style:family="table-cell" style:parent-style-name="Default" style:data-style-name="N0">
      <style:table-cell-properties style:vertical-align="automatic" style:repeat-content="false"/>
      <style:paragraph-properties fo:text-align="end" fo:margin-right="0cm" style:writing-mode="rl"/>
      <style:text-properties style:font-name="Cambria" style:font-name-asian="Cambria" style:font-name-complex="Cambria" style:font-family-generic="roman"/>
    </style:style>
    <style:style style:name="ce149" style:family="table-cell" style:parent-style-name="Default" style:data-style-name="N0">
      <style:table-cell-properties style:vertical-align="automatic" style:repeat-content="false"/>
      <style:paragraph-properties fo:text-align="end" fo:margin-right="0cm"/>
    </style:style>
    <style:style style:name="ce150" style:family="table-cell" style:parent-style-name="Default" style:data-style-name="N36">
      <style:text-properties style:font-name="Cambria" style:font-name-asian="Cambria" style:font-name-complex="Cambria" style:font-family-generic="roman"/>
    </style:style>
    <style:style style:name="ce151" style:family="table-cell" style:parent-style-name="Default" style:data-style-name="N0">
      <style:table-cell-properties style:vertical-align="automatic"/>
    </style:style>
    <style:style style:name="ce152" style:family="table-cell" style:parent-style-name="Default" style:data-style-name="N0">
      <style:table-cell-properties style:vertical-align="automatic"/>
      <style:text-properties fo:color="#7E3794"/>
    </style:style>
    <style:style style:name="ce153" style:family="table-cell" style:parent-style-name="Default" style:data-style-name="N0">
      <style:table-cell-properties fo:border="thin solid #000000" style:vertical-align="automatic"/>
    </style:style>
    <style:style style:name="ce154" style:family="table-cell" style:parent-style-name="Default" style:data-style-name="N0">
      <style:table-cell-properties fo:border="thin solid #000000" style:vertical-align="automatic" fo:background-color="#FFD966" style:repeat-content="false"/>
      <style:paragraph-properties fo:text-align="end" fo:margin-right="0cm"/>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end" fo:margin-right="0cm"/>
      <style:text-properties fo:font-weight="bold" style:font-weight-asian="bold" style:font-weight-complex="bold"/>
    </style:style>
    <style:style style:name="ce156" style:family="table-cell" style:parent-style-name="Default" style:data-style-name="N0">
      <style:table-cell-properties style:vertical-align="automatic"/>
      <style:text-properties fo:font-weight="bold" style:font-weight-asian="bold" style:font-weight-complex="bold"/>
    </style:style>
    <style:style style:name="ce157" style:family="table-cell" style:parent-style-name="Default" style:data-style-name="N0">
      <style:table-cell-properties style:vertical-align="middle" fo:background-color="#FFFFFF" style:repeat-content="false"/>
      <style:paragraph-properties fo:text-align="center"/>
    </style:style>
    <style:style style:name="ce158" style:family="table-cell" style:parent-style-name="Default" style:data-style-name="N0">
      <style:table-cell-properties style:vertical-align="middle"/>
    </style:style>
    <style:style style:name="ce159"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center"/>
    </style:style>
    <style:style style:name="ce160" style:family="table-cell" style:parent-style-name="Default" style:data-style-name="N0">
      <style:table-cell-properties fo:border="thin solid #000000" fo:background-color="#EFEFEF"/>
    </style:style>
    <style:style style:name="ce161" style:family="table-cell" style:parent-style-name="Default" style:data-style-name="N0">
      <style:table-cell-properties fo:border="thin solid #000000" style:vertical-align="automatic" fo:background-color="#FF9900" style:repeat-content="false"/>
      <style:paragraph-properties fo:text-align="center"/>
      <style:text-properties fo:font-weight="bold" style:font-weight-asian="bold" style:font-weight-complex="bold"/>
    </style:style>
    <style:style style:name="ce162" style:family="table-cell" style:parent-style-name="Default" style:data-style-name="N0">
      <style:table-cell-properties fo:background-color="#EFEFEF"/>
    </style:style>
    <style:style style:name="ce163" style:family="table-cell" style:parent-style-name="Default" style:data-style-name="N0">
      <style:table-cell-properties style:vertical-align="automatic" fo:background-color="#EFEFEF"/>
    </style:style>
    <style:style style:name="ce164" style:family="table-cell" style:parent-style-name="Default" style:data-style-name="N0">
      <style:table-cell-properties fo:border="thin solid #000000" style:vertical-align="automatic" fo:background-color="#EFEFEF"/>
    </style:style>
    <style:style style:name="ce165" style:family="table-cell" style:parent-style-name="Default" style:data-style-name="N0">
      <style:table-cell-properties fo:border="thin solid #000000" style:vertical-align="automatic" fo:background-color="#FF9900" style:repeat-content="false"/>
      <style:paragraph-properties fo:text-align="start" fo:margin-left="0cm" style:writing-mode="lr"/>
      <style:text-properties fo:font-weight="bold" style:font-weight-asian="bold" style:font-weight-complex="bold"/>
    </style:style>
    <style:style style:name="ce166" style:family="table-cell" style:parent-style-name="Default" style:data-style-name="N0">
      <style:table-cell-properties style:vertical-align="automatic" style:repeat-content="false"/>
      <style:paragraph-properties fo:text-align="start" fo:margin-left="0cm" style:writing-mode="lr"/>
    </style:style>
    <style:style style:name="ce167" style:family="table-cell" style:parent-style-name="Default" style:data-style-name="N0">
      <style:table-cell-properties style:vertical-align="automatic"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168" style:family="table-cell" style:parent-style-name="Default" style:data-style-name="N0">
      <style:table-cell-properties style:vertical-align="automatic" fo:background-color="transparent" style:repeat-content="false"/>
      <style:paragraph-properties fo:text-align="center"/>
    </style:style>
    <style:style style:name="ce169" style:family="table-cell" style:parent-style-name="Default" style:data-style-name="N0">
      <style:table-cell-properties fo:border="thin solid #000000" style:vertical-align="middle" fo:background-color="#FFFFFF" style:repeat-content="false"/>
      <style:paragraph-properties fo:text-align="center"/>
    </style:style>
    <style:style style:name="ce170" style:family="table-cell" style:parent-style-name="Default" style:data-style-name="N0">
      <style:table-cell-properties fo:border="thin solid #000000" style:vertical-align="automatic" fo:background-color="transparent"/>
      <style:text-properties fo:font-weight="bold" style:font-weight-asian="bold" style:font-weight-complex="bold"/>
    </style:style>
    <style:style style:name="ce171" style:family="table-cell" style:parent-style-name="Default" style:data-style-name="N0">
      <style:table-cell-properties style:vertical-align="middle" fo:background-color="#D9EAD3"/>
      <style:text-properties fo:font-weight="bold" style:font-weight-asian="bold" style:font-weight-complex="bold"/>
    </style:style>
    <style:style style:name="ce172" style:family="table-cell" style:parent-style-name="Default" style:data-style-name="N0">
      <style:table-cell-properties style:vertical-align="middle" fo:background-color="#D9EAD3"/>
    </style:style>
    <style:style style:name="ce173" style:family="table-cell" style:parent-style-name="Default" style:data-style-name="N37">
      <style:table-cell-properties style:vertical-align="middle" style:repeat-content="false"/>
      <style:paragraph-properties fo:text-align="end" fo:margin-right="0cm"/>
    </style:style>
    <style:style style:name="ce174" style:family="table-cell" style:parent-style-name="Default" style:data-style-name="N0">
      <style:table-cell-properties style:vertical-align="middle" style:repeat-content="false"/>
      <style:paragraph-properties fo:text-align="end" fo:margin-right="0cm"/>
    </style:style>
    <style:style style:name="ce175" style:family="table-cell" style:parent-style-name="Default" style:data-style-name="N0">
      <style:table-cell-properties style:vertical-align="middle"/>
      <style:text-properties fo:color="#1155CC" style:text-underline-style="solid" style:text-underline-type="single"/>
    </style:style>
    <style:style style:name="ce176" style:family="table-cell" style:parent-style-name="Default" style:data-style-name="N0">
      <style:table-cell-properties style:vertical-align="middle" fo:background-color="#FFFFFF"/>
    </style:style>
    <style:style style:name="ce177" style:family="table-cell" style:parent-style-name="Default" style:data-style-name="N0">
      <style:table-cell-properties fo:border="thin solid #000000" style:vertical-align="middle"/>
      <style:text-properties fo:color="#1155CC" style:text-underline-style="solid" style:text-underline-type="single"/>
    </style:style>
    <style:style style:name="ce178" style:family="table-cell" style:parent-style-name="Default" style:data-style-name="N0">
      <style:table-cell-properties fo:border="thin solid #000000" style:vertical-align="middle"/>
    </style:style>
    <style:style style:name="ce179" style:family="table-cell" style:parent-style-name="Default" style:data-style-name="N0">
      <style:table-cell-properties fo:border="thin solid #000000" style:vertical-align="automatic" fo:background-color="#B6D7A8" style:repeat-content="false"/>
      <style:paragraph-properties fo:text-align="center"/>
      <style:text-properties fo:font-weight="bold" style:font-weight-asian="bold" style:font-weight-complex="bold"/>
    </style:style>
    <style:style style:name="ce180" style:family="table-cell" style:parent-style-name="Default" style:data-style-name="N0">
      <style:table-cell-properties fo:border="thin solid #000000" style:vertical-align="automatic" fo:background-color="#B6D7A8"/>
      <style:text-properties fo:font-weight="bold" style:font-weight-asian="bold" style:font-weight-complex="bold"/>
    </style:style>
    <style:style style:name="ce181" style:family="table-cell" style:parent-style-name="Default" style:data-style-name="N0">
      <style:table-cell-properties fo:border="thin solid #000000" style:vertical-align="automatic" fo:background-color="#B6D7A8" style:repeat-content="false"/>
      <style:paragraph-properties fo:text-align="end" fo:margin-right="0cm" style:writing-mode="rl"/>
      <style:text-properties fo:font-weight="bold" style:font-weight-asian="bold" style:font-weight-complex="bold"/>
    </style:style>
    <style:style style:name="ce182" style:family="table-cell" style:parent-style-name="Default" style:data-style-name="N0">
      <style:table-cell-properties fo:border="thin solid #000000" style:vertical-align="automatic" fo:background-color="#0000FF" style:repeat-content="false"/>
      <style:paragraph-properties fo:text-align="center"/>
      <style:text-properties fo:color="#FFFFFF"/>
    </style:style>
    <style:style style:name="ce183" style:family="table-cell" style:parent-style-name="Default" style:data-style-name="N0">
      <style:table-cell-properties fo:border="thin solid #000000" style:vertical-align="automatic" fo:background-color="#D9D2E9" style:repeat-content="false"/>
      <style:paragraph-properties fo:text-align="end" fo:margin-right="0cm"/>
    </style:style>
    <style:style style:name="ce184" style:family="table-cell" style:parent-style-name="Default" style:data-style-name="N0">
      <style:table-cell-properties fo:border="thin solid #000000" style:vertical-align="automatic" fo:background-color="#D9D2E9" style:repeat-content="false"/>
      <style:paragraph-properties fo:text-align="center"/>
    </style:style>
    <style:style style:name="ce185" style:family="table-cell" style:parent-style-name="Default" style:data-style-name="N0">
      <style:table-cell-properties fo:border="thin solid #000000" style:vertical-align="automatic" fo:background-color="#D9D2E9"/>
    </style:style>
    <style:style style:name="ce186" style:family="table-cell" style:parent-style-name="Default" style:data-style-name="N0">
      <style:table-cell-properties fo:border="thin solid #000000" style:vertical-align="automatic" fo:background-color="#0000FF" style:repeat-content="false"/>
      <style:paragraph-properties fo:text-align="end" fo:margin-right="0cm" style:writing-mode="rl"/>
      <style:text-properties fo:color="#FFFFFF"/>
    </style:style>
    <style:style style:name="ce187" style:family="table-cell" style:parent-style-name="Default" style:data-style-name="N0">
      <style:table-cell-properties fo:border="thin solid #000000" style:vertical-align="automatic" fo:background-color="#CFE2F3" style:repeat-content="false"/>
      <style:paragraph-properties fo:text-align="end" fo:margin-right="0cm"/>
    </style:style>
    <style:style style:name="ce188" style:family="table-cell" style:parent-style-name="Default" style:data-style-name="N0">
      <style:table-cell-properties fo:border="thin solid #000000" style:vertical-align="automatic" fo:background-color="#CFE2F3" style:repeat-content="false"/>
      <style:paragraph-properties fo:text-align="center"/>
    </style:style>
    <style:style style:name="ce189" style:family="table-cell" style:parent-style-name="Default" style:data-style-name="N0">
      <style:table-cell-properties fo:border="thin solid #000000" style:vertical-align="automatic" fo:background-color="#CFE2F3"/>
    </style:style>
    <style:style style:name="ce190" style:family="table-cell" style:parent-style-name="Default" style:data-style-name="N0">
      <style:table-cell-properties fo:border="thin solid #000000" style:vertical-align="automatic" fo:background-color="#A4C2F4" style:repeat-content="false"/>
      <style:paragraph-properties fo:text-align="end" fo:margin-right="0cm"/>
    </style:style>
    <style:style style:name="ce191" style:family="table-cell" style:parent-style-name="Default" style:data-style-name="N0">
      <style:table-cell-properties fo:border="thin solid #000000" style:vertical-align="automatic" fo:background-color="#A4C2F4" style:repeat-content="false"/>
      <style:paragraph-properties fo:text-align="center"/>
    </style:style>
    <style:style style:name="ce192" style:family="table-cell" style:parent-style-name="Default" style:data-style-name="N0">
      <style:table-cell-properties fo:border="thin solid #000000" style:vertical-align="automatic" fo:background-color="#A4C2F4"/>
    </style:style>
    <style:style style:name="ce193" style:family="table-cell" style:parent-style-name="Default" style:data-style-name="N0">
      <style:table-cell-properties fo:border="thin solid #000000" style:vertical-align="automatic" fo:background-color="#FFD966" style:repeat-content="false"/>
      <style:paragraph-properties fo:text-align="center"/>
    </style:style>
    <style:style style:name="ce194" style:family="table-cell" style:parent-style-name="Default" style:data-style-name="N0">
      <style:table-cell-properties fo:border="thin solid #000000" style:vertical-align="automatic" fo:background-color="#F9CB9C" style:repeat-content="false"/>
      <style:paragraph-properties fo:text-align="end" fo:margin-right="0cm"/>
    </style:style>
    <style:style style:name="ce195" style:family="table-cell" style:parent-style-name="Default" style:data-style-name="N0">
      <style:table-cell-properties fo:border="thin solid #000000" style:vertical-align="automatic" fo:background-color="#F9CB9C" style:repeat-content="false"/>
      <style:paragraph-properties fo:text-align="center"/>
    </style:style>
    <style:style style:name="ce196" style:family="table-cell" style:parent-style-name="Default" style:data-style-name="N0">
      <style:table-cell-properties fo:border="thin solid #000000" style:vertical-align="automatic" fo:background-color="#F9CB9C"/>
    </style:style>
    <style:style style:name="ce197" style:family="table-cell" style:parent-style-name="Default" style:data-style-name="N0">
      <style:table-cell-properties fo:border="thin solid #000000" style:vertical-align="automatic" fo:background-color="#FFD966" style:repeat-content="false"/>
      <style:paragraph-properties fo:text-align="end" fo:margin-right="0cm" style:writing-mode="rl"/>
    </style:style>
    <style:style style:name="ce198" style:family="table-cell" style:parent-style-name="Default" style:data-style-name="N0">
      <style:table-cell-properties fo:border="thin solid #000000" style:vertical-align="automatic" fo:background-color="#FFF2CC" style:repeat-content="false"/>
      <style:paragraph-properties fo:text-align="end" fo:margin-right="0cm"/>
    </style:style>
    <style:style style:name="ce199" style:family="table-cell" style:parent-style-name="Default" style:data-style-name="N0">
      <style:table-cell-properties fo:border="thin solid #000000" style:vertical-align="automatic" fo:background-color="#FFF2CC" style:repeat-content="false"/>
      <style:paragraph-properties fo:text-align="center"/>
    </style:style>
    <style:style style:name="ce200" style:family="table-cell" style:parent-style-name="Default" style:data-style-name="N0">
      <style:table-cell-properties fo:border="thin solid #000000" style:vertical-align="automatic" fo:background-color="#FFF2CC"/>
    </style:style>
    <style:style style:name="ce201" style:family="table-cell" style:parent-style-name="Default" style:data-style-name="N0">
      <style:table-cell-properties fo:border="thin solid #000000" style:vertical-align="automatic" fo:background-color="#FCE5CD" style:repeat-content="false"/>
      <style:paragraph-properties fo:text-align="end" fo:margin-right="0cm"/>
    </style:style>
    <style:style style:name="ce202" style:family="table-cell" style:parent-style-name="Default" style:data-style-name="N0">
      <style:table-cell-properties fo:border="thin solid #000000" style:vertical-align="automatic" fo:background-color="#FCE5CD" style:repeat-content="false"/>
      <style:paragraph-properties fo:text-align="center"/>
    </style:style>
    <style:style style:name="ce203" style:family="table-cell" style:parent-style-name="Default" style:data-style-name="N0">
      <style:table-cell-properties fo:border="thin solid #000000" style:vertical-align="automatic" fo:background-color="#FCE5CD"/>
    </style:style>
    <style:style style:name="ce204" style:family="table-cell" style:parent-style-name="Default" style:data-style-name="N0">
      <style:table-cell-properties fo:border="thin solid #000000" style:vertical-align="automatic" fo:background-color="#F4CCCC" style:repeat-content="false"/>
      <style:paragraph-properties fo:text-align="end" fo:margin-right="0cm"/>
    </style:style>
    <style:style style:name="ce205" style:family="table-cell" style:parent-style-name="Default" style:data-style-name="N0">
      <style:table-cell-properties fo:border="thin solid #000000" style:vertical-align="automatic" fo:background-color="#F4CCCC" style:repeat-content="false"/>
      <style:paragraph-properties fo:text-align="center"/>
    </style:style>
    <style:style style:name="ce206" style:family="table-cell" style:parent-style-name="Default" style:data-style-name="N0">
      <style:table-cell-properties fo:border="thin solid #000000" style:vertical-align="automatic" fo:background-color="#F4CCCC"/>
    </style:style>
    <style:style style:name="ce207" style:family="table-cell" style:parent-style-name="Default" style:data-style-name="N0">
      <style:table-cell-properties style:vertical-align="middle" style:repeat-content="false"/>
      <style:paragraph-properties fo:text-align="center"/>
    </style:style>
    <style:style style:name="ce208" style:family="table-cell" style:parent-style-name="Default" style:data-style-name="N0">
      <style:table-cell-properties style:vertical-align="middle" style:repeat-content="false"/>
      <style:paragraph-properties fo:text-align="end" fo:margin-right="0cm" style:writing-mode="rl"/>
    </style:style>
    <style:style style:name="ce209" style:family="table-cell" style:parent-style-name="Default" style:data-style-name="N0">
      <style:table-cell-properties style:vertical-align="automatic"/>
      <style:text-properties style:font-name="Cambria" style:font-name-asian="Cambria" style:font-name-complex="Cambria" fo:font-weight="bold" style:font-weight-asian="bold" style:font-weight-complex="bold" style:font-family-generic="roman"/>
    </style:style>
    <style:style style:name="ce210" style:family="table-cell" style:parent-style-name="Default" style:data-style-name="N0">
      <style:table-cell-properties style:vertical-align="middle" style:repeat-content="false"/>
      <style:paragraph-properties fo:text-align="end" fo:margin-right="0cm" style:writing-mode="rl"/>
      <style:text-properties style:font-name="Cambria" style:font-name-asian="Cambria" style:font-name-complex="Cambria" style:font-family-generic="roman"/>
    </style:style>
    <style:style style:name="ce211" style:family="table-cell" style:parent-style-name="Default" style:data-style-name="N0">
      <style:table-cell-properties fo:border-top="none" fo:border-bottom="none" fo:border-left="none" fo:border-right="thin solid #000000" style:vertical-align="middle" fo:background-color="#FFF2CC" style:repeat-content="false"/>
      <style:paragraph-properties fo:text-align="start" fo:margin-left="0cm"/>
      <style:text-properties style:font-name="Cambria" style:font-name-asian="Cambria" style:font-name-complex="Cambria" style:font-family-generic="roman"/>
    </style:style>
    <style:style style:name="ce212" style:family="table-cell" style:parent-style-name="Default" style:data-style-name="N0">
      <style:table-cell-properties fo:border-top="2pt solid #000000" fo:border-bottom="none" fo:border-left="none" fo:border-right="none" style:vertical-align="automatic" fo:wrap-option="wrap" fo:background-color="#FFD966" style:repeat-content="false"/>
      <style:paragraph-properties fo:text-align="center"/>
      <style:text-properties fo:color="#1155CC" style:font-name="Cambria" style:font-name-asian="Cambria" style:font-name-complex="Cambria" style:text-underline-style="solid" style:text-underline-type="single" fo:font-weight="bold" style:font-weight-asian="bold" style:font-weight-complex="bold" style:font-family-generic="roman"/>
    </style:style>
    <style:style style:name="ce213" style:family="table-cell" style:parent-style-name="Default" style:data-style-name="N0">
      <style:table-cell-properties fo:border-top="none" fo:border-bottom="none" fo:border-left="thin solid #000000" fo:border-right="none" style:vertical-align="middle" fo:background-color="#B6D7A8"/>
      <style:text-properties fo:color="#0000FF" style:font-name="Cambria" style:font-name-asian="Cambria" style:font-name-complex="Cambria" style:text-underline-style="solid" style:text-underline-type="single" style:font-family-generic="roman"/>
    </style:style>
    <style:style style:name="ce214" style:family="table-cell" style:parent-style-name="Default" style:data-style-name="N0">
      <style:table-cell-properties fo:border-top="2pt solid #000000" fo:border-bottom="2pt solid #000000" fo:border-left="2pt solid #000000" fo:border-right="none" style:vertical-align="middle" fo:wrap-option="wrap" fo:background-color="#FFFF00" style:repeat-content="false"/>
      <style:paragraph-properties fo:text-align="center"/>
      <style:text-properties style:font-name="Cambria" style:font-name-asian="Cambria" style:font-name-complex="Cambria" style:font-family-generic="roman"/>
    </style:style>
    <style:style style:name="ce215" style:family="table-cell" style:parent-style-name="Default" style:data-style-name="N0">
      <style:table-cell-properties fo:border-top="2pt solid #000000" fo:border-bottom="thin solid #000000" fo:border-left="2pt solid #000000" fo:border-right="2pt solid #000000" style:vertical-align="middle" fo:background-color="#FFFFFF" style:repeat-content="false"/>
      <style:paragraph-properties fo:text-align="center"/>
      <style:text-properties fo:font-size="10pt" style:font-size-asian="10pt" style:font-size-complex="10pt"/>
    </style:style>
    <style:style style:name="ce216" style:family="table-cell" style:parent-style-name="Default" style:data-style-name="N0">
      <style:table-cell-properties fo:border-top="none" fo:border-bottom="none" fo:border-left="thin solid #000000" fo:border-right="none" style:vertical-align="middle" fo:background-color="#B6D7A8"/>
      <style:text-properties fo:color="#1155CC" style:font-name="Cambria" style:font-name-asian="Cambria" style:font-name-complex="Cambria" style:text-underline-style="solid" style:text-underline-type="single" style:font-family-generic="roman"/>
    </style:style>
    <style:style style:name="ce217" style:family="table-cell" style:parent-style-name="Default" style:data-style-name="N0">
      <style:table-cell-properties fo:border-top="none" fo:border-bottom="none" fo:border-left="thin solid #000000" fo:border-right="none" style:vertical-align="automatic" fo:background-color="#B6D7A8"/>
      <style:text-properties fo:color="#0000FF" style:font-name="Cambria" style:font-name-asian="Cambria" style:font-name-complex="Cambria" style:text-underline-style="solid" style:text-underline-type="single" style:font-family-generic="roman"/>
    </style:style>
    <style:style style:name="T1"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co1" style:family="table-column">
      <style:table-column-properties fo:break-before="auto" style:column-width="0.635cm"/>
    </style:style>
    <style:style style:name="co2" style:family="table-column">
      <style:table-column-properties fo:break-before="auto" style:column-width="3.38666666666667cm"/>
    </style:style>
    <style:style style:name="co3" style:family="table-column">
      <style:table-column-properties fo:break-before="auto" style:column-width="2.83104166666667cm"/>
    </style:style>
    <style:style style:name="co4" style:family="table-column">
      <style:table-column-properties fo:break-before="auto" style:column-width="0.608541666666667cm"/>
    </style:style>
    <style:style style:name="co5" style:family="table-column">
      <style:table-column-properties fo:break-before="auto" style:column-width="8.41375cm"/>
    </style:style>
    <style:style style:name="co6" style:family="table-column">
      <style:table-column-properties fo:break-before="auto" style:column-width="0.873125cm"/>
    </style:style>
    <style:style style:name="co7" style:family="table-column">
      <style:table-column-properties fo:break-before="auto" style:column-width="0.9525cm"/>
    </style:style>
    <style:style style:name="co8" style:family="table-column">
      <style:table-column-properties fo:break-before="auto" style:column-width="1.64041666666667cm"/>
    </style:style>
    <style:style style:name="co9" style:family="table-column">
      <style:table-column-properties fo:break-before="auto" style:column-width="2.43416666666667cm"/>
    </style:style>
    <style:style style:name="co10" style:family="table-column">
      <style:table-column-properties fo:break-before="auto" style:column-width="2.32833333333333cm"/>
    </style:style>
    <style:style style:name="co11" style:family="table-column">
      <style:table-column-properties fo:break-before="auto" style:column-width="2.06375cm"/>
    </style:style>
    <style:style style:name="co12" style:family="table-column">
      <style:table-column-properties fo:break-before="auto" style:column-width="9.23395833333333cm"/>
    </style:style>
    <style:style style:name="co13" style:family="table-column">
      <style:table-column-properties fo:break-before="auto" style:column-width="1.905cm"/>
    </style:style>
    <style:style style:name="co14" style:family="table-column">
      <style:table-column-properties fo:break-before="auto" style:column-width="5.26520833333333cm"/>
    </style:style>
    <style:style style:name="co15" style:family="table-column">
      <style:table-column-properties fo:break-before="auto" style:column-width="2.01083333333333cm"/>
    </style:style>
    <style:style style:name="co16" style:family="table-column">
      <style:table-column-properties fo:break-before="auto" style:column-width="2.35479166666667cm"/>
    </style:style>
    <style:style style:name="co17" style:family="table-column">
      <style:table-column-properties fo:break-before="auto" style:column-width="2.301875cm"/>
    </style:style>
    <style:style style:name="co18" style:family="table-column">
      <style:table-column-properties fo:break-before="auto" style:column-width="1.79916666666667cm"/>
    </style:style>
    <style:style style:name="co19" style:family="table-column">
      <style:table-column-properties fo:break-before="auto" style:column-width="8.14916666666667cm"/>
    </style:style>
    <style:style style:name="co20" style:family="table-column">
      <style:table-column-properties fo:break-before="auto" style:column-width="0.767291666666667cm"/>
    </style:style>
    <style:style style:name="co21" style:family="table-column">
      <style:table-column-properties fo:break-before="auto" style:column-width="5.794375cm"/>
    </style:style>
    <style:style style:name="co22" style:family="table-column">
      <style:table-column-properties fo:break-before="auto" style:column-width="5.76791666666667cm"/>
    </style:style>
    <style:style style:name="co23" style:family="table-column">
      <style:table-column-properties fo:break-before="auto" style:column-width="4.57729166666667cm"/>
    </style:style>
    <style:style style:name="co24" style:family="table-column">
      <style:table-column-properties fo:break-before="auto" style:column-width="4.65666666666667cm"/>
    </style:style>
    <style:style style:name="co25" style:family="table-column">
      <style:table-column-properties fo:break-before="auto" style:column-width="5.18583333333333cm"/>
    </style:style>
    <style:style style:name="co26" style:family="table-column">
      <style:table-column-properties fo:break-before="auto" style:column-width="5.000625cm"/>
    </style:style>
    <style:style style:name="co27" style:family="table-column">
      <style:table-column-properties fo:break-before="auto" style:column-width="3.67770833333333cm"/>
    </style:style>
    <style:style style:name="co28" style:family="table-column">
      <style:table-column-properties fo:break-before="auto" style:column-width="3.413125cm"/>
    </style:style>
    <style:style style:name="co29" style:family="table-column">
      <style:table-column-properties fo:break-before="auto" style:column-width="5.476875cm"/>
    </style:style>
    <style:style style:name="co30" style:family="table-column">
      <style:table-column-properties fo:break-before="auto" style:column-width="5.87375cm"/>
    </style:style>
    <style:style style:name="co31" style:family="table-column">
      <style:table-column-properties fo:break-before="auto" style:column-width="5.715cm"/>
    </style:style>
    <style:style style:name="co32" style:family="table-column">
      <style:table-column-properties fo:break-before="auto" style:column-width="4.47145833333333cm"/>
    </style:style>
    <style:style style:name="co33" style:family="table-column">
      <style:table-column-properties fo:break-before="auto" style:column-width="4.18041666666667cm"/>
    </style:style>
    <style:style style:name="co34" style:family="table-column">
      <style:table-column-properties fo:break-before="auto" style:column-width="34.0254166666667cm"/>
    </style:style>
    <style:style style:name="co35" style:family="table-column">
      <style:table-column-properties fo:break-before="auto" style:column-width="1.08479166666667cm"/>
    </style:style>
    <style:style style:name="co36" style:family="table-column">
      <style:table-column-properties fo:break-before="auto" style:column-width="11.6152083333333cm"/>
    </style:style>
    <style:style style:name="co37" style:family="table-column">
      <style:table-column-properties fo:break-before="auto" style:column-width="1.984375cm"/>
    </style:style>
    <style:style style:name="co38" style:family="table-column">
      <style:table-column-properties fo:break-before="auto" style:column-width="1.95791666666667cm"/>
    </style:style>
    <style:style style:name="co39" style:family="table-column">
      <style:table-column-properties fo:break-before="auto" style:column-width="5.84729166666667cm"/>
    </style:style>
    <style:style style:name="co40" style:family="table-column">
      <style:table-column-properties fo:break-before="auto" style:column-width="4.70958333333333cm"/>
    </style:style>
    <style:style style:name="co41" style:family="table-column">
      <style:table-column-properties fo:break-before="auto" style:column-width="4.10104166666667cm"/>
    </style:style>
    <style:style style:name="co42" style:family="table-column">
      <style:table-column-properties fo:break-before="auto" style:column-width="4.524375cm"/>
    </style:style>
    <style:style style:name="co43" style:family="table-column">
      <style:table-column-properties fo:break-before="auto" style:column-width="6.85270833333333cm"/>
    </style:style>
    <style:style style:name="co44" style:family="table-column">
      <style:table-column-properties fo:break-before="auto" style:column-width="3.22791666666667cm"/>
    </style:style>
    <style:style style:name="co45" style:family="table-column">
      <style:table-column-properties fo:break-before="auto" style:column-width="16.0337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5.75pt" style:use-optimal-row-height="false" fo:break-before="auto"/>
    </style:style>
    <style:style style:name="ro4" style:family="table-row">
      <style:table-row-properties style:row-height="15.75pt" style:use-optimal-row-height="true" fo:break-before="auto"/>
    </style:style>
    <style:style style:name="ro5" style:family="table-row">
      <style:table-row-properties style:row-height="16.5pt" style:use-optimal-row-height="true" fo:break-before="auto"/>
    </style:style>
    <style:style style:name="ro6" style:family="table-row">
      <style:table-row-properties style:row-height="17.25pt" style:use-optimal-row-height="false" fo:break-before="auto"/>
    </style:style>
    <style:style style:name="ro7" style:family="table-row">
      <style:table-row-properties style:row-height="26.25pt" style:use-optimal-row-height="false" fo:break-before="auto"/>
    </style:style>
    <style:style style:name="ro8" style:family="table-row">
      <style:table-row-properties style:row-height="28.5pt" style:use-optimal-row-height="true" fo:break-before="auto"/>
    </style:style>
    <style:style style:name="ro9" style:family="table-row">
      <style:table-row-properties style:row-height="29.25pt" style:use-optimal-row-height="true" fo:break-before="auto"/>
    </style:style>
    <style:style style:name="ro10" style:family="table-row">
      <style:table-row-properties style:row-height="42.75pt" style:use-optimal-row-height="true" fo:break-before="auto"/>
    </style:style>
    <style:style style:name="ro11" style:family="table-row">
      <style:table-row-properties style:row-height="18pt" style:use-optimal-row-height="true" fo:break-before="auto"/>
    </style:style>
    <style:style style:name="ro12" style:family="table-row">
      <style:table-row-properties style:row-height="15pt" style:use-optimal-row-height="false" fo:break-before="auto"/>
    </style:style>
    <style:style style:name="ro13" style:family="table-row">
      <style:table-row-properties style:row-height="14.25pt" style:use-optimal-row-height="false" fo:break-before="auto"/>
    </style:style>
    <style:style style:name="ro14" style:family="table-row">
      <style:table-row-properties style:row-height="18.75pt" style:use-optimal-row-height="false" fo:break-before="auto"/>
    </style:style>
    <style:style style:name="ro15" style:family="table-row">
      <style:table-row-properties style:row-height="71.25pt" style:use-optimal-row-height="true" fo:break-before="auto"/>
    </style:style>
    <style:style style:name="ta1" style:family="table" style:master-page-name="mp1">
      <style:table-properties table:display="true" style:writing-mode="rl-tb"/>
    </style:style>
    <style:style style:name="ta2" style:family="table" style:master-page-name="mp2">
      <style:table-properties table:display="true" style:writing-mode="rl-tb"/>
    </style:style>
    <style:style style:name="ta3" style:family="table" style:master-page-name="mp1">
      <style:table-properties table:display="false" style:writing-mode="lr-tb"/>
    </style:style>
    <style:style style:name="ta4" style:family="table" style:master-page-name="mp1">
      <style:table-properties table:display="false" style:writing-mode="rl-tb"/>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parent-style-name="Graphics">
      <style:graphic-properties draw:fill="none" fo:clip="rect(0in, 0in, 0in, 0in)" draw:stroke="none" draw:luminance="0%" draw:contrast="0%" draw:image-opacity="100%"/>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לוח_פגישות_תשפא_סמסטר_ב"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3" table:number-columns-repeated="3" table:default-cell-style-name="ce1"/>
        <table:table-column table:style-name="co5" table:default-cell-style-name="ce1"/>
        <table:table-column table:style-name="co6" table:default-cell-style-name="ce1"/>
        <table:table-column table:style-name="co7" table:default-cell-style-name="ce1"/>
        <table:table-column table:style-name="co3"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3" table:number-columns-repeated="1007" table:default-cell-style-name="ce1"/>
        <table:table-column table:style-name="co13" table:number-columns-repeated="15360" table:default-cell-style-name="ce1"/>
        <table:table-row table:style-name="ro1">
          <table:table-cell table:style-name="ce2"/>
          <table:table-cell table:style-name="ce3"/>
          <table:table-cell table:style-name="ce4"/>
          <table:table-cell table:number-columns-repeated="2" table:style-name="ce2"/>
          <table:table-cell table:style-name="ce5"/>
          <table:table-cell table:style-name="ce4"/>
          <table:table-cell table:number-columns-repeated="2" table:style-name="ce6"/>
          <table:table-cell table:number-columns-repeated="17" table:style-name="ce5"/>
          <table:table-cell table:number-columns-repeated="16358"/>
        </table:table-row>
        <table:table-row table:style-name="ro1">
          <table:table-cell table:style-name="ce7"/>
          <table:table-cell office:value-type="string" table:number-columns-spanned="15" table:number-rows-spanned="1" table:style-name="ce58">
            <text:p>כל זוג סטודנטים (כל פרוייקט) חייב להגיע לכל סבב המפגשים - מפגש אחד' עם כל פרוייקט' בכל סבב. נא לבחור מועד מתאים מתוך חלונות הזמן המוצעים פגישה אחת בכל סבב). בכל מקרה של שינוי באחריות הסטודנטים לבצע את השינוי. השתתפות בכל סבב.</text:p>
          </table:table-cell>
          <table:covered-table-cell table:number-columns-repeated="14"/>
          <table:table-cell table:number-columns-repeated="10" table:style-name="ce5"/>
          <table:table-cell table:number-columns-repeated="16358"/>
        </table:table-row>
        <table:table-row table:style-name="ro2">
          <table:table-cell table:style-name="ce2"/>
          <table:table-cell office:value-type="string" table:number-columns-spanned="8" table:number-rows-spanned="1" table:style-name="ce212">
            <text:p><text:a xlink:href="https://bit.ly/BGU_ZOOM_Meeting">קישור למפגש בזום במועד הנבחר (במקרה של בעיה בזום נא להתקשר ליורם לנייד 052-3206542)</text:a></text:p>
          </table:table-cell>
          <table:covered-table-cell table:number-columns-repeated="7"/>
          <table:table-cell table:number-columns-repeated="2" table:style-name="ce5"/>
          <table:table-cell table:number-columns-repeated="5" table:style-name="ce2"/>
          <table:table-cell table:number-columns-repeated="10" table:style-name="ce5"/>
          <table:table-cell table:number-columns-repeated="16358"/>
        </table:table-row>
        <table:table-row table:style-name="ro1">
          <table:table-cell table:style-name="ce2"/>
          <table:table-cell table:style-name="ce3"/>
          <table:table-cell table:style-name="ce4"/>
          <table:table-cell table:number-columns-repeated="2" table:style-name="ce2"/>
          <table:table-cell table:style-name="ce5"/>
          <table:table-cell table:style-name="ce4"/>
          <table:table-cell table:number-columns-repeated="2" table:style-name="ce6"/>
          <table:table-cell table:number-columns-repeated="17" table:style-name="ce5"/>
          <table:table-cell table:number-columns-repeated="16358"/>
        </table:table-row>
        <table:table-row table:style-name="ro1">
          <table:table-cell table:style-name="ce2"/>
          <table:table-cell office:value-type="string" table:style-name="ce8">
            <text:p>סבב מפגשים</text:p>
          </table:table-cell>
          <table:table-cell office:value-type="string" table:style-name="ce9">
            <text:p>שבוע סמסטר</text:p>
          </table:table-cell>
          <table:table-cell office:value-type="string" table:style-name="ce10">
            <text:p>תאריך</text:p>
          </table:table-cell>
          <table:table-cell office:value-type="string" table:style-name="ce10">
            <text:p>יום</text:p>
          </table:table-cell>
          <table:table-cell office:value-type="string" table:style-name="ce10">
            <text:p>שעה</text:p>
          </table:table-cell>
          <table:table-cell office:value-type="string" table:style-name="ce9">
            <office:annotation draw:style-name="a0" svg:x="-0.0104166666666667in" svg:y="1.19791666666667in" svg:width="5.13541666666667in" svg:height="0.364583333333333in">
              <dc:creator/>
              <text:p><text:span text:style-name="T2">ראה עמודה ראשונה בטבלה משמאל (עמודה M)</text:span></text:p>
            </office:annotation>
            <text:p>מספר קבוצה</text:p>
          </table:table-cell>
          <table:table-cell office:value-type="string" table:style-name="ce11">
            <text:p>טלפון להודעות</text:p>
          </table:table-cell>
          <table:table-cell office:value-type="string" table:style-name="ce12">
            <text:p>שמות</text:p>
          </table:table-cell>
          <table:table-cell table:number-columns-repeated="17" table:style-name="ce5"/>
          <table:table-cell table:number-columns-repeated="16358"/>
        </table:table-row>
        <table:table-row table:style-name="ro1">
          <table:table-cell table:style-name="ce13"/>
          <table:table-cell office:value-type="float" office:value="1" table:number-columns-spanned="1" table:number-rows-spanned="8" table:style-name="ce76">
            <text:p>1</text:p>
          </table:table-cell>
          <table:table-cell office:value-type="float" office:value="1" table:style-name="ce14">
            <text:p>1</text:p>
          </table:table-cell>
          <table:table-cell office:value-type="date" office:date-value="2021-03-02T00:00:00" table:style-name="ce15">
            <text:p>2/3/2021</text:p>
          </table:table-cell>
          <table:table-cell office:value-type="string" table:style-name="ce16">
            <text:p>ג</text:p>
          </table:table-cell>
          <table:table-cell office:value-type="string" table:style-name="ce17">
            <text:p>19:00-19:30</text:p>
          </table:table-cell>
          <table:table-cell office:value-type="float" office:value="7" table:style-name="ce18">
            <text:p>7</text:p>
          </table:table-cell>
          <table:table-cell office:value-type="string" table:style-name="ce19">
            <text:p>0528663266</text:p>
          </table:table-cell>
          <table:table-cell office:value-type="string" table:style-name="ce20">
            <text:p>טל גוזלן</text:p>
          </table:table-cell>
          <table:table-cell office:value-type="string" table:style-name="ce21">
            <text:p>v</text:p>
          </table:table-cell>
          <table:table-cell table:number-columns-repeated="2" table:style-name="ce22"/>
          <table:table-cell office:value-type="string" table:style-name="ce21">
            <text:p>מספר קבוצה</text:p>
          </table:table-cell>
          <table:table-cell office:value-type="string" table:style-name="ce21">
            <text:p>שם</text:p>
          </table:table-cell>
          <table:table-cell office:value-type="string" table:style-name="ce21">
            <text:p>מס פרויקט</text:p>
          </table:table-cell>
          <table:table-cell office:value-type="string" table:style-name="ce21">
            <text:p>מספר פרויקט</text:p>
          </table:table-cell>
          <table:table-cell office:value-type="string" table:style-name="ce21">
            <text:p>שם פרויקט</text:p>
          </table:table-cell>
          <table:table-cell table:number-columns-repeated="9" table:style-name="ce22"/>
          <table:table-cell table:number-columns-repeated="16358"/>
        </table:table-row>
        <table:table-row table:style-name="ro1">
          <table:table-cell table:style-name="ce13"/>
          <table:covered-table-cell/>
          <table:table-cell office:value-type="float" office:value="1" table:formula="of:=[.C6]" table:style-name="ce23">
            <text:p>1</text:p>
          </table:table-cell>
          <table:table-cell office:value-type="date" office:date-value="2021-03-02T00:00:00" table:formula="of:=[.D6]" table:style-name="ce24">
            <text:p>2/3/2021</text:p>
          </table:table-cell>
          <table:table-cell office:value-type="string" office:string-value="ג" table:formula="of:=[.E6]" table:style-name="ce25">
            <text:p>ג</text:p>
          </table:table-cell>
          <table:table-cell office:value-type="string" table:style-name="ce26">
            <text:p>19:30-20:00</text:p>
          </table:table-cell>
          <table:table-cell office:value-type="float" office:value="5" table:style-name="ce27">
            <text:p>5</text:p>
          </table:table-cell>
          <table:table-cell office:value-type="string" table:style-name="ce28">
            <text:p>0528515681</text:p>
          </table:table-cell>
          <table:table-cell office:value-type="string" table:style-name="ce29">
            <text:p>רוני ושי</text:p>
          </table:table-cell>
          <table:table-cell office:value-type="string" table:style-name="ce21">
            <text:p>v</text:p>
          </table:table-cell>
          <table:table-cell table:style-name="ce22"/>
          <table:table-cell office:value-type="string" table:style-name="ce25">
            <text:p>0586425946</text:p>
          </table:table-cell>
          <table:table-cell office:value-type="float" office:value="2" table:number-columns-spanned="1" table:number-rows-spanned="2" table:style-name="ce61">
            <text:p>2</text:p>
          </table:table-cell>
          <table:table-cell office:value-type="string" table:style-name="ce30">
            <text:p>אמיר יצחיאק</text:p>
          </table:table-cell>
          <table:table-cell office:value-type="string" table:number-columns-spanned="1" table:number-rows-spanned="2" table:style-name="ce61">
            <text:p>s-2021-113</text:p>
          </table:table-cell>
          <table:table-cell office:value-type="string" table:number-columns-spanned="1" table:number-rows-spanned="2" table:style-name="ce61">
            <text:p>p-2021-064</text:p>
          </table:table-cell>
          <table:table-cell office:value-type="string" table:number-columns-spanned="1" table:number-rows-spanned="2" table:style-name="ce61">
            <text:p>ניתוח וידאו של הבעות פנים</text:p>
          </table:table-cell>
          <table:table-cell table:number-columns-repeated="9" table:style-name="ce22"/>
          <table:table-cell table:number-columns-repeated="16358"/>
        </table:table-row>
        <table:table-row table:style-name="ro3">
          <table:table-cell table:style-name="ce13"/>
          <table:covered-table-cell/>
          <table:table-cell office:value-type="float" office:value="1" table:formula="of:=[.C7]" table:style-name="ce23">
            <text:p>1</text:p>
          </table:table-cell>
          <table:table-cell office:value-type="date" office:date-value="2021-03-02T00:00:00" table:formula="of:=[.D7]" table:style-name="ce24">
            <text:p>2/3/2021</text:p>
          </table:table-cell>
          <table:table-cell office:value-type="string" office:string-value="ג" table:formula="of:=[.E7]" table:style-name="ce25">
            <text:p>ג</text:p>
          </table:table-cell>
          <table:table-cell office:value-type="string" table:style-name="ce26">
            <text:p>20:00-20:30</text:p>
          </table:table-cell>
          <table:table-cell table:style-name="ce1"/>
          <table:table-cell table:style-name="ce31"/>
          <table:table-cell table:style-name="ce29"/>
          <table:table-cell table:style-name="ce21"/>
          <table:table-cell table:style-name="ce22"/>
          <table:table-cell office:value-type="string" table:style-name="ce25">
            <text:p>0543160233</text:p>
          </table:table-cell>
          <table:covered-table-cell/>
          <table:table-cell office:value-type="string" table:style-name="ce30">
            <text:p>טום לייבין</text:p>
          </table:table-cell>
          <table:covered-table-cell/>
          <table:covered-table-cell/>
          <table:covered-table-cell/>
          <table:table-cell table:number-columns-repeated="9" table:style-name="ce22"/>
          <table:table-cell table:number-columns-repeated="16358"/>
        </table:table-row>
        <table:table-row table:style-name="ro1">
          <table:table-cell table:style-name="ce13"/>
          <table:covered-table-cell/>
          <table:table-cell office:value-type="float" office:value="1" table:formula="of:=[.C7]" table:style-name="ce23">
            <text:p>1</text:p>
          </table:table-cell>
          <table:table-cell office:value-type="date" office:date-value="2021-03-02T00:00:00" table:formula="of:=[.D7]" table:style-name="ce24">
            <text:p>2/3/2021</text:p>
          </table:table-cell>
          <table:table-cell office:value-type="string" office:string-value="ג" table:formula="of:=[.E7]" table:style-name="ce25">
            <text:p>ג</text:p>
          </table:table-cell>
          <table:table-cell office:value-type="string" table:style-name="ce26">
            <text:p>20:30-21:00</text:p>
          </table:table-cell>
          <table:table-cell office:value-type="float" office:value="2" table:style-name="ce32">
            <text:p>2</text:p>
          </table:table-cell>
          <table:table-cell office:value-type="string" table:style-name="ce33">
            <text:p>0543160233</text:p>
          </table:table-cell>
          <table:table-cell office:value-type="string" table:style-name="ce34">
            <text:p>טום ואמיר</text:p>
          </table:table-cell>
          <table:table-cell office:value-type="string" table:style-name="ce21">
            <text:p>v</text:p>
          </table:table-cell>
          <table:table-cell table:style-name="ce22"/>
          <table:table-cell office:value-type="string" table:style-name="ce25">
            <text:p>0549245563</text:p>
          </table:table-cell>
          <table:table-cell office:value-type="float" office:value="3" table:number-columns-spanned="1" table:number-rows-spanned="2" table:style-name="ce62">
            <text:p>3</text:p>
          </table:table-cell>
          <table:table-cell office:value-type="string" table:style-name="ce35">
            <text:p>אופיר רפאל-כהן</text:p>
          </table:table-cell>
          <table:table-cell office:value-type="string" table:number-columns-spanned="1" table:number-rows-spanned="2" table:style-name="ce62">
            <text:p>s-2021-112</text:p>
          </table:table-cell>
          <table:table-cell office:value-type="string" table:number-columns-spanned="1" table:number-rows-spanned="2" table:style-name="ce62">
            <text:p>p-2021-036</text:p>
          </table:table-cell>
          <table:table-cell office:value-type="string" table:number-columns-spanned="1" table:number-rows-spanned="2" table:style-name="ce62">
            <text:p>קריאת שפתיים באמצעות מחולל תנועות פנים</text:p>
          </table:table-cell>
          <table:table-cell table:number-columns-repeated="9" table:style-name="ce22"/>
          <table:table-cell table:number-columns-repeated="16358"/>
        </table:table-row>
        <table:table-row table:style-name="ro1">
          <table:table-cell table:style-name="ce13"/>
          <table:covered-table-cell/>
          <table:table-cell office:value-type="float" office:value="2" table:formula="of:=[.C9]+1" table:style-name="ce23">
            <text:p>2</text:p>
          </table:table-cell>
          <table:table-cell office:value-type="date" office:date-value="2021-03-09T00:00:00" table:formula="of:=[.D6]+7" table:style-name="ce15">
            <text:p>9/3/2021</text:p>
          </table:table-cell>
          <table:table-cell office:value-type="string" table:style-name="ce16">
            <text:p>ג</text:p>
          </table:table-cell>
          <table:table-cell office:value-type="string" table:style-name="ce17">
            <text:p>19:00-19:30</text:p>
          </table:table-cell>
          <table:table-cell office:value-type="float" office:value="8" table:style-name="ce18">
            <text:p>8</text:p>
          </table:table-cell>
          <table:table-cell office:value-type="string" table:style-name="ce36">
            <text:p>0533430024</text:p>
          </table:table-cell>
          <table:table-cell office:value-type="string" table:style-name="ce29">
            <text:p>עומר דנן ויובל יונה</text:p>
          </table:table-cell>
          <table:table-cell table:style-name="ce21"/>
          <table:table-cell table:style-name="ce22"/>
          <table:table-cell office:value-type="string" table:style-name="ce25">
            <text:p>0543031452</text:p>
          </table:table-cell>
          <table:covered-table-cell/>
          <table:table-cell office:value-type="string" table:style-name="ce35">
            <text:p>שקד כהן</text:p>
          </table:table-cell>
          <table:covered-table-cell/>
          <table:covered-table-cell/>
          <table:covered-table-cell/>
          <table:table-cell table:number-columns-repeated="9" table:style-name="ce22"/>
          <table:table-cell table:number-columns-repeated="16358"/>
        </table:table-row>
        <table:table-row table:style-name="ro1">
          <table:table-cell table:style-name="ce13"/>
          <table:covered-table-cell/>
          <table:table-cell office:value-type="float" office:value="2" table:formula="of:=[.C10]" table:style-name="ce23">
            <text:p>2</text:p>
          </table:table-cell>
          <table:table-cell office:value-type="date" office:date-value="2021-03-09T00:00:00" table:formula="of:=[.D10]" table:style-name="ce24">
            <text:p>9/3/2021</text:p>
          </table:table-cell>
          <table:table-cell office:value-type="string" office:string-value="ג" table:formula="of:=[.E10]" table:style-name="ce25">
            <text:p>ג</text:p>
          </table:table-cell>
          <table:table-cell office:value-type="string" table:style-name="ce26">
            <text:p>19:30-20:00</text:p>
          </table:table-cell>
          <table:table-cell office:value-type="float" office:value="3" table:style-name="ce18">
            <text:p>3</text:p>
          </table:table-cell>
          <table:table-cell office:value-type="string" table:style-name="ce37">
            <text:p>0543031452</text:p>
          </table:table-cell>
          <table:table-cell office:value-type="string" table:style-name="ce20">
            <text:p>שקד ואופיר</text:p>
          </table:table-cell>
          <table:table-cell table:style-name="ce21"/>
          <table:table-cell table:style-name="ce22"/>
          <table:table-cell office:value-type="string" table:style-name="ce25">
            <text:p>0503201030</text:p>
          </table:table-cell>
          <table:table-cell office:value-type="float" office:value="4" table:number-columns-spanned="1" table:number-rows-spanned="2" table:style-name="ce63">
            <text:p>4</text:p>
          </table:table-cell>
          <table:table-cell office:value-type="string" table:style-name="ce38">
            <text:p>מאי אינדפורקר</text:p>
          </table:table-cell>
          <table:table-cell office:value-type="string" table:number-columns-spanned="1" table:number-rows-spanned="2" table:style-name="ce63">
            <text:p>s-2021-129</text:p>
          </table:table-cell>
          <table:table-cell office:value-type="string" table:number-columns-spanned="1" table:number-rows-spanned="2" table:style-name="ce63">
            <text:p>p-2021-065</text:p>
          </table:table-cell>
          <table:table-cell office:value-type="string" table:number-columns-spanned="1" table:number-rows-spanned="2" table:style-name="ce63">
            <text:p>כימות ההתאמה והדיוק של תנועות גוף המטופל בהשוואה למטפל</text:p>
          </table:table-cell>
          <table:table-cell table:number-columns-repeated="9" table:style-name="ce22"/>
          <table:table-cell table:number-columns-repeated="16358"/>
        </table:table-row>
        <table:table-row table:style-name="ro1">
          <table:table-cell table:style-name="ce13"/>
          <table:covered-table-cell/>
          <table:table-cell office:value-type="float" office:value="2" table:formula="of:=[.C11]" table:style-name="ce23">
            <text:p>2</text:p>
          </table:table-cell>
          <table:table-cell office:value-type="date" office:date-value="2021-03-09T00:00:00" table:formula="of:=[.D11]" table:style-name="ce24">
            <text:p>9/3/2021</text:p>
          </table:table-cell>
          <table:table-cell office:value-type="string" office:string-value="ג" table:formula="of:=[.E11]" table:style-name="ce25">
            <text:p>ג</text:p>
          </table:table-cell>
          <table:table-cell office:value-type="string" table:style-name="ce26">
            <text:p>20:00-20:30</text:p>
          </table:table-cell>
          <table:table-cell office:value-type="float" office:value="4" table:style-name="ce18">
            <text:p>4</text:p>
          </table:table-cell>
          <table:table-cell office:value-type="string" table:style-name="ce37">
            <text:p>0507330931</text:p>
          </table:table-cell>
          <table:table-cell office:value-type="string" table:style-name="ce20">
            <text:p>ירדן בן ישר ומאי אינדפורקר</text:p>
          </table:table-cell>
          <table:table-cell table:style-name="ce21"/>
          <table:table-cell table:style-name="ce22"/>
          <table:table-cell office:value-type="string" table:style-name="ce25">
            <text:p>0507330931</text:p>
          </table:table-cell>
          <table:covered-table-cell/>
          <table:table-cell office:value-type="string" table:style-name="ce38">
            <text:p>ירדן בן-ישר</text:p>
          </table:table-cell>
          <table:covered-table-cell/>
          <table:covered-table-cell/>
          <table:covered-table-cell/>
          <table:table-cell table:number-columns-repeated="9" table:style-name="ce22"/>
          <table:table-cell table:number-columns-repeated="16358"/>
        </table:table-row>
        <table:table-row table:style-name="ro1">
          <table:table-cell table:style-name="ce13"/>
          <table:covered-table-cell/>
          <table:table-cell office:value-type="float" office:value="2" table:formula="of:=[.C12]" table:style-name="ce23">
            <text:p>2</text:p>
          </table:table-cell>
          <table:table-cell office:value-type="date" office:date-value="2021-03-09T00:00:00" table:formula="of:=[.D11]" table:style-name="ce24">
            <text:p>9/3/2021</text:p>
          </table:table-cell>
          <table:table-cell office:value-type="string" office:string-value="ג" table:formula="of:=[.E11]" table:style-name="ce25">
            <text:p>ג</text:p>
          </table:table-cell>
          <table:table-cell office:value-type="string" table:style-name="ce26">
            <text:p>20:30-21:00</text:p>
          </table:table-cell>
          <table:table-cell office:value-type="float" office:value="6" table:style-name="ce39">
            <text:p>6</text:p>
          </table:table-cell>
          <table:table-cell office:value-type="string" table:style-name="ce33">
            <text:p>0544896574</text:p>
          </table:table-cell>
          <table:table-cell office:value-type="string" table:style-name="ce34">
            <text:p>עמית פלס ואדם לייטנר</text:p>
          </table:table-cell>
          <table:table-cell table:style-name="ce21"/>
          <table:table-cell table:style-name="ce22"/>
          <table:table-cell office:value-type="string" table:style-name="ce25">
            <text:p>0546484908</text:p>
          </table:table-cell>
          <table:table-cell office:value-type="float" office:value="5" table:number-columns-spanned="1" table:number-rows-spanned="2" table:style-name="ce62">
            <text:p>5</text:p>
          </table:table-cell>
          <table:table-cell office:value-type="string" table:style-name="ce35">
            <text:p>רוני מלכא</text:p>
          </table:table-cell>
          <table:table-cell office:value-type="string" table:number-columns-spanned="1" table:number-rows-spanned="2" table:style-name="ce62">
            <text:p>s-2021-111</text:p>
          </table:table-cell>
          <table:table-cell office:value-type="string" table:number-columns-spanned="1" table:number-rows-spanned="2" table:style-name="ce62">
            <text:p>p-2021-028</text:p>
          </table:table-cell>
          <table:table-cell office:value-type="string" table:number-columns-spanned="1" table:number-rows-spanned="2" table:style-name="ce62">
            <text:p>המרת טקסט לתנועת שלד אדם</text:p>
          </table:table-cell>
          <table:table-cell table:number-columns-repeated="9" table:style-name="ce22"/>
          <table:table-cell table:number-columns-repeated="16358"/>
        </table:table-row>
        <table:table-row table:style-name="ro1">
          <table:table-cell table:style-name="ce13"/>
          <table:table-cell office:value-type="float" office:value="2" table:formula="of:=[.B6]+1" table:number-columns-spanned="1" table:number-rows-spanned="4" table:style-name="ce76">
            <text:p>2</text:p>
          </table:table-cell>
          <table:table-cell office:value-type="float" office:value="3" table:formula="of:=[.C13]+1" table:style-name="ce14">
            <text:p>3</text:p>
          </table:table-cell>
          <table:table-cell office:value-type="date" office:date-value="2021-03-16T00:00:00" table:formula="of:=[.D13]+7" table:style-name="ce15">
            <text:p>16/3/2021</text:p>
          </table:table-cell>
          <table:table-cell office:value-type="string" table:style-name="ce16">
            <text:p>ג</text:p>
          </table:table-cell>
          <table:table-cell office:value-type="string" table:style-name="ce17">
            <text:p>19:00-19:30</text:p>
          </table:table-cell>
          <table:table-cell table:style-name="ce27"/>
          <table:table-cell table:style-name="ce28"/>
          <table:table-cell table:style-name="ce29"/>
          <table:table-cell table:number-columns-repeated="2" table:style-name="ce22"/>
          <table:table-cell office:value-type="string" table:style-name="ce25">
            <text:p>0528515681</text:p>
          </table:table-cell>
          <table:covered-table-cell/>
          <table:table-cell office:value-type="string" table:style-name="ce35">
            <text:p>שי קושימרק</text:p>
          </table:table-cell>
          <table:covered-table-cell/>
          <table:covered-table-cell/>
          <table:covered-table-cell/>
          <table:table-cell table:number-columns-repeated="9" table:style-name="ce22"/>
          <table:table-cell table:number-columns-repeated="16358"/>
        </table:table-row>
        <table:table-row table:style-name="ro1">
          <table:table-cell table:style-name="ce13"/>
          <table:covered-table-cell/>
          <table:table-cell office:value-type="float" office:value="3" table:formula="of:=[.C14]" table:style-name="ce23">
            <text:p>3</text:p>
          </table:table-cell>
          <table:table-cell office:value-type="date" office:date-value="2021-03-16T00:00:00" table:formula="of:=[.D14]" table:style-name="ce24">
            <text:p>16/3/2021</text:p>
          </table:table-cell>
          <table:table-cell office:value-type="string" office:string-value="ג" table:formula="of:=[.E14]" table:style-name="ce25">
            <text:p>ג</text:p>
          </table:table-cell>
          <table:table-cell office:value-type="string" table:style-name="ce26">
            <text:p>19:30-20:00</text:p>
          </table:table-cell>
          <table:table-cell office:value-type="float" office:value="5" table:style-name="ce27">
            <text:p>5</text:p>
          </table:table-cell>
          <table:table-cell office:value-type="string" table:style-name="ce28">
            <text:p>0528515681</text:p>
          </table:table-cell>
          <table:table-cell office:value-type="string" table:style-name="ce29">
            <text:p>רוני ושי</text:p>
          </table:table-cell>
          <table:table-cell table:number-columns-repeated="2" table:style-name="ce22"/>
          <table:table-cell office:value-type="string" table:style-name="ce25">
            <text:p>0544896574</text:p>
          </table:table-cell>
          <table:table-cell office:value-type="float" office:value="6" table:number-columns-spanned="1" table:number-rows-spanned="2" table:style-name="ce61">
            <text:p>6</text:p>
          </table:table-cell>
          <table:table-cell office:value-type="string" table:style-name="ce30">
            <text:p>עמית פלס</text:p>
          </table:table-cell>
          <table:table-cell office:value-type="string" table:number-columns-spanned="1" table:number-rows-spanned="2" table:style-name="ce61">
            <text:p>s-2021-171</text:p>
          </table:table-cell>
          <table:table-cell office:value-type="string" table:number-columns-spanned="1" table:number-rows-spanned="2" table:style-name="ce61">
            <text:p>p-2021-066</text:p>
          </table:table-cell>
          <table:table-cell office:value-type="string" table:number-columns-spanned="1" table:number-rows-spanned="2" table:style-name="ce64">
            <text:p>תיוג תנועות גוף אדם בסרט וידאו מבוסס שיטות למידה עמוקה</text:p>
          </table:table-cell>
          <table:table-cell table:number-columns-repeated="9" table:style-name="ce22"/>
          <table:table-cell table:number-columns-repeated="16358"/>
        </table:table-row>
        <table:table-row table:style-name="ro1">
          <table:table-cell table:style-name="ce13"/>
          <table:covered-table-cell/>
          <table:table-cell office:value-type="float" office:value="3" table:formula="of:=[.C15]" table:style-name="ce23">
            <text:p>3</text:p>
          </table:table-cell>
          <table:table-cell office:value-type="date" office:date-value="2021-03-16T00:00:00" table:formula="of:=[.D15]" table:style-name="ce24">
            <text:p>16/3/2021</text:p>
          </table:table-cell>
          <table:table-cell office:value-type="string" office:string-value="ג" table:formula="of:=[.E15]" table:style-name="ce25">
            <text:p>ג</text:p>
          </table:table-cell>
          <table:table-cell office:value-type="string" table:style-name="ce26">
            <text:p>20:00-20:30</text:p>
          </table:table-cell>
          <table:table-cell office:value-type="float" office:value="7" table:style-name="ce18">
            <text:p>7</text:p>
          </table:table-cell>
          <table:table-cell office:value-type="string" table:style-name="ce19">
            <text:p>0528663266</text:p>
          </table:table-cell>
          <table:table-cell office:value-type="string" table:style-name="ce20">
            <text:p>טל גוזלן</text:p>
          </table:table-cell>
          <table:table-cell table:number-columns-repeated="2" table:style-name="ce22"/>
          <table:table-cell office:value-type="string" table:style-name="ce25">
            <text:p>0528806276</text:p>
          </table:table-cell>
          <table:covered-table-cell/>
          <table:table-cell office:value-type="string" table:style-name="ce30">
            <text:p>אדם לייטנר</text:p>
          </table:table-cell>
          <table:covered-table-cell/>
          <table:covered-table-cell/>
          <table:covered-table-cell/>
          <table:table-cell table:number-columns-repeated="9" table:style-name="ce22"/>
          <table:table-cell table:number-columns-repeated="16358"/>
        </table:table-row>
        <table:table-row table:style-name="ro1">
          <table:table-cell table:style-name="ce13"/>
          <table:covered-table-cell/>
          <table:table-cell office:value-type="float" office:value="3" table:formula="of:=[.C15]" table:style-name="ce23">
            <text:p>3</text:p>
          </table:table-cell>
          <table:table-cell office:value-type="date" office:date-value="2021-03-16T00:00:00" table:formula="of:=[.D15]" table:style-name="ce24">
            <text:p>16/3/2021</text:p>
          </table:table-cell>
          <table:table-cell office:value-type="string" office:string-value="ג" table:formula="of:=[.E15]" table:style-name="ce25">
            <text:p>ג</text:p>
          </table:table-cell>
          <table:table-cell office:value-type="string" table:style-name="ce26">
            <text:p>20:30-21:00</text:p>
          </table:table-cell>
          <table:table-cell office:value-type="float" office:value="2" table:style-name="ce32">
            <text:p>2</text:p>
          </table:table-cell>
          <table:table-cell office:value-type="string" table:style-name="ce33">
            <text:p>0543160233</text:p>
          </table:table-cell>
          <table:table-cell office:value-type="string" table:style-name="ce34">
            <text:p>טום ואמיר</text:p>
          </table:table-cell>
          <table:table-cell table:number-columns-repeated="2" table:style-name="ce22"/>
          <table:table-cell office:value-type="string" table:number-columns-spanned="1" table:number-rows-spanned="2" table:style-name="ce211">
            <text:p>0528663266</text:p>
          </table:table-cell>
          <table:table-cell office:value-type="float" office:value="7" table:number-columns-spanned="1" table:number-rows-spanned="2" table:style-name="ce63">
            <text:p>7</text:p>
          </table:table-cell>
          <table:table-cell office:value-type="string" table:number-columns-spanned="1" table:number-rows-spanned="2" table:style-name="ce63">
            <text:p>טל גוזלן</text:p>
          </table:table-cell>
          <table:table-cell office:value-type="string" table:number-columns-spanned="1" table:number-rows-spanned="2" table:style-name="ce63">
            <text:p>s-2021-114</text:p>
          </table:table-cell>
          <table:table-cell office:value-type="string" table:number-columns-spanned="1" table:number-rows-spanned="2" table:style-name="ce63">
            <text:p>p-2021-037</text:p>
          </table:table-cell>
          <table:table-cell office:value-type="string" table:number-columns-spanned="1" table:number-rows-spanned="2" table:style-name="ce63">
            <text:p>תיוג תנועות ידיים של שלד אדם</text:p>
          </table:table-cell>
          <table:table-cell table:number-columns-repeated="9" table:style-name="ce22"/>
          <table:table-cell table:number-columns-repeated="16358"/>
        </table:table-row>
        <table:table-row table:style-name="ro1">
          <table:table-cell table:style-name="ce13"/>
          <table:table-cell office:value-type="string" table:number-columns-spanned="1" table:number-rows-spanned="8" table:style-name="ce66">
            <text:p>פסח</text:p>
          </table:table-cell>
          <table:table-cell table:number-columns-spanned="1" table:number-rows-spanned="8" table:style-name="ce67"/>
          <table:table-cell office:value-type="date" office:date-value="2021-03-23T00:00:00" table:formula="of:=[.D14]+7" table:style-name="ce15">
            <text:p>23/3/2021</text:p>
          </table:table-cell>
          <table:table-cell office:value-type="string" table:style-name="ce16">
            <text:p>ג</text:p>
          </table:table-cell>
          <table:table-cell office:value-type="string" table:style-name="ce17">
            <text:p>19:00-19:30</text:p>
          </table:table-cell>
          <table:table-cell table:style-name="ce18"/>
          <table:table-cell office:value-type="string" table:style-name="ce36">
            <text:p>0533430024</text:p>
          </table:table-cell>
          <table:table-cell office:value-type="string" table:style-name="ce29">
            <text:p>עומר דנן ויובל יונה</text:p>
          </table:table-cell>
          <table:table-cell office:value-type="string" table:style-name="ce21">
            <text:p>פסח</text:p>
          </table:table-cell>
          <table:table-cell table:style-name="ce22"/>
          <table:covered-table-cell/>
          <table:covered-table-cell/>
          <table:covered-table-cell/>
          <table:covered-table-cell/>
          <table:covered-table-cell/>
          <table:covered-table-cell/>
          <table:table-cell table:number-columns-repeated="9" table:style-name="ce22"/>
          <table:table-cell table:number-columns-repeated="16358"/>
        </table:table-row>
        <table:table-row table:style-name="ro1">
          <table:table-cell table:style-name="ce13"/>
          <table:covered-table-cell/>
          <table:covered-table-cell/>
          <table:table-cell office:value-type="date" office:date-value="2021-03-23T00:00:00" table:formula="of:=[.D18]" table:style-name="ce24">
            <text:p>23/3/2021</text:p>
          </table:table-cell>
          <table:table-cell office:value-type="string" office:string-value="ג" table:formula="of:=[.E18]" table:style-name="ce25">
            <text:p>ג</text:p>
          </table:table-cell>
          <table:table-cell office:value-type="string" table:style-name="ce26">
            <text:p>19:30-20:00</text:p>
          </table:table-cell>
          <table:table-cell office:value-type="float" office:value="3" table:style-name="ce18">
            <text:p>3</text:p>
          </table:table-cell>
          <table:table-cell office:value-type="string" table:style-name="ce37">
            <text:p>0543031452</text:p>
          </table:table-cell>
          <table:table-cell office:value-type="string" table:style-name="ce20">
            <text:p>שקד ואופיר</text:p>
          </table:table-cell>
          <table:table-cell office:value-type="string" table:style-name="ce21">
            <text:p>פסח</text:p>
          </table:table-cell>
          <table:table-cell table:style-name="ce22"/>
          <table:table-cell office:value-type="string" table:style-name="ce25">
            <text:p>0544381608</text:p>
          </table:table-cell>
          <table:table-cell office:value-type="float" office:value="8" table:number-columns-spanned="1" table:number-rows-spanned="2" table:style-name="ce62">
            <text:p>8</text:p>
          </table:table-cell>
          <table:table-cell office:value-type="string" table:style-name="ce35">
            <text:p>יובל יונה</text:p>
          </table:table-cell>
          <table:table-cell office:value-type="string" table:number-columns-spanned="1" table:number-rows-spanned="2" table:style-name="ce62">
            <text:p>s-2021-172</text:p>
          </table:table-cell>
          <table:table-cell office:value-type="string" table:number-columns-spanned="1" table:number-rows-spanned="2" table:style-name="ce62">
            <text:p>p-2021-067</text:p>
          </table:table-cell>
          <table:table-cell office:value-type="string" table:number-columns-spanned="1" table:number-rows-spanned="2" table:style-name="ce62">
            <text:p>שימוש ויצירת מודל שילדי של ידיים פנים וגוף</text:p>
          </table:table-cell>
          <table:table-cell table:number-columns-repeated="9" table:style-name="ce22"/>
          <table:table-cell table:number-columns-repeated="16358"/>
        </table:table-row>
        <table:table-row table:style-name="ro1">
          <table:table-cell table:style-name="ce13"/>
          <table:covered-table-cell/>
          <table:covered-table-cell/>
          <table:table-cell office:value-type="date" office:date-value="2021-03-23T00:00:00" table:formula="of:=[.D19]" table:style-name="ce24">
            <text:p>23/3/2021</text:p>
          </table:table-cell>
          <table:table-cell office:value-type="string" office:string-value="ג" table:formula="of:=[.E19]" table:style-name="ce25">
            <text:p>ג</text:p>
          </table:table-cell>
          <table:table-cell office:value-type="string" table:style-name="ce26">
            <text:p>20:00-20:30</text:p>
          </table:table-cell>
          <table:table-cell table:style-name="ce1"/>
          <table:table-cell table:style-name="ce31"/>
          <table:table-cell table:style-name="ce1"/>
          <table:table-cell office:value-type="string" table:style-name="ce21">
            <text:p>פסח</text:p>
          </table:table-cell>
          <table:table-cell table:style-name="ce22"/>
          <table:table-cell office:value-type="string" table:style-name="ce25">
            <text:p>0533430024</text:p>
          </table:table-cell>
          <table:covered-table-cell/>
          <table:table-cell office:value-type="string" table:style-name="ce35">
            <text:p>עומר דנן</text:p>
          </table:table-cell>
          <table:covered-table-cell/>
          <table:covered-table-cell/>
          <table:covered-table-cell/>
          <table:table-cell table:number-columns-repeated="9" table:style-name="ce22"/>
          <table:table-cell table:number-columns-repeated="16358"/>
        </table:table-row>
        <table:table-row table:style-name="ro1">
          <table:table-cell table:style-name="ce13"/>
          <table:covered-table-cell/>
          <table:covered-table-cell/>
          <table:table-cell office:value-type="date" office:date-value="2021-03-23T00:00:00" table:formula="of:=[.D19]" table:style-name="ce24">
            <text:p>23/3/2021</text:p>
          </table:table-cell>
          <table:table-cell office:value-type="string" office:string-value="ג" table:formula="of:=[.E19]" table:style-name="ce25">
            <text:p>ג</text:p>
          </table:table-cell>
          <table:table-cell office:value-type="string" table:style-name="ce26">
            <text:p>20:30-21:00</text:p>
          </table:table-cell>
          <table:table-cell office:value-type="float" office:value="6" table:style-name="ce39">
            <text:p>6</text:p>
          </table:table-cell>
          <table:table-cell office:value-type="string" table:style-name="ce33">
            <text:p>0544896574</text:p>
          </table:table-cell>
          <table:table-cell office:value-type="string" table:style-name="ce34">
            <text:p>עמית פלס ואדם לייטנר</text:p>
          </table:table-cell>
          <table:table-cell office:value-type="string" table:style-name="ce21">
            <text:p>פסח</text:p>
          </table:table-cell>
          <table:table-cell table:number-columns-repeated="16" table:style-name="ce22"/>
          <table:table-cell table:number-columns-repeated="16358"/>
        </table:table-row>
        <table:table-row table:style-name="ro1">
          <table:table-cell table:style-name="ce13"/>
          <table:covered-table-cell/>
          <table:covered-table-cell/>
          <table:table-cell office:value-type="date" office:date-value="2021-03-30T00:00:00" table:formula="of:=[.D21]+7" table:style-name="ce15">
            <text:p>30/3/2021</text:p>
          </table:table-cell>
          <table:table-cell office:value-type="string" table:style-name="ce16">
            <text:p>ג</text:p>
          </table:table-cell>
          <table:table-cell office:value-type="string" table:style-name="ce17">
            <text:p>19:00-19:30</text:p>
          </table:table-cell>
          <table:table-cell office:value-type="float" office:value="5" table:style-name="ce27">
            <text:p>5</text:p>
          </table:table-cell>
          <table:table-cell office:value-type="string" table:style-name="ce28">
            <text:p>0528515681</text:p>
          </table:table-cell>
          <table:table-cell office:value-type="string" table:style-name="ce29">
            <text:p>רוני ושי</text:p>
          </table:table-cell>
          <table:table-cell office:value-type="string" table:style-name="ce21">
            <text:p>פסח</text:p>
          </table:table-cell>
          <table:table-cell table:number-columns-repeated="16" table:style-name="ce22"/>
          <table:table-cell table:number-columns-repeated="16358"/>
        </table:table-row>
        <table:table-row table:style-name="ro4">
          <table:table-cell table:style-name="ce13"/>
          <table:covered-table-cell/>
          <table:covered-table-cell/>
          <table:table-cell office:value-type="date" office:date-value="2021-03-30T00:00:00" table:formula="of:=[.D22]" table:style-name="ce24">
            <text:p>30/3/2021</text:p>
          </table:table-cell>
          <table:table-cell office:value-type="string" office:string-value="ג" table:formula="of:=[.E22]" table:style-name="ce25">
            <text:p>ג</text:p>
          </table:table-cell>
          <table:table-cell office:value-type="string" table:style-name="ce26">
            <text:p>19:30-20:00</text:p>
          </table:table-cell>
          <table:table-cell table:style-name="ce27"/>
          <table:table-cell table:style-name="ce40"/>
          <table:table-cell table:style-name="ce20"/>
          <table:table-cell office:value-type="string" table:style-name="ce21">
            <text:p>פסח</text:p>
          </table:table-cell>
          <table:table-cell table:number-columns-repeated="16" table:style-name="ce22"/>
          <table:table-cell table:number-columns-repeated="16358"/>
        </table:table-row>
        <table:table-row table:style-name="ro5">
          <table:table-cell table:style-name="ce13"/>
          <table:covered-table-cell/>
          <table:covered-table-cell/>
          <table:table-cell office:value-type="date" office:date-value="2021-03-30T00:00:00" table:formula="of:=[.D23]" table:style-name="ce24">
            <text:p>30/3/2021</text:p>
          </table:table-cell>
          <table:table-cell office:value-type="string" office:string-value="ג" table:formula="of:=[.E23]" table:style-name="ce25">
            <text:p>ג</text:p>
          </table:table-cell>
          <table:table-cell office:value-type="string" table:style-name="ce26">
            <text:p>20:00-20:30</text:p>
          </table:table-cell>
          <table:table-cell office:value-type="float" office:value="7" table:style-name="ce18">
            <text:p>7</text:p>
          </table:table-cell>
          <table:table-cell office:value-type="string" table:style-name="ce19">
            <text:p>0528663266</text:p>
          </table:table-cell>
          <table:table-cell office:value-type="string" table:style-name="ce20">
            <text:p>טל גוזלן</text:p>
          </table:table-cell>
          <table:table-cell office:value-type="string" table:style-name="ce21">
            <text:p>פסח</text:p>
          </table:table-cell>
          <table:table-cell table:number-columns-repeated="2" table:style-name="ce22"/>
          <table:table-cell table:style-name="ce41"/>
          <table:table-cell office:value-type="string" table:number-columns-spanned="2" table:number-rows-spanned="1" table:style-name="ce68">
            <text:p>וידאו</text:p>
          </table:table-cell>
          <table:covered-table-cell/>
          <table:table-cell office:value-type="string" table:style-name="ce42">
            <text:p>סימולציה</text:p>
          </table:table-cell>
          <table:table-cell table:number-columns-repeated="10" table:style-name="ce22"/>
          <table:table-cell table:number-columns-repeated="16358"/>
        </table:table-row>
        <table:table-row table:style-name="ro4">
          <table:table-cell table:style-name="ce13"/>
          <table:covered-table-cell/>
          <table:covered-table-cell/>
          <table:table-cell office:value-type="date" office:date-value="2021-03-30T00:00:00" table:formula="of:=[.D23]" table:style-name="ce24">
            <text:p>30/3/2021</text:p>
          </table:table-cell>
          <table:table-cell office:value-type="string" office:string-value="ג" table:formula="of:=[.E23]" table:style-name="ce25">
            <text:p>ג</text:p>
          </table:table-cell>
          <table:table-cell office:value-type="string" table:style-name="ce26">
            <text:p>20:30-21:00</text:p>
          </table:table-cell>
          <table:table-cell office:value-type="float" office:value="2" table:style-name="ce39">
            <text:p>2</text:p>
          </table:table-cell>
          <table:table-cell office:value-type="string" table:style-name="ce33">
            <text:p>0543160233</text:p>
          </table:table-cell>
          <table:table-cell office:value-type="string" table:style-name="ce34">
            <text:p>טום ואמיר</text:p>
          </table:table-cell>
          <table:table-cell office:value-type="string" table:style-name="ce21">
            <text:p>פסח</text:p>
          </table:table-cell>
          <table:table-cell table:number-columns-repeated="2" table:style-name="ce22"/>
          <table:table-cell table:style-name="ce43"/>
          <table:table-cell office:value-type="string" table:style-name="ce44">
            <text:p>A</text:p>
            <text:p>זיהוי</text:p>
          </table:table-cell>
          <table:table-cell office:value-type="string" table:style-name="ce44">
            <text:p>B</text:p>
            <text:p>מדידה</text:p>
          </table:table-cell>
          <table:table-cell office:value-type="string" table:style-name="ce44">
            <text:p>C</text:p>
            <text:p>תיוג מדידה</text:p>
          </table:table-cell>
          <table:table-cell table:number-columns-repeated="10" table:style-name="ce22"/>
          <table:table-cell table:number-columns-repeated="16358"/>
        </table:table-row>
        <table:table-row table:style-name="ro4">
          <table:table-cell table:style-name="ce13"/>
          <table:table-cell office:value-type="float" office:value="2" table:number-columns-spanned="1" table:number-rows-spanned="4" table:style-name="ce76">
            <text:p>2</text:p>
          </table:table-cell>
          <table:table-cell office:value-type="float" office:value="4" table:formula="of:=[.C17]+1" table:style-name="ce23">
            <text:p>4</text:p>
          </table:table-cell>
          <table:table-cell office:value-type="date" office:date-value="2021-04-06T00:00:00" table:formula="of:=[.D22]+7" table:style-name="ce15">
            <text:p>6/4/2021</text:p>
          </table:table-cell>
          <table:table-cell office:value-type="string" table:style-name="ce16">
            <text:p>ג</text:p>
          </table:table-cell>
          <table:table-cell office:value-type="string" table:style-name="ce17">
            <text:p>19:00-19:30</text:p>
          </table:table-cell>
          <table:table-cell office:value-type="float" office:value="8" table:style-name="ce18">
            <text:p>8</text:p>
          </table:table-cell>
          <table:table-cell office:value-type="string" table:style-name="ce36">
            <text:p>0533430024</text:p>
          </table:table-cell>
          <table:table-cell office:value-type="string" table:style-name="ce29">
            <text:p>עומר דנן ויובל יונה</text:p>
          </table:table-cell>
          <table:table-cell table:style-name="ce21"/>
          <table:table-cell table:number-columns-repeated="2" table:style-name="ce22"/>
          <table:table-cell office:value-type="string" table:style-name="ce45">
            <text:p>פנים</text:p>
          </table:table-cell>
          <table:table-cell office:value-type="float" office:value="1" table:style-name="ce46">
            <text:p>1</text:p>
          </table:table-cell>
          <table:table-cell office:value-type="string" table:style-name="ce47">
            <office:annotation draw:style-name="a1" svg:x="-0.0104166666666667in" svg:y="5.79166666666667in" svg:width="6.67708333333333in" svg:height="0.802083333333333in">
              <dc:creator/>
              <text:p><text:span text:style-name="T2">ניתוח וידאו של הבעות פנים</text:span></text:p>
              <text:p><text:span text:style-name="T2">058-6425946 <text:s/>אמיר יצחיאק<text:s text:c="2"/></text:span></text:p>
              <text:p><text:span text:style-name="T2">054-3160233 <text:s/>טום לייבין<text:s text:c="3"/></text:span></text:p>
            </office:annotation>
            <text:p><text:a xlink:href="https://drive.google.com/drive/u/0/folders/1VjrxvkGNH_b60y1w-DUNfW81bwybE23L">טום אמיר</text:a></text:p>
          </table:table-cell>
          <table:table-cell office:value-type="string" table:style-name="ce47">
            <office:annotation draw:style-name="a2" svg:x="-0.0104166666666667in" svg:y="5.79166666666667in" svg:width="6.96875in" svg:height="0.802083333333333in">
              <dc:creator/>
              <text:p><text:span text:style-name="T2">קריאת שפתיים באמצעות מחולל תנועות פנים</text:span></text:p>
              <text:p><text:span text:style-name="T2">054-9245563 אופיר רפאל-כהן</text:span></text:p>
              <text:p><text:span text:style-name="T2">054-3031452 שקד כהן<text:s text:c="3"/></text:span></text:p>
            </office:annotation>
            <text:p><text:a xlink:href="https://drive.google.com/drive/folders/1-NKEjwtQrkbSzt47-dfpPyqF7j8KP0Ye">אופיר שקד</text:a></text:p>
          </table:table-cell>
          <table:table-cell table:number-columns-repeated="10" table:style-name="ce22"/>
          <table:table-cell table:number-columns-repeated="16358"/>
        </table:table-row>
        <table:table-row table:style-name="ro4">
          <table:table-cell table:style-name="ce13"/>
          <table:covered-table-cell/>
          <table:table-cell office:value-type="float" office:value="4" table:formula="of:=[.C26]" table:style-name="ce23">
            <text:p>4</text:p>
          </table:table-cell>
          <table:table-cell office:value-type="date" office:date-value="2021-04-06T00:00:00" table:formula="of:=[.D26]" table:style-name="ce24">
            <text:p>6/4/2021</text:p>
          </table:table-cell>
          <table:table-cell office:value-type="string" office:string-value="ג" table:formula="of:=[.E26]" table:style-name="ce25">
            <text:p>ג</text:p>
          </table:table-cell>
          <table:table-cell office:value-type="string" table:style-name="ce26">
            <text:p>19:30-20:00</text:p>
          </table:table-cell>
          <table:table-cell office:value-type="float" office:value="3" table:style-name="ce18">
            <text:p>3</text:p>
          </table:table-cell>
          <table:table-cell office:value-type="string" table:style-name="ce37">
            <text:p>0543031452</text:p>
          </table:table-cell>
          <table:table-cell office:value-type="string" table:style-name="ce20">
            <text:p>שקד ואופיר</text:p>
          </table:table-cell>
          <table:table-cell table:style-name="ce21"/>
          <table:table-cell table:number-columns-repeated="2" table:style-name="ce22"/>
          <table:table-cell office:value-type="string" table:style-name="ce45">
            <text:p>ידיים</text:p>
          </table:table-cell>
          <table:table-cell office:value-type="float" office:value="4" table:style-name="ce48">
            <text:p>4</text:p>
          </table:table-cell>
          <table:table-cell office:value-type="float" office:value="5" table:style-name="ce48">
            <text:p>5</text:p>
          </table:table-cell>
          <table:table-cell office:value-type="string" table:style-name="ce49">
            <office:annotation draw:style-name="a3" svg:x="-0.0104166666666667in" svg:y="6in" svg:width="6.96875in" svg:height="1.03125in">
              <dc:creator/>
              <text:p><text:span text:style-name="T2">תיוג תנועות ידיים של שלד אדם</text:span></text:p>
              <text:p><text:span text:style-name="T2">052-8663266 טל גוזלן</text:span></text:p>
              <text:p/>
              <text:p><text:s text:c="5"/></text:p>
            </office:annotation>
            <text:p>טל</text:p>
          </table:table-cell>
          <table:table-cell table:number-columns-repeated="10" table:style-name="ce22"/>
          <table:table-cell table:number-columns-repeated="16358"/>
        </table:table-row>
        <table:table-row table:style-name="ro1">
          <table:table-cell table:style-name="ce13"/>
          <table:covered-table-cell/>
          <table:table-cell office:value-type="float" office:value="4" table:formula="of:=[.C27]" table:style-name="ce23">
            <text:p>4</text:p>
          </table:table-cell>
          <table:table-cell office:value-type="date" office:date-value="2021-04-06T00:00:00" table:formula="of:=[.D27]" table:style-name="ce24">
            <text:p>6/4/2021</text:p>
          </table:table-cell>
          <table:table-cell office:value-type="string" office:string-value="ג" table:formula="of:=[.E27]" table:style-name="ce25">
            <text:p>ג</text:p>
          </table:table-cell>
          <table:table-cell office:value-type="string" table:style-name="ce26">
            <text:p>20:00-20:30</text:p>
          </table:table-cell>
          <table:table-cell office:value-type="float" office:value="4" table:style-name="ce27">
            <text:p>4</text:p>
          </table:table-cell>
          <table:table-cell office:value-type="string" table:style-name="ce37">
            <text:p>0507330931</text:p>
          </table:table-cell>
          <table:table-cell office:value-type="string" table:style-name="ce50">
            <text:p>ירדן בן ישר ומאי אינדפורקר</text:p>
          </table:table-cell>
          <table:table-cell table:number-columns-repeated="3" table:style-name="ce22"/>
          <table:table-cell office:value-type="string" table:number-columns-spanned="1" table:number-rows-spanned="2" table:style-name="ce70">
            <text:p>גוף</text:p>
          </table:table-cell>
          <table:table-cell office:value-type="string" table:number-columns-spanned="1" table:number-rows-spanned="2" table:style-name="ce71">
            <office:annotation draw:style-name="a4" svg:x="-0.0104166666666667in" svg:y="6.22916666666667in" svg:width="6.47916666666667in" svg:height="0.8125in">
              <dc:creator/>
              <text:p><text:span text:style-name="T2">תיוג תנועות גוף אדם בסרט וידאו</text:span></text:p>
              <text:p><text:span text:style-name="T2">054-4896574 עמית פלס</text:span></text:p>
              <text:p><text:span text:style-name="T2">052-8806276 אדם לייטנר<text:s/></text:span></text:p>
            </office:annotation>
            <text:p><text:a xlink:href="https://drive.google.com/drive/folders/0AHFP-oIrgsAfUk9PVA">עמית אדם</text:a></text:p>
          </table:table-cell>
          <table:table-cell office:value-type="string" table:style-name="ce47">
            <office:annotation draw:style-name="a5" svg:x="-0.0104166666666667in" svg:y="6.22916666666667in" svg:width="6.67708333333333in" svg:height="1.02083333333333in">
              <dc:creator/>
              <text:p><text:span text:style-name="T2">כימות ההתאמה והדיוק של תנועות גוף המטופל בהשוואה למטפל</text:span></text:p>
              <text:p><text:span text:style-name="T2">050-3201030 מאי אינדפורקר</text:span></text:p>
              <text:p><text:span text:style-name="T2">050-7330931 ירדן בן-ישר</text:span></text:p>
              <text:p/>
            </office:annotation>
            <text:p><text:a xlink:href="https://drive.google.com/drive/folders/1s2eHbUOxUuXNsnWGR_eY6kMgiEPXP_te">ירדן מאי</text:a></text:p>
          </table:table-cell>
          <table:table-cell office:value-type="string" table:number-columns-spanned="1" table:number-rows-spanned="2" table:style-name="ce72">
            <office:annotation draw:style-name="a6" svg:x="-0.0104166666666667in" svg:y="6.22916666666667in" svg:width="6.96875in" svg:height="0.8125in">
              <dc:creator/>
              <text:p><text:span text:style-name="T2">המרת טקסט לתנועת שלד אדם</text:span></text:p>
              <text:p><text:span text:style-name="T2">054-6484908 רוני מלכא</text:span></text:p>
              <text:p><text:span text:style-name="T2">052-8515681 שי קושימרק<text:s text:c="3"/></text:span></text:p>
            </office:annotation>
            <text:p><text:a xlink:href="https://drive.google.com/drive/folders/1zO9j2jUgWxaFSBRQeU4YNIdD0xDhvAbW">שי ורוני</text:a></text:p>
          </table:table-cell>
          <table:table-cell table:number-columns-repeated="10" table:style-name="ce22"/>
          <table:table-cell table:number-columns-repeated="16358"/>
        </table:table-row>
        <table:table-row table:style-name="ro4">
          <table:table-cell table:style-name="ce13"/>
          <table:covered-table-cell/>
          <table:table-cell office:value-type="float" office:value="4" table:formula="of:=[.C28]" table:style-name="ce23">
            <text:p>4</text:p>
          </table:table-cell>
          <table:table-cell office:value-type="date" office:date-value="2021-04-06T00:00:00" table:formula="of:=[.D27]" table:style-name="ce24">
            <text:p>6/4/2021</text:p>
          </table:table-cell>
          <table:table-cell office:value-type="string" office:string-value="ג" table:formula="of:=[.E27]" table:style-name="ce25">
            <text:p>ג</text:p>
          </table:table-cell>
          <table:table-cell office:value-type="string" table:style-name="ce26">
            <text:p>20:30-21:00</text:p>
          </table:table-cell>
          <table:table-cell office:value-type="float" office:value="6" table:style-name="ce39">
            <text:p>6</text:p>
          </table:table-cell>
          <table:table-cell office:value-type="string" table:style-name="ce33">
            <text:p>0544896574</text:p>
          </table:table-cell>
          <table:table-cell office:value-type="string" table:style-name="ce34">
            <text:p>עמית פלס ואדם לייטנר</text:p>
          </table:table-cell>
          <table:table-cell table:number-columns-repeated="3" table:style-name="ce22"/>
          <table:covered-table-cell/>
          <table:covered-table-cell/>
          <table:table-cell office:value-type="string" table:style-name="ce47">
            <office:annotation draw:style-name="a7" svg:x="-0.0104166666666667in" svg:y="6.44791666666667in" svg:width="6.67708333333333in" svg:height="0.802083333333333in">
              <dc:creator/>
              <text:p><text:span text:style-name="T2">שימוש ויצירת מודל שילדי של ידיים פנים וגוף</text:span></text:p>
              <text:p><text:span text:style-name="T2">05-44381608 יובל יונה</text:span></text:p>
              <text:p><text:span text:style-name="T2">053-3430024 עומר דנן</text:span></text:p>
            </office:annotation>
            <text:p><text:a xlink:href="https://drive.google.com/drive/u/0/folders/0AADXR06_7Ii_Uk9PVA">יובל ועומר</text:a></text:p>
          </table:table-cell>
          <table:covered-table-cell/>
          <table:table-cell table:number-columns-repeated="10" table:style-name="ce22"/>
          <table:table-cell table:number-columns-repeated="16358"/>
        </table:table-row>
        <table:table-row table:style-name="ro1">
          <table:table-cell table:style-name="ce13"/>
          <table:table-cell office:value-type="float" office:value="3" table:formula="of:=[.B26]+1" table:number-columns-spanned="1" table:number-rows-spanned="8" table:style-name="ce76">
            <text:p>3</text:p>
          </table:table-cell>
          <table:table-cell office:value-type="float" office:value="5" table:formula="of:=[.C29]+1" table:style-name="ce14">
            <text:p>5</text:p>
          </table:table-cell>
          <table:table-cell office:value-type="date" office:date-value="2021-04-13T00:00:00" table:formula="of:=[.D29]+7" table:style-name="ce15">
            <text:p>13/4/2021</text:p>
          </table:table-cell>
          <table:table-cell office:value-type="string" table:style-name="ce16">
            <text:p>ג</text:p>
          </table:table-cell>
          <table:table-cell office:value-type="string" table:style-name="ce17">
            <text:p>19:00-19:30</text:p>
          </table:table-cell>
          <table:table-cell table:style-name="ce27"/>
          <table:table-cell table:style-name="ce28"/>
          <table:table-cell table:style-name="ce29"/>
          <table:table-cell table:number-columns-repeated="17" table:style-name="ce22"/>
          <table:table-cell table:number-columns-repeated="16358"/>
        </table:table-row>
        <table:table-row table:style-name="ro5">
          <table:table-cell table:style-name="ce13"/>
          <table:covered-table-cell/>
          <table:table-cell office:value-type="float" office:value="5" table:formula="of:=[.C30]" table:style-name="ce23">
            <text:p>5</text:p>
          </table:table-cell>
          <table:table-cell office:value-type="date" office:date-value="2021-04-13T00:00:00" table:formula="of:=[.D30]" table:style-name="ce24">
            <text:p>13/4/2021</text:p>
          </table:table-cell>
          <table:table-cell office:value-type="string" office:string-value="ג" table:formula="of:=[.E30]" table:style-name="ce25">
            <text:p>ג</text:p>
          </table:table-cell>
          <table:table-cell office:value-type="string" table:style-name="ce26">
            <text:p>19:30-20:00</text:p>
          </table:table-cell>
          <table:table-cell office:value-type="float" office:value="5" table:style-name="ce27">
            <text:p>5</text:p>
          </table:table-cell>
          <table:table-cell office:value-type="string" table:style-name="ce28">
            <text:p>0528515681</text:p>
          </table:table-cell>
          <table:table-cell office:value-type="string" table:style-name="ce50">
            <text:p>רוני ושי</text:p>
          </table:table-cell>
          <table:table-cell table:number-columns-repeated="3" table:style-name="ce22"/>
          <table:table-cell table:style-name="ce41"/>
          <table:table-cell office:value-type="string" table:number-columns-spanned="2" table:number-rows-spanned="1" table:style-name="ce68">
            <text:p>וידאו</text:p>
          </table:table-cell>
          <table:covered-table-cell/>
          <table:table-cell office:value-type="string" table:style-name="ce42">
            <text:p>סימולציה</text:p>
          </table:table-cell>
          <table:table-cell table:number-columns-repeated="10" table:style-name="ce22"/>
          <table:table-cell table:number-columns-repeated="16358"/>
        </table:table-row>
        <table:table-row table:style-name="ro4">
          <table:table-cell table:style-name="ce13"/>
          <table:covered-table-cell/>
          <table:table-cell office:value-type="float" office:value="5" table:formula="of:=[.C31]" table:style-name="ce23">
            <text:p>5</text:p>
          </table:table-cell>
          <table:table-cell office:value-type="date" office:date-value="2021-04-13T00:00:00" table:formula="of:=[.D31]" table:style-name="ce24">
            <text:p>13/4/2021</text:p>
          </table:table-cell>
          <table:table-cell office:value-type="string" office:string-value="ג" table:formula="of:=[.E31]" table:style-name="ce25">
            <text:p>ג</text:p>
          </table:table-cell>
          <table:table-cell office:value-type="string" table:style-name="ce26">
            <text:p>20:00-20:30</text:p>
          </table:table-cell>
          <table:table-cell office:value-type="float" office:value="7" table:style-name="ce18">
            <text:p>7</text:p>
          </table:table-cell>
          <table:table-cell office:value-type="string" table:style-name="ce19">
            <text:p>0528663266</text:p>
          </table:table-cell>
          <table:table-cell office:value-type="string" table:style-name="ce20">
            <text:p>טל גוזלן</text:p>
          </table:table-cell>
          <table:table-cell table:number-columns-repeated="3" table:style-name="ce22"/>
          <table:table-cell table:style-name="ce43"/>
          <table:table-cell office:value-type="string" table:style-name="ce44">
            <text:p>A</text:p>
            <text:p>זיהוי</text:p>
          </table:table-cell>
          <table:table-cell office:value-type="string" table:style-name="ce44">
            <text:p>B</text:p>
            <text:p>מדידה</text:p>
          </table:table-cell>
          <table:table-cell office:value-type="string" table:style-name="ce44">
            <text:p>C</text:p>
            <text:p>תיוג מדידה</text:p>
          </table:table-cell>
          <table:table-cell table:number-columns-repeated="10" table:style-name="ce22"/>
          <table:table-cell table:number-columns-repeated="16358"/>
        </table:table-row>
        <table:table-row table:style-name="ro5">
          <table:table-cell table:style-name="ce13"/>
          <table:covered-table-cell/>
          <table:table-cell office:value-type="float" office:value="5" table:formula="of:=[.C31]" table:style-name="ce23">
            <text:p>5</text:p>
          </table:table-cell>
          <table:table-cell office:value-type="date" office:date-value="2021-04-13T00:00:00" table:formula="of:=[.D31]" table:style-name="ce24">
            <text:p>13/4/2021</text:p>
          </table:table-cell>
          <table:table-cell office:value-type="string" office:string-value="ג" table:formula="of:=[.E31]" table:style-name="ce25">
            <text:p>ג</text:p>
          </table:table-cell>
          <table:table-cell office:value-type="string" table:style-name="ce26">
            <text:p>20:30-21:00</text:p>
          </table:table-cell>
          <table:table-cell office:value-type="float" office:value="2" table:style-name="ce32">
            <text:p>2</text:p>
          </table:table-cell>
          <table:table-cell office:value-type="string" table:style-name="ce33">
            <text:p>0543160233</text:p>
          </table:table-cell>
          <table:table-cell office:value-type="string" table:style-name="ce34">
            <text:p>טום ואמיר</text:p>
          </table:table-cell>
          <table:table-cell table:number-columns-repeated="3" table:style-name="ce22"/>
          <table:table-cell office:value-type="string" table:style-name="ce45">
            <text:p>פנים</text:p>
          </table:table-cell>
          <table:table-cell office:value-type="float" office:value="1" table:style-name="ce46">
            <text:p>1</text:p>
          </table:table-cell>
          <table:table-cell office:value-type="string" table:style-name="ce46">
            <text:p>הבעות</text:p>
          </table:table-cell>
          <table:table-cell office:value-type="string" table:style-name="ce46">
            <text:p>מילים</text:p>
          </table:table-cell>
          <table:table-cell table:number-columns-repeated="10" table:style-name="ce22"/>
          <table:table-cell table:number-columns-repeated="16358"/>
        </table:table-row>
        <table:table-row table:style-name="ro5">
          <table:table-cell table:style-name="ce13"/>
          <table:covered-table-cell/>
          <table:table-cell office:value-type="float" office:value="6" table:formula="of:=[.C33]+1" table:style-name="ce23">
            <text:p>6</text:p>
          </table:table-cell>
          <table:table-cell office:value-type="date" office:date-value="2021-04-20T00:00:00" table:formula="of:=[.D30]+7" table:style-name="ce15">
            <text:p>20/4/2021</text:p>
          </table:table-cell>
          <table:table-cell office:value-type="string" table:style-name="ce16">
            <text:p>ג</text:p>
          </table:table-cell>
          <table:table-cell office:value-type="string" table:style-name="ce17">
            <text:p>19:00-19:30</text:p>
          </table:table-cell>
          <table:table-cell office:value-type="float" office:value="8" table:style-name="ce18">
            <text:p>8</text:p>
          </table:table-cell>
          <table:table-cell office:value-type="string" table:style-name="ce36">
            <text:p>0533430024</text:p>
          </table:table-cell>
          <table:table-cell office:value-type="string" table:style-name="ce29">
            <text:p>עומר דנן ויובל יונה</text:p>
          </table:table-cell>
          <table:table-cell table:number-columns-repeated="3" table:style-name="ce22"/>
          <table:table-cell office:value-type="string" table:style-name="ce45">
            <text:p>ידיים</text:p>
          </table:table-cell>
          <table:table-cell office:value-type="float" office:value="4" table:style-name="ce48">
            <text:p>4</text:p>
          </table:table-cell>
          <table:table-cell office:value-type="float" office:value="5" table:style-name="ce48">
            <text:p>5</text:p>
          </table:table-cell>
          <table:table-cell office:value-type="string" table:style-name="ce48">
            <text:p>מחוות</text:p>
          </table:table-cell>
          <table:table-cell table:number-columns-repeated="10" table:style-name="ce22"/>
          <table:table-cell table:number-columns-repeated="16358"/>
        </table:table-row>
        <table:table-row table:style-name="ro4">
          <table:table-cell table:style-name="ce13"/>
          <table:covered-table-cell/>
          <table:table-cell office:value-type="float" office:value="6" table:formula="of:=[.C34]" table:style-name="ce23">
            <text:p>6</text:p>
          </table:table-cell>
          <table:table-cell office:value-type="date" office:date-value="2021-04-20T00:00:00" table:formula="of:=[.D34]" table:style-name="ce24">
            <text:p>20/4/2021</text:p>
          </table:table-cell>
          <table:table-cell office:value-type="string" office:string-value="ג" table:formula="of:=[.E34]" table:style-name="ce25">
            <text:p>ג</text:p>
          </table:table-cell>
          <table:table-cell office:value-type="string" table:style-name="ce26">
            <text:p>19:30-20:00</text:p>
          </table:table-cell>
          <table:table-cell office:value-type="float" office:value="3" table:style-name="ce18">
            <text:p>3</text:p>
          </table:table-cell>
          <table:table-cell office:value-type="string" table:style-name="ce37">
            <text:p>0543031452</text:p>
          </table:table-cell>
          <table:table-cell office:value-type="string" table:style-name="ce20">
            <text:p>שקד ואופיר</text:p>
          </table:table-cell>
          <table:table-cell table:number-columns-repeated="3" table:style-name="ce22"/>
          <table:table-cell office:value-type="string" table:number-columns-spanned="1" table:number-rows-spanned="2" table:style-name="ce73">
            <text:p>גוף</text:p>
          </table:table-cell>
          <table:table-cell office:value-type="string" table:number-columns-spanned="1" table:number-rows-spanned="2" table:style-name="ce74">
            <text:p>איתור תנועה</text:p>
          </table:table-cell>
          <table:table-cell office:value-type="string" table:style-name="ce46">
            <text:p>ניקוד</text:p>
          </table:table-cell>
          <table:table-cell office:value-type="string" table:number-columns-spanned="1" table:number-rows-spanned="2" table:style-name="ce75">
            <text:p>סימולטור</text:p>
          </table:table-cell>
          <table:table-cell table:number-columns-repeated="10" table:style-name="ce22"/>
          <table:table-cell table:number-columns-repeated="16358"/>
        </table:table-row>
        <table:table-row table:style-name="ro4">
          <table:table-cell table:style-name="ce13"/>
          <table:covered-table-cell/>
          <table:table-cell office:value-type="float" office:value="6" table:formula="of:=[.C35]" table:style-name="ce23">
            <text:p>6</text:p>
          </table:table-cell>
          <table:table-cell office:value-type="date" office:date-value="2021-04-20T00:00:00" table:formula="of:=[.D35]" table:style-name="ce24">
            <text:p>20/4/2021</text:p>
          </table:table-cell>
          <table:table-cell office:value-type="string" office:string-value="ג" table:formula="of:=[.E35]" table:style-name="ce25">
            <text:p>ג</text:p>
          </table:table-cell>
          <table:table-cell office:value-type="string" table:style-name="ce26">
            <text:p>20:00-20:30</text:p>
          </table:table-cell>
          <table:table-cell office:value-type="float" office:value="4" table:style-name="ce27">
            <text:p>4</text:p>
          </table:table-cell>
          <table:table-cell office:value-type="string" table:style-name="ce37">
            <text:p>0507330931</text:p>
          </table:table-cell>
          <table:table-cell office:value-type="string" table:style-name="ce29">
            <text:p>ירדן בן ישר ומאי אינדפורקר</text:p>
          </table:table-cell>
          <table:table-cell table:number-columns-repeated="3" table:style-name="ce22"/>
          <table:covered-table-cell/>
          <table:covered-table-cell/>
          <table:table-cell office:value-type="string" table:style-name="ce46">
            <text:p>ביצועי OP</text:p>
          </table:table-cell>
          <table:covered-table-cell/>
          <table:table-cell table:number-columns-repeated="10" table:style-name="ce22"/>
          <table:table-cell table:number-columns-repeated="16358"/>
        </table:table-row>
        <table:table-row table:style-name="ro1">
          <table:table-cell table:style-name="ce13"/>
          <table:covered-table-cell/>
          <table:table-cell office:value-type="float" office:value="6" table:formula="of:=[.C36]" table:style-name="ce23">
            <text:p>6</text:p>
          </table:table-cell>
          <table:table-cell office:value-type="date" office:date-value="2021-04-20T00:00:00" table:formula="of:=[.D35]" table:style-name="ce24">
            <text:p>20/4/2021</text:p>
          </table:table-cell>
          <table:table-cell office:value-type="string" office:string-value="ג" table:formula="of:=[.E35]" table:style-name="ce25">
            <text:p>ג</text:p>
          </table:table-cell>
          <table:table-cell office:value-type="string" table:style-name="ce26">
            <text:p>20:30-21:00</text:p>
          </table:table-cell>
          <table:table-cell table:style-name="ce39"/>
          <table:table-cell office:value-type="string" table:style-name="ce33">
            <text:p>0544896574</text:p>
          </table:table-cell>
          <table:table-cell office:value-type="string" table:style-name="ce34">
            <text:p>עמית פלס ואדם לייטנר</text:p>
          </table:table-cell>
          <table:table-cell table:number-columns-repeated="17" table:style-name="ce22"/>
          <table:table-cell table:number-columns-repeated="16358"/>
        </table:table-row>
        <table:table-row table:style-name="ro1">
          <table:table-cell table:style-name="ce13"/>
          <table:table-cell office:value-type="float" office:value="4" table:formula="of:=[.B30]+1" table:number-columns-spanned="1" table:number-rows-spanned="8" table:style-name="ce76">
            <text:p>4</text:p>
          </table:table-cell>
          <table:table-cell office:value-type="float" office:value="7" table:formula="of:=[.C37]+1" table:style-name="ce14">
            <text:p>7</text:p>
          </table:table-cell>
          <table:table-cell office:value-type="date" office:date-value="2021-04-27T00:00:00" table:formula="of:=[.D37]+7" table:style-name="ce15">
            <text:p>27/4/2021</text:p>
          </table:table-cell>
          <table:table-cell office:value-type="string" table:style-name="ce16">
            <text:p>ג</text:p>
          </table:table-cell>
          <table:table-cell office:value-type="string" table:style-name="ce17">
            <text:p>19:00-19:30</text:p>
          </table:table-cell>
          <table:table-cell table:style-name="ce27"/>
          <table:table-cell table:style-name="ce28"/>
          <table:table-cell table:style-name="ce29"/>
          <table:table-cell table:number-columns-repeated="17" table:style-name="ce22"/>
          <table:table-cell table:number-columns-repeated="16358"/>
        </table:table-row>
        <table:table-row table:style-name="ro1">
          <table:table-cell table:style-name="ce13"/>
          <table:covered-table-cell/>
          <table:table-cell office:value-type="float" office:value="7" table:formula="of:=[.C38]" table:style-name="ce23">
            <text:p>7</text:p>
          </table:table-cell>
          <table:table-cell office:value-type="date" office:date-value="2021-04-27T00:00:00" table:formula="of:=[.D38]" table:style-name="ce24">
            <text:p>27/4/2021</text:p>
          </table:table-cell>
          <table:table-cell office:value-type="string" office:string-value="ג" table:formula="of:=[.E38]" table:style-name="ce25">
            <text:p>ג</text:p>
          </table:table-cell>
          <table:table-cell office:value-type="string" table:style-name="ce26">
            <text:p>19:30-20:00</text:p>
          </table:table-cell>
          <table:table-cell office:value-type="float" office:value="5" table:style-name="ce27">
            <text:p>5</text:p>
          </table:table-cell>
          <table:table-cell office:value-type="string" table:style-name="ce28">
            <text:p>0528515681</text:p>
          </table:table-cell>
          <table:table-cell office:value-type="string" table:style-name="ce20">
            <text:p>רוני ושי</text:p>
          </table:table-cell>
          <table:table-cell table:number-columns-repeated="17" table:style-name="ce22"/>
          <table:table-cell table:number-columns-repeated="16358"/>
        </table:table-row>
        <table:table-row table:style-name="ro1">
          <table:table-cell table:style-name="ce13"/>
          <table:covered-table-cell/>
          <table:table-cell office:value-type="float" office:value="7" table:formula="of:=[.C39]" table:style-name="ce23">
            <text:p>7</text:p>
          </table:table-cell>
          <table:table-cell office:value-type="date" office:date-value="2021-04-27T00:00:00" table:formula="of:=[.D39]" table:style-name="ce24">
            <text:p>27/4/2021</text:p>
          </table:table-cell>
          <table:table-cell office:value-type="string" office:string-value="ג" table:formula="of:=[.E39]" table:style-name="ce25">
            <text:p>ג</text:p>
          </table:table-cell>
          <table:table-cell office:value-type="string" table:style-name="ce26">
            <text:p>20:00-20:30</text:p>
          </table:table-cell>
          <table:table-cell office:value-type="float" office:value="7" table:style-name="ce18">
            <text:p>7</text:p>
          </table:table-cell>
          <table:table-cell office:value-type="string" table:style-name="ce19">
            <text:p>0528663266</text:p>
          </table:table-cell>
          <table:table-cell office:value-type="string" table:style-name="ce20">
            <text:p>טל גוזלן</text:p>
          </table:table-cell>
          <table:table-cell table:number-columns-repeated="17" table:style-name="ce22"/>
          <table:table-cell table:number-columns-repeated="16358"/>
        </table:table-row>
        <table:table-row table:style-name="ro1">
          <table:table-cell table:style-name="ce13"/>
          <table:covered-table-cell/>
          <table:table-cell office:value-type="float" office:value="7" table:formula="of:=[.C39]" table:style-name="ce23">
            <text:p>7</text:p>
          </table:table-cell>
          <table:table-cell office:value-type="date" office:date-value="2021-04-27T00:00:00" table:formula="of:=[.D39]" table:style-name="ce24">
            <text:p>27/4/2021</text:p>
          </table:table-cell>
          <table:table-cell office:value-type="string" office:string-value="ג" table:formula="of:=[.E39]" table:style-name="ce25">
            <text:p>ג</text:p>
          </table:table-cell>
          <table:table-cell office:value-type="string" table:style-name="ce26">
            <text:p>20:30-21:00</text:p>
          </table:table-cell>
          <table:table-cell office:value-type="float" office:value="2" table:style-name="ce32">
            <text:p>2</text:p>
          </table:table-cell>
          <table:table-cell office:value-type="string" table:style-name="ce33">
            <text:p>0543160233</text:p>
          </table:table-cell>
          <table:table-cell office:value-type="string" table:style-name="ce34">
            <text:p>טום ואמיר</text:p>
          </table:table-cell>
          <table:table-cell table:number-columns-repeated="17" table:style-name="ce22"/>
          <table:table-cell table:number-columns-repeated="16358"/>
        </table:table-row>
        <table:table-row table:style-name="ro1">
          <table:table-cell table:style-name="ce13"/>
          <table:covered-table-cell/>
          <table:table-cell office:value-type="float" office:value="8" table:formula="of:=[.C41]+1" table:style-name="ce23">
            <text:p>8</text:p>
          </table:table-cell>
          <table:table-cell office:value-type="date" office:date-value="2021-05-04T00:00:00" table:formula="of:=[.D38]+7" table:style-name="ce15">
            <text:p>4/5/2021</text:p>
          </table:table-cell>
          <table:table-cell office:value-type="string" table:style-name="ce16">
            <text:p>ג</text:p>
          </table:table-cell>
          <table:table-cell office:value-type="string" table:style-name="ce17">
            <text:p>19:00-19:30</text:p>
          </table:table-cell>
          <table:table-cell office:value-type="float" office:value="8" table:style-name="ce18">
            <text:p>8</text:p>
          </table:table-cell>
          <table:table-cell office:value-type="string" table:style-name="ce36">
            <text:p>0533430024</text:p>
          </table:table-cell>
          <table:table-cell office:value-type="string" table:style-name="ce29">
            <text:p>עומר דנן ויובל יונה</text:p>
          </table:table-cell>
          <table:table-cell table:number-columns-repeated="17" table:style-name="ce22"/>
          <table:table-cell table:number-columns-repeated="16358"/>
        </table:table-row>
        <table:table-row table:style-name="ro1">
          <table:table-cell table:style-name="ce13"/>
          <table:covered-table-cell/>
          <table:table-cell office:value-type="float" office:value="8" table:formula="of:=[.C42]" table:style-name="ce23">
            <text:p>8</text:p>
          </table:table-cell>
          <table:table-cell office:value-type="date" office:date-value="2021-05-04T00:00:00" table:formula="of:=[.D42]" table:style-name="ce24">
            <text:p>4/5/2021</text:p>
          </table:table-cell>
          <table:table-cell office:value-type="string" office:string-value="ג" table:formula="of:=[.E42]" table:style-name="ce25">
            <text:p>ג</text:p>
          </table:table-cell>
          <table:table-cell office:value-type="string" table:style-name="ce26">
            <text:p>19:30-20:00</text:p>
          </table:table-cell>
          <table:table-cell office:value-type="float" office:value="3" table:style-name="ce18">
            <text:p>3</text:p>
          </table:table-cell>
          <table:table-cell office:value-type="string" table:style-name="ce37">
            <text:p>0543031452</text:p>
          </table:table-cell>
          <table:table-cell office:value-type="string" table:style-name="ce20">
            <text:p>שקד ואופיר</text:p>
          </table:table-cell>
          <table:table-cell table:number-columns-repeated="17" table:style-name="ce22"/>
          <table:table-cell table:number-columns-repeated="16358"/>
        </table:table-row>
        <table:table-row table:style-name="ro1">
          <table:table-cell table:style-name="ce13"/>
          <table:covered-table-cell/>
          <table:table-cell office:value-type="float" office:value="8" table:formula="of:=[.C43]" table:style-name="ce23">
            <text:p>8</text:p>
          </table:table-cell>
          <table:table-cell office:value-type="date" office:date-value="2021-05-04T00:00:00" table:formula="of:=[.D43]" table:style-name="ce24">
            <text:p>4/5/2021</text:p>
          </table:table-cell>
          <table:table-cell office:value-type="string" office:string-value="ג" table:formula="of:=[.E43]" table:style-name="ce25">
            <text:p>ג</text:p>
          </table:table-cell>
          <table:table-cell office:value-type="string" table:style-name="ce26">
            <text:p>20:00-20:30</text:p>
          </table:table-cell>
          <table:table-cell office:value-type="float" office:value="4" table:style-name="ce18">
            <text:p>4</text:p>
          </table:table-cell>
          <table:table-cell office:value-type="string" table:style-name="ce37">
            <text:p>0507330931</text:p>
          </table:table-cell>
          <table:table-cell office:value-type="string" table:style-name="ce20">
            <text:p>ירדן בן ישר ומאי אינדפורקר</text:p>
          </table:table-cell>
          <table:table-cell table:number-columns-repeated="17" table:style-name="ce22"/>
          <table:table-cell table:number-columns-repeated="16358"/>
        </table:table-row>
        <table:table-row table:style-name="ro1">
          <table:table-cell table:style-name="ce13"/>
          <table:covered-table-cell/>
          <table:table-cell office:value-type="float" office:value="8" table:formula="of:=[.C44]" table:style-name="ce23">
            <text:p>8</text:p>
          </table:table-cell>
          <table:table-cell office:value-type="date" office:date-value="2021-05-04T00:00:00" table:formula="of:=[.D43]" table:style-name="ce24">
            <text:p>4/5/2021</text:p>
          </table:table-cell>
          <table:table-cell office:value-type="string" office:string-value="ג" table:formula="of:=[.E43]" table:style-name="ce25">
            <text:p>ג</text:p>
          </table:table-cell>
          <table:table-cell office:value-type="string" table:style-name="ce26">
            <text:p>20:30-21:00</text:p>
          </table:table-cell>
          <table:table-cell office:value-type="float" office:value="6" table:style-name="ce39">
            <text:p>6</text:p>
          </table:table-cell>
          <table:table-cell office:value-type="string" table:style-name="ce33">
            <text:p>0544896574</text:p>
          </table:table-cell>
          <table:table-cell office:value-type="string" table:style-name="ce34">
            <text:p>עמית פלס ואדם לייטנר</text:p>
          </table:table-cell>
          <table:table-cell table:number-columns-repeated="17" table:style-name="ce22"/>
          <table:table-cell table:number-columns-repeated="16358"/>
        </table:table-row>
        <table:table-row table:style-name="ro1">
          <table:table-cell table:style-name="ce13"/>
          <table:table-cell office:value-type="float" office:value="5" table:formula="of:=[.B38]+1" table:number-columns-spanned="1" table:number-rows-spanned="8" table:style-name="ce76">
            <text:p>5</text:p>
          </table:table-cell>
          <table:table-cell office:value-type="float" office:value="9" table:formula="of:=[.C45]+1" table:style-name="ce14">
            <text:p>9</text:p>
          </table:table-cell>
          <table:table-cell office:value-type="date" office:date-value="2021-05-11T00:00:00" table:formula="of:=[.D45]+7" table:style-name="ce15">
            <text:p>11/5/2021</text:p>
          </table:table-cell>
          <table:table-cell office:value-type="string" table:style-name="ce16">
            <text:p>ג</text:p>
          </table:table-cell>
          <table:table-cell office:value-type="string" table:style-name="ce17">
            <text:p>19:00-19:30</text:p>
          </table:table-cell>
          <table:table-cell office:value-type="float" office:value="5" table:style-name="ce27">
            <text:p>5</text:p>
          </table:table-cell>
          <table:table-cell office:value-type="string" table:style-name="ce28">
            <text:p>0528515681</text:p>
          </table:table-cell>
          <table:table-cell office:value-type="string" table:style-name="ce29">
            <text:p>רוני ושי</text:p>
          </table:table-cell>
          <table:table-cell table:number-columns-repeated="17" table:style-name="ce22"/>
          <table:table-cell table:number-columns-repeated="16358"/>
        </table:table-row>
        <table:table-row table:style-name="ro1">
          <table:table-cell table:style-name="ce13"/>
          <table:covered-table-cell/>
          <table:table-cell office:value-type="float" office:value="9" table:formula="of:=[.C46]" table:style-name="ce23">
            <text:p>9</text:p>
          </table:table-cell>
          <table:table-cell office:value-type="date" office:date-value="2021-05-11T00:00:00" table:formula="of:=[.D46]" table:style-name="ce24">
            <text:p>11/5/2021</text:p>
          </table:table-cell>
          <table:table-cell office:value-type="string" office:string-value="ג" table:formula="of:=[.E46]" table:style-name="ce25">
            <text:p>ג</text:p>
          </table:table-cell>
          <table:table-cell office:value-type="string" table:style-name="ce26">
            <text:p>19:30-20:00</text:p>
          </table:table-cell>
          <table:table-cell office:value-type="float" office:value="2" table:style-name="ce32">
            <text:p>2</text:p>
          </table:table-cell>
          <table:table-cell office:value-type="string" table:style-name="ce33">
            <text:p>0543160233</text:p>
          </table:table-cell>
          <table:table-cell office:value-type="string" table:style-name="ce34">
            <text:p>טום ואמיר</text:p>
          </table:table-cell>
          <table:table-cell table:number-columns-repeated="17" table:style-name="ce22"/>
          <table:table-cell table:number-columns-repeated="16358"/>
        </table:table-row>
        <table:table-row table:style-name="ro1">
          <table:table-cell table:style-name="ce13"/>
          <table:covered-table-cell/>
          <table:table-cell office:value-type="float" office:value="9" table:formula="of:=[.C47]" table:style-name="ce23">
            <text:p>9</text:p>
          </table:table-cell>
          <table:table-cell office:value-type="date" office:date-value="2021-05-11T00:00:00" table:formula="of:=[.D47]" table:style-name="ce24">
            <text:p>11/5/2021</text:p>
          </table:table-cell>
          <table:table-cell office:value-type="string" office:string-value="ג" table:formula="of:=[.E47]" table:style-name="ce25">
            <text:p>ג</text:p>
          </table:table-cell>
          <table:table-cell office:value-type="string" table:style-name="ce26">
            <text:p>20:00-20:30</text:p>
          </table:table-cell>
          <table:table-cell office:value-type="float" office:value="7" table:style-name="ce18">
            <text:p>7</text:p>
          </table:table-cell>
          <table:table-cell office:value-type="string" table:style-name="ce19">
            <text:p>0528663266</text:p>
          </table:table-cell>
          <table:table-cell office:value-type="string" table:style-name="ce20">
            <text:p>טל גוזלן</text:p>
          </table:table-cell>
          <table:table-cell table:number-columns-repeated="17" table:style-name="ce22"/>
          <table:table-cell table:number-columns-repeated="16358"/>
        </table:table-row>
        <table:table-row table:style-name="ro1">
          <table:table-cell table:style-name="ce13"/>
          <table:covered-table-cell/>
          <table:table-cell office:value-type="float" office:value="9" table:formula="of:=[.C47]" table:style-name="ce23">
            <text:p>9</text:p>
          </table:table-cell>
          <table:table-cell office:value-type="date" office:date-value="2021-05-11T00:00:00" table:formula="of:=[.D47]" table:style-name="ce24">
            <text:p>11/5/2021</text:p>
          </table:table-cell>
          <table:table-cell office:value-type="string" office:string-value="ג" table:formula="of:=[.E47]" table:style-name="ce25">
            <text:p>ג</text:p>
          </table:table-cell>
          <table:table-cell office:value-type="string" table:style-name="ce26">
            <text:p>20:30-21:00</text:p>
          </table:table-cell>
          <table:table-cell office:value-type="float" office:value="4" table:style-name="ce32">
            <text:p>4</text:p>
          </table:table-cell>
          <table:table-cell office:value-type="float" office:value="507330931" table:style-name="ce33">
            <text:p>507330931</text:p>
          </table:table-cell>
          <table:table-cell office:value-type="string" table:style-name="ce34">
            <text:p>ירדן בן ישר ומאי אינדפורקר</text:p>
          </table:table-cell>
          <table:table-cell table:number-columns-repeated="17" table:style-name="ce22"/>
          <table:table-cell table:number-columns-repeated="16358"/>
        </table:table-row>
        <table:table-row table:style-name="ro1">
          <table:table-cell table:style-name="ce13"/>
          <table:covered-table-cell/>
          <table:table-cell office:value-type="float" office:value="10" table:formula="of:=[.C49]+1" table:style-name="ce23">
            <text:p>10</text:p>
          </table:table-cell>
          <table:table-cell office:value-type="date" office:date-value="2021-05-18T00:00:00" table:formula="of:=[.D46]+7" table:style-name="ce15">
            <text:p>18/5/2021</text:p>
          </table:table-cell>
          <table:table-cell office:value-type="string" table:style-name="ce16">
            <text:p>ג</text:p>
          </table:table-cell>
          <table:table-cell office:value-type="string" table:style-name="ce17">
            <text:p>19:00-19:30</text:p>
          </table:table-cell>
          <table:table-cell office:value-type="float" office:value="8" table:style-name="ce18">
            <text:p>8</text:p>
          </table:table-cell>
          <table:table-cell office:value-type="string" table:style-name="ce36">
            <text:p>0533430024</text:p>
          </table:table-cell>
          <table:table-cell office:value-type="string" table:style-name="ce29">
            <text:p>עומר דנן ויובל יונה</text:p>
          </table:table-cell>
          <table:table-cell table:number-columns-repeated="17" table:style-name="ce22"/>
          <table:table-cell table:number-columns-repeated="16358"/>
        </table:table-row>
        <table:table-row table:style-name="ro1">
          <table:table-cell table:style-name="ce13"/>
          <table:covered-table-cell/>
          <table:table-cell office:value-type="float" office:value="10" table:formula="of:=[.C50]" table:style-name="ce23">
            <text:p>10</text:p>
          </table:table-cell>
          <table:table-cell office:value-type="date" office:date-value="2021-05-18T00:00:00" table:formula="of:=[.D50]" table:style-name="ce24">
            <text:p>18/5/2021</text:p>
          </table:table-cell>
          <table:table-cell office:value-type="string" office:string-value="ג" table:formula="of:=[.E50]" table:style-name="ce25">
            <text:p>ג</text:p>
          </table:table-cell>
          <table:table-cell office:value-type="string" table:style-name="ce26">
            <text:p>19:30-20:00</text:p>
          </table:table-cell>
          <table:table-cell office:value-type="float" office:value="3" table:style-name="ce18">
            <text:p>3</text:p>
          </table:table-cell>
          <table:table-cell office:value-type="string" table:style-name="ce37">
            <text:p>0543031452</text:p>
          </table:table-cell>
          <table:table-cell office:value-type="string" table:style-name="ce20">
            <text:p>שקד ואופיר</text:p>
          </table:table-cell>
          <table:table-cell table:number-columns-repeated="17" table:style-name="ce22"/>
          <table:table-cell table:number-columns-repeated="16358"/>
        </table:table-row>
        <table:table-row table:style-name="ro1">
          <table:table-cell table:style-name="ce13"/>
          <table:covered-table-cell/>
          <table:table-cell office:value-type="float" office:value="10" table:formula="of:=[.C51]" table:style-name="ce23">
            <text:p>10</text:p>
          </table:table-cell>
          <table:table-cell office:value-type="date" office:date-value="2021-05-18T00:00:00" table:formula="of:=[.D51]" table:style-name="ce24">
            <text:p>18/5/2021</text:p>
          </table:table-cell>
          <table:table-cell office:value-type="string" office:string-value="ג" table:formula="of:=[.E51]" table:style-name="ce25">
            <text:p>ג</text:p>
          </table:table-cell>
          <table:table-cell office:value-type="string" table:style-name="ce26">
            <text:p>20:00-20:30</text:p>
          </table:table-cell>
          <table:table-cell office:value-type="float" office:value="4" table:style-name="ce27">
            <text:p>4</text:p>
          </table:table-cell>
          <table:table-cell office:value-type="string" table:style-name="ce37">
            <text:p>0507330931</text:p>
          </table:table-cell>
          <table:table-cell office:value-type="string" table:style-name="ce20">
            <text:p>ירדן בן ישר ומאי אינדפורקר</text:p>
          </table:table-cell>
          <table:table-cell table:number-columns-repeated="17" table:style-name="ce22"/>
          <table:table-cell table:number-columns-repeated="16358"/>
        </table:table-row>
        <table:table-row table:style-name="ro1">
          <table:table-cell table:style-name="ce13"/>
          <table:covered-table-cell/>
          <table:table-cell office:value-type="float" office:value="10" table:formula="of:=[.C52]" table:style-name="ce23">
            <text:p>10</text:p>
          </table:table-cell>
          <table:table-cell office:value-type="date" office:date-value="2021-05-18T00:00:00" table:formula="of:=[.D51]" table:style-name="ce24">
            <text:p>18/5/2021</text:p>
          </table:table-cell>
          <table:table-cell office:value-type="string" office:string-value="ג" table:formula="of:=[.E51]" table:style-name="ce25">
            <text:p>ג</text:p>
          </table:table-cell>
          <table:table-cell office:value-type="string" table:style-name="ce26">
            <text:p>20:30-21:00</text:p>
          </table:table-cell>
          <table:table-cell office:value-type="float" office:value="6" table:style-name="ce39">
            <text:p>6</text:p>
          </table:table-cell>
          <table:table-cell office:value-type="string" table:style-name="ce33">
            <text:p>0544896574</text:p>
          </table:table-cell>
          <table:table-cell office:value-type="string" table:style-name="ce34">
            <text:p>עמית פלס ואדם לייטנר</text:p>
          </table:table-cell>
          <table:table-cell office:value-type="string" table:style-name="ce21">
            <text:p>לא</text:p>
          </table:table-cell>
          <table:table-cell table:number-columns-repeated="16" table:style-name="ce22"/>
          <table:table-cell table:number-columns-repeated="16358"/>
        </table:table-row>
        <table:table-row table:style-name="ro1">
          <table:table-cell table:style-name="ce13"/>
          <table:table-cell office:value-type="float" office:value="6" table:formula="of:=[.B46]+1" table:number-columns-spanned="1" table:number-rows-spanned="8" table:style-name="ce76">
            <text:p>6</text:p>
          </table:table-cell>
          <table:table-cell office:value-type="float" office:value="11" table:formula="of:=[.C53]+1" table:style-name="ce14">
            <text:p>11</text:p>
          </table:table-cell>
          <table:table-cell office:value-type="date" office:date-value="2021-05-25T00:00:00" table:formula="of:=[.D53]+7" table:style-name="ce15">
            <text:p>25/5/2021</text:p>
          </table:table-cell>
          <table:table-cell office:value-type="string" table:style-name="ce16">
            <text:p>ג</text:p>
          </table:table-cell>
          <table:table-cell office:value-type="string" table:style-name="ce17">
            <text:p>19:00-19:30</text:p>
          </table:table-cell>
          <table:table-cell office:value-type="float" office:value="7" table:style-name="ce18">
            <text:p>7</text:p>
          </table:table-cell>
          <table:table-cell office:value-type="string" table:style-name="ce19">
            <text:p>0528663266</text:p>
          </table:table-cell>
          <table:table-cell office:value-type="string" table:style-name="ce20">
            <text:p>טל גוזלן</text:p>
          </table:table-cell>
          <table:table-cell table:number-columns-repeated="17" table:style-name="ce22"/>
          <table:table-cell table:number-columns-repeated="16358"/>
        </table:table-row>
        <table:table-row table:style-name="ro1">
          <table:table-cell table:style-name="ce13"/>
          <table:covered-table-cell/>
          <table:table-cell office:value-type="float" office:value="11" table:formula="of:=[.C54]" table:style-name="ce23">
            <text:p>11</text:p>
          </table:table-cell>
          <table:table-cell office:value-type="date" office:date-value="2021-05-25T00:00:00" table:formula="of:=[.D54]" table:style-name="ce24">
            <text:p>25/5/2021</text:p>
          </table:table-cell>
          <table:table-cell office:value-type="string" office:string-value="ג" table:formula="of:=[.E54]" table:style-name="ce25">
            <text:p>ג</text:p>
          </table:table-cell>
          <table:table-cell office:value-type="string" table:style-name="ce26">
            <text:p>19:30-20:00</text:p>
          </table:table-cell>
          <table:table-cell office:value-type="float" office:value="5" table:style-name="ce27">
            <text:p>5</text:p>
          </table:table-cell>
          <table:table-cell office:value-type="string" table:style-name="ce28">
            <text:p>0528515681</text:p>
          </table:table-cell>
          <table:table-cell office:value-type="string" table:style-name="ce20">
            <text:p>רוני ושי</text:p>
          </table:table-cell>
          <table:table-cell table:number-columns-repeated="17" table:style-name="ce22"/>
          <table:table-cell table:number-columns-repeated="16358"/>
        </table:table-row>
        <table:table-row table:style-name="ro1">
          <table:table-cell table:style-name="ce13"/>
          <table:covered-table-cell/>
          <table:table-cell office:value-type="float" office:value="11" table:formula="of:=[.C55]" table:style-name="ce23">
            <text:p>11</text:p>
          </table:table-cell>
          <table:table-cell office:value-type="date" office:date-value="2021-05-25T00:00:00" table:formula="of:=[.D55]" table:style-name="ce24">
            <text:p>25/5/2021</text:p>
          </table:table-cell>
          <table:table-cell office:value-type="string" office:string-value="ג" table:formula="of:=[.E55]" table:style-name="ce25">
            <text:p>ג</text:p>
          </table:table-cell>
          <table:table-cell office:value-type="string" table:style-name="ce26">
            <text:p>20:00-20:30</text:p>
          </table:table-cell>
          <table:table-cell table:number-columns-repeated="3" table:style-name="ce1"/>
          <table:table-cell table:number-columns-repeated="17" table:style-name="ce22"/>
          <table:table-cell table:number-columns-repeated="16358"/>
        </table:table-row>
        <table:table-row table:style-name="ro1">
          <table:table-cell table:style-name="ce13"/>
          <table:covered-table-cell/>
          <table:table-cell office:value-type="float" office:value="11" table:formula="of:=[.C55]" table:style-name="ce23">
            <text:p>11</text:p>
          </table:table-cell>
          <table:table-cell office:value-type="date" office:date-value="2021-05-25T00:00:00" table:formula="of:=[.D55]" table:style-name="ce24">
            <text:p>25/5/2021</text:p>
          </table:table-cell>
          <table:table-cell office:value-type="string" office:string-value="ג" table:formula="of:=[.E55]" table:style-name="ce25">
            <text:p>ג</text:p>
          </table:table-cell>
          <table:table-cell office:value-type="string" table:style-name="ce26">
            <text:p>20:30-21:00</text:p>
          </table:table-cell>
          <table:table-cell office:value-type="float" office:value="2" table:style-name="ce32">
            <text:p>2</text:p>
          </table:table-cell>
          <table:table-cell office:value-type="string" table:style-name="ce33">
            <text:p>0543160233</text:p>
          </table:table-cell>
          <table:table-cell office:value-type="string" table:style-name="ce34">
            <text:p>טום ואמיר</text:p>
          </table:table-cell>
          <table:table-cell table:number-columns-repeated="17" table:style-name="ce22"/>
          <table:table-cell table:number-columns-repeated="16358"/>
        </table:table-row>
        <table:table-row table:style-name="ro1">
          <table:table-cell table:style-name="ce13"/>
          <table:covered-table-cell/>
          <table:table-cell office:value-type="float" office:value="12" table:formula="of:=[.C57]+1" table:style-name="ce23">
            <text:p>12</text:p>
          </table:table-cell>
          <table:table-cell office:value-type="date" office:date-value="2021-06-01T00:00:00" table:formula="of:=[.D54]+7" table:style-name="ce15">
            <text:p>1/6/2021</text:p>
          </table:table-cell>
          <table:table-cell office:value-type="string" table:style-name="ce16">
            <text:p>ג</text:p>
          </table:table-cell>
          <table:table-cell office:value-type="string" table:style-name="ce17">
            <text:p>19:00-19:30</text:p>
          </table:table-cell>
          <table:table-cell office:value-type="float" office:value="8" table:style-name="ce18">
            <text:p>8</text:p>
          </table:table-cell>
          <table:table-cell office:value-type="string" table:style-name="ce36">
            <text:p>0533430024</text:p>
          </table:table-cell>
          <table:table-cell office:value-type="string" table:style-name="ce29">
            <text:p>עומר דנן ויובל יונה</text:p>
          </table:table-cell>
          <table:table-cell office:value-type="string" table:style-name="ce21">
            <text:p>נדחה</text:p>
          </table:table-cell>
          <table:table-cell table:number-columns-repeated="16" table:style-name="ce22"/>
          <table:table-cell table:number-columns-repeated="16358"/>
        </table:table-row>
        <table:table-row table:style-name="ro1">
          <table:table-cell table:style-name="ce13"/>
          <table:covered-table-cell/>
          <table:table-cell office:value-type="float" office:value="12" table:formula="of:=[.C58]" table:style-name="ce23">
            <text:p>12</text:p>
          </table:table-cell>
          <table:table-cell office:value-type="date" office:date-value="2021-06-01T00:00:00" table:formula="of:=[.D58]" table:style-name="ce24">
            <text:p>1/6/2021</text:p>
          </table:table-cell>
          <table:table-cell office:value-type="string" office:string-value="ג" table:formula="of:=[.E58]" table:style-name="ce25">
            <text:p>ג</text:p>
          </table:table-cell>
          <table:table-cell office:value-type="string" table:style-name="ce26">
            <text:p>19:30-20:00</text:p>
          </table:table-cell>
          <table:table-cell office:value-type="float" office:value="3" table:style-name="ce18">
            <text:p>3</text:p>
          </table:table-cell>
          <table:table-cell office:value-type="string" table:style-name="ce37">
            <text:p>0543031452</text:p>
          </table:table-cell>
          <table:table-cell office:value-type="string" table:style-name="ce20">
            <text:p>שקד ואופיר</text:p>
          </table:table-cell>
          <table:table-cell table:number-columns-repeated="17" table:style-name="ce22"/>
          <table:table-cell table:number-columns-repeated="16358"/>
        </table:table-row>
        <table:table-row table:style-name="ro1">
          <table:table-cell table:style-name="ce13"/>
          <table:covered-table-cell/>
          <table:table-cell office:value-type="float" office:value="12" table:formula="of:=[.C59]" table:style-name="ce23">
            <text:p>12</text:p>
          </table:table-cell>
          <table:table-cell office:value-type="date" office:date-value="2021-06-01T00:00:00" table:formula="of:=[.D59]" table:style-name="ce24">
            <text:p>1/6/2021</text:p>
          </table:table-cell>
          <table:table-cell office:value-type="string" office:string-value="ג" table:formula="of:=[.E59]" table:style-name="ce25">
            <text:p>ג</text:p>
          </table:table-cell>
          <table:table-cell office:value-type="string" table:style-name="ce26">
            <text:p>20:00-20:30</text:p>
          </table:table-cell>
          <table:table-cell office:value-type="float" office:value="4" table:style-name="ce27">
            <text:p>4</text:p>
          </table:table-cell>
          <table:table-cell office:value-type="string" table:style-name="ce37">
            <text:p>0507330931</text:p>
          </table:table-cell>
          <table:table-cell office:value-type="string" table:style-name="ce20">
            <text:p>ירדן בן ישר ומאי אינדפורקר</text:p>
          </table:table-cell>
          <table:table-cell table:number-columns-repeated="17" table:style-name="ce22"/>
          <table:table-cell table:number-columns-repeated="16358"/>
        </table:table-row>
        <table:table-row table:style-name="ro1">
          <table:table-cell table:style-name="ce13"/>
          <table:covered-table-cell/>
          <table:table-cell office:value-type="float" office:value="12" table:formula="of:=[.C60]" table:style-name="ce51">
            <text:p>12</text:p>
          </table:table-cell>
          <table:table-cell office:value-type="date" office:date-value="2021-06-01T00:00:00" table:formula="of:=[.D59]" table:style-name="ce52">
            <text:p>1/6/2021</text:p>
          </table:table-cell>
          <table:table-cell office:value-type="string" office:string-value="ג" table:formula="of:=[.E59]" table:style-name="ce53">
            <text:p>ג</text:p>
          </table:table-cell>
          <table:table-cell office:value-type="string" table:style-name="ce54">
            <text:p>20:30-21:00</text:p>
          </table:table-cell>
          <table:table-cell office:value-type="float" office:value="6" table:style-name="ce39">
            <text:p>6</text:p>
          </table:table-cell>
          <table:table-cell office:value-type="string" table:style-name="ce33">
            <text:p>0544896574</text:p>
          </table:table-cell>
          <table:table-cell office:value-type="string" table:style-name="ce34">
            <text:p>עמית פלס ואדם לייטנר</text:p>
          </table:table-cell>
          <table:table-cell office:value-type="string" table:style-name="ce21">
            <text:p>נדחה</text:p>
          </table:table-cell>
          <table:table-cell table:number-columns-repeated="16" table:style-name="ce22"/>
          <table:table-cell table:number-columns-repeated="16358"/>
        </table:table-row>
        <table:table-row table:number-rows-repeated="944" table:style-name="ro2">
          <table:table-cell table:style-name="ce22"/>
          <table:table-cell table:style-name="ce55"/>
          <table:table-cell table:style-name="ce56"/>
          <table:table-cell table:number-columns-repeated="3" table:style-name="ce22"/>
          <table:table-cell table:style-name="ce56"/>
          <table:table-cell table:number-columns-repeated="2" table:style-name="ce57"/>
          <table:table-cell table:number-columns-repeated="17" table:style-name="ce22"/>
          <table:table-cell table:number-columns-repeated="16358"/>
        </table:table-row>
        <table:table-row table:number-rows-repeated="1047571" table:style-name="ro3">
          <table:table-cell table:number-columns-repeated="16384"/>
        </table:table-row>
      </table:table>
      <table:table table:name="לוח_פגישות_תשפב_סמסטר_א" table:style-name="ta2">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3" table:number-columns-repeated="2" table:default-cell-style-name="ce1"/>
        <table:table-column table:style-name="co1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2" table:default-cell-style-name="ce1"/>
        <table:table-column table:style-name="co19" table:default-cell-style-name="ce1"/>
        <table:table-column table:style-name="co20" table:default-cell-style-name="ce1"/>
        <table:table-column table:style-name="co3" table:number-columns-repeated="1005" table:default-cell-style-name="ce1"/>
        <table:table-column table:style-name="co13" table:number-columns-repeated="15360" table:default-cell-style-name="ce1"/>
        <table:table-row table:style-name="ro1">
          <table:table-cell table:style-name="ce77"/>
          <table:table-cell table:style-name="ce78">
            <draw:frame draw:z-index="1" draw:id="id0" draw:style-name="a8" draw:name="image1.png" svg:x="0.04208in" svg:y="0.13542in" svg:width="0.41611in" svg:height="0.37486in" style:rel-width="scale" style:rel-height="scale">
              <draw:image xlink:href="media/image1.png" xlink:type="simple" xlink:show="embed" xlink:actuate="onLoad"/>
              <svg:title/>
              <svg:desc/>
            </draw:frame>
          </table:table-cell>
          <table:table-cell table:style-name="ce79"/>
          <table:table-cell table:number-columns-repeated="2" table:style-name="ce77"/>
          <table:table-cell table:style-name="ce80"/>
          <table:table-cell table:style-name="ce79"/>
          <table:table-cell table:style-name="ce77"/>
          <table:table-cell table:style-name="ce81"/>
          <table:table-cell table:number-columns-repeated="3" table:style-name="ce80"/>
          <table:table-cell table:number-columns-repeated="7" table:style-name="ce82"/>
          <table:table-cell table:number-columns-repeated="16365"/>
        </table:table-row>
        <table:table-row table:style-name="ro1">
          <table:table-cell table:style-name="ce83"/>
          <table:table-cell office:value-type="string" table:number-columns-spanned="8" table:number-rows-spanned="1" table:style-name="ce114">
            <text:p>לוח פגישות פרויקטים עם יורם סגל תשפ"ב</text:p>
          </table:table-cell>
          <table:covered-table-cell table:number-columns-repeated="7"/>
          <table:table-cell table:style-name="ce80"/>
          <table:table-cell table:number-columns-spanned="2" table:number-rows-spanned="1" table:style-name="ce115"/>
          <table:covered-table-cell/>
          <table:table-cell office:value-type="string" table:style-name="ce84">
            <office:annotation draw:style-name="a9" svg:x="-0.0104166666666667in" svg:y="0.541666666666667in" svg:width="3.22916666666667in" svg:height="0.364583333333333in">
              <dc:creator/>
              <text:p><text:span text:style-name="T2">שליחת מייל לקבוצה</text:span></text:p>
            </office:annotation>
            <text:p>מספר קבוצה</text:p>
          </table:table-cell>
          <table:table-cell office:value-type="string" table:style-name="ce84">
            <office:annotation draw:style-name="a10" svg:x="-0.0104166666666667in" svg:y="0.541666666666667in" svg:width="5.52083333333333in" svg:height="0.364583333333333in">
              <dc:creator/>
              <text:p><text:span text:style-name="T2">שליחת מייל אישי</text:span></text:p>
            </office:annotation>
            <text:p>שם</text:p>
          </table:table-cell>
          <table:table-cell office:value-type="string" table:style-name="ce85">
            <text:p>טלפון</text:p>
          </table:table-cell>
          <table:table-cell office:value-type="string" table:style-name="ce84">
            <text:p>מס פרויקט</text:p>
          </table:table-cell>
          <table:table-cell table:style-name="ce84"/>
          <table:table-cell office:value-type="string" table:style-name="ce84">
            <text:p>שם פרויקט</text:p>
          </table:table-cell>
          <table:table-cell table:style-name="ce82"/>
          <table:table-cell table:number-columns-repeated="16365"/>
        </table:table-row>
        <table:table-row table:style-name="ro2">
          <table:table-cell table:style-name="ce77"/>
          <table:table-cell table:style-name="ce78"/>
          <table:table-cell table:style-name="ce79"/>
          <table:table-cell table:number-columns-repeated="2" table:style-name="ce77"/>
          <table:table-cell table:style-name="ce80"/>
          <table:table-cell table:style-name="ce79"/>
          <table:table-cell table:style-name="ce77"/>
          <table:table-cell table:style-name="ce81"/>
          <table:table-cell table:style-name="ce80"/>
          <table:table-cell office:value-type="float" office:value="0" table:formula="of:=HYPERLINK([EmailManagment.V20];&quot;שליחת מייל לכולם&quot;)" table:number-columns-spanned="1" table:number-rows-spanned="12" table:style-name="ce116">
            <text:p>#VALUE!</text:p>
          </table:table-cell>
          <table:table-cell office:value-type="float" office:value="0" table:formula="of:=HYPERLINK([EmailManagment.V18];&quot;מייל לקב' של שרה ויורם&quot;)" table:number-columns-spanned="1" table:number-rows-spanned="6" table:style-name="ce117">
            <text:p>#VALUE!</text:p>
          </table:table-cell>
          <table:table-cell office:value-type="float" office:value="1" table:formula="of:=HYPERLINK([EmailManagment.W6];[EmailManagment.B6])" table:number-columns-spanned="1" table:number-rows-spanned="2" table:style-name="ce118">
            <text:p>1</text:p>
          </table:table-cell>
          <table:table-cell office:value-type="string" office:string-value="נאור יקותיאלי" table:formula="of:=HYPERLINK([EmailManagment.V6];[EmailManagment.C6])" table:style-name="ce86">
            <text:p>נאור יקותיאלי</text:p>
          </table:table-cell>
          <table:table-cell office:value-type="string" table:style-name="ce30">
            <text:p>054-5401134</text:p>
          </table:table-cell>
          <table:table-cell office:value-type="float" office:value="21220340" table:number-columns-spanned="1" table:number-rows-spanned="2" table:style-name="ce61">
            <text:p>21220340</text:p>
          </table:table-cell>
          <table:table-cell office:value-type="string" table:style-name="ce30">
            <text:p>שרה</text:p>
          </table:table-cell>
          <table:table-cell office:value-type="string" table:number-columns-spanned="1" table:number-rows-spanned="2" table:style-name="ce119">
            <text:p>רכב אוטונומי מבוסס Jeston Nano</text:p>
          </table:table-cell>
          <table:table-cell table:style-name="ce82"/>
          <table:table-cell table:number-columns-repeated="16365"/>
        </table:table-row>
        <table:table-row table:style-name="ro2">
          <table:table-cell table:style-name="ce77"/>
          <table:table-cell office:value-type="string" table:number-columns-spanned="8" table:number-rows-spanned="2" table:style-name="ce120">
            <text:p>שלב 2 <text:s/>- דוח מכין</text:p>
          </table:table-cell>
          <table:covered-table-cell table:number-columns-repeated="7"/>
          <table:table-cell table:style-name="ce80"/>
          <table:covered-table-cell/>
          <table:covered-table-cell/>
          <table:covered-table-cell/>
          <table:table-cell office:value-type="string" office:string-value="סער אליאס" table:formula="of:=HYPERLINK([EmailManagment.V7];[EmailManagment.C7])" table:style-name="ce86">
            <text:p>סער אליאס</text:p>
          </table:table-cell>
          <table:table-cell office:value-type="string" table:style-name="ce30">
            <text:p>054-2244610</text:p>
          </table:table-cell>
          <table:covered-table-cell/>
          <table:table-cell office:value-type="string" table:style-name="ce30">
            <text:p>יורם</text:p>
          </table:table-cell>
          <table:covered-table-cell/>
          <table:table-cell table:style-name="ce82"/>
          <table:table-cell table:number-columns-repeated="16365"/>
        </table:table-row>
        <table:table-row table:style-name="ro2">
          <table:table-cell table:style-name="ce77"/>
          <table:covered-table-cell/>
          <table:covered-table-cell table:number-columns-repeated="7"/>
          <table:table-cell table:style-name="ce80"/>
          <table:covered-table-cell/>
          <table:covered-table-cell/>
          <table:table-cell office:value-type="float" office:value="2" table:formula="of:=HYPERLINK([EmailManagment.W8];[EmailManagment.B8])" table:number-columns-spanned="1" table:number-rows-spanned="2" table:style-name="ce121">
            <text:p>2</text:p>
          </table:table-cell>
          <table:table-cell office:value-type="string" office:string-value="רז בן-אדרת" table:formula="of:=HYPERLINK([EmailManagment.V8];[EmailManagment.C8])" table:style-name="ce87">
            <text:p>רז בן-אדרת</text:p>
          </table:table-cell>
          <table:table-cell office:value-type="string" table:style-name="ce35">
            <text:p>050-4003345</text:p>
          </table:table-cell>
          <table:table-cell office:value-type="float" office:value="21220330" table:number-columns-spanned="1" table:number-rows-spanned="2" table:style-name="ce62">
            <text:p>21220330</text:p>
          </table:table-cell>
          <table:table-cell office:value-type="string" table:style-name="ce35">
            <text:p>שרה</text:p>
          </table:table-cell>
          <table:table-cell office:value-type="string" table:number-columns-spanned="1" table:number-rows-spanned="2" table:style-name="ce122">
            <text:p>סופר חכם 2</text:p>
          </table:table-cell>
          <table:table-cell office:value-type="string" table:number-columns-spanned="1" table:number-rows-spanned="2" table:style-name="ce217">
            <text:p>https://drive.google.com/drive/folders/1y1G7Y2SwNfbs7eBtFl_rTHw2yNwVAMZb?usp=sharing</text:p>
          </table:table-cell>
          <table:table-cell table:number-columns-repeated="16365"/>
        </table:table-row>
        <table:table-row table:style-name="ro1">
          <table:table-cell table:style-name="ce77"/>
          <table:table-cell table:style-name="ce78"/>
          <table:table-cell table:style-name="ce79"/>
          <table:table-cell table:number-columns-repeated="2" table:style-name="ce77"/>
          <table:table-cell table:style-name="ce80"/>
          <table:table-cell table:style-name="ce79"/>
          <table:table-cell table:style-name="ce77"/>
          <table:table-cell table:style-name="ce81"/>
          <table:table-cell table:style-name="ce80"/>
          <table:covered-table-cell/>
          <table:covered-table-cell/>
          <table:covered-table-cell/>
          <table:table-cell office:value-type="string" office:string-value="מאור גטר" table:formula="of:=HYPERLINK([EmailManagment.V9];[EmailManagment.C9])" table:style-name="ce87">
            <text:p>מאור גטר</text:p>
          </table:table-cell>
          <table:table-cell office:value-type="string" table:style-name="ce35">
            <text:p>054-2589500</text:p>
          </table:table-cell>
          <table:covered-table-cell/>
          <table:table-cell office:value-type="string" table:style-name="ce35">
            <text:p>יורם</text:p>
          </table:table-cell>
          <table:covered-table-cell/>
          <table:covered-table-cell/>
          <table:table-cell table:number-columns-repeated="16365"/>
        </table:table-row>
        <table:table-row table:style-name="ro6">
          <table:table-cell table:style-name="ce77"/>
          <table:table-cell office:value-type="string" table:number-columns-spanned="8" table:number-rows-spanned="2" table:style-name="ce124">
            <text:p>כל זוג סטודנטים (כל פרוייקט) חייב להרשם ולהגיע לכל סבב המפגשים - מפגש אחד' עם כל פרוייקט' בכל סבב, אחת לשבועיים.</text:p>
            <text:p>נא לבחור מועד מתאים מתוך חלונות הזמן המוצעים פגישה אחת בכל סבב<text:s/><text:span text:style-name="T1">(לצפייה בחלונות הזמן האפשריים יש ללחוץ על ה+ הקטן הממוקם בתחילת שורה 26)</text:span>.</text:p>
            <text:p>בכל מקרה של שינוי או החלפה, באחריות הסטודנטים לנהל זאת.</text:p>
          </table:table-cell>
          <table:covered-table-cell table:number-columns-repeated="7"/>
          <table:table-cell table:style-name="ce80"/>
          <table:covered-table-cell/>
          <table:covered-table-cell/>
          <table:table-cell office:value-type="float" office:value="3" table:formula="of:=HYPERLINK([EmailManagment.W12];[EmailManagment.B12])" table:number-columns-spanned="1" table:number-rows-spanned="2" table:style-name="ce125">
            <text:p>3</text:p>
          </table:table-cell>
          <table:table-cell office:value-type="string" office:string-value="תאמר מסארוה" table:formula="of:=HYPERLINK([EmailManagment.V12];[EmailManagment.C12])" table:style-name="ce88">
            <text:p>תאמר מסארוה</text:p>
          </table:table-cell>
          <table:table-cell office:value-type="string" table:style-name="ce38">
            <text:p>054-3299444</text:p>
          </table:table-cell>
          <table:table-cell office:value-type="float" office:value="21220590" table:number-columns-spanned="1" table:number-rows-spanned="2" table:style-name="ce63">
            <text:p>21220590</text:p>
          </table:table-cell>
          <table:table-cell office:value-type="string" table:style-name="ce38">
            <text:p>שרה</text:p>
          </table:table-cell>
          <table:table-cell office:value-type="string" table:number-columns-spanned="1" table:number-rows-spanned="2" table:style-name="ce126">
            <text:p>סופר חכם 1</text:p>
          </table:table-cell>
          <table:table-cell office:value-type="string" table:number-columns-spanned="1" table:number-rows-spanned="2" table:style-name="ce216">
            <text:p><text:a xlink:href="https://drive.google.com/drive/folders/1X32536fkotO63T9RmZxC6VacPMgwmin6">https://drive.google.com/drive/folders/1X32536fkotO63T9RmZxC6VacPMgwmin6</text:a></text:p>
          </table:table-cell>
          <table:table-cell table:number-columns-repeated="16365"/>
        </table:table-row>
        <table:table-row table:style-name="ro7">
          <table:table-cell table:style-name="ce77"/>
          <table:covered-table-cell/>
          <table:covered-table-cell table:number-columns-repeated="7"/>
          <table:table-cell table:style-name="ce80"/>
          <table:covered-table-cell/>
          <table:covered-table-cell/>
          <table:covered-table-cell/>
          <table:table-cell office:value-type="string" office:string-value="מוחמד עוויסאת" table:formula="of:=HYPERLINK([EmailManagment.V13];[EmailManagment.C13])" table:style-name="ce88">
            <text:p>מוחמד עוויסאת</text:p>
          </table:table-cell>
          <table:table-cell office:value-type="string" table:style-name="ce38">
            <text:p>050-3382767</text:p>
          </table:table-cell>
          <table:covered-table-cell/>
          <table:table-cell office:value-type="string" table:style-name="ce38">
            <text:p>יורם</text:p>
          </table:table-cell>
          <table:covered-table-cell/>
          <table:covered-table-cell/>
          <table:table-cell table:number-columns-repeated="16365"/>
        </table:table-row>
        <table:table-row table:style-name="ro2">
          <table:table-cell table:style-name="ce77"/>
          <table:table-cell table:style-name="ce78"/>
          <table:table-cell table:style-name="ce79"/>
          <table:table-cell table:number-columns-repeated="2" table:style-name="ce77"/>
          <table:table-cell table:style-name="ce80"/>
          <table:table-cell table:style-name="ce79"/>
          <table:table-cell table:style-name="ce77"/>
          <table:table-cell table:style-name="ce81"/>
          <table:table-cell table:style-name="ce80"/>
          <table:covered-table-cell/>
          <table:table-cell office:value-type="string" office:string-value="מייל לקב' של יורם" table:formula="of:=HYPERLINK([EmailManagment.V19];&quot;מייל לקב' של יורם&quot;)" table:number-columns-spanned="1" table:number-rows-spanned="6" table:style-name="ce117">
            <text:p>מייל לקב' של יורם</text:p>
          </table:table-cell>
          <table:table-cell office:value-type="float" office:value="4" table:formula="of:=HYPERLINK([EmailManagment.W10];[EmailManagment.B10])" table:number-columns-spanned="1" table:number-rows-spanned="2" table:style-name="ce121">
            <text:p>4</text:p>
          </table:table-cell>
          <table:table-cell office:value-type="string" office:string-value="אלינה בלושנקו" table:formula="of:=HYPERLINK([EmailManagment.V10];[EmailManagment.C10])" table:style-name="ce87">
            <text:p>אלינה בלושנקו</text:p>
          </table:table-cell>
          <table:table-cell office:value-type="string" table:style-name="ce35">
            <text:p>050-3672233</text:p>
          </table:table-cell>
          <table:table-cell office:value-type="float" office:value="21220320" table:number-columns-spanned="1" table:number-rows-spanned="2" table:style-name="ce62">
            <text:p>21220320</text:p>
          </table:table-cell>
          <table:table-cell office:value-type="string" table:number-columns-spanned="1" table:number-rows-spanned="2" table:style-name="ce62">
            <text:p>יורם</text:p>
          </table:table-cell>
          <table:table-cell office:value-type="string" table:number-columns-spanned="1" table:number-rows-spanned="2" table:style-name="ce122">
            <text:p>משחק מחשב מבוסס מחוות אדם מול מצלמה</text:p>
          </table:table-cell>
          <table:table-cell table:style-name="ce82"/>
          <table:table-cell table:number-columns-repeated="16365"/>
        </table:table-row>
        <table:table-row table:style-name="ro2">
          <table:table-cell table:style-name="ce77"/>
          <table:table-cell table:style-name="ce78"/>
          <table:table-cell table:style-name="ce79"/>
          <table:table-cell table:number-columns-repeated="2" table:style-name="ce77"/>
          <table:table-cell table:style-name="ce80"/>
          <table:table-cell table:style-name="ce79"/>
          <table:table-cell table:style-name="ce77"/>
          <table:table-cell table:style-name="ce81"/>
          <table:table-cell table:style-name="ce80"/>
          <table:covered-table-cell/>
          <table:covered-table-cell/>
          <table:covered-table-cell/>
          <table:table-cell office:value-type="string" office:string-value="עדן אפרים" table:formula="of:=HYPERLINK([EmailManagment.V11];[EmailManagment.C11])" table:style-name="ce87">
            <text:p>עדן אפרים</text:p>
          </table:table-cell>
          <table:table-cell office:value-type="string" table:style-name="ce35">
            <text:p>053-9332731</text:p>
          </table:table-cell>
          <table:covered-table-cell/>
          <table:covered-table-cell/>
          <table:covered-table-cell/>
          <table:table-cell table:style-name="ce82"/>
          <table:table-cell table:number-columns-repeated="16365"/>
        </table:table-row>
        <table:table-row table:style-name="ro2">
          <table:table-cell table:style-name="ce77"/>
          <table:table-cell office:value-type="string" table:number-columns-spanned="8" table:number-rows-spanned="1" table:style-name="ce128">
            <text:p><text:a xlink:href="https://bit.ly/BGU_ZOOM_Meeting">קישור למפגש בזום במועד הנבחר (במקרה של בעיה בזום נא להתקשר ליורם לנייד 052-3206542)</text:a></text:p>
          </table:table-cell>
          <table:covered-table-cell table:number-columns-repeated="7"/>
          <table:table-cell table:style-name="ce80"/>
          <table:covered-table-cell/>
          <table:covered-table-cell/>
          <table:table-cell office:value-type="float" office:value="5" table:formula="of:=HYPERLINK([EmailManagment.W14];[EmailManagment.B14])" table:number-columns-spanned="1" table:number-rows-spanned="2" table:style-name="ce118">
            <text:p>5</text:p>
          </table:table-cell>
          <table:table-cell office:value-type="string" office:string-value="טל אלבז" table:formula="of:=HYPERLINK([EmailManagment.V14];[EmailManagment.C14])" table:style-name="ce86">
            <text:p>טל אלבז</text:p>
          </table:table-cell>
          <table:table-cell office:value-type="string" table:style-name="ce30">
            <text:p>054-2644402</text:p>
          </table:table-cell>
          <table:table-cell office:value-type="float" office:value="21220640" table:number-columns-spanned="1" table:number-rows-spanned="2" table:style-name="ce61">
            <text:p>21220640</text:p>
          </table:table-cell>
          <table:table-cell office:value-type="string" table:number-columns-spanned="1" table:number-rows-spanned="2" table:style-name="ce61">
            <text:p>יורם</text:p>
          </table:table-cell>
          <table:table-cell office:value-type="string" table:number-columns-spanned="1" table:number-rows-spanned="2" table:style-name="ce129">
            <text:p>מדידת קצב גדילת גידולי שדה באמצעות רחפן עיבוד תמונה ולימוד מכונה</text:p>
          </table:table-cell>
          <table:table-cell office:value-type="string" table:number-columns-spanned="1" table:number-rows-spanned="2" table:style-name="ce213">
            <text:p><text:a xlink:href="https://onedrive.live.com/?authkey=%21AIg7G2akW9kLvsI&amp;id=D7A1035DCD392FE3%21106&amp;cid=D7A1035DCD392FE3">https://onedrive.live.com/?authkey=%21AIg7G2akW9kLvsI&amp;id=D7A1035DCD392FE3%21106&amp;cid=D7A1035DCD392FE3</text:a></text:p>
          </table:table-cell>
          <table:table-cell table:number-columns-repeated="16365"/>
        </table:table-row>
        <table:table-row table:style-name="ro2">
          <table:table-cell table:style-name="ce77"/>
          <table:table-cell table:style-name="ce78"/>
          <table:table-cell table:style-name="ce79"/>
          <table:table-cell table:number-columns-repeated="2" table:style-name="ce77"/>
          <table:table-cell table:style-name="ce80"/>
          <table:table-cell table:style-name="ce79"/>
          <table:table-cell table:style-name="ce77"/>
          <table:table-cell table:style-name="ce81"/>
          <table:table-cell table:style-name="ce80"/>
          <table:covered-table-cell/>
          <table:covered-table-cell/>
          <table:covered-table-cell/>
          <table:table-cell office:value-type="string" office:string-value="גיורא גבאי" table:formula="of:=HYPERLINK([EmailManagment.V15];[EmailManagment.C15])" table:style-name="ce86">
            <text:p>גיורא גבאי</text:p>
          </table:table-cell>
          <table:table-cell office:value-type="string" table:style-name="ce30">
            <text:p>054-4809882</text:p>
          </table:table-cell>
          <table:covered-table-cell/>
          <table:covered-table-cell/>
          <table:covered-table-cell/>
          <table:covered-table-cell/>
          <table:table-cell table:number-columns-repeated="16365"/>
        </table:table-row>
        <table:table-row table:style-name="ro8">
          <table:table-cell table:style-name="ce77"/>
          <table:table-cell table:style-name="ce78"/>
          <table:table-cell table:style-name="ce79"/>
          <table:table-cell table:number-columns-repeated="2" table:style-name="ce77"/>
          <table:table-cell table:style-name="ce80"/>
          <table:table-cell table:style-name="ce79"/>
          <table:table-cell table:style-name="ce77"/>
          <table:table-cell table:style-name="ce81"/>
          <table:table-cell table:style-name="ce80"/>
          <table:covered-table-cell/>
          <table:covered-table-cell/>
          <table:table-cell office:value-type="float" office:value="6" table:formula="of:=HYPERLINK([EmailManagment.W16];[EmailManagment.B16])" table:style-name="ce89">
            <text:p>6</text:p>
          </table:table-cell>
          <table:table-cell office:value-type="string" office:string-value="אליק דנוביץ" table:formula="of:=HYPERLINK([EmailManagment.V16];[EmailManagment.C16])" table:style-name="ce89">
            <text:p>אליק דנוביץ</text:p>
          </table:table-cell>
          <table:table-cell office:value-type="string" table:style-name="ce90">
            <text:p>054-7200455</text:p>
          </table:table-cell>
          <table:table-cell office:value-type="float" office:value="21220600" table:style-name="ce90">
            <text:p>21220600</text:p>
          </table:table-cell>
          <table:table-cell office:value-type="string" table:style-name="ce90">
            <text:p>יורם</text:p>
          </table:table-cell>
          <table:table-cell office:value-type="string" table:style-name="ce91">
            <text:p>המרת טקסט לתנועת שלד אדם וחילוץ הטקסט מהתנועה באמצעות למידה עמוקה</text:p>
          </table:table-cell>
          <table:table-cell table:style-name="ce82"/>
          <table:table-cell table:number-columns-repeated="16365"/>
        </table:table-row>
        <table:table-row table:style-name="ro9">
          <table:table-cell table:style-name="ce77"/>
          <table:table-cell table:style-name="ce78"/>
          <table:table-cell table:style-name="ce79"/>
          <table:table-cell table:number-columns-repeated="2" table:style-name="ce77"/>
          <table:table-cell table:style-name="ce80"/>
          <table:table-cell table:style-name="ce79"/>
          <table:table-cell table:style-name="ce77"/>
          <table:table-cell table:style-name="ce81"/>
          <table:table-cell table:style-name="ce80"/>
          <table:covered-table-cell/>
          <table:covered-table-cell/>
          <table:table-cell office:value-type="float" office:value="7" table:formula="of:=HYPERLINK([EmailManagment.W17];[EmailManagment.B17])" table:style-name="ce92">
            <text:p>7</text:p>
          </table:table-cell>
          <table:table-cell office:value-type="string" office:string-value="נזאר מערוף" table:formula="of:=HYPERLINK([EmailManagment.V17];[EmailManagment.C17])" table:style-name="ce92">
            <text:p>נזאר מערוף</text:p>
          </table:table-cell>
          <table:table-cell office:value-type="string" table:style-name="ce93">
            <text:p>052-7908901</text:p>
          </table:table-cell>
          <table:table-cell office:value-type="float" office:value="21220570" table:style-name="ce93">
            <text:p>21220570</text:p>
          </table:table-cell>
          <table:table-cell office:value-type="string" table:style-name="ce93">
            <text:p>יורם</text:p>
          </table:table-cell>
          <table:table-cell office:value-type="string" table:style-name="ce94">
            <text:p>השוואת ביצועי אלגורתמי ML בעזרת בסיסי נתונים סינטטיים</text:p>
          </table:table-cell>
          <table:table-cell office:value-type="string" table:style-name="ce95">
            <text:p><text:a xlink:href="https://drive.google.com/drive/u/0/folders/1CbeVaFGfqzHELHTkQeBqj7ILs9FfZgZc">https://drive.google.com/drive/u/0/folders/1CbeVaFGfqzHELHTkQeBqj7ILs9FfZgZc</text:a></text:p>
          </table:table-cell>
          <table:table-cell table:number-columns-repeated="16365"/>
        </table:table-row>
        <table:table-row table:style-name="ro1">
          <table:table-cell table:style-name="ce77"/>
          <table:table-cell office:value-type="string" table:style-name="ce8">
            <text:p>סבב מפגשים</text:p>
          </table:table-cell>
          <table:table-cell office:value-type="string" table:style-name="ce9">
            <text:p>שבוע סמסטר</text:p>
          </table:table-cell>
          <table:table-cell office:value-type="string" table:style-name="ce10">
            <text:p>תאריך</text:p>
          </table:table-cell>
          <table:table-cell office:value-type="string" table:style-name="ce10">
            <text:p>יום</text:p>
          </table:table-cell>
          <table:table-cell office:value-type="string" table:style-name="ce10">
            <text:p>שעה</text:p>
          </table:table-cell>
          <table:table-cell office:value-type="string" table:style-name="ce96">
            <office:annotation draw:style-name="a11" svg:x="-0.0104166666666667in" svg:y="3.54166666666667in" svg:width="6.09375in" svg:height="0.364583333333333in">
              <dc:creator/>
              <text:p><text:span text:style-name="T2">ראה עמודה ראשונה בטבלה משמאל למעלה (עמודה L)</text:span></text:p>
            </office:annotation>
            <text:p>מספר קבוצה</text:p>
          </table:table-cell>
          <table:table-cell office:value-type="string" table:style-name="ce97">
            <text:p>טלפון להודעות</text:p>
          </table:table-cell>
          <table:table-cell office:value-type="string" table:style-name="ce98">
            <text:p>שמות</text:p>
          </table:table-cell>
          <table:table-cell table:number-columns-repeated="3" table:style-name="ce80"/>
          <table:table-cell table:number-columns-repeated="4" table:style-name="ce99"/>
          <table:table-cell table:style-name="ce82"/>
          <table:table-cell office:value-type="string" table:style-name="ce99">
            <text:p><text:s/></text:p>
          </table:table-cell>
          <table:table-cell table:style-name="ce99"/>
          <table:table-cell table:number-columns-repeated="16365"/>
        </table:table-row>
        <table:table-row table:style-name="ro1">
          <table:table-cell table:style-name="ce100"/>
          <table:table-cell office:value-type="string" table:number-columns-spanned="1" table:number-rows-spanned="6" table:style-name="ce214">
            <text:p><text:span text:style-name="T1">מפגש א'</text:span></text:p>
            <text:p>מפגש של שעה להגדרת פרויקט.</text:p>
            <text:p/>
            <text:p>נוכחות חובה של שני בני הזוג.</text:p>
          </table:table-cell>
          <table:table-cell office:value-type="float" office:value="-2" table:style-name="ce102">
            <text:p>-2</text:p>
          </table:table-cell>
          <table:table-cell office:value-type="date" office:date-value="2021-10-04T00:00:00" table:style-name="ce15">
            <text:p>4/10/2021</text:p>
          </table:table-cell>
          <table:table-cell office:value-type="string" table:style-name="ce103">
            <text:p>ב</text:p>
          </table:table-cell>
          <table:table-cell office:value-type="string" table:style-name="ce17">
            <text:p>16:00-17:00</text:p>
          </table:table-cell>
          <table:table-cell office:value-type="float" office:value="4" table:style-name="ce27">
            <text:p>4</text:p>
          </table:table-cell>
          <table:table-cell office:value-type="string" table:style-name="ce104">
            <text:p>054-3299444 0503382767</text:p>
          </table:table-cell>
          <table:table-cell office:value-type="string" table:style-name="ce29">
            <text:p>אלינה בלושנקו , עדן אפרים</text:p>
          </table:table-cell>
          <table:table-cell table:style-name="ce99"/>
          <table:table-cell table:number-columns-repeated="9" table:style-name="ce82"/>
          <table:table-cell table:number-columns-repeated="16365"/>
        </table:table-row>
        <table:table-row table:style-name="ro1">
          <table:table-cell table:style-name="ce100"/>
          <table:covered-table-cell/>
          <table:table-cell office:value-type="float" office:value="-2" table:style-name="ce105">
            <text:p>-2</text:p>
          </table:table-cell>
          <table:table-cell office:value-type="date" office:date-value="2021-10-04T00:00:00" table:style-name="ce24">
            <text:p>4/10/2021</text:p>
          </table:table-cell>
          <table:table-cell office:value-type="string" office:string-value="ב" table:formula="of:=[.E16]" table:style-name="ce106">
            <text:p>ב</text:p>
          </table:table-cell>
          <table:table-cell office:value-type="string" table:style-name="ce25">
            <text:p>17:00-18:00</text:p>
          </table:table-cell>
          <table:table-cell office:value-type="float" office:value="3" table:style-name="ce107">
            <text:p>3</text:p>
          </table:table-cell>
          <table:table-cell office:value-type="string" table:style-name="ce104">
            <text:p>0503672233 <text:s/>0539332731</text:p>
          </table:table-cell>
          <table:table-cell office:value-type="string" table:style-name="ce29">
            <text:p>תאמר מסארוה, מוחמד עוויסאת</text:p>
          </table:table-cell>
          <table:table-cell table:style-name="ce99"/>
          <table:table-cell table:number-columns-repeated="9" table:style-name="ce82"/>
          <table:table-cell table:number-columns-repeated="16365"/>
        </table:table-row>
        <table:table-row table:style-name="ro1">
          <table:table-cell table:style-name="ce100"/>
          <table:covered-table-cell/>
          <table:table-cell office:value-type="float" office:value="-2" table:style-name="ce105">
            <text:p>-2</text:p>
          </table:table-cell>
          <table:table-cell office:value-type="date" office:date-value="2021-10-04T00:00:00" table:style-name="ce24">
            <text:p>4/10/2021</text:p>
          </table:table-cell>
          <table:table-cell office:value-type="string" office:string-value="ב" table:formula="of:=[.E17]" table:style-name="ce106">
            <text:p>ב</text:p>
          </table:table-cell>
          <table:table-cell office:value-type="string" table:style-name="ce25">
            <text:p>19:00-20:00</text:p>
          </table:table-cell>
          <table:table-cell office:value-type="float" office:value="2" table:style-name="ce107">
            <text:p>2</text:p>
          </table:table-cell>
          <table:table-cell office:value-type="string" table:style-name="ce104">
            <text:p>0504003345 , 0542589500</text:p>
          </table:table-cell>
          <table:table-cell office:value-type="string" table:style-name="ce29">
            <text:p>רז בן אדרת, מאור גטר</text:p>
          </table:table-cell>
          <table:table-cell table:style-name="ce99"/>
          <table:table-cell table:number-columns-repeated="9" table:style-name="ce82"/>
          <table:table-cell table:number-columns-repeated="16365"/>
        </table:table-row>
        <table:table-row table:style-name="ro1">
          <table:table-cell table:style-name="ce100"/>
          <table:covered-table-cell/>
          <table:table-cell office:value-type="float" office:value="-2" table:style-name="ce105">
            <text:p>-2</text:p>
          </table:table-cell>
          <table:table-cell office:value-type="date" office:date-value="2021-10-04T00:00:00" table:style-name="ce24">
            <text:p>4/10/2021</text:p>
          </table:table-cell>
          <table:table-cell office:value-type="string" office:string-value="ב" table:formula="of:=[.E18]" table:style-name="ce106">
            <text:p>ב</text:p>
          </table:table-cell>
          <table:table-cell office:value-type="string" table:style-name="ce25">
            <text:p>20:00-21:00</text:p>
          </table:table-cell>
          <table:table-cell office:value-type="float" office:value="1" table:style-name="ce107">
            <text:p>1</text:p>
          </table:table-cell>
          <table:table-cell office:value-type="string" table:style-name="ce104">
            <text:p><text:s/>054-5401134 054-2244610</text:p>
          </table:table-cell>
          <table:table-cell office:value-type="string" table:style-name="ce29">
            <text:p>נאור יקותיאלי, סער אליאס</text:p>
          </table:table-cell>
          <table:table-cell table:style-name="ce99"/>
          <table:table-cell table:number-columns-repeated="9" table:style-name="ce82"/>
          <table:table-cell table:number-columns-repeated="16365"/>
        </table:table-row>
        <table:table-row table:style-name="ro1">
          <table:table-cell table:style-name="ce100"/>
          <table:covered-table-cell/>
          <table:table-cell office:value-type="float" office:value="-2" table:style-name="ce105">
            <text:p>-2</text:p>
          </table:table-cell>
          <table:table-cell office:value-type="date" office:date-value="2021-10-04T00:00:00" table:style-name="ce24">
            <text:p>4/10/2021</text:p>
          </table:table-cell>
          <table:table-cell office:value-type="string" office:string-value="ב" table:formula="of:=[.E19]" table:style-name="ce106">
            <text:p>ב</text:p>
          </table:table-cell>
          <table:table-cell office:value-type="string" table:style-name="ce25">
            <text:p>21:00-22:00</text:p>
          </table:table-cell>
          <table:table-cell office:value-type="float" office:value="5" table:style-name="ce107">
            <text:p>5</text:p>
          </table:table-cell>
          <table:table-cell office:value-type="string" table:style-name="ce104">
            <text:p>054-4809882 054-2644402</text:p>
          </table:table-cell>
          <table:table-cell office:value-type="string" table:style-name="ce29">
            <text:p>טל אלבז, גיורא גבאי</text:p>
          </table:table-cell>
          <table:table-cell table:style-name="ce99"/>
          <table:table-cell table:number-columns-repeated="9" table:style-name="ce82"/>
          <table:table-cell table:number-columns-repeated="16365"/>
        </table:table-row>
        <table:table-row table:style-name="ro1">
          <table:table-cell table:style-name="ce100"/>
          <table:covered-table-cell/>
          <table:table-cell office:value-type="float" office:value="-2" table:style-name="ce105">
            <text:p>-2</text:p>
          </table:table-cell>
          <table:table-cell office:value-type="date" office:date-value="2021-10-04T00:00:00" table:style-name="ce24">
            <text:p>4/10/2021</text:p>
          </table:table-cell>
          <table:table-cell office:value-type="string" office:string-value="ב" table:formula="of:=[.E20]" table:style-name="ce106">
            <text:p>ב</text:p>
          </table:table-cell>
          <table:table-cell office:value-type="string" table:style-name="ce26">
            <text:p>22:00-23:00</text:p>
          </table:table-cell>
          <table:table-cell office:value-type="float" office:value="6" table:style-name="ce39">
            <text:p>6</text:p>
          </table:table-cell>
          <table:table-cell office:value-type="string" table:style-name="ce108">
            <text:p>054-7200455</text:p>
          </table:table-cell>
          <table:table-cell office:value-type="string" table:style-name="ce34">
            <text:p>אליק דנוביץ</text:p>
          </table:table-cell>
          <table:table-cell table:style-name="ce99"/>
          <table:table-cell table:number-columns-repeated="9" table:style-name="ce82"/>
          <table:table-cell table:number-columns-repeated="16365"/>
        </table:table-row>
        <table:table-row table:style-name="ro1">
          <table:table-cell table:style-name="ce100"/>
          <table:table-cell table:style-name="ce101"/>
          <table:table-cell office:value-type="float" office:value="-1" table:formula="of:=[.C20]+1" table:style-name="ce102">
            <text:p>-1</text:p>
          </table:table-cell>
          <table:table-cell office:value-type="date" office:date-value="2021-10-11T00:00:00" table:formula="of:=[.D17]+7" table:style-name="ce15">
            <text:p>11/10/2021</text:p>
          </table:table-cell>
          <table:table-cell office:value-type="string" table:style-name="ce103">
            <text:p>ב</text:p>
          </table:table-cell>
          <table:table-cell office:value-type="string" table:style-name="ce17">
            <text:p>18:30-19:00</text:p>
          </table:table-cell>
          <table:table-cell office:value-type="float" office:value="7" table:style-name="ce27">
            <text:p>7</text:p>
          </table:table-cell>
          <table:table-cell office:value-type="string" table:style-name="ce104">
            <text:p>052-7908901</text:p>
          </table:table-cell>
          <table:table-cell office:value-type="string" table:style-name="ce29">
            <text:p>נזאר מערוף</text:p>
          </table:table-cell>
          <table:table-cell office:value-type="string" table:style-name="ce99">
            <text:p>כן</text:p>
          </table:table-cell>
          <table:table-cell table:number-columns-repeated="9" table:style-name="ce82"/>
          <table:table-cell table:number-columns-repeated="16365"/>
        </table:table-row>
        <table:table-row table:style-name="ro1">
          <table:table-cell table:style-name="ce100"/>
          <table:table-cell office:value-type="string" table:number-columns-spanned="1" table:number-rows-spanned="6" table:style-name="ce214">
            <text:p><text:span text:style-name="T1">מפגש ב'</text:span><text:span text:style-name="T1"/></text:p>
            <text:p>מפגש של שעה להגדרת תכולת דוח מכין של הפרויקט.</text:p>
            <text:p/>
            <text:p>נוכחות חובה של שני בני הזוג.</text:p>
          </table:table-cell>
          <table:table-cell office:value-type="float" office:value="-1" table:formula="of:=[.C21]+1" table:style-name="ce105">
            <text:p>-1</text:p>
          </table:table-cell>
          <table:table-cell office:value-type="date" office:date-value="2021-10-11T00:00:00" table:formula="of:=[.D18]+7" table:style-name="ce24">
            <text:p>11/10/2021</text:p>
          </table:table-cell>
          <table:table-cell office:value-type="string" table:style-name="ce106">
            <text:p>ב</text:p>
          </table:table-cell>
          <table:table-cell office:value-type="string" table:style-name="ce25">
            <text:p>19:00-19:30</text:p>
          </table:table-cell>
          <table:table-cell office:value-type="float" office:value="4" table:style-name="ce107">
            <text:p>4</text:p>
          </table:table-cell>
          <table:table-cell office:value-type="string" table:style-name="ce104">
            <text:p>054-3299444 0503382767</text:p>
          </table:table-cell>
          <table:table-cell office:value-type="string" table:style-name="ce29">
            <text:p>אלינה בלושנקו , עדן אפרים</text:p>
          </table:table-cell>
          <table:table-cell office:value-type="string" table:style-name="ce99">
            <text:p>כן</text:p>
          </table:table-cell>
          <table:table-cell table:number-columns-repeated="9" table:style-name="ce82"/>
          <table:table-cell table:number-columns-repeated="16365"/>
        </table:table-row>
        <table:table-row table:style-name="ro1">
          <table:table-cell table:style-name="ce100"/>
          <table:covered-table-cell/>
          <table:table-cell office:value-type="float" office:value="-1" table:formula="of:=[.C23]" table:style-name="ce105">
            <text:p>-1</text:p>
          </table:table-cell>
          <table:table-cell office:value-type="date" office:date-value="2021-10-11T00:00:00" table:formula="of:=[.D23]" table:style-name="ce24">
            <text:p>11/10/2021</text:p>
          </table:table-cell>
          <table:table-cell office:value-type="string" table:style-name="ce106">
            <text:p>ב</text:p>
          </table:table-cell>
          <table:table-cell office:value-type="string" table:style-name="ce26">
            <text:p>19:30-20:00</text:p>
          </table:table-cell>
          <table:table-cell office:value-type="float" office:value="6" table:style-name="ce107">
            <text:p>6</text:p>
          </table:table-cell>
          <table:table-cell office:value-type="string" table:style-name="ce104">
            <text:p>054-7200455</text:p>
          </table:table-cell>
          <table:table-cell office:value-type="string" table:style-name="ce29">
            <text:p>אליק דנוביץ</text:p>
          </table:table-cell>
          <table:table-cell office:value-type="string" table:style-name="ce99">
            <text:p>כן</text:p>
          </table:table-cell>
          <table:table-cell table:number-columns-repeated="9" table:style-name="ce82"/>
          <table:table-cell table:number-columns-repeated="16365"/>
        </table:table-row>
        <table:table-row table:style-name="ro1">
          <table:table-cell table:style-name="ce100"/>
          <table:covered-table-cell/>
          <table:table-cell office:value-type="float" office:value="-1" table:formula="of:=[.C24]" table:style-name="ce105">
            <text:p>-1</text:p>
          </table:table-cell>
          <table:table-cell office:value-type="date" office:date-value="2021-10-11T00:00:00" table:formula="of:=[.D24]" table:style-name="ce24">
            <text:p>11/10/2021</text:p>
          </table:table-cell>
          <table:table-cell office:value-type="string" table:style-name="ce106">
            <text:p>ב</text:p>
          </table:table-cell>
          <table:table-cell office:value-type="string" table:style-name="ce26">
            <text:p>20:00-20:30</text:p>
          </table:table-cell>
          <table:table-cell office:value-type="float" office:value="2" table:style-name="ce107">
            <text:p>2</text:p>
          </table:table-cell>
          <table:table-cell office:value-type="string" table:style-name="ce104">
            <text:p>0504003345 <text:s/>0542589500</text:p>
          </table:table-cell>
          <table:table-cell office:value-type="string" table:style-name="ce29">
            <text:p>רז בן אדרת, מאור גטר</text:p>
          </table:table-cell>
          <table:table-cell office:value-type="string" table:style-name="ce99">
            <text:p>כן</text:p>
          </table:table-cell>
          <table:table-cell table:number-columns-repeated="9" table:style-name="ce82"/>
          <table:table-cell table:number-columns-repeated="16365"/>
        </table:table-row>
        <table:table-row table:style-name="ro1">
          <table:table-cell table:style-name="ce100"/>
          <table:covered-table-cell/>
          <table:table-cell office:value-type="float" office:value="-1" table:formula="of:=[.C25]" table:style-name="ce105">
            <text:p>-1</text:p>
          </table:table-cell>
          <table:table-cell office:value-type="date" office:date-value="2021-10-11T00:00:00" table:formula="of:=[.D24]" table:style-name="ce24">
            <text:p>11/10/2021</text:p>
          </table:table-cell>
          <table:table-cell office:value-type="string" table:style-name="ce106">
            <text:p>ב</text:p>
          </table:table-cell>
          <table:table-cell office:value-type="string" table:style-name="ce26">
            <text:p>20:30-21:00</text:p>
          </table:table-cell>
          <table:table-cell office:value-type="float" office:value="3" table:style-name="ce107">
            <text:p>3</text:p>
          </table:table-cell>
          <table:table-cell office:value-type="string" table:style-name="ce104">
            <text:p>050-4003345 054-2589500</text:p>
          </table:table-cell>
          <table:table-cell office:value-type="string" table:style-name="ce29">
            <text:p>תאמר מסארוה, מוחמד עוויסאת</text:p>
          </table:table-cell>
          <table:table-cell office:value-type="string" table:style-name="ce99">
            <text:p>כן</text:p>
          </table:table-cell>
          <table:table-cell table:number-columns-repeated="9" table:style-name="ce82"/>
          <table:table-cell table:number-columns-repeated="16365"/>
        </table:table-row>
        <table:table-row table:style-name="ro1">
          <table:table-cell table:style-name="ce100"/>
          <table:covered-table-cell/>
          <table:table-cell office:value-type="float" office:value="-1" table:formula="of:=[.C26]" table:style-name="ce105">
            <text:p>-1</text:p>
          </table:table-cell>
          <table:table-cell office:value-type="date" office:date-value="2021-10-11T00:00:00" table:formula="of:=[.D26]" table:style-name="ce24">
            <text:p>11/10/2021</text:p>
          </table:table-cell>
          <table:table-cell office:value-type="string" table:style-name="ce106">
            <text:p>ב</text:p>
          </table:table-cell>
          <table:table-cell office:value-type="string" table:style-name="ce26">
            <text:p>20:00-20:30</text:p>
          </table:table-cell>
          <table:table-cell office:value-type="float" office:value="1" table:style-name="ce107">
            <text:p>1</text:p>
          </table:table-cell>
          <table:table-cell office:value-type="string" table:style-name="ce104">
            <text:p><text:s/>054-5401134 054-2244610</text:p>
          </table:table-cell>
          <table:table-cell office:value-type="string" table:style-name="ce29">
            <text:p>נאור יקותיאלי, סער אליאס</text:p>
          </table:table-cell>
          <table:table-cell office:value-type="string" table:style-name="ce99">
            <text:p>לא</text:p>
          </table:table-cell>
          <table:table-cell table:number-columns-repeated="9" table:style-name="ce82"/>
          <table:table-cell table:number-columns-repeated="16365"/>
        </table:table-row>
        <table:table-row table:style-name="ro1">
          <table:table-cell table:style-name="ce100"/>
          <table:covered-table-cell/>
          <table:table-cell office:value-type="float" office:value="-1" table:formula="of:=[.C27]" table:style-name="ce105">
            <text:p>-1</text:p>
          </table:table-cell>
          <table:table-cell office:value-type="date" office:date-value="2021-10-11T00:00:00" table:formula="of:=[.D26]" table:style-name="ce24">
            <text:p>11/10/2021</text:p>
          </table:table-cell>
          <table:table-cell office:value-type="string" table:style-name="ce106">
            <text:p>ב</text:p>
          </table:table-cell>
          <table:table-cell office:value-type="string" table:style-name="ce26">
            <text:p>20:45-21:15</text:p>
          </table:table-cell>
          <table:table-cell office:value-type="float" office:value="5" table:style-name="ce32">
            <text:p>5</text:p>
          </table:table-cell>
          <table:table-cell office:value-type="string" table:style-name="ce108">
            <text:p>054-4809882 054-2644402</text:p>
          </table:table-cell>
          <table:table-cell office:value-type="string" table:style-name="ce34">
            <text:p>טל אלבז, גיורא גבאי</text:p>
          </table:table-cell>
          <table:table-cell office:value-type="string" table:style-name="ce99">
            <text:p>כן</text:p>
          </table:table-cell>
          <table:table-cell table:number-columns-repeated="9" table:style-name="ce82"/>
          <table:table-cell table:number-columns-repeated="16365"/>
        </table:table-row>
        <table:table-row table:style-name="ro1">
          <table:table-cell table:style-name="ce100"/>
          <table:table-cell office:value-type="string" table:number-columns-spanned="8" table:number-rows-spanned="1" table:style-name="ce132">
            <text:p>תחילת סמסטר א תשפ"ב - מפגש עם כל קבוצה אחת לשבועיים חצי שעה (נא לקבוע מועדים מחייבים מראש לכל אורך הסמסטר)</text:p>
          </table:table-cell>
          <table:covered-table-cell table:number-columns-repeated="7"/>
          <table:table-cell table:style-name="ce99"/>
          <table:table-cell table:number-columns-repeated="9" table:style-name="ce82"/>
          <table:table-cell table:number-columns-repeated="16365"/>
        </table:table-row>
        <table:table-row-group>
          <table:table-row table:style-name="ro1">
            <table:table-cell table:style-name="ce100"/>
            <table:table-cell office:value-type="float" office:value="1" table:number-columns-spanned="1" table:number-rows-spanned="9" table:style-name="ce135">
              <text:p>1</text:p>
            </table:table-cell>
            <table:table-cell office:value-type="float" office:value="1" table:style-name="ce102">
              <text:p>1</text:p>
            </table:table-cell>
            <table:table-cell office:value-type="date" office:date-value="2021-10-18T00:00:00" table:style-name="ce15">
              <text:p>18/10/2021</text:p>
            </table:table-cell>
            <table:table-cell office:value-type="string" table:style-name="ce103">
              <text:p>ב</text:p>
            </table:table-cell>
            <table:table-cell office:value-type="string" table:style-name="ce17">
              <text:p>17:00-19:30</text:p>
            </table:table-cell>
            <table:table-cell office:value-type="string" table:number-columns-spanned="3" table:number-rows-spanned="2" table:style-name="ce215">
              <text:p>פגישת פרויקטים לכל המחזור</text:p>
            </table:table-cell>
            <table:covered-table-cell table:number-columns-repeated="2"/>
            <table:table-cell table:style-name="ce99"/>
            <table:table-cell table:number-columns-repeated="9" table:style-name="ce82"/>
            <table:table-cell table:number-columns-repeated="16365"/>
          </table:table-row>
          <table:table-row table:style-name="ro1">
            <table:table-cell table:style-name="ce100"/>
            <table:covered-table-cell/>
            <table:table-cell office:value-type="float" office:value="1" table:formula="of:=[.C30]" table:style-name="ce105">
              <text:p>1</text:p>
            </table:table-cell>
            <table:table-cell office:value-type="date" office:date-value="2021-10-18T00:00:00" table:formula="of:=[.D30]" table:style-name="ce24">
              <text:p>18/10/2021</text:p>
            </table:table-cell>
            <table:table-cell office:value-type="string" table:style-name="ce106">
              <text:p>ב</text:p>
            </table:table-cell>
            <table:table-cell office:value-type="string" table:style-name="ce26">
              <text:p>19:30-20:00</text:p>
            </table:table-cell>
            <table:covered-table-cell/>
            <table:covered-table-cell table:number-columns-repeated="2"/>
            <table:table-cell table:style-name="ce99"/>
            <table:table-cell table:number-columns-repeated="9" table:style-name="ce82"/>
            <table:table-cell table:number-columns-repeated="16365"/>
          </table:table-row>
          <table:table-row table:style-name="ro3">
            <table:table-cell table:style-name="ce100"/>
            <table:covered-table-cell/>
            <table:table-cell office:value-type="float" office:value="1" table:formula="of:=[.C30]" table:style-name="ce105">
              <text:p>1</text:p>
            </table:table-cell>
            <table:table-cell office:value-type="date" office:date-value="2021-10-18T00:00:00" table:formula="of:=[.D30]" table:style-name="ce24">
              <text:p>18/10/2021</text:p>
            </table:table-cell>
            <table:table-cell office:value-type="string" table:style-name="ce106">
              <text:p>ב</text:p>
            </table:table-cell>
            <table:table-cell office:value-type="string" table:style-name="ce26">
              <text:p>20:00-20:30</text:p>
            </table:table-cell>
            <table:table-cell office:value-type="float" office:value="2" table:style-name="ce18">
              <text:p>2</text:p>
            </table:table-cell>
            <table:table-cell office:value-type="string" table:style-name="ce50">
              <text:p>050-4003345 054-2589500</text:p>
            </table:table-cell>
            <table:table-cell office:value-type="string" table:style-name="ce29">
              <text:p>רז בן אדרת, מאור גטר</text:p>
            </table:table-cell>
            <table:table-cell table:style-name="ce99"/>
            <table:table-cell table:number-columns-repeated="9" table:style-name="ce82"/>
            <table:table-cell table:number-columns-repeated="16365"/>
          </table:table-row>
          <table:table-row table:style-name="ro3">
            <table:table-cell table:style-name="ce100"/>
            <table:covered-table-cell/>
            <table:table-cell office:value-type="float" office:value="1" table:formula="of:=[.C30]" table:style-name="ce105">
              <text:p>1</text:p>
            </table:table-cell>
            <table:table-cell office:value-type="date" office:date-value="2021-10-18T00:00:00" table:formula="of:=[.D30]" table:style-name="ce24">
              <text:p>18/10/2021</text:p>
            </table:table-cell>
            <table:table-cell office:value-type="string" table:style-name="ce106">
              <text:p>ב</text:p>
            </table:table-cell>
            <table:table-cell office:value-type="string" table:style-name="ce26">
              <text:p>20:30-21:00</text:p>
            </table:table-cell>
            <table:table-cell office:value-type="float" office:value="4" table:style-name="ce18">
              <text:p>4</text:p>
            </table:table-cell>
            <table:table-cell office:value-type="string" table:style-name="ce50">
              <text:p>054-3299444 0503382767</text:p>
            </table:table-cell>
            <table:table-cell office:value-type="string" table:style-name="ce29">
              <text:p>אלינה בלושנקו , עדן אפרים</text:p>
            </table:table-cell>
            <table:table-cell table:style-name="ce99"/>
            <table:table-cell table:number-columns-repeated="9" table:style-name="ce82"/>
            <table:table-cell table:number-columns-repeated="16365"/>
          </table:table-row>
          <table:table-row table:style-name="ro1">
            <table:table-cell table:style-name="ce100"/>
            <table:covered-table-cell/>
            <table:table-cell office:value-type="float" office:value="1" table:formula="of:=[.C31]" table:style-name="ce105">
              <text:p>1</text:p>
            </table:table-cell>
            <table:table-cell office:value-type="date" office:date-value="2021-10-18T00:00:00" table:formula="of:=[.D31]" table:style-name="ce24">
              <text:p>18/10/2021</text:p>
            </table:table-cell>
            <table:table-cell office:value-type="string" table:style-name="ce106">
              <text:p>ב</text:p>
            </table:table-cell>
            <table:table-cell office:value-type="string" table:style-name="ce26">
              <text:p>21:00-21:30</text:p>
            </table:table-cell>
            <table:table-cell office:value-type="float" office:value="6" table:style-name="ce39">
              <text:p>6</text:p>
            </table:table-cell>
            <table:table-cell office:value-type="string" table:style-name="ce108">
              <text:p>054-7200455</text:p>
            </table:table-cell>
            <table:table-cell office:value-type="string" table:style-name="ce34">
              <text:p>אליק דנוביץ</text:p>
            </table:table-cell>
            <table:table-cell table:style-name="ce99"/>
            <table:table-cell table:number-columns-repeated="9" table:style-name="ce82"/>
            <table:table-cell table:number-columns-repeated="16365"/>
          </table:table-row>
          <table:table-row table:style-name="ro1">
            <table:table-cell table:style-name="ce100"/>
            <table:covered-table-cell/>
            <table:table-cell office:value-type="float" office:value="2" table:formula="of:=[.C34]+1" table:style-name="ce105">
              <text:p>2</text:p>
            </table:table-cell>
            <table:table-cell office:value-type="date" office:date-value="2021-10-25T00:00:00" table:formula="of:=[.D30]+7" table:style-name="ce15">
              <text:p>25/10/2021</text:p>
            </table:table-cell>
            <table:table-cell office:value-type="string" table:style-name="ce103">
              <text:p>ב</text:p>
            </table:table-cell>
            <table:table-cell office:value-type="string" table:style-name="ce17">
              <text:p>19:00-19:30</text:p>
            </table:table-cell>
            <table:table-cell office:value-type="float" office:value="3" table:style-name="ce27">
              <text:p>3</text:p>
            </table:table-cell>
            <table:table-cell office:value-type="string" table:style-name="ce104">
              <text:p>0503672233 <text:s/>0539332731</text:p>
            </table:table-cell>
            <table:table-cell office:value-type="string" table:style-name="ce29">
              <text:p>תאמר מסארוה, מוחמד עוויסאת</text:p>
            </table:table-cell>
            <table:table-cell table:style-name="ce99"/>
            <table:table-cell table:number-columns-repeated="9" table:style-name="ce82"/>
            <table:table-cell table:number-columns-repeated="16365"/>
          </table:table-row>
          <table:table-row table:style-name="ro1">
            <table:table-cell table:style-name="ce100"/>
            <table:covered-table-cell/>
            <table:table-cell office:value-type="float" office:value="2" table:formula="of:=[.C35]" table:style-name="ce105">
              <text:p>2</text:p>
            </table:table-cell>
            <table:table-cell office:value-type="date" office:date-value="2021-10-25T00:00:00" table:formula="of:=[.D35]" table:style-name="ce24">
              <text:p>25/10/2021</text:p>
            </table:table-cell>
            <table:table-cell office:value-type="string" table:style-name="ce106">
              <text:p>ב</text:p>
            </table:table-cell>
            <table:table-cell office:value-type="string" table:style-name="ce26">
              <text:p>19:30-20:00</text:p>
            </table:table-cell>
            <table:table-cell office:value-type="float" office:value="7" table:style-name="ce18">
              <text:p>7</text:p>
            </table:table-cell>
            <table:table-cell office:value-type="string" table:style-name="ce50">
              <text:p>052-7908901</text:p>
            </table:table-cell>
            <table:table-cell office:value-type="string" table:style-name="ce29">
              <text:p>נזאר מערוף</text:p>
            </table:table-cell>
            <table:table-cell office:value-type="string" table:style-name="ce99">
              <text:p>אין</text:p>
            </table:table-cell>
            <table:table-cell table:number-columns-repeated="9" table:style-name="ce82"/>
            <table:table-cell table:number-columns-repeated="16365"/>
          </table:table-row>
          <table:table-row table:style-name="ro1">
            <table:table-cell table:style-name="ce100"/>
            <table:covered-table-cell/>
            <table:table-cell office:value-type="float" office:value="2" table:formula="of:=[.C36]" table:style-name="ce105">
              <text:p>2</text:p>
            </table:table-cell>
            <table:table-cell office:value-type="date" office:date-value="2021-10-25T00:00:00" table:formula="of:=[.D36]" table:style-name="ce24">
              <text:p>25/10/2021</text:p>
            </table:table-cell>
            <table:table-cell office:value-type="string" table:style-name="ce106">
              <text:p>ב</text:p>
            </table:table-cell>
            <table:table-cell office:value-type="string" table:style-name="ce26">
              <text:p>20:00-20:30</text:p>
            </table:table-cell>
            <table:table-cell office:value-type="float" office:value="1" table:style-name="ce18">
              <text:p>1</text:p>
            </table:table-cell>
            <table:table-cell office:value-type="string" table:style-name="ce50">
              <text:p><text:s/>054-5401134 054-2244610</text:p>
            </table:table-cell>
            <table:table-cell office:value-type="string" table:style-name="ce29">
              <text:p>נאור יקותיאלי, סער אליאס</text:p>
            </table:table-cell>
            <table:table-cell table:style-name="ce99"/>
            <table:table-cell table:number-columns-repeated="9" table:style-name="ce82"/>
            <table:table-cell table:number-columns-repeated="16365"/>
          </table:table-row>
          <table:table-row table:style-name="ro1">
            <table:table-cell table:style-name="ce100"/>
            <table:covered-table-cell/>
            <table:table-cell office:value-type="float" office:value="2" table:formula="of:=[.C37]" table:style-name="ce105">
              <text:p>2</text:p>
            </table:table-cell>
            <table:table-cell office:value-type="date" office:date-value="2021-10-25T00:00:00" table:formula="of:=[.D36]" table:style-name="ce24">
              <text:p>25/10/2021</text:p>
            </table:table-cell>
            <table:table-cell office:value-type="string" table:style-name="ce106">
              <text:p>ב</text:p>
            </table:table-cell>
            <table:table-cell office:value-type="string" table:style-name="ce26">
              <text:p>20:30-21:00</text:p>
            </table:table-cell>
            <table:table-cell office:value-type="float" office:value="5" table:style-name="ce39">
              <text:p>5</text:p>
            </table:table-cell>
            <table:table-cell office:value-type="string" table:style-name="ce108">
              <text:p>054-4809882 054-2644402</text:p>
            </table:table-cell>
            <table:table-cell office:value-type="string" table:style-name="ce34">
              <text:p>טל אלבז, גיורא גבאי</text:p>
            </table:table-cell>
            <table:table-cell table:style-name="ce99"/>
            <table:table-cell table:number-columns-repeated="9" table:style-name="ce82"/>
            <table:table-cell table:number-columns-repeated="16365"/>
          </table:table-row>
          <table:table-row table:style-name="ro1">
            <table:table-cell table:style-name="ce100"/>
            <table:table-cell office:value-type="float" office:value="2" table:formula="of:=[.B30]+1" table:number-columns-spanned="1" table:number-rows-spanned="8" table:style-name="ce135">
              <text:p>2</text:p>
            </table:table-cell>
            <table:table-cell office:value-type="float" office:value="3" table:formula="of:=[.C38]+1" table:style-name="ce102">
              <text:p>3</text:p>
            </table:table-cell>
            <table:table-cell office:value-type="date" office:date-value="2021-11-01T00:00:00" table:formula="of:=[.D38]+7" table:style-name="ce15">
              <text:p>1/11/2021</text:p>
            </table:table-cell>
            <table:table-cell office:value-type="string" table:style-name="ce103">
              <text:p>ב</text:p>
            </table:table-cell>
            <table:table-cell office:value-type="string" table:style-name="ce17">
              <text:p>19:00-19:30</text:p>
            </table:table-cell>
            <table:table-cell office:value-type="float" office:value="4" table:style-name="ce27">
              <text:p>4</text:p>
            </table:table-cell>
            <table:table-cell office:value-type="string" table:style-name="ce104">
              <text:p>054-3299444 0503382767</text:p>
            </table:table-cell>
            <table:table-cell office:value-type="string" table:style-name="ce29">
              <text:p>אלינה בלושנקו , עדן אפרים</text:p>
            </table:table-cell>
            <table:table-cell office:value-type="string" table:style-name="ce99">
              <text:p>כן</text:p>
            </table:table-cell>
            <table:table-cell table:number-columns-repeated="9" table:style-name="ce82"/>
            <table:table-cell table:number-columns-repeated="16365"/>
          </table:table-row>
          <table:table-row table:style-name="ro1">
            <table:table-cell table:style-name="ce100"/>
            <table:covered-table-cell/>
            <table:table-cell office:value-type="float" office:value="3" table:formula="of:=[.C39]" table:style-name="ce105">
              <text:p>3</text:p>
            </table:table-cell>
            <table:table-cell office:value-type="date" office:date-value="2021-11-01T00:00:00" table:formula="of:=[.D39]" table:style-name="ce24">
              <text:p>1/11/2021</text:p>
            </table:table-cell>
            <table:table-cell office:value-type="string" table:style-name="ce106">
              <text:p>ב</text:p>
            </table:table-cell>
            <table:table-cell office:value-type="string" table:style-name="ce26">
              <text:p>19:30-20:00</text:p>
            </table:table-cell>
            <table:table-cell office:value-type="float" office:value="6" table:style-name="ce18">
              <text:p>6</text:p>
            </table:table-cell>
            <table:table-cell office:value-type="string" table:style-name="ce50">
              <text:p>054-7200455</text:p>
            </table:table-cell>
            <table:table-cell office:value-type="string" table:style-name="ce29">
              <text:p>אליק דנוביץ</text:p>
            </table:table-cell>
            <table:table-cell office:value-type="string" table:style-name="ce99">
              <text:p>כן</text:p>
            </table:table-cell>
            <table:table-cell table:number-columns-repeated="9" table:style-name="ce82"/>
            <table:table-cell table:number-columns-repeated="16365"/>
          </table:table-row>
          <table:table-row table:style-name="ro1">
            <table:table-cell table:style-name="ce100"/>
            <table:covered-table-cell/>
            <table:table-cell office:value-type="float" office:value="3" table:formula="of:=[.C40]" table:style-name="ce105">
              <text:p>3</text:p>
            </table:table-cell>
            <table:table-cell office:value-type="date" office:date-value="2021-11-01T00:00:00" table:formula="of:=[.D40]" table:style-name="ce24">
              <text:p>1/11/2021</text:p>
            </table:table-cell>
            <table:table-cell office:value-type="string" table:style-name="ce106">
              <text:p>ב</text:p>
            </table:table-cell>
            <table:table-cell office:value-type="string" table:style-name="ce26">
              <text:p>20:00-20:30</text:p>
            </table:table-cell>
            <table:table-cell office:value-type="float" office:value="3" table:style-name="ce18">
              <text:p>3</text:p>
            </table:table-cell>
            <table:table-cell office:value-type="string" table:style-name="ce50">
              <text:p>0503672233 <text:s/>0539332731</text:p>
            </table:table-cell>
            <table:table-cell office:value-type="string" table:style-name="ce29">
              <text:p>תאמר מסארוה, מוחמד עוויסאת</text:p>
            </table:table-cell>
            <table:table-cell office:value-type="string" table:style-name="ce99">
              <text:p>כן</text:p>
            </table:table-cell>
            <table:table-cell table:number-columns-repeated="9" table:style-name="ce82"/>
            <table:table-cell table:number-columns-repeated="16365"/>
          </table:table-row>
          <table:table-row table:style-name="ro1">
            <table:table-cell table:style-name="ce100"/>
            <table:covered-table-cell/>
            <table:table-cell office:value-type="float" office:value="3" table:formula="of:=[.C40]" table:style-name="ce105">
              <text:p>3</text:p>
            </table:table-cell>
            <table:table-cell office:value-type="date" office:date-value="2021-11-01T00:00:00" table:formula="of:=[.D40]" table:style-name="ce24">
              <text:p>1/11/2021</text:p>
            </table:table-cell>
            <table:table-cell office:value-type="string" table:style-name="ce106">
              <text:p>ב</text:p>
            </table:table-cell>
            <table:table-cell office:value-type="string" table:style-name="ce26">
              <text:p>20:30-21:00</text:p>
            </table:table-cell>
            <table:table-cell office:value-type="float" office:value="2" table:style-name="ce39">
              <text:p>2</text:p>
            </table:table-cell>
            <table:table-cell office:value-type="string" table:style-name="ce108">
              <text:p>050-4003345 054-2589500</text:p>
            </table:table-cell>
            <table:table-cell office:value-type="string" table:style-name="ce34">
              <text:p>רז בן אדרת, מאור גטר</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4" table:formula="of:=[.C42]+1" table:style-name="ce105">
              <text:p>4</text:p>
            </table:table-cell>
            <table:table-cell office:value-type="date" office:date-value="2021-11-08T00:00:00" table:formula="of:=[.D39]+7" table:style-name="ce15">
              <text:p>8/11/2021</text:p>
            </table:table-cell>
            <table:table-cell office:value-type="string" table:style-name="ce103">
              <text:p>ב</text:p>
            </table:table-cell>
            <table:table-cell office:value-type="string" table:style-name="ce17">
              <text:p>19:00-19:30</text:p>
            </table:table-cell>
            <table:table-cell table:style-name="ce27"/>
            <table:table-cell table:style-name="ce104"/>
            <table:table-cell table:style-name="ce29"/>
            <table:table-cell table:number-columns-repeated="10" table:style-name="ce82"/>
            <table:table-cell table:number-columns-repeated="16365"/>
          </table:table-row>
          <table:table-row table:style-name="ro1">
            <table:table-cell table:style-name="ce100"/>
            <table:covered-table-cell/>
            <table:table-cell office:value-type="float" office:value="4" table:formula="of:=[.C43]" table:style-name="ce105">
              <text:p>4</text:p>
            </table:table-cell>
            <table:table-cell office:value-type="date" office:date-value="2021-11-08T00:00:00" table:formula="of:=[.D43]" table:style-name="ce24">
              <text:p>8/11/2021</text:p>
            </table:table-cell>
            <table:table-cell office:value-type="string" table:style-name="ce106">
              <text:p>ב</text:p>
            </table:table-cell>
            <table:table-cell office:value-type="string" table:style-name="ce26">
              <text:p>19:30-20:00</text:p>
            </table:table-cell>
            <table:table-cell office:value-type="float" office:value="7" table:style-name="ce18">
              <text:p>7</text:p>
            </table:table-cell>
            <table:table-cell office:value-type="string" table:style-name="ce50">
              <text:p>052-7908901</text:p>
            </table:table-cell>
            <table:table-cell office:value-type="string" table:style-name="ce29">
              <text:p>נזאר מערוף</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4" table:formula="of:=[.C44]" table:style-name="ce105">
              <text:p>4</text:p>
            </table:table-cell>
            <table:table-cell office:value-type="date" office:date-value="2021-11-08T00:00:00" table:formula="of:=[.D44]" table:style-name="ce24">
              <text:p>8/11/2021</text:p>
            </table:table-cell>
            <table:table-cell office:value-type="string" table:style-name="ce106">
              <text:p>ב</text:p>
            </table:table-cell>
            <table:table-cell office:value-type="string" table:style-name="ce26">
              <text:p>20:00-20:30</text:p>
            </table:table-cell>
            <table:table-cell office:value-type="float" office:value="1" table:style-name="ce18">
              <text:p>1</text:p>
            </table:table-cell>
            <table:table-cell office:value-type="string" table:style-name="ce50">
              <text:p><text:s/>054-5401134 054-2244610</text:p>
            </table:table-cell>
            <table:table-cell office:value-type="string" table:style-name="ce29">
              <text:p>נאור יקותיאלי, סער אליאס</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4" table:formula="of:=[.C45]" table:style-name="ce105">
              <text:p>4</text:p>
            </table:table-cell>
            <table:table-cell office:value-type="date" office:date-value="2021-11-08T00:00:00" table:formula="of:=[.D44]" table:style-name="ce24">
              <text:p>8/11/2021</text:p>
            </table:table-cell>
            <table:table-cell office:value-type="string" table:style-name="ce106">
              <text:p>ב</text:p>
            </table:table-cell>
            <table:table-cell office:value-type="string" table:style-name="ce26">
              <text:p>20:30-21:00</text:p>
            </table:table-cell>
            <table:table-cell office:value-type="float" office:value="5" table:style-name="ce39">
              <text:p>5</text:p>
            </table:table-cell>
            <table:table-cell office:value-type="string" table:style-name="ce108">
              <text:p>054-4809882 054-2644402</text:p>
            </table:table-cell>
            <table:table-cell office:value-type="string" table:style-name="ce34">
              <text:p>טל אלבז, גיורא גבאי</text:p>
            </table:table-cell>
            <table:table-cell table:number-columns-repeated="10" table:style-name="ce82"/>
            <table:table-cell table:number-columns-repeated="16365"/>
          </table:table-row>
          <table:table-row table:style-name="ro1">
            <table:table-cell table:style-name="ce100"/>
            <table:table-cell office:value-type="float" office:value="3" table:formula="of:=[.B39]+1" table:number-columns-spanned="1" table:number-rows-spanned="8" table:style-name="ce135">
              <text:p>3</text:p>
            </table:table-cell>
            <table:table-cell office:value-type="float" office:value="5" table:formula="of:=[.C46]+1" table:style-name="ce102">
              <text:p>5</text:p>
            </table:table-cell>
            <table:table-cell office:value-type="date" office:date-value="2021-11-15T00:00:00" table:formula="of:=[.D46]+7" table:style-name="ce15">
              <text:p>15/11/2021</text:p>
            </table:table-cell>
            <table:table-cell office:value-type="string" table:style-name="ce103">
              <text:p>ב</text:p>
            </table:table-cell>
            <table:table-cell office:value-type="string" table:style-name="ce17">
              <text:p>19:00-19:30</text:p>
            </table:table-cell>
            <table:table-cell office:value-type="float" office:value="4" table:style-name="ce27">
              <text:p>4</text:p>
            </table:table-cell>
            <table:table-cell office:value-type="string" table:style-name="ce104">
              <text:p>054-3299444 0503382767</text:p>
            </table:table-cell>
            <table:table-cell office:value-type="string" table:style-name="ce29">
              <text:p>אלינה בלושנקו , עדן אפרים</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5" table:formula="of:=[.C47]" table:style-name="ce105">
              <text:p>5</text:p>
            </table:table-cell>
            <table:table-cell office:value-type="date" office:date-value="2021-11-15T00:00:00" table:formula="of:=[.D47]" table:style-name="ce24">
              <text:p>15/11/2021</text:p>
            </table:table-cell>
            <table:table-cell office:value-type="string" table:style-name="ce106">
              <text:p>ב</text:p>
            </table:table-cell>
            <table:table-cell office:value-type="string" table:style-name="ce26">
              <text:p>19:30-20:00</text:p>
            </table:table-cell>
            <table:table-cell office:value-type="float" office:value="6" table:style-name="ce18">
              <text:p>6</text:p>
            </table:table-cell>
            <table:table-cell office:value-type="string" table:style-name="ce50">
              <text:p>054-7200455</text:p>
            </table:table-cell>
            <table:table-cell office:value-type="string" table:style-name="ce29">
              <text:p>אליק דנוביץ</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5" table:formula="of:=[.C48]" table:style-name="ce105">
              <text:p>5</text:p>
            </table:table-cell>
            <table:table-cell office:value-type="date" office:date-value="2021-11-15T00:00:00" table:formula="of:=[.D48]" table:style-name="ce24">
              <text:p>15/11/2021</text:p>
            </table:table-cell>
            <table:table-cell office:value-type="string" table:style-name="ce106">
              <text:p>ב</text:p>
            </table:table-cell>
            <table:table-cell office:value-type="string" table:style-name="ce26">
              <text:p>20:00-20:30</text:p>
            </table:table-cell>
            <table:table-cell office:value-type="float" office:value="3" table:style-name="ce18">
              <text:p>3</text:p>
            </table:table-cell>
            <table:table-cell office:value-type="string" table:style-name="ce50">
              <text:p>0503672233 <text:s/>0539332731</text:p>
            </table:table-cell>
            <table:table-cell office:value-type="string" table:style-name="ce29">
              <text:p>תאמר מסארוה, מוחמד עוויסאת</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5" table:formula="of:=[.C48]" table:style-name="ce105">
              <text:p>5</text:p>
            </table:table-cell>
            <table:table-cell office:value-type="date" office:date-value="2021-11-15T00:00:00" table:formula="of:=[.D48]" table:style-name="ce24">
              <text:p>15/11/2021</text:p>
            </table:table-cell>
            <table:table-cell office:value-type="string" table:style-name="ce106">
              <text:p>ב</text:p>
            </table:table-cell>
            <table:table-cell office:value-type="string" table:style-name="ce26">
              <text:p>20:30-21:00</text:p>
            </table:table-cell>
            <table:table-cell office:value-type="float" office:value="2" table:style-name="ce39">
              <text:p>2</text:p>
            </table:table-cell>
            <table:table-cell office:value-type="string" table:style-name="ce108">
              <text:p>050-4003345 054-2589500</text:p>
            </table:table-cell>
            <table:table-cell office:value-type="string" table:style-name="ce34">
              <text:p>רז בן אדרת, מאור גטר</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6" table:formula="of:=[.C50]+1" table:style-name="ce105">
              <text:p>6</text:p>
            </table:table-cell>
            <table:table-cell office:value-type="date" office:date-value="2021-11-22T00:00:00" table:formula="of:=[.D47]+7" table:style-name="ce15">
              <text:p>22/11/2021</text:p>
            </table:table-cell>
            <table:table-cell office:value-type="string" table:style-name="ce103">
              <text:p>ב</text:p>
            </table:table-cell>
            <table:table-cell office:value-type="string" table:style-name="ce17">
              <text:p>19:00-19:30</text:p>
            </table:table-cell>
            <table:table-cell table:style-name="ce27"/>
            <table:table-cell table:style-name="ce104"/>
            <table:table-cell table:style-name="ce29"/>
            <table:table-cell table:number-columns-repeated="10" table:style-name="ce82"/>
            <table:table-cell table:number-columns-repeated="16365"/>
          </table:table-row>
          <table:table-row table:style-name="ro1">
            <table:table-cell table:style-name="ce100"/>
            <table:covered-table-cell/>
            <table:table-cell office:value-type="float" office:value="6" table:formula="of:=[.C51]" table:style-name="ce105">
              <text:p>6</text:p>
            </table:table-cell>
            <table:table-cell office:value-type="date" office:date-value="2021-11-22T00:00:00" table:formula="of:=[.D51]" table:style-name="ce24">
              <text:p>22/11/2021</text:p>
            </table:table-cell>
            <table:table-cell office:value-type="string" table:style-name="ce106">
              <text:p>ב</text:p>
            </table:table-cell>
            <table:table-cell office:value-type="string" table:style-name="ce26">
              <text:p>19:30-20:00</text:p>
            </table:table-cell>
            <table:table-cell office:value-type="float" office:value="7" table:style-name="ce18">
              <text:p>7</text:p>
            </table:table-cell>
            <table:table-cell office:value-type="string" table:style-name="ce50">
              <text:p>052-7908901</text:p>
            </table:table-cell>
            <table:table-cell office:value-type="string" table:style-name="ce29">
              <text:p>נזאר מערוף</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6" table:formula="of:=[.C52]" table:style-name="ce105">
              <text:p>6</text:p>
            </table:table-cell>
            <table:table-cell office:value-type="date" office:date-value="2021-11-22T00:00:00" table:formula="of:=[.D52]" table:style-name="ce24">
              <text:p>22/11/2021</text:p>
            </table:table-cell>
            <table:table-cell office:value-type="string" table:style-name="ce106">
              <text:p>ב</text:p>
            </table:table-cell>
            <table:table-cell office:value-type="string" table:style-name="ce26">
              <text:p>20:00-20:30</text:p>
            </table:table-cell>
            <table:table-cell office:value-type="float" office:value="1" table:style-name="ce18">
              <text:p>1</text:p>
            </table:table-cell>
            <table:table-cell office:value-type="string" table:style-name="ce50">
              <text:p><text:s/>054-5401134 054-2244610</text:p>
            </table:table-cell>
            <table:table-cell office:value-type="string" table:style-name="ce29">
              <text:p>נאור יקותיאלי, סער אליאס</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6" table:formula="of:=[.C53]" table:style-name="ce105">
              <text:p>6</text:p>
            </table:table-cell>
            <table:table-cell office:value-type="date" office:date-value="2021-11-22T00:00:00" table:formula="of:=[.D52]" table:style-name="ce24">
              <text:p>22/11/2021</text:p>
            </table:table-cell>
            <table:table-cell office:value-type="string" table:style-name="ce106">
              <text:p>ב</text:p>
            </table:table-cell>
            <table:table-cell office:value-type="string" table:style-name="ce26">
              <text:p>20:30-21:00</text:p>
            </table:table-cell>
            <table:table-cell office:value-type="float" office:value="5" table:style-name="ce39">
              <text:p>5</text:p>
            </table:table-cell>
            <table:table-cell office:value-type="string" table:style-name="ce108">
              <text:p>054-4809882 054-2644402</text:p>
            </table:table-cell>
            <table:table-cell office:value-type="string" table:style-name="ce34">
              <text:p>טל אלבז, גיורא גבאי</text:p>
            </table:table-cell>
            <table:table-cell table:number-columns-repeated="10" table:style-name="ce82"/>
            <table:table-cell table:number-columns-repeated="16365"/>
          </table:table-row>
          <table:table-row table:style-name="ro1">
            <table:table-cell table:style-name="ce100"/>
            <table:table-cell office:value-type="float" office:value="4" table:formula="of:=[.B47]+1" table:number-columns-spanned="1" table:number-rows-spanned="8" table:style-name="ce135">
              <text:p>4</text:p>
            </table:table-cell>
            <table:table-cell office:value-type="float" office:value="7" table:formula="of:=[.C54]+1" table:style-name="ce102">
              <text:p>7</text:p>
            </table:table-cell>
            <table:table-cell office:value-type="date" office:date-value="2021-11-29T00:00:00" table:formula="of:=[.D54]+7" table:style-name="ce15">
              <text:p>29/11/2021</text:p>
            </table:table-cell>
            <table:table-cell office:value-type="string" table:style-name="ce103">
              <text:p>ב</text:p>
            </table:table-cell>
            <table:table-cell office:value-type="string" table:style-name="ce17">
              <text:p>19:00-19:30</text:p>
            </table:table-cell>
            <table:table-cell office:value-type="float" office:value="4" table:style-name="ce27">
              <text:p>4</text:p>
            </table:table-cell>
            <table:table-cell office:value-type="string" table:style-name="ce104">
              <text:p>054-3299444 0503382767</text:p>
            </table:table-cell>
            <table:table-cell office:value-type="string" table:style-name="ce29">
              <text:p>אלינה בלושנקו , עדן אפרים</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7" table:formula="of:=[.C55]" table:style-name="ce105">
              <text:p>7</text:p>
            </table:table-cell>
            <table:table-cell office:value-type="date" office:date-value="2021-11-29T00:00:00" table:formula="of:=[.D55]" table:style-name="ce24">
              <text:p>29/11/2021</text:p>
            </table:table-cell>
            <table:table-cell office:value-type="string" table:style-name="ce106">
              <text:p>ב</text:p>
            </table:table-cell>
            <table:table-cell office:value-type="string" table:style-name="ce26">
              <text:p>19:30-20:00</text:p>
            </table:table-cell>
            <table:table-cell office:value-type="float" office:value="6" table:style-name="ce18">
              <text:p>6</text:p>
            </table:table-cell>
            <table:table-cell office:value-type="string" table:style-name="ce50">
              <text:p>054-7200455</text:p>
            </table:table-cell>
            <table:table-cell office:value-type="string" table:style-name="ce29">
              <text:p>אליק דנוביץ</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7" table:formula="of:=[.C56]" table:style-name="ce105">
              <text:p>7</text:p>
            </table:table-cell>
            <table:table-cell office:value-type="date" office:date-value="2021-11-29T00:00:00" table:formula="of:=[.D56]" table:style-name="ce24">
              <text:p>29/11/2021</text:p>
            </table:table-cell>
            <table:table-cell office:value-type="string" table:style-name="ce106">
              <text:p>ב</text:p>
            </table:table-cell>
            <table:table-cell office:value-type="string" table:style-name="ce26">
              <text:p>20:00-20:30</text:p>
            </table:table-cell>
            <table:table-cell office:value-type="float" office:value="3" table:style-name="ce18">
              <text:p>3</text:p>
            </table:table-cell>
            <table:table-cell office:value-type="string" table:style-name="ce50">
              <text:p>0503672233 <text:s/>0539332731</text:p>
            </table:table-cell>
            <table:table-cell table:style-name="ce1"/>
            <table:table-cell table:number-columns-repeated="10" table:style-name="ce82"/>
            <table:table-cell table:number-columns-repeated="16365"/>
          </table:table-row>
          <table:table-row table:style-name="ro1">
            <table:table-cell table:style-name="ce100"/>
            <table:covered-table-cell/>
            <table:table-cell office:value-type="float" office:value="7" table:formula="of:=[.C56]" table:style-name="ce105">
              <text:p>7</text:p>
            </table:table-cell>
            <table:table-cell office:value-type="date" office:date-value="2021-11-29T00:00:00" table:formula="of:=[.D56]" table:style-name="ce24">
              <text:p>29/11/2021</text:p>
            </table:table-cell>
            <table:table-cell office:value-type="string" table:style-name="ce106">
              <text:p>ב</text:p>
            </table:table-cell>
            <table:table-cell office:value-type="string" table:style-name="ce26">
              <text:p>20:30-21:00</text:p>
            </table:table-cell>
            <table:table-cell office:value-type="float" office:value="2" table:style-name="ce39">
              <text:p>2</text:p>
            </table:table-cell>
            <table:table-cell office:value-type="string" table:style-name="ce108">
              <text:p>050-4003345 054-2589500</text:p>
            </table:table-cell>
            <table:table-cell office:value-type="string" table:style-name="ce34">
              <text:p>רז בן אדרת, מאור גטר</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8" table:formula="of:=[.C58]+1" table:style-name="ce105">
              <text:p>8</text:p>
            </table:table-cell>
            <table:table-cell office:value-type="date" office:date-value="2021-12-06T00:00:00" table:formula="of:=[.D55]+7" table:style-name="ce15">
              <text:p>6/12/2021</text:p>
            </table:table-cell>
            <table:table-cell office:value-type="string" table:style-name="ce103">
              <text:p>ב</text:p>
            </table:table-cell>
            <table:table-cell office:value-type="string" table:style-name="ce17">
              <text:p>19:00-19:30</text:p>
            </table:table-cell>
            <table:table-cell table:style-name="ce27"/>
            <table:table-cell table:style-name="ce104"/>
            <table:table-cell office:value-type="string" table:style-name="ce29">
              <text:p>תאמר מסארוה, מוחמד עוויסאת</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8" table:formula="of:=[.C59]" table:style-name="ce105">
              <text:p>8</text:p>
            </table:table-cell>
            <table:table-cell office:value-type="date" office:date-value="2021-12-06T00:00:00" table:formula="of:=[.D59]" table:style-name="ce24">
              <text:p>6/12/2021</text:p>
            </table:table-cell>
            <table:table-cell office:value-type="string" table:style-name="ce106">
              <text:p>ב</text:p>
            </table:table-cell>
            <table:table-cell office:value-type="string" table:style-name="ce26">
              <text:p>19:30-20:00</text:p>
            </table:table-cell>
            <table:table-cell office:value-type="float" office:value="7" table:style-name="ce18">
              <text:p>7</text:p>
            </table:table-cell>
            <table:table-cell office:value-type="string" table:style-name="ce50">
              <text:p>052-7908901</text:p>
            </table:table-cell>
            <table:table-cell office:value-type="string" table:style-name="ce29">
              <text:p>נזאר מערוף</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8" table:formula="of:=[.C60]" table:style-name="ce105">
              <text:p>8</text:p>
            </table:table-cell>
            <table:table-cell office:value-type="date" office:date-value="2021-12-06T00:00:00" table:formula="of:=[.D60]" table:style-name="ce24">
              <text:p>6/12/2021</text:p>
            </table:table-cell>
            <table:table-cell office:value-type="string" table:style-name="ce106">
              <text:p>ב</text:p>
            </table:table-cell>
            <table:table-cell office:value-type="string" table:style-name="ce26">
              <text:p>20:00-20:30</text:p>
            </table:table-cell>
            <table:table-cell office:value-type="float" office:value="1" table:style-name="ce18">
              <text:p>1</text:p>
            </table:table-cell>
            <table:table-cell office:value-type="string" table:style-name="ce50">
              <text:p><text:s/>054-5401134 054-2244610</text:p>
            </table:table-cell>
            <table:table-cell office:value-type="string" table:style-name="ce29">
              <text:p>נאור יקותיאלי, סער אליאס</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8" table:formula="of:=[.C61]" table:style-name="ce105">
              <text:p>8</text:p>
            </table:table-cell>
            <table:table-cell office:value-type="date" office:date-value="2021-12-06T00:00:00" table:formula="of:=[.D60]" table:style-name="ce24">
              <text:p>6/12/2021</text:p>
            </table:table-cell>
            <table:table-cell office:value-type="string" table:style-name="ce106">
              <text:p>ב</text:p>
            </table:table-cell>
            <table:table-cell office:value-type="string" table:style-name="ce26">
              <text:p>20:30-21:00</text:p>
            </table:table-cell>
            <table:table-cell office:value-type="float" office:value="5" table:style-name="ce39">
              <text:p>5</text:p>
            </table:table-cell>
            <table:table-cell office:value-type="string" table:style-name="ce108">
              <text:p>054-4809882 054-2644402</text:p>
            </table:table-cell>
            <table:table-cell office:value-type="string" table:style-name="ce34">
              <text:p>טל אלבז, גיורא גבאי</text:p>
            </table:table-cell>
            <table:table-cell table:number-columns-repeated="10" table:style-name="ce82"/>
            <table:table-cell table:number-columns-repeated="16365"/>
          </table:table-row>
          <table:table-row table:style-name="ro1">
            <table:table-cell table:style-name="ce100"/>
            <table:table-cell office:value-type="float" office:value="5" table:formula="of:=[.B55]+1" table:number-columns-spanned="1" table:number-rows-spanned="8" table:style-name="ce135">
              <text:p>5</text:p>
            </table:table-cell>
            <table:table-cell office:value-type="float" office:value="9" table:formula="of:=[.C62]+1" table:style-name="ce102">
              <text:p>9</text:p>
            </table:table-cell>
            <table:table-cell office:value-type="date" office:date-value="2021-12-13T00:00:00" table:formula="of:=[.D62]+7" table:style-name="ce15">
              <text:p>13/12/2021</text:p>
            </table:table-cell>
            <table:table-cell office:value-type="string" table:style-name="ce103">
              <text:p>ב</text:p>
            </table:table-cell>
            <table:table-cell office:value-type="string" table:style-name="ce17">
              <text:p>19:00-19:30</text:p>
            </table:table-cell>
            <table:table-cell office:value-type="float" office:value="4" table:style-name="ce27">
              <text:p>4</text:p>
            </table:table-cell>
            <table:table-cell office:value-type="string" table:style-name="ce104">
              <text:p>054-3299444 0503382767</text:p>
            </table:table-cell>
            <table:table-cell office:value-type="string" table:style-name="ce29">
              <text:p>אלינה בלושנקו , עדן אפרים</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9" table:formula="of:=[.C63]" table:style-name="ce105">
              <text:p>9</text:p>
            </table:table-cell>
            <table:table-cell office:value-type="date" office:date-value="2021-12-13T00:00:00" table:formula="of:=[.D63]" table:style-name="ce24">
              <text:p>13/12/2021</text:p>
            </table:table-cell>
            <table:table-cell office:value-type="string" table:style-name="ce106">
              <text:p>ב</text:p>
            </table:table-cell>
            <table:table-cell office:value-type="string" table:style-name="ce26">
              <text:p>19:30-20:00</text:p>
            </table:table-cell>
            <table:table-cell office:value-type="float" office:value="6" table:style-name="ce18">
              <text:p>6</text:p>
            </table:table-cell>
            <table:table-cell office:value-type="string" table:style-name="ce50">
              <text:p>054-7200455</text:p>
            </table:table-cell>
            <table:table-cell office:value-type="string" table:style-name="ce29">
              <text:p>אליק דנוביץ</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9" table:formula="of:=[.C64]" table:style-name="ce105">
              <text:p>9</text:p>
            </table:table-cell>
            <table:table-cell office:value-type="date" office:date-value="2021-12-13T00:00:00" table:formula="of:=[.D64]" table:style-name="ce24">
              <text:p>13/12/2021</text:p>
            </table:table-cell>
            <table:table-cell office:value-type="string" table:style-name="ce106">
              <text:p>ב</text:p>
            </table:table-cell>
            <table:table-cell office:value-type="string" table:style-name="ce26">
              <text:p>20:00-20:30</text:p>
            </table:table-cell>
            <table:table-cell office:value-type="float" office:value="3" table:style-name="ce18">
              <text:p>3</text:p>
            </table:table-cell>
            <table:table-cell office:value-type="string" table:style-name="ce50">
              <text:p>0503672233 <text:s/>0539332731</text:p>
            </table:table-cell>
            <table:table-cell office:value-type="string" table:style-name="ce29">
              <text:p>תאמר מסארוה, מוחמד עוויסאת</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9" table:formula="of:=[.C64]" table:style-name="ce105">
              <text:p>9</text:p>
            </table:table-cell>
            <table:table-cell office:value-type="date" office:date-value="2021-12-13T00:00:00" table:formula="of:=[.D64]" table:style-name="ce24">
              <text:p>13/12/2021</text:p>
            </table:table-cell>
            <table:table-cell office:value-type="string" table:style-name="ce106">
              <text:p>ב</text:p>
            </table:table-cell>
            <table:table-cell office:value-type="string" table:style-name="ce26">
              <text:p>20:30-21:00</text:p>
            </table:table-cell>
            <table:table-cell office:value-type="float" office:value="2" table:style-name="ce39">
              <text:p>2</text:p>
            </table:table-cell>
            <table:table-cell office:value-type="string" table:style-name="ce108">
              <text:p>050-4003345 054-2589500</text:p>
            </table:table-cell>
            <table:table-cell office:value-type="string" table:style-name="ce34">
              <text:p>רז בן אדרת, מאור גטר</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10" table:formula="of:=[.C66]+1" table:style-name="ce105">
              <text:p>10</text:p>
            </table:table-cell>
            <table:table-cell office:value-type="date" office:date-value="2021-12-20T00:00:00" table:formula="of:=[.D63]+7" table:style-name="ce15">
              <text:p>20/12/2021</text:p>
            </table:table-cell>
            <table:table-cell office:value-type="string" table:style-name="ce103">
              <text:p>ב</text:p>
            </table:table-cell>
            <table:table-cell office:value-type="string" table:style-name="ce17">
              <text:p>19:00-19:30</text:p>
            </table:table-cell>
            <table:table-cell table:style-name="ce27"/>
            <table:table-cell table:style-name="ce104"/>
            <table:table-cell table:style-name="ce29"/>
            <table:table-cell table:number-columns-repeated="10" table:style-name="ce82"/>
            <table:table-cell table:number-columns-repeated="16365"/>
          </table:table-row>
          <table:table-row table:style-name="ro1">
            <table:table-cell table:style-name="ce100"/>
            <table:covered-table-cell/>
            <table:table-cell office:value-type="float" office:value="10" table:formula="of:=[.C67]" table:style-name="ce105">
              <text:p>10</text:p>
            </table:table-cell>
            <table:table-cell office:value-type="date" office:date-value="2021-12-20T00:00:00" table:formula="of:=[.D67]" table:style-name="ce24">
              <text:p>20/12/2021</text:p>
            </table:table-cell>
            <table:table-cell office:value-type="string" table:style-name="ce106">
              <text:p>ב</text:p>
            </table:table-cell>
            <table:table-cell office:value-type="string" table:style-name="ce26">
              <text:p>19:30-20:00</text:p>
            </table:table-cell>
            <table:table-cell office:value-type="float" office:value="7" table:style-name="ce18">
              <text:p>7</text:p>
            </table:table-cell>
            <table:table-cell office:value-type="string" table:style-name="ce50">
              <text:p>052-7908901</text:p>
            </table:table-cell>
            <table:table-cell office:value-type="string" table:style-name="ce29">
              <text:p>נזאר מערוף</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10" table:formula="of:=[.C68]" table:style-name="ce105">
              <text:p>10</text:p>
            </table:table-cell>
            <table:table-cell office:value-type="date" office:date-value="2021-12-20T00:00:00" table:formula="of:=[.D68]" table:style-name="ce24">
              <text:p>20/12/2021</text:p>
            </table:table-cell>
            <table:table-cell office:value-type="string" table:style-name="ce106">
              <text:p>ב</text:p>
            </table:table-cell>
            <table:table-cell office:value-type="string" table:style-name="ce26">
              <text:p>20:00-20:30</text:p>
            </table:table-cell>
            <table:table-cell office:value-type="float" office:value="1" table:style-name="ce18">
              <text:p>1</text:p>
            </table:table-cell>
            <table:table-cell office:value-type="string" table:style-name="ce50">
              <text:p><text:s/>054-5401134 054-2244610</text:p>
            </table:table-cell>
            <table:table-cell office:value-type="string" table:style-name="ce29">
              <text:p>נאור יקותיאלי, סער אליאס</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10" table:formula="of:=[.C69]" table:style-name="ce105">
              <text:p>10</text:p>
            </table:table-cell>
            <table:table-cell office:value-type="date" office:date-value="2021-12-20T00:00:00" table:formula="of:=[.D68]" table:style-name="ce24">
              <text:p>20/12/2021</text:p>
            </table:table-cell>
            <table:table-cell office:value-type="string" table:style-name="ce106">
              <text:p>ב</text:p>
            </table:table-cell>
            <table:table-cell office:value-type="string" table:style-name="ce26">
              <text:p>20:30-21:00</text:p>
            </table:table-cell>
            <table:table-cell office:value-type="float" office:value="5" table:style-name="ce39">
              <text:p>5</text:p>
            </table:table-cell>
            <table:table-cell office:value-type="string" table:style-name="ce108">
              <text:p>054-4809882 054-2644402</text:p>
            </table:table-cell>
            <table:table-cell office:value-type="string" table:style-name="ce34">
              <text:p>טל אלבז, גיורא גבאי</text:p>
            </table:table-cell>
            <table:table-cell table:number-columns-repeated="10" table:style-name="ce82"/>
            <table:table-cell table:number-columns-repeated="16365"/>
          </table:table-row>
          <table:table-row table:style-name="ro1">
            <table:table-cell table:style-name="ce100"/>
            <table:table-cell office:value-type="float" office:value="6" table:formula="of:=[.B63]+1" table:number-columns-spanned="1" table:number-rows-spanned="8" table:style-name="ce135">
              <text:p>6</text:p>
            </table:table-cell>
            <table:table-cell office:value-type="float" office:value="11" table:formula="of:=[.C70]+1" table:style-name="ce102">
              <text:p>11</text:p>
            </table:table-cell>
            <table:table-cell office:value-type="date" office:date-value="2021-12-27T00:00:00" table:formula="of:=[.D70]+7" table:style-name="ce15">
              <text:p>27/12/2021</text:p>
            </table:table-cell>
            <table:table-cell office:value-type="string" table:style-name="ce103">
              <text:p>ב</text:p>
            </table:table-cell>
            <table:table-cell office:value-type="string" table:style-name="ce17">
              <text:p>19:00-19:30</text:p>
            </table:table-cell>
            <table:table-cell office:value-type="float" office:value="4" table:style-name="ce27">
              <text:p>4</text:p>
            </table:table-cell>
            <table:table-cell office:value-type="string" table:style-name="ce104">
              <text:p>054-3299444 0503382767</text:p>
            </table:table-cell>
            <table:table-cell office:value-type="string" table:style-name="ce29">
              <text:p>אלינה בלושנקו , עדן אפרים</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11" table:formula="of:=[.C71]" table:style-name="ce105">
              <text:p>11</text:p>
            </table:table-cell>
            <table:table-cell office:value-type="date" office:date-value="2021-12-27T00:00:00" table:formula="of:=[.D71]" table:style-name="ce24">
              <text:p>27/12/2021</text:p>
            </table:table-cell>
            <table:table-cell office:value-type="string" table:style-name="ce106">
              <text:p>ב</text:p>
            </table:table-cell>
            <table:table-cell office:value-type="string" table:style-name="ce26">
              <text:p>19:30-20:00</text:p>
            </table:table-cell>
            <table:table-cell office:value-type="float" office:value="6" table:style-name="ce18">
              <text:p>6</text:p>
            </table:table-cell>
            <table:table-cell office:value-type="string" table:style-name="ce50">
              <text:p>054-7200455</text:p>
            </table:table-cell>
            <table:table-cell office:value-type="string" table:style-name="ce29">
              <text:p>אליק דנוביץ</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11" table:formula="of:=[.C72]" table:style-name="ce105">
              <text:p>11</text:p>
            </table:table-cell>
            <table:table-cell office:value-type="date" office:date-value="2021-12-27T00:00:00" table:formula="of:=[.D72]" table:style-name="ce24">
              <text:p>27/12/2021</text:p>
            </table:table-cell>
            <table:table-cell office:value-type="string" table:style-name="ce106">
              <text:p>ב</text:p>
            </table:table-cell>
            <table:table-cell office:value-type="string" table:style-name="ce26">
              <text:p>20:00-20:30</text:p>
            </table:table-cell>
            <table:table-cell office:value-type="float" office:value="3" table:style-name="ce18">
              <text:p>3</text:p>
            </table:table-cell>
            <table:table-cell office:value-type="string" table:style-name="ce50">
              <text:p>0503672233 <text:s/>0539332731</text:p>
            </table:table-cell>
            <table:table-cell office:value-type="string" table:style-name="ce29">
              <text:p>תאמר מסארוה, מוחמד עוויסאת</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11" table:formula="of:=[.C72]" table:style-name="ce105">
              <text:p>11</text:p>
            </table:table-cell>
            <table:table-cell office:value-type="date" office:date-value="2021-12-27T00:00:00" table:formula="of:=[.D72]" table:style-name="ce24">
              <text:p>27/12/2021</text:p>
            </table:table-cell>
            <table:table-cell office:value-type="string" table:style-name="ce106">
              <text:p>ב</text:p>
            </table:table-cell>
            <table:table-cell office:value-type="string" table:style-name="ce26">
              <text:p>20:30-21:00</text:p>
            </table:table-cell>
            <table:table-cell office:value-type="float" office:value="2" table:style-name="ce39">
              <text:p>2</text:p>
            </table:table-cell>
            <table:table-cell office:value-type="string" table:style-name="ce108">
              <text:p>050-4003345 054-2589500</text:p>
            </table:table-cell>
            <table:table-cell office:value-type="string" table:style-name="ce34">
              <text:p>רז בן אדרת, מאור גטר</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12" table:formula="of:=[.C74]+1" table:style-name="ce105">
              <text:p>12</text:p>
            </table:table-cell>
            <table:table-cell office:value-type="date" office:date-value="2022-01-03T00:00:00" table:formula="of:=[.D71]+7" table:style-name="ce15">
              <text:p>3/1/2022</text:p>
            </table:table-cell>
            <table:table-cell office:value-type="string" table:style-name="ce103">
              <text:p>ב</text:p>
            </table:table-cell>
            <table:table-cell office:value-type="string" table:style-name="ce17">
              <text:p>19:00-19:30</text:p>
            </table:table-cell>
            <table:table-cell table:style-name="ce27"/>
            <table:table-cell table:style-name="ce104"/>
            <table:table-cell table:style-name="ce29"/>
            <table:table-cell table:number-columns-repeated="10" table:style-name="ce82"/>
            <table:table-cell table:number-columns-repeated="16365"/>
          </table:table-row>
          <table:table-row table:style-name="ro1">
            <table:table-cell table:style-name="ce100"/>
            <table:covered-table-cell/>
            <table:table-cell office:value-type="float" office:value="12" table:formula="of:=[.C75]" table:style-name="ce105">
              <text:p>12</text:p>
            </table:table-cell>
            <table:table-cell office:value-type="date" office:date-value="2022-01-03T00:00:00" table:formula="of:=[.D75]" table:style-name="ce24">
              <text:p>3/1/2022</text:p>
            </table:table-cell>
            <table:table-cell office:value-type="string" table:style-name="ce106">
              <text:p>ב</text:p>
            </table:table-cell>
            <table:table-cell office:value-type="string" table:style-name="ce26">
              <text:p>19:30-20:00</text:p>
            </table:table-cell>
            <table:table-cell office:value-type="float" office:value="7" table:style-name="ce18">
              <text:p>7</text:p>
            </table:table-cell>
            <table:table-cell office:value-type="string" table:style-name="ce50">
              <text:p>052-7908901</text:p>
            </table:table-cell>
            <table:table-cell office:value-type="string" table:style-name="ce29">
              <text:p>נזאר מערוף</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12" table:formula="of:=[.C76]" table:style-name="ce105">
              <text:p>12</text:p>
            </table:table-cell>
            <table:table-cell office:value-type="date" office:date-value="2022-01-03T00:00:00" table:formula="of:=[.D76]" table:style-name="ce24">
              <text:p>3/1/2022</text:p>
            </table:table-cell>
            <table:table-cell office:value-type="string" table:style-name="ce106">
              <text:p>ב</text:p>
            </table:table-cell>
            <table:table-cell office:value-type="string" table:style-name="ce26">
              <text:p>20:00-20:30</text:p>
            </table:table-cell>
            <table:table-cell office:value-type="float" office:value="1" table:style-name="ce18">
              <text:p>1</text:p>
            </table:table-cell>
            <table:table-cell office:value-type="string" table:style-name="ce50">
              <text:p><text:s/>054-5401134 054-2244610</text:p>
            </table:table-cell>
            <table:table-cell office:value-type="string" table:style-name="ce29">
              <text:p>נאור יקותיאלי, סער אליאס</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12" table:formula="of:=[.C77]" table:style-name="ce105">
              <text:p>12</text:p>
            </table:table-cell>
            <table:table-cell office:value-type="date" office:date-value="2022-01-03T00:00:00" table:formula="of:=[.D76]" table:style-name="ce24">
              <text:p>3/1/2022</text:p>
            </table:table-cell>
            <table:table-cell office:value-type="string" table:style-name="ce106">
              <text:p>ב</text:p>
            </table:table-cell>
            <table:table-cell office:value-type="string" table:style-name="ce26">
              <text:p>20:30-21:00</text:p>
            </table:table-cell>
            <table:table-cell office:value-type="float" office:value="5" table:style-name="ce39">
              <text:p>5</text:p>
            </table:table-cell>
            <table:table-cell office:value-type="string" table:style-name="ce108">
              <text:p>054-4809882 054-2644402</text:p>
            </table:table-cell>
            <table:table-cell office:value-type="string" table:style-name="ce34">
              <text:p>טל אלבז, גיורא גבאי</text:p>
            </table:table-cell>
            <table:table-cell table:number-columns-repeated="10" table:style-name="ce82"/>
            <table:table-cell table:number-columns-repeated="16365"/>
          </table:table-row>
          <table:table-row table:style-name="ro1">
            <table:table-cell table:style-name="ce100"/>
            <table:table-cell office:value-type="float" office:value="7" table:formula="of:=[.B71]+1" table:number-columns-spanned="1" table:number-rows-spanned="8" table:style-name="ce135">
              <text:p>7</text:p>
            </table:table-cell>
            <table:table-cell office:value-type="float" office:value="13" table:formula="of:=[.C78]+1" table:style-name="ce102">
              <text:p>13</text:p>
            </table:table-cell>
            <table:table-cell office:value-type="date" office:date-value="2022-01-10T00:00:00" table:formula="of:=[.D78]+7" table:style-name="ce15">
              <text:p>10/1/2022</text:p>
            </table:table-cell>
            <table:table-cell office:value-type="string" table:style-name="ce103">
              <text:p>ב</text:p>
            </table:table-cell>
            <table:table-cell office:value-type="string" table:style-name="ce17">
              <text:p>19:00-19:30</text:p>
            </table:table-cell>
            <table:table-cell office:value-type="float" office:value="4" table:style-name="ce27">
              <text:p>4</text:p>
            </table:table-cell>
            <table:table-cell office:value-type="string" table:style-name="ce104">
              <text:p>054-3299444 0503382767</text:p>
            </table:table-cell>
            <table:table-cell office:value-type="string" table:style-name="ce29">
              <text:p>אלינה בלושנקו , עדן אפרים</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13" table:formula="of:=[.C79]" table:style-name="ce105">
              <text:p>13</text:p>
            </table:table-cell>
            <table:table-cell office:value-type="date" office:date-value="2022-01-10T00:00:00" table:formula="of:=[.D79]" table:style-name="ce24">
              <text:p>10/1/2022</text:p>
            </table:table-cell>
            <table:table-cell office:value-type="string" table:style-name="ce106">
              <text:p>ב</text:p>
            </table:table-cell>
            <table:table-cell office:value-type="string" table:style-name="ce26">
              <text:p>19:30-20:00</text:p>
            </table:table-cell>
            <table:table-cell office:value-type="float" office:value="6" table:style-name="ce18">
              <text:p>6</text:p>
            </table:table-cell>
            <table:table-cell office:value-type="string" table:style-name="ce50">
              <text:p>054-7200455</text:p>
            </table:table-cell>
            <table:table-cell office:value-type="string" table:style-name="ce29">
              <text:p>אליק דנוביץ</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13" table:formula="of:=[.C80]" table:style-name="ce105">
              <text:p>13</text:p>
            </table:table-cell>
            <table:table-cell office:value-type="date" office:date-value="2022-01-10T00:00:00" table:formula="of:=[.D80]" table:style-name="ce24">
              <text:p>10/1/2022</text:p>
            </table:table-cell>
            <table:table-cell office:value-type="string" table:style-name="ce106">
              <text:p>ב</text:p>
            </table:table-cell>
            <table:table-cell office:value-type="string" table:style-name="ce26">
              <text:p>20:00-20:30</text:p>
            </table:table-cell>
            <table:table-cell office:value-type="float" office:value="3" table:style-name="ce18">
              <text:p>3</text:p>
            </table:table-cell>
            <table:table-cell office:value-type="string" table:style-name="ce50">
              <text:p>0503672233 <text:s/>0539332731</text:p>
            </table:table-cell>
            <table:table-cell office:value-type="string" table:style-name="ce29">
              <text:p>תאמר מסארוה, מוחמד עוויסאת</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13" table:formula="of:=[.C80]" table:style-name="ce105">
              <text:p>13</text:p>
            </table:table-cell>
            <table:table-cell office:value-type="date" office:date-value="2022-01-10T00:00:00" table:formula="of:=[.D80]" table:style-name="ce24">
              <text:p>10/1/2022</text:p>
            </table:table-cell>
            <table:table-cell office:value-type="string" table:style-name="ce106">
              <text:p>ב</text:p>
            </table:table-cell>
            <table:table-cell office:value-type="string" table:style-name="ce26">
              <text:p>20:30-21:00</text:p>
            </table:table-cell>
            <table:table-cell office:value-type="float" office:value="2" table:style-name="ce39">
              <text:p>2</text:p>
            </table:table-cell>
            <table:table-cell office:value-type="string" table:style-name="ce108">
              <text:p>050-4003345 054-2589500</text:p>
            </table:table-cell>
            <table:table-cell office:value-type="string" table:style-name="ce34">
              <text:p>רז בן אדרת, מאור גטר</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14" table:formula="of:=[.C82]+1" table:style-name="ce105">
              <text:p>14</text:p>
            </table:table-cell>
            <table:table-cell office:value-type="date" office:date-value="2022-01-17T00:00:00" table:formula="of:=[.D79]+7" table:style-name="ce15">
              <text:p>17/1/2022</text:p>
            </table:table-cell>
            <table:table-cell office:value-type="string" table:style-name="ce103">
              <text:p>ב</text:p>
            </table:table-cell>
            <table:table-cell office:value-type="string" table:style-name="ce17">
              <text:p>19:00-19:30</text:p>
            </table:table-cell>
            <table:table-cell table:style-name="ce27"/>
            <table:table-cell table:style-name="ce104"/>
            <table:table-cell table:style-name="ce29"/>
            <table:table-cell table:number-columns-repeated="10" table:style-name="ce82"/>
            <table:table-cell table:number-columns-repeated="16365"/>
          </table:table-row>
          <table:table-row table:style-name="ro1">
            <table:table-cell table:style-name="ce100"/>
            <table:covered-table-cell/>
            <table:table-cell office:value-type="float" office:value="14" table:formula="of:=[.C83]" table:style-name="ce105">
              <text:p>14</text:p>
            </table:table-cell>
            <table:table-cell office:value-type="date" office:date-value="2022-01-17T00:00:00" table:formula="of:=[.D83]" table:style-name="ce24">
              <text:p>17/1/2022</text:p>
            </table:table-cell>
            <table:table-cell office:value-type="string" table:style-name="ce106">
              <text:p>ב</text:p>
            </table:table-cell>
            <table:table-cell office:value-type="string" table:style-name="ce26">
              <text:p>19:30-20:00</text:p>
            </table:table-cell>
            <table:table-cell office:value-type="float" office:value="7" table:style-name="ce18">
              <text:p>7</text:p>
            </table:table-cell>
            <table:table-cell office:value-type="string" table:style-name="ce50">
              <text:p>052-7908901</text:p>
            </table:table-cell>
            <table:table-cell office:value-type="string" table:style-name="ce29">
              <text:p>נזאר מערוף</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14" table:formula="of:=[.C84]" table:style-name="ce105">
              <text:p>14</text:p>
            </table:table-cell>
            <table:table-cell office:value-type="date" office:date-value="2022-01-17T00:00:00" table:formula="of:=[.D84]" table:style-name="ce24">
              <text:p>17/1/2022</text:p>
            </table:table-cell>
            <table:table-cell office:value-type="string" table:style-name="ce106">
              <text:p>ב</text:p>
            </table:table-cell>
            <table:table-cell office:value-type="string" table:style-name="ce26">
              <text:p>20:00-20:30</text:p>
            </table:table-cell>
            <table:table-cell office:value-type="float" office:value="1" table:style-name="ce18">
              <text:p>1</text:p>
            </table:table-cell>
            <table:table-cell office:value-type="string" table:style-name="ce50">
              <text:p><text:s/>054-5401134 054-2244610</text:p>
            </table:table-cell>
            <table:table-cell office:value-type="string" table:style-name="ce29">
              <text:p>נאור יקותיאלי, סער אליאס</text:p>
            </table:table-cell>
            <table:table-cell table:number-columns-repeated="10" table:style-name="ce82"/>
            <table:table-cell table:number-columns-repeated="16365"/>
          </table:table-row>
          <table:table-row table:style-name="ro1">
            <table:table-cell table:style-name="ce100"/>
            <table:covered-table-cell/>
            <table:table-cell office:value-type="float" office:value="14" table:formula="of:=[.C85]" table:style-name="ce109">
              <text:p>14</text:p>
            </table:table-cell>
            <table:table-cell office:value-type="date" office:date-value="2022-01-17T00:00:00" table:formula="of:=[.D84]" table:style-name="ce52">
              <text:p>17/1/2022</text:p>
            </table:table-cell>
            <table:table-cell office:value-type="string" table:style-name="ce110">
              <text:p>ב</text:p>
            </table:table-cell>
            <table:table-cell office:value-type="string" table:style-name="ce54">
              <text:p>20:30-21:00</text:p>
            </table:table-cell>
            <table:table-cell office:value-type="float" office:value="5" table:style-name="ce39">
              <text:p>5</text:p>
            </table:table-cell>
            <table:table-cell office:value-type="string" table:style-name="ce108">
              <text:p>054-4809882 054-2644402</text:p>
            </table:table-cell>
            <table:table-cell office:value-type="string" table:style-name="ce34">
              <text:p>טל אלבז, גיורא גבאי</text:p>
            </table:table-cell>
            <table:table-cell table:number-columns-repeated="10" table:style-name="ce82"/>
            <table:table-cell table:number-columns-repeated="16365"/>
          </table:table-row>
        </table:table-row-group>
        <table:table-row table:number-rows-repeated="2" table:style-name="ro2">
          <table:table-cell table:style-name="ce82"/>
          <table:table-cell table:style-name="ce111"/>
          <table:table-cell table:style-name="ce112"/>
          <table:table-cell table:number-columns-repeated="3" table:style-name="ce82"/>
          <table:table-cell table:style-name="ce112"/>
          <table:table-cell table:style-name="ce82"/>
          <table:table-cell table:style-name="ce113"/>
          <table:table-cell table:number-columns-repeated="10" table:style-name="ce82"/>
          <table:table-cell table:number-columns-repeated="16365"/>
        </table:table-row>
        <table:table-row table:number-rows-repeated="1048488" table:style-name="ro3">
          <table:table-cell table:number-columns-repeated="16384"/>
        </table:table-row>
      </table:table>
      <table:table table:name="חומרי_קריאה_לפרויקט" table:style-name="ta1">
        <table:table-column table:style-name="co3" table:number-columns-repeated="11" table:default-cell-style-name="ce1"/>
        <table:table-column table:style-name="co21" table:default-cell-style-name="ce1"/>
        <table:table-column table:style-name="co22" table:default-cell-style-name="ce1"/>
        <table:table-column table:style-name="co3" table:number-columns-repeated="1011" table:default-cell-style-name="ce1"/>
        <table:table-column table:style-name="co13" table:number-columns-repeated="15360" table:default-cell-style-name="ce1"/>
        <table:table-row table:style-name="ro3">
          <table:table-cell table:number-columns-repeated="16384"/>
        </table:table-row>
        <table:table-row table:style-name="ro10">
          <table:table-cell table:style-name="ce136"/>
          <table:table-cell office:value-type="string" table:number-columns-spanned="2" table:number-rows-spanned="1" table:style-name="ce142">
            <text:p>רכב אוטונומי מבוסס Jeston Nano</text:p>
          </table:table-cell>
          <table:covered-table-cell/>
          <table:table-cell office:value-type="string" table:number-columns-spanned="2" table:number-rows-spanned="1" table:style-name="ce142">
            <text:p>סופר חכם 2</text:p>
          </table:table-cell>
          <table:covered-table-cell/>
          <table:table-cell office:value-type="string" table:number-columns-spanned="2" table:number-rows-spanned="1" table:style-name="ce142">
            <text:p>סופר חכם 1</text:p>
          </table:table-cell>
          <table:covered-table-cell/>
          <table:table-cell office:value-type="string" table:number-columns-spanned="2" table:number-rows-spanned="1" table:style-name="ce142">
            <text:p>משחק מחשב מבוסס מחוות אדם מול מצלמה</text:p>
          </table:table-cell>
          <table:covered-table-cell/>
          <table:table-cell office:value-type="string" table:number-columns-spanned="2" table:number-rows-spanned="1" table:style-name="ce142">
            <text:p>מדידת קצב גדילת גידולי שדה באמצעות רחפן עיבוד תמונה ולימוד מכונה</text:p>
          </table:table-cell>
          <table:covered-table-cell/>
          <table:table-cell office:value-type="string" table:style-name="ce137">
            <text:p>המרת טקסט לתנועת שלד אדם וחילוץ הטקסט מהתנועה באמצעות למידה עמוקה</text:p>
          </table:table-cell>
          <table:table-cell office:value-type="string" table:style-name="ce137">
            <text:p>השוואת ביצועי אלגורתמי ML בעזרת בסיסי נתונים סינטטיים</text:p>
          </table:table-cell>
          <table:table-cell table:number-columns-repeated="13" table:style-name="ce136"/>
          <table:table-cell table:number-columns-repeated="16358"/>
        </table:table-row>
        <table:table-row table:style-name="ro2">
          <table:table-cell table:style-name="ce138"/>
          <table:table-cell office:value-type="float" office:value="1" table:number-columns-spanned="2" table:number-rows-spanned="1" table:style-name="ce143">
            <text:p>1</text:p>
          </table:table-cell>
          <table:covered-table-cell/>
          <table:table-cell office:value-type="float" office:value="2" table:number-columns-spanned="2" table:number-rows-spanned="1" table:style-name="ce143">
            <text:p>2</text:p>
          </table:table-cell>
          <table:covered-table-cell/>
          <table:table-cell office:value-type="float" office:value="3" table:number-columns-spanned="2" table:number-rows-spanned="1" table:style-name="ce143">
            <text:p>3</text:p>
          </table:table-cell>
          <table:covered-table-cell/>
          <table:table-cell office:value-type="float" office:value="4" table:number-columns-spanned="2" table:number-rows-spanned="1" table:style-name="ce143">
            <text:p>4</text:p>
          </table:table-cell>
          <table:covered-table-cell/>
          <table:table-cell office:value-type="float" office:value="5" table:number-columns-spanned="2" table:number-rows-spanned="1" table:style-name="ce143">
            <text:p>5</text:p>
          </table:table-cell>
          <table:covered-table-cell/>
          <table:table-cell office:value-type="float" office:value="6" table:style-name="ce138">
            <text:p>6</text:p>
          </table:table-cell>
          <table:table-cell office:value-type="float" office:value="7" table:style-name="ce138">
            <text:p>7</text:p>
          </table:table-cell>
          <table:table-cell table:number-columns-repeated="13" table:style-name="ce138"/>
          <table:table-cell table:number-columns-repeated="16358"/>
        </table:table-row>
        <table:table-row table:style-name="ro2">
          <table:table-cell table:style-name="ce139"/>
          <table:table-cell office:value-type="string" table:style-name="ce139">
            <text:p>נאור יקותיאלי</text:p>
          </table:table-cell>
          <table:table-cell office:value-type="string" table:style-name="ce139">
            <text:p>סער אליאס</text:p>
          </table:table-cell>
          <table:table-cell office:value-type="string" table:style-name="ce139">
            <text:p>רז בן-אדרת</text:p>
          </table:table-cell>
          <table:table-cell office:value-type="string" table:style-name="ce139">
            <text:p>מאור גטר</text:p>
          </table:table-cell>
          <table:table-cell office:value-type="string" table:style-name="ce139">
            <text:p>תאמר מסארוה</text:p>
          </table:table-cell>
          <table:table-cell office:value-type="string" table:style-name="ce139">
            <text:p>מוחמד עוויסאת</text:p>
          </table:table-cell>
          <table:table-cell office:value-type="string" table:style-name="ce139">
            <text:p>אלינה בלושנקו</text:p>
          </table:table-cell>
          <table:table-cell office:value-type="string" table:style-name="ce139">
            <text:p>עדן אפרים</text:p>
          </table:table-cell>
          <table:table-cell office:value-type="string" table:style-name="ce139">
            <text:p>טל אלבז</text:p>
          </table:table-cell>
          <table:table-cell office:value-type="string" table:style-name="ce139">
            <text:p>גיורא גבאי</text:p>
          </table:table-cell>
          <table:table-cell office:value-type="string" table:style-name="ce139">
            <text:p>אליק דנוביץ</text:p>
          </table:table-cell>
          <table:table-cell office:value-type="string" table:style-name="ce139">
            <text:p>נזאר מערוף</text:p>
          </table:table-cell>
          <table:table-cell table:number-columns-repeated="13" table:style-name="ce139"/>
          <table:table-cell table:number-columns-repeated="16358"/>
        </table:table-row>
        <table:table-row table:style-name="ro2">
          <table:table-cell table:style-name="ce1"/>
          <table:table-cell office:value-type="string" table:number-columns-spanned="2" table:number-rows-spanned="1" table:style-name="ce144">
            <text:p><text:a xlink:href="https://medium.com/swlh/nvidia-jetson-nano-custom-object-detection-from-scratch-using-tensorflow-and-opencv-113fe4dba134">https://medium.com/swlh/nvidia-jetson-nano-custom-object-detection-from-scratch-using-tensorflow-and-opencv-113fe4dba134</text:a></text:p>
          </table:table-cell>
          <table:covered-table-cell/>
          <table:table-cell office:value-type="string" table:number-columns-spanned="2" table:number-rows-spanned="1" table:style-name="ce144">
            <text:p><text:a xlink:href="https://www.one-tab.com/page/nwA7k33GTQOaNLF63uhNsA">https://www.one-tab.com/page/nwA7k33GTQOaNLF63uhNsA</text:a></text:p>
          </table:table-cell>
          <table:covered-table-cell/>
          <table:table-cell office:value-type="string" table:number-columns-spanned="2" table:number-rows-spanned="1" table:style-name="ce145">
            <text:p><text:a xlink:href="https://medium.com/swlh/nvidia-jetson-nano-custom-object-detection-from-scratch-using-tensorflow-and-opencv-113fe4dba134">https://medium.com/swlh/nvidia-jetson-nano-custom-object-detection-from-scratch-using-tensorflow-and-opencv-113fe4dba134</text:a></text:p>
          </table:table-cell>
          <table:covered-table-cell/>
          <table:table-cell office:value-type="string" table:number-columns-spanned="2" table:number-rows-spanned="1" table:style-name="ce146">
            <text:p><text:a xlink:href="https://www.one-tab.com/page/p-T8wSIqSuWkElqobBjYQg">https://www.one-tab.com/page/p-T8wSIqSuWkElqobBjYQg</text:a></text:p>
          </table:table-cell>
          <table:covered-table-cell/>
          <table:table-cell office:value-type="string" table:number-columns-spanned="2" table:number-rows-spanned="1" table:style-name="ce144">
            <text:p><text:a xlink:href="https://towardsdatascience.com/kalman-filters-for-software-engineers-3d2a05dee465">https://towardsdatascience.com/kalman-filters-for-software-engineers-3d2a05dee465</text:a></text:p>
          </table:table-cell>
          <table:covered-table-cell/>
          <table:table-cell office:value-type="string" table:style-name="ce140">
            <text:p><text:a xlink:href="https://www.one-tab.com/page/p-T8wSIqSuWkElqobBjYQg">https://www.one-tab.com/page/p-T8wSIqSuWkElqobBjYQg</text:a></text:p>
          </table:table-cell>
          <table:table-cell table:number-columns-repeated="16372" table:style-name="ce1"/>
        </table:table-row>
        <table:table-row table:style-name="ro2">
          <table:table-cell table:style-name="ce1"/>
          <table:table-cell office:value-type="string" table:number-columns-spanned="2" table:number-rows-spanned="1" table:style-name="ce144">
            <text:p><text:a xlink:href="https://towardsdatascience.com/kalman-filters-for-software-engineers-3d2a05dee465">https://towardsdatascience.com/kalman-filters-for-software-engineers-3d2a05dee465</text:a></text:p>
          </table:table-cell>
          <table:covered-table-cell/>
          <table:table-cell office:value-type="string" table:number-columns-spanned="2" table:number-rows-spanned="1" table:style-name="ce144">
            <text:p><text:a xlink:href="https://www.facebook.com/EmilyAndJulien/videos/4767458166673404">https://www.facebook.com/EmilyAndJulien/videos/4767458166673404</text:a></text:p>
          </table:table-cell>
          <table:covered-table-cell/>
          <table:table-cell office:value-type="string" table:number-columns-spanned="2" table:number-rows-spanned="1" table:style-name="ce146">
            <text:p><text:a xlink:href="https://medium.com/hackernoon/efficient-implementation-of-mobilenet-and-yolo-object-detection-algorithms-for-image-annotation-717e867fa27d">https://medium.com/hackernoon/efficient-implementation-of-mobilenet-and-yolo-object-detection-algorithms-for-image-annotation-717e867fa27d</text:a></text:p>
          </table:table-cell>
          <table:covered-table-cell/>
          <table:table-cell office:value-type="string" table:number-columns-spanned="2" table:number-rows-spanned="1" table:style-name="ce144">
            <text:p><text:a xlink:href="https://towardsdatascience.com/kalman-filters-for-software-engineers-3d2a05dee465">https://towardsdatascience.com/kalman-filters-for-software-engineers-3d2a05dee465</text:a></text:p>
          </table:table-cell>
          <table:covered-table-cell/>
          <table:table-cell table:style-name="ce1"/>
          <table:table-cell office:value-type="string" table:style-name="ce50">
            <text:p><text:s/></text:p>
          </table:table-cell>
          <table:table-cell office:value-type="string" table:style-name="ce140">
            <text:p><text:a xlink:href="https://scikit-learn.org/stable/auto_examples/cluster/plot_agglomerative_clustering_metrics.html#sphx-glr-auto-examples-cluster-plot-agglomerative-clustering-metrics-py">https://scikit-learn.org/stable/auto_examples/cluster/plot_agglomerative_clustering_metrics.html#sphx-glr-auto-examples-cluster-plot-agglomerative-clustering-metrics-py</text:a></text:p>
          </table:table-cell>
          <table:table-cell office:value-type="string" table:style-name="ce141">
            <text:p><text:a xlink:href="https://scikit-learn.org/stable/auto_examples/cluster/plot_agglomerative_clustering_metrics.html#sphx-glr-auto-examples-cluster-plot-agglomerative-clustering-metrics-py">https://scikit-learn.org/stable/auto_examples/cluster/plot_agglomerative_clustering_metrics.html#sphx-glr-auto-examples-cluster-plot-agglomerative-clustering-metrics-py</text:a></text:p>
          </table:table-cell>
          <table:table-cell table:number-columns-repeated="16371" table:style-name="ce1"/>
        </table:table-row>
        <table:table-row table:style-name="ro2">
          <table:table-cell table:number-columns-repeated="5" table:style-name="ce1"/>
          <table:table-cell office:value-type="string" table:number-columns-spanned="2" table:number-rows-spanned="1" table:style-name="ce146">
            <text:p><text:a xlink:href="https://towardsdatascience.com/training-yolo-for-object-detection-in-pytorch-with-your-custom-dataset-the-simple-way-1aa6f56cf7d9">https://towardsdatascience.com/training-yolo-for-object-detection-in-pytorch-with-your-custom-dataset-the-simple-way-1aa6f56cf7d9</text:a></text:p>
          </table:table-cell>
          <table:covered-table-cell/>
          <table:table-cell office:value-type="string" table:number-columns-spanned="2" table:number-rows-spanned="1" table:style-name="ce146">
            <text:p><text:a xlink:href="https://towardsdatascience.com/change-the-background-of-any-video-with-5-lines-of-code-7cc847394f5d">https://towardsdatascience.com/change-the-background-of-any-video-with-5-lines-of-code-7cc847394f5d</text:a></text:p>
          </table:table-cell>
          <table:covered-table-cell/>
          <table:table-cell table:style-name="ce1"/>
          <table:table-cell office:value-type="string" table:style-name="ce50">
            <text:p><text:s/></text:p>
          </table:table-cell>
          <table:table-cell office:value-type="string" table:style-name="ce141">
            <text:p><text:a xlink:href="https://towardsdatascience.com/kalman-filters-for-software-engineers-3d2a05dee465">https://towardsdatascience.com/kalman-filters-for-software-engineers-3d2a05dee465</text:a></text:p>
          </table:table-cell>
          <table:table-cell table:number-columns-repeated="16372" table:style-name="ce1"/>
        </table:table-row>
        <table:table-row table:style-name="ro2">
          <table:table-cell table:number-columns-repeated="5" table:style-name="ce1"/>
          <table:table-cell office:value-type="string" table:number-columns-spanned="2" table:number-rows-spanned="1" table:style-name="ce146">
            <text:p><text:a xlink:href="https://medium.com/@cunhafh/transfer-learning-with-yolo-v3-darknet-and-google-colab-7f9a6f9c2afc">https://medium.com/@cunhafh/transfer-learning-with-yolo-v3-darknet-and-google-colab-7f9a6f9c2afc</text:a></text:p>
          </table:table-cell>
          <table:covered-table-cell/>
          <table:table-cell office:value-type="string" table:number-columns-spanned="2" table:number-rows-spanned="1" table:style-name="ce146">
            <text:p><text:a xlink:href="https://towardsdatascience.com/virtual-background-for-video-conferencing-in-python-and-opencv-a-silly-approach-5f5ad1a5abef">https://towardsdatascience.com/virtual-background-for-video-conferencing-in-python-and-opencv-a-silly-approach-5f5ad1a5abef</text:a></text:p>
          </table:table-cell>
          <table:covered-table-cell/>
          <table:table-cell table:style-name="ce1"/>
          <table:table-cell office:value-type="string" table:style-name="ce50">
            <text:p><text:s/></text:p>
          </table:table-cell>
          <table:table-cell office:value-type="string" table:style-name="ce141">
            <text:p><text:a xlink:href="https://dl.acm.org/doi/pdf/10.1145/3338533.3366569?casa_token=I-jazRo8Is4AAAAA:bvP9zzyfCdyTQomtWfH1bmLYKq9ikefcDf1d_5qRVhaKpbgCqBvL27pm0TZ4QMPfaQvSN1Iaqmub">https://dl.acm.org/doi/pdf/10.1145/3338533.3366569?casa_token=I-jazRo8Is4AAAAA:bvP9zzyfCdyTQomtWfH1bmLYKq9ikefcDf1d_5qRVhaKpbgCqBvL27pm0TZ4QMPfaQvSN1Iaqmub</text:a></text:p>
          </table:table-cell>
          <table:table-cell table:number-columns-repeated="16372" table:style-name="ce1"/>
        </table:table-row>
        <table:table-row table:style-name="ro2">
          <table:table-cell table:number-columns-repeated="7" table:style-name="ce1"/>
          <table:table-cell office:value-type="string" table:number-columns-spanned="2" table:number-rows-spanned="1" table:style-name="ce144">
            <text:p><text:a xlink:href="https://towardsdatascience.com/virtual-background-for-video-conferencing-using-machine-learning-dfba17d90aa9">https://towardsdatascience.com/virtual-background-for-video-conferencing-using-machine-learning-dfba17d90aa9</text:a></text:p>
          </table:table-cell>
          <table:covered-table-cell/>
          <table:table-cell table:style-name="ce1"/>
          <table:table-cell office:value-type="string" table:style-name="ce50">
            <text:p><text:s/></text:p>
          </table:table-cell>
          <table:table-cell office:value-type="string" table:style-name="ce141">
            <text:p><text:a xlink:href="https://towardsdatascience.com/how-to-synchronize-time-series-datasets-in-python-f2ae51bee212">https://towardsdatascience.com/how-to-synchronize-time-series-datasets-in-python-f2ae51bee212</text:a></text:p>
          </table:table-cell>
          <table:table-cell table:number-columns-repeated="16372" table:style-name="ce1"/>
        </table:table-row>
        <table:table-row table:style-name="ro2">
          <table:table-cell table:number-columns-repeated="7" table:style-name="ce1"/>
          <table:table-cell office:value-type="string" table:number-columns-spanned="2" table:number-rows-spanned="1" table:style-name="ce144">
            <text:p><text:a xlink:href="https://www.augmentedstartups.com/ZoomVirtualBackground">https://www.augmentedstartups.com/ZoomVirtualBackground</text:a></text:p>
          </table:table-cell>
          <table:covered-table-cell/>
          <table:table-cell table:style-name="ce1"/>
          <table:table-cell office:value-type="string" table:style-name="ce50">
            <text:p><text:s/></text:p>
          </table:table-cell>
          <table:table-cell office:value-type="string" table:style-name="ce140">
            <text:p><text:a xlink:href="https://medium.com/walmartglobaltech/time-series-similarity-using-dynamic-time-warping-explained-9d09119e48ec">https://medium.com/walmartglobaltech/time-series-similarity-using-dynamic-time-warping-explained-9d09119e48ec</text:a></text:p>
          </table:table-cell>
          <table:table-cell table:number-columns-repeated="16372" table:style-name="ce1"/>
        </table:table-row>
        <table:table-row table:style-name="ro2">
          <table:table-cell table:number-columns-repeated="9" table:style-name="ce1"/>
          <table:table-cell table:number-columns-spanned="2" table:number-rows-spanned="1" table:style-name="ce147"/>
          <table:covered-table-cell/>
          <table:table-cell office:value-type="string" table:style-name="ce140">
            <text:p><text:a xlink:href="https://www.audiolabs-erlangen.de/resources/MIR/FMP/C3/C3S2_DTWbasic.html">https://www.audiolabs-erlangen.de/resources/MIR/FMP/C3/C3S2_DTWbasic.html</text:a></text:p>
          </table:table-cell>
          <table:table-cell table:number-columns-repeated="16372" table:style-name="ce1"/>
        </table:table-row>
        <table:table-row table:number-rows-repeated="1048565" table:style-name="ro3">
          <table:table-cell table:number-columns-repeated="16384"/>
        </table:table-row>
      </table:table>
      <table:table table:name="ForSendingMails" table:style-name="ta3">
        <table:table-column table:style-name="co3" table:number-columns-repeated="5"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3" table:number-columns-repeated="1015" table:default-cell-style-name="ce1"/>
        <table:table-column table:style-name="co13" table:number-columns-repeated="15360" table:default-cell-style-name="ce1"/>
        <table:table-row table:style-name="ro2">
          <table:table-cell/>
          <table:table-cell table:number-columns-repeated="8" table:style-name="ce1"/>
          <table:table-cell table:number-columns-repeated="2" table:style-name="ce148"/>
          <table:table-cell table:number-columns-repeated="16373"/>
        </table:table-row>
        <table:table-row table:style-name="ro2">
          <table:table-cell/>
          <table:table-cell office:value-type="float" office:value="0" table:style-name="ce149">
            <text:p>0</text:p>
          </table:table-cell>
          <table:table-cell office:value-type="float" office:value="1" table:style-name="ce149">
            <text:p>1</text:p>
          </table:table-cell>
          <table:table-cell office:value-type="float" office:value="2" table:style-name="ce149">
            <text:p>2</text:p>
          </table:table-cell>
          <table:table-cell office:value-type="float" office:value="3" table:style-name="ce149">
            <text:p>3</text:p>
          </table:table-cell>
          <table:table-cell office:value-type="float" office:value="4" table:style-name="ce149">
            <text:p>4</text:p>
          </table:table-cell>
          <table:table-cell office:value-type="float" office:value="5" table:style-name="ce149">
            <text:p>5</text:p>
          </table:table-cell>
          <table:table-cell office:value-type="float" office:value="6" table:style-name="ce149">
            <text:p>6</text:p>
          </table:table-cell>
          <table:table-cell office:value-type="float" office:value="7" table:style-name="ce149">
            <text:p>7</text:p>
          </table:table-cell>
          <table:table-cell office:value-type="float" office:value="8" table:style-name="ce148">
            <text:p>8</text:p>
          </table:table-cell>
          <table:table-cell office:value-type="float" office:value="9" table:style-name="ce148">
            <text:p>9</text:p>
          </table:table-cell>
          <table:table-cell table:number-columns-repeated="16373"/>
        </table:table-row>
        <table:table-row table:style-name="ro2">
          <table:table-cell/>
          <table:table-cell office:value-type="string" office:string-value="תאריך" table:formula="of:=IFERROR(COM.MICROSOFT.SINGLE(__xludf.dummyfunction(&quot;QUERY('לוח פגישות תשפב סמסטר א'!D15:I93,&quot;&quot;select D, E, F, G,H,I&quot;&quot;)&quot;));&quot;תאריך&quot;)" table:style-name="ce1">
            <text:p>תאריך</text:p>
          </table:table-cell>
          <table:table-cell office:value-type="string" office:string-value="יום" table:formula="of:=IFERROR(COM.MICROSOFT.SINGLE(__xludf.dummyfunction(&quot;&quot;&quot;COMPUTED_VALUE&quot;&quot;&quot;));&quot;יום&quot;)" table:style-name="ce1">
            <text:p>יום</text:p>
          </table:table-cell>
          <table:table-cell office:value-type="string" office:string-value="שעה" table:formula="of:=IFERROR(COM.MICROSOFT.SINGLE(__xludf.dummyfunction(&quot;&quot;&quot;COMPUTED_VALUE&quot;&quot;&quot;));&quot;שעה&quot;)" table:style-name="ce1">
            <text:p>שעה</text:p>
          </table:table-cell>
          <table:table-cell office:value-type="string" office:string-value="מספר קבוצה" table:formula="of:=IFERROR(COM.MICROSOFT.SINGLE(__xludf.dummyfunction(&quot;&quot;&quot;COMPUTED_VALUE&quot;&quot;&quot;));&quot;מספר קבוצה&quot;)" table:style-name="ce1">
            <text:p>מספר קבוצה</text:p>
          </table:table-cell>
          <table:table-cell office:value-type="string" office:string-value="טלפון להודעות" table:formula="of:=IFERROR(COM.MICROSOFT.SINGLE(__xludf.dummyfunction(&quot;&quot;&quot;COMPUTED_VALUE&quot;&quot;&quot;));&quot;טלפון להודעות&quot;)" table:style-name="ce1">
            <text:p>טלפון להודעות</text:p>
          </table:table-cell>
          <table:table-cell office:value-type="string" office:string-value="שמות" table:formula="of:=IFERROR(COM.MICROSOFT.SINGLE(__xludf.dummyfunction(&quot;&quot;&quot;COMPUTED_VALUE&quot;&quot;&quot;));&quot;שמות&quot;)" table:style-name="ce1">
            <text:p>שמות</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0-04T00:00:00" table:formula="of:=IFERROR(COM.MICROSOFT.SINGLE(__xludf.dummyfunction(&quot;&quot;&quot;COMPUTED_VALUE&quot;&quot;&quot;));44473)" table:style-name="ce150">
            <text:p>4/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6:00-17:00" table:formula="of:=IFERROR(COM.MICROSOFT.SINGLE(__xludf.dummyfunction(&quot;&quot;&quot;COMPUTED_VALUE&quot;&quot;&quot;));&quot;16:00-17:00&quot;)" table:style-name="ce1">
            <text:p>16:00-17:00</text:p>
          </table:table-cell>
          <table:table-cell office:value-type="float" office:value="4" table:formula="of:=IFERROR(COM.MICROSOFT.SINGLE(__xludf.dummyfunction(&quot;&quot;&quot;COMPUTED_VALUE&quot;&quot;&quot;));4)" table:style-name="ce1">
            <text:p>4</text:p>
          </table:table-cell>
          <table:table-cell office:value-type="string" office:string-value="054-3299444 0503382767" table:formula="of:=IFERROR(COM.MICROSOFT.SINGLE(__xludf.dummyfunction(&quot;&quot;&quot;COMPUTED_VALUE&quot;&quot;&quot;));&quot;054-3299444 0503382767&quot;)" table:style-name="ce1">
            <text:p>054-3299444 0503382767</text:p>
          </table:table-cell>
          <table:table-cell office:value-type="string" office:string-value="אלינה בלושנקו , עדן אפרים" table:formula="of:=IFERROR(COM.MICROSOFT.SINGLE(__xludf.dummyfunction(&quot;&quot;&quot;COMPUTED_VALUE&quot;&quot;&quot;));&quot;אלינה בלושנקו , עדן אפרים&quot;)" table:style-name="ce1">
            <text:p>אלינה בלושנקו , עדן אפרים</text:p>
          </table:table-cell>
          <table:table-cell office:value-type="string" table:style-name="ce1">
            <text:p/>
          </table:table-cell>
          <table:table-cell office:value-type="string" table:style-name="ce1">
            <text:p/>
          </table:table-cell>
          <table:table-cell office:value-type="string" table:style-name="ce148">
            <text:p/>
          </table:table-cell>
          <table:table-cell office:value-type="string" table:style-name="ce148">
            <text:p/>
          </table:table-cell>
          <table:table-cell table:number-columns-repeated="16373"/>
        </table:table-row>
        <table:table-row table:style-name="ro2">
          <table:table-cell/>
          <table:table-cell office:value-type="date" office:date-value="2021-10-04T00:00:00" table:formula="of:=IFERROR(COM.MICROSOFT.SINGLE(__xludf.dummyfunction(&quot;&quot;&quot;COMPUTED_VALUE&quot;&quot;&quot;));44473)" table:style-name="ce150">
            <text:p>4/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7:00-18:00" table:formula="of:=IFERROR(COM.MICROSOFT.SINGLE(__xludf.dummyfunction(&quot;&quot;&quot;COMPUTED_VALUE&quot;&quot;&quot;));&quot;17:00-18:00&quot;)" table:style-name="ce1">
            <text:p>17:00-18:00</text:p>
          </table:table-cell>
          <table:table-cell office:value-type="float" office:value="3" table:formula="of:=IFERROR(COM.MICROSOFT.SINGLE(__xludf.dummyfunction(&quot;&quot;&quot;COMPUTED_VALUE&quot;&quot;&quot;));3)" table:style-name="ce1">
            <text:p>3</text:p>
          </table:table-cell>
          <table:table-cell office:value-type="string" office:string-value="0503672233  0539332731" table:formula="of:=IFERROR(COM.MICROSOFT.SINGLE(__xludf.dummyfunction(&quot;&quot;&quot;COMPUTED_VALUE&quot;&quot;&quot;));&quot;0503672233  0539332731&quot;)" table:style-name="ce1">
            <text:p>0503672233 <text:s/>0539332731</text:p>
          </table:table-cell>
          <table:table-cell office:value-type="string" office:string-value="תאמר מסארוה, מוחמד עוויסאת" table:formula="of:=IFERROR(COM.MICROSOFT.SINGLE(__xludf.dummyfunction(&quot;&quot;&quot;COMPUTED_VALUE&quot;&quot;&quot;));&quot;תאמר מסארוה, מוחמד עוויסאת&quot;)" table:style-name="ce1">
            <text:p>תאמר מסארוה, מוחמד עוויסאת</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0-04T00:00:00" table:formula="of:=IFERROR(COM.MICROSOFT.SINGLE(__xludf.dummyfunction(&quot;&quot;&quot;COMPUTED_VALUE&quot;&quot;&quot;));44473)" table:style-name="ce150">
            <text:p>4/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00-20:00" table:formula="of:=IFERROR(COM.MICROSOFT.SINGLE(__xludf.dummyfunction(&quot;&quot;&quot;COMPUTED_VALUE&quot;&quot;&quot;));&quot;19:00-20:00&quot;)" table:style-name="ce1">
            <text:p>19:00-20:00</text:p>
          </table:table-cell>
          <table:table-cell office:value-type="float" office:value="2" table:formula="of:=IFERROR(COM.MICROSOFT.SINGLE(__xludf.dummyfunction(&quot;&quot;&quot;COMPUTED_VALUE&quot;&quot;&quot;));2)" table:style-name="ce1">
            <text:p>2</text:p>
          </table:table-cell>
          <table:table-cell office:value-type="string" office:string-value="0504003345 , 0542589500" table:formula="of:=IFERROR(COM.MICROSOFT.SINGLE(__xludf.dummyfunction(&quot;&quot;&quot;COMPUTED_VALUE&quot;&quot;&quot;));&quot;0504003345 , 0542589500&quot;)" table:style-name="ce1">
            <text:p>0504003345 , 0542589500</text:p>
          </table:table-cell>
          <table:table-cell office:value-type="string" office:string-value="רז בן אדרת, מאור גטר" table:formula="of:=IFERROR(COM.MICROSOFT.SINGLE(__xludf.dummyfunction(&quot;&quot;&quot;COMPUTED_VALUE&quot;&quot;&quot;));&quot;רז בן אדרת, מאור גטר&quot;)" table:style-name="ce1">
            <text:p>רז בן אדרת, מאור גטר</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0-04T00:00:00" table:formula="of:=IFERROR(COM.MICROSOFT.SINGLE(__xludf.dummyfunction(&quot;&quot;&quot;COMPUTED_VALUE&quot;&quot;&quot;));44473)" table:style-name="ce150">
            <text:p>4/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00-21:00" table:formula="of:=IFERROR(COM.MICROSOFT.SINGLE(__xludf.dummyfunction(&quot;&quot;&quot;COMPUTED_VALUE&quot;&quot;&quot;));&quot;20:00-21:00&quot;)" table:style-name="ce1">
            <text:p>20:00-21:00</text:p>
          </table:table-cell>
          <table:table-cell office:value-type="float" office:value="1" table:formula="of:=IFERROR(COM.MICROSOFT.SINGLE(__xludf.dummyfunction(&quot;&quot;&quot;COMPUTED_VALUE&quot;&quot;&quot;));1)" table:style-name="ce1">
            <text:p>1</text:p>
          </table:table-cell>
          <table:table-cell office:value-type="string" office:string-value=" 054-5401134 054-2244610" table:formula="of:=IFERROR(COM.MICROSOFT.SINGLE(__xludf.dummyfunction(&quot;&quot;&quot;COMPUTED_VALUE&quot;&quot;&quot;));&quot; 054-5401134 054-2244610&quot;)" table:style-name="ce1">
            <text:p><text:s/>054-5401134 054-2244610</text:p>
          </table:table-cell>
          <table:table-cell office:value-type="string" office:string-value="נאור יקותיאלי, סער אליאס" table:formula="of:=IFERROR(COM.MICROSOFT.SINGLE(__xludf.dummyfunction(&quot;&quot;&quot;COMPUTED_VALUE&quot;&quot;&quot;));&quot;נאור יקותיאלי, סער אליאס&quot;)" table:style-name="ce1">
            <text:p>נאור יקותיאלי, סער אליאס</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0-04T00:00:00" table:formula="of:=IFERROR(COM.MICROSOFT.SINGLE(__xludf.dummyfunction(&quot;&quot;&quot;COMPUTED_VALUE&quot;&quot;&quot;));44473)" table:style-name="ce150">
            <text:p>4/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1:00-22:00" table:formula="of:=IFERROR(COM.MICROSOFT.SINGLE(__xludf.dummyfunction(&quot;&quot;&quot;COMPUTED_VALUE&quot;&quot;&quot;));&quot;21:00-22:00&quot;)" table:style-name="ce1">
            <text:p>21:00-22:00</text:p>
          </table:table-cell>
          <table:table-cell office:value-type="float" office:value="5" table:formula="of:=IFERROR(COM.MICROSOFT.SINGLE(__xludf.dummyfunction(&quot;&quot;&quot;COMPUTED_VALUE&quot;&quot;&quot;));5)" table:style-name="ce1">
            <text:p>5</text:p>
          </table:table-cell>
          <table:table-cell office:value-type="string" office:string-value="054-4809882 054-2644402" table:formula="of:=IFERROR(COM.MICROSOFT.SINGLE(__xludf.dummyfunction(&quot;&quot;&quot;COMPUTED_VALUE&quot;&quot;&quot;));&quot;054-4809882 054-2644402&quot;)" table:style-name="ce1">
            <text:p>054-4809882 054-2644402</text:p>
          </table:table-cell>
          <table:table-cell office:value-type="string" office:string-value="טל אלבז, גיורא גבאי" table:formula="of:=IFERROR(COM.MICROSOFT.SINGLE(__xludf.dummyfunction(&quot;&quot;&quot;COMPUTED_VALUE&quot;&quot;&quot;));&quot;טל אלבז, גיורא גבאי&quot;)" table:style-name="ce1">
            <text:p>טל אלבז, גיורא גבאי</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0-04T00:00:00" table:formula="of:=IFERROR(COM.MICROSOFT.SINGLE(__xludf.dummyfunction(&quot;&quot;&quot;COMPUTED_VALUE&quot;&quot;&quot;));44473)" table:style-name="ce150">
            <text:p>4/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2:00-23:00" table:formula="of:=IFERROR(COM.MICROSOFT.SINGLE(__xludf.dummyfunction(&quot;&quot;&quot;COMPUTED_VALUE&quot;&quot;&quot;));&quot;22:00-23:00&quot;)" table:style-name="ce1">
            <text:p>22:00-23:00</text:p>
          </table:table-cell>
          <table:table-cell office:value-type="float" office:value="6" table:formula="of:=IFERROR(COM.MICROSOFT.SINGLE(__xludf.dummyfunction(&quot;&quot;&quot;COMPUTED_VALUE&quot;&quot;&quot;));6)" table:style-name="ce1">
            <text:p>6</text:p>
          </table:table-cell>
          <table:table-cell office:value-type="string" office:string-value="054-7200455" table:formula="of:=IFERROR(COM.MICROSOFT.SINGLE(__xludf.dummyfunction(&quot;&quot;&quot;COMPUTED_VALUE&quot;&quot;&quot;));&quot;054-7200455&quot;)" table:style-name="ce1">
            <text:p>054-7200455</text:p>
          </table:table-cell>
          <table:table-cell office:value-type="string" office:string-value="אליק דנוביץ" table:formula="of:=IFERROR(COM.MICROSOFT.SINGLE(__xludf.dummyfunction(&quot;&quot;&quot;COMPUTED_VALUE&quot;&quot;&quot;));&quot;אליק דנוביץ&quot;)" table:style-name="ce1">
            <text:p>אליק דנוביץ</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0-11T00:00:00" table:formula="of:=IFERROR(COM.MICROSOFT.SINGLE(__xludf.dummyfunction(&quot;&quot;&quot;COMPUTED_VALUE&quot;&quot;&quot;));44480)" table:style-name="ce150">
            <text:p>11/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8:30-19:00" table:formula="of:=IFERROR(COM.MICROSOFT.SINGLE(__xludf.dummyfunction(&quot;&quot;&quot;COMPUTED_VALUE&quot;&quot;&quot;));&quot;18:30-19:00&quot;)" table:style-name="ce1">
            <text:p>18:30-19:00</text:p>
          </table:table-cell>
          <table:table-cell office:value-type="float" office:value="7" table:formula="of:=IFERROR(COM.MICROSOFT.SINGLE(__xludf.dummyfunction(&quot;&quot;&quot;COMPUTED_VALUE&quot;&quot;&quot;));7)" table:style-name="ce1">
            <text:p>7</text:p>
          </table:table-cell>
          <table:table-cell office:value-type="string" office:string-value="052-7908901" table:formula="of:=IFERROR(COM.MICROSOFT.SINGLE(__xludf.dummyfunction(&quot;&quot;&quot;COMPUTED_VALUE&quot;&quot;&quot;));&quot;052-7908901&quot;)" table:style-name="ce1">
            <text:p>052-7908901</text:p>
          </table:table-cell>
          <table:table-cell office:value-type="string" office:string-value="נזאר מערוף" table:formula="of:=IFERROR(COM.MICROSOFT.SINGLE(__xludf.dummyfunction(&quot;&quot;&quot;COMPUTED_VALUE&quot;&quot;&quot;));&quot;נזאר מערוף&quot;)" table:style-name="ce1">
            <text:p>נזאר מערוף</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0-11T00:00:00" table:formula="of:=IFERROR(COM.MICROSOFT.SINGLE(__xludf.dummyfunction(&quot;&quot;&quot;COMPUTED_VALUE&quot;&quot;&quot;));44480)" table:style-name="ce150">
            <text:p>11/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00-19:30" table:formula="of:=IFERROR(COM.MICROSOFT.SINGLE(__xludf.dummyfunction(&quot;&quot;&quot;COMPUTED_VALUE&quot;&quot;&quot;));&quot;19:00-19:30&quot;)" table:style-name="ce1">
            <text:p>19:00-19:30</text:p>
          </table:table-cell>
          <table:table-cell office:value-type="float" office:value="4" table:formula="of:=IFERROR(COM.MICROSOFT.SINGLE(__xludf.dummyfunction(&quot;&quot;&quot;COMPUTED_VALUE&quot;&quot;&quot;));4)" table:style-name="ce1">
            <text:p>4</text:p>
          </table:table-cell>
          <table:table-cell office:value-type="string" office:string-value="054-3299444 0503382767" table:formula="of:=IFERROR(COM.MICROSOFT.SINGLE(__xludf.dummyfunction(&quot;&quot;&quot;COMPUTED_VALUE&quot;&quot;&quot;));&quot;054-3299444 0503382767&quot;)" table:style-name="ce1">
            <text:p>054-3299444 0503382767</text:p>
          </table:table-cell>
          <table:table-cell office:value-type="string" office:string-value="אלינה בלושנקו , עדן אפרים" table:formula="of:=IFERROR(COM.MICROSOFT.SINGLE(__xludf.dummyfunction(&quot;&quot;&quot;COMPUTED_VALUE&quot;&quot;&quot;));&quot;אלינה בלושנקו , עדן אפרים&quot;)" table:style-name="ce1">
            <text:p>אלינה בלושנקו , עדן אפרים</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0-11T00:00:00" table:formula="of:=IFERROR(COM.MICROSOFT.SINGLE(__xludf.dummyfunction(&quot;&quot;&quot;COMPUTED_VALUE&quot;&quot;&quot;));44480)" table:style-name="ce150">
            <text:p>11/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30-20:00" table:formula="of:=IFERROR(COM.MICROSOFT.SINGLE(__xludf.dummyfunction(&quot;&quot;&quot;COMPUTED_VALUE&quot;&quot;&quot;));&quot;19:30-20:00&quot;)" table:style-name="ce1">
            <text:p>19:30-20:00</text:p>
          </table:table-cell>
          <table:table-cell office:value-type="float" office:value="6" table:formula="of:=IFERROR(COM.MICROSOFT.SINGLE(__xludf.dummyfunction(&quot;&quot;&quot;COMPUTED_VALUE&quot;&quot;&quot;));6)" table:style-name="ce1">
            <text:p>6</text:p>
          </table:table-cell>
          <table:table-cell office:value-type="string" office:string-value="054-7200455" table:formula="of:=IFERROR(COM.MICROSOFT.SINGLE(__xludf.dummyfunction(&quot;&quot;&quot;COMPUTED_VALUE&quot;&quot;&quot;));&quot;054-7200455&quot;)" table:style-name="ce1">
            <text:p>054-7200455</text:p>
          </table:table-cell>
          <table:table-cell office:value-type="string" office:string-value="אליק דנוביץ" table:formula="of:=IFERROR(COM.MICROSOFT.SINGLE(__xludf.dummyfunction(&quot;&quot;&quot;COMPUTED_VALUE&quot;&quot;&quot;));&quot;אליק דנוביץ&quot;)" table:style-name="ce1">
            <text:p>אליק דנוביץ</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0-11T00:00:00" table:formula="of:=IFERROR(COM.MICROSOFT.SINGLE(__xludf.dummyfunction(&quot;&quot;&quot;COMPUTED_VALUE&quot;&quot;&quot;));44480)" table:style-name="ce150">
            <text:p>11/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00-20:30" table:formula="of:=IFERROR(COM.MICROSOFT.SINGLE(__xludf.dummyfunction(&quot;&quot;&quot;COMPUTED_VALUE&quot;&quot;&quot;));&quot;20:00-20:30&quot;)" table:style-name="ce1">
            <text:p>20:00-20:30</text:p>
          </table:table-cell>
          <table:table-cell office:value-type="float" office:value="2" table:formula="of:=IFERROR(COM.MICROSOFT.SINGLE(__xludf.dummyfunction(&quot;&quot;&quot;COMPUTED_VALUE&quot;&quot;&quot;));2)" table:style-name="ce1">
            <text:p>2</text:p>
          </table:table-cell>
          <table:table-cell office:value-type="string" office:string-value="0504003345  0542589500" table:formula="of:=IFERROR(COM.MICROSOFT.SINGLE(__xludf.dummyfunction(&quot;&quot;&quot;COMPUTED_VALUE&quot;&quot;&quot;));&quot;0504003345  0542589500&quot;)" table:style-name="ce1">
            <text:p>0504003345 <text:s/>0542589500</text:p>
          </table:table-cell>
          <table:table-cell office:value-type="string" office:string-value="רז בן אדרת, מאור גטר" table:formula="of:=IFERROR(COM.MICROSOFT.SINGLE(__xludf.dummyfunction(&quot;&quot;&quot;COMPUTED_VALUE&quot;&quot;&quot;));&quot;רז בן אדרת, מאור גטר&quot;)" table:style-name="ce1">
            <text:p>רז בן אדרת, מאור גטר</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0-11T00:00:00" table:formula="of:=IFERROR(COM.MICROSOFT.SINGLE(__xludf.dummyfunction(&quot;&quot;&quot;COMPUTED_VALUE&quot;&quot;&quot;));44480)" table:style-name="ce150">
            <text:p>11/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30-21:00" table:formula="of:=IFERROR(COM.MICROSOFT.SINGLE(__xludf.dummyfunction(&quot;&quot;&quot;COMPUTED_VALUE&quot;&quot;&quot;));&quot;20:30-21:00&quot;)" table:style-name="ce1">
            <text:p>20:30-21:00</text:p>
          </table:table-cell>
          <table:table-cell office:value-type="float" office:value="3" table:formula="of:=IFERROR(COM.MICROSOFT.SINGLE(__xludf.dummyfunction(&quot;&quot;&quot;COMPUTED_VALUE&quot;&quot;&quot;));3)" table:style-name="ce1">
            <text:p>3</text:p>
          </table:table-cell>
          <table:table-cell office:value-type="string" office:string-value="050-4003345 054-2589500" table:formula="of:=IFERROR(COM.MICROSOFT.SINGLE(__xludf.dummyfunction(&quot;&quot;&quot;COMPUTED_VALUE&quot;&quot;&quot;));&quot;050-4003345 054-2589500&quot;)" table:style-name="ce1">
            <text:p>050-4003345 054-2589500</text:p>
          </table:table-cell>
          <table:table-cell office:value-type="string" office:string-value="תאמר מסארוה, מוחמד עוויסאת" table:formula="of:=IFERROR(COM.MICROSOFT.SINGLE(__xludf.dummyfunction(&quot;&quot;&quot;COMPUTED_VALUE&quot;&quot;&quot;));&quot;תאמר מסארוה, מוחמד עוויסאת&quot;)" table:style-name="ce1">
            <text:p>תאמר מסארוה, מוחמד עוויסאת</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0-11T00:00:00" table:formula="of:=IFERROR(COM.MICROSOFT.SINGLE(__xludf.dummyfunction(&quot;&quot;&quot;COMPUTED_VALUE&quot;&quot;&quot;));44480)" table:style-name="ce150">
            <text:p>11/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00-20:30" table:formula="of:=IFERROR(COM.MICROSOFT.SINGLE(__xludf.dummyfunction(&quot;&quot;&quot;COMPUTED_VALUE&quot;&quot;&quot;));&quot;20:00-20:30&quot;)" table:style-name="ce1">
            <text:p>20:00-20:30</text:p>
          </table:table-cell>
          <table:table-cell office:value-type="float" office:value="1" table:formula="of:=IFERROR(COM.MICROSOFT.SINGLE(__xludf.dummyfunction(&quot;&quot;&quot;COMPUTED_VALUE&quot;&quot;&quot;));1)" table:style-name="ce1">
            <text:p>1</text:p>
          </table:table-cell>
          <table:table-cell office:value-type="string" office:string-value=" 054-5401134 054-2244610" table:formula="of:=IFERROR(COM.MICROSOFT.SINGLE(__xludf.dummyfunction(&quot;&quot;&quot;COMPUTED_VALUE&quot;&quot;&quot;));&quot; 054-5401134 054-2244610&quot;)" table:style-name="ce1">
            <text:p><text:s/>054-5401134 054-2244610</text:p>
          </table:table-cell>
          <table:table-cell office:value-type="string" office:string-value="נאור יקותיאלי, סער אליאס" table:formula="of:=IFERROR(COM.MICROSOFT.SINGLE(__xludf.dummyfunction(&quot;&quot;&quot;COMPUTED_VALUE&quot;&quot;&quot;));&quot;נאור יקותיאלי, סער אליאס&quot;)" table:style-name="ce1">
            <text:p>נאור יקותיאלי, סער אליאס</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0-11T00:00:00" table:formula="of:=IFERROR(COM.MICROSOFT.SINGLE(__xludf.dummyfunction(&quot;&quot;&quot;COMPUTED_VALUE&quot;&quot;&quot;));44480)" table:style-name="ce150">
            <text:p>11/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45-21:15" table:formula="of:=IFERROR(COM.MICROSOFT.SINGLE(__xludf.dummyfunction(&quot;&quot;&quot;COMPUTED_VALUE&quot;&quot;&quot;));&quot;20:45-21:15&quot;)" table:style-name="ce1">
            <text:p>20:45-21:15</text:p>
          </table:table-cell>
          <table:table-cell office:value-type="float" office:value="5" table:formula="of:=IFERROR(COM.MICROSOFT.SINGLE(__xludf.dummyfunction(&quot;&quot;&quot;COMPUTED_VALUE&quot;&quot;&quot;));5)" table:style-name="ce1">
            <text:p>5</text:p>
          </table:table-cell>
          <table:table-cell office:value-type="string" office:string-value="054-4809882 054-2644402" table:formula="of:=IFERROR(COM.MICROSOFT.SINGLE(__xludf.dummyfunction(&quot;&quot;&quot;COMPUTED_VALUE&quot;&quot;&quot;));&quot;054-4809882 054-2644402&quot;)" table:style-name="ce1">
            <text:p>054-4809882 054-2644402</text:p>
          </table:table-cell>
          <table:table-cell office:value-type="string" office:string-value="טל אלבז, גיורא גבאי" table:formula="of:=IFERROR(COM.MICROSOFT.SINGLE(__xludf.dummyfunction(&quot;&quot;&quot;COMPUTED_VALUE&quot;&quot;&quot;));&quot;טל אלבז, גיורא גבאי&quot;)" table:style-name="ce1">
            <text:p>טל אלבז, גיורא גבאי</text:p>
          </table:table-cell>
          <table:table-cell table:number-columns-repeated="2" table:style-name="ce1"/>
          <table:table-cell table:number-columns-repeated="2" table:style-name="ce148"/>
          <table:table-cell table:number-columns-repeated="16373"/>
        </table:table-row>
        <table:table-row table:style-name="ro2">
          <table:table-cell/>
          <table:table-cell table:style-name="ce150"/>
          <table:table-cell table:number-columns-repeated="7" table:style-name="ce1"/>
          <table:table-cell table:number-columns-repeated="2" table:style-name="ce148"/>
          <table:table-cell table:number-columns-repeated="16373"/>
        </table:table-row>
        <table:table-row table:style-name="ro2">
          <table:table-cell/>
          <table:table-cell office:value-type="date" office:date-value="2021-10-18T00:00:00" table:formula="of:=IFERROR(COM.MICROSOFT.SINGLE(__xludf.dummyfunction(&quot;&quot;&quot;COMPUTED_VALUE&quot;&quot;&quot;));44487)" table:style-name="ce150">
            <text:p>18/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7:00-19:30" table:formula="of:=IFERROR(COM.MICROSOFT.SINGLE(__xludf.dummyfunction(&quot;&quot;&quot;COMPUTED_VALUE&quot;&quot;&quot;));&quot;17:00-19:30&quot;)" table:style-name="ce1">
            <text:p>17:00-19:30</text:p>
          </table:table-cell>
          <table:table-cell table:number-columns-repeated="5" table:style-name="ce1"/>
          <table:table-cell table:number-columns-repeated="2" table:style-name="ce148"/>
          <table:table-cell table:number-columns-repeated="16373"/>
        </table:table-row>
        <table:table-row table:style-name="ro2">
          <table:table-cell/>
          <table:table-cell office:value-type="date" office:date-value="2021-10-18T00:00:00" table:formula="of:=IFERROR(COM.MICROSOFT.SINGLE(__xludf.dummyfunction(&quot;&quot;&quot;COMPUTED_VALUE&quot;&quot;&quot;));44487)" table:style-name="ce150">
            <text:p>18/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30-20:00" table:formula="of:=IFERROR(COM.MICROSOFT.SINGLE(__xludf.dummyfunction(&quot;&quot;&quot;COMPUTED_VALUE&quot;&quot;&quot;));&quot;19:30-20:00&quot;)" table:style-name="ce1">
            <text:p>19:30-20:00</text:p>
          </table:table-cell>
          <table:table-cell table:number-columns-repeated="5" table:style-name="ce1"/>
          <table:table-cell table:number-columns-repeated="2" table:style-name="ce148"/>
          <table:table-cell table:number-columns-repeated="16373"/>
        </table:table-row>
        <table:table-row table:style-name="ro2">
          <table:table-cell/>
          <table:table-cell office:value-type="date" office:date-value="2021-10-18T00:00:00" table:formula="of:=IFERROR(COM.MICROSOFT.SINGLE(__xludf.dummyfunction(&quot;&quot;&quot;COMPUTED_VALUE&quot;&quot;&quot;));44487)" table:style-name="ce150">
            <text:p>18/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00-20:30" table:formula="of:=IFERROR(COM.MICROSOFT.SINGLE(__xludf.dummyfunction(&quot;&quot;&quot;COMPUTED_VALUE&quot;&quot;&quot;));&quot;20:00-20:30&quot;)" table:style-name="ce1">
            <text:p>20:00-20:30</text:p>
          </table:table-cell>
          <table:table-cell office:value-type="float" office:value="2" table:formula="of:=IFERROR(COM.MICROSOFT.SINGLE(__xludf.dummyfunction(&quot;&quot;&quot;COMPUTED_VALUE&quot;&quot;&quot;));2)" table:style-name="ce1">
            <text:p>2</text:p>
          </table:table-cell>
          <table:table-cell office:value-type="string" office:string-value="050-4003345 054-2589500" table:formula="of:=IFERROR(COM.MICROSOFT.SINGLE(__xludf.dummyfunction(&quot;&quot;&quot;COMPUTED_VALUE&quot;&quot;&quot;));&quot;050-4003345 054-2589500&quot;)" table:style-name="ce1">
            <text:p>050-4003345 054-2589500</text:p>
          </table:table-cell>
          <table:table-cell office:value-type="string" office:string-value="רז בן אדרת, מאור גטר" table:formula="of:=IFERROR(COM.MICROSOFT.SINGLE(__xludf.dummyfunction(&quot;&quot;&quot;COMPUTED_VALUE&quot;&quot;&quot;));&quot;רז בן אדרת, מאור גטר&quot;)" table:style-name="ce1">
            <text:p>רז בן אדרת, מאור גטר</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0-18T00:00:00" table:formula="of:=IFERROR(COM.MICROSOFT.SINGLE(__xludf.dummyfunction(&quot;&quot;&quot;COMPUTED_VALUE&quot;&quot;&quot;));44487)" table:style-name="ce150">
            <text:p>18/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30-21:00" table:formula="of:=IFERROR(COM.MICROSOFT.SINGLE(__xludf.dummyfunction(&quot;&quot;&quot;COMPUTED_VALUE&quot;&quot;&quot;));&quot;20:30-21:00&quot;)" table:style-name="ce1">
            <text:p>20:30-21:00</text:p>
          </table:table-cell>
          <table:table-cell office:value-type="float" office:value="4" table:formula="of:=IFERROR(COM.MICROSOFT.SINGLE(__xludf.dummyfunction(&quot;&quot;&quot;COMPUTED_VALUE&quot;&quot;&quot;));4)" table:style-name="ce1">
            <text:p>4</text:p>
          </table:table-cell>
          <table:table-cell office:value-type="string" office:string-value="054-3299444 0503382767" table:formula="of:=IFERROR(COM.MICROSOFT.SINGLE(__xludf.dummyfunction(&quot;&quot;&quot;COMPUTED_VALUE&quot;&quot;&quot;));&quot;054-3299444 0503382767&quot;)" table:style-name="ce1">
            <text:p>054-3299444 0503382767</text:p>
          </table:table-cell>
          <table:table-cell office:value-type="string" office:string-value="אלינה בלושנקו , עדן אפרים" table:formula="of:=IFERROR(COM.MICROSOFT.SINGLE(__xludf.dummyfunction(&quot;&quot;&quot;COMPUTED_VALUE&quot;&quot;&quot;));&quot;אלינה בלושנקו , עדן אפרים&quot;)" table:style-name="ce1">
            <text:p>אלינה בלושנקו , עדן אפרים</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0-18T00:00:00" table:formula="of:=IFERROR(COM.MICROSOFT.SINGLE(__xludf.dummyfunction(&quot;&quot;&quot;COMPUTED_VALUE&quot;&quot;&quot;));44487)" table:style-name="ce150">
            <text:p>18/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1:00-21:30" table:formula="of:=IFERROR(COM.MICROSOFT.SINGLE(__xludf.dummyfunction(&quot;&quot;&quot;COMPUTED_VALUE&quot;&quot;&quot;));&quot;21:00-21:30&quot;)" table:style-name="ce1">
            <text:p>21:00-21:30</text:p>
          </table:table-cell>
          <table:table-cell office:value-type="float" office:value="6" table:formula="of:=IFERROR(COM.MICROSOFT.SINGLE(__xludf.dummyfunction(&quot;&quot;&quot;COMPUTED_VALUE&quot;&quot;&quot;));6)" table:style-name="ce1">
            <text:p>6</text:p>
          </table:table-cell>
          <table:table-cell office:value-type="string" office:string-value="054-7200455" table:formula="of:=IFERROR(COM.MICROSOFT.SINGLE(__xludf.dummyfunction(&quot;&quot;&quot;COMPUTED_VALUE&quot;&quot;&quot;));&quot;054-7200455&quot;)" table:style-name="ce1">
            <text:p>054-7200455</text:p>
          </table:table-cell>
          <table:table-cell office:value-type="string" office:string-value="אליק דנוביץ" table:formula="of:=IFERROR(COM.MICROSOFT.SINGLE(__xludf.dummyfunction(&quot;&quot;&quot;COMPUTED_VALUE&quot;&quot;&quot;));&quot;אליק דנוביץ&quot;)" table:style-name="ce1">
            <text:p>אליק דנוביץ</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0-25T00:00:00" table:formula="of:=IFERROR(COM.MICROSOFT.SINGLE(__xludf.dummyfunction(&quot;&quot;&quot;COMPUTED_VALUE&quot;&quot;&quot;));44494)" table:style-name="ce150">
            <text:p>25/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00-19:30" table:formula="of:=IFERROR(COM.MICROSOFT.SINGLE(__xludf.dummyfunction(&quot;&quot;&quot;COMPUTED_VALUE&quot;&quot;&quot;));&quot;19:00-19:30&quot;)" table:style-name="ce1">
            <text:p>19:00-19:30</text:p>
          </table:table-cell>
          <table:table-cell office:value-type="float" office:value="3" table:formula="of:=IFERROR(COM.MICROSOFT.SINGLE(__xludf.dummyfunction(&quot;&quot;&quot;COMPUTED_VALUE&quot;&quot;&quot;));3)" table:style-name="ce1">
            <text:p>3</text:p>
          </table:table-cell>
          <table:table-cell office:value-type="string" office:string-value="0503672233  0539332731" table:formula="of:=IFERROR(COM.MICROSOFT.SINGLE(__xludf.dummyfunction(&quot;&quot;&quot;COMPUTED_VALUE&quot;&quot;&quot;));&quot;0503672233  0539332731&quot;)" table:style-name="ce1">
            <text:p>0503672233 <text:s/>0539332731</text:p>
          </table:table-cell>
          <table:table-cell office:value-type="string" office:string-value="תאמר מסארוה, מוחמד עוויסאת" table:formula="of:=IFERROR(COM.MICROSOFT.SINGLE(__xludf.dummyfunction(&quot;&quot;&quot;COMPUTED_VALUE&quot;&quot;&quot;));&quot;תאמר מסארוה, מוחמד עוויסאת&quot;)" table:style-name="ce1">
            <text:p>תאמר מסארוה, מוחמד עוויסאת</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0-25T00:00:00" table:formula="of:=IFERROR(COM.MICROSOFT.SINGLE(__xludf.dummyfunction(&quot;&quot;&quot;COMPUTED_VALUE&quot;&quot;&quot;));44494)" table:style-name="ce150">
            <text:p>25/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30-20:00" table:formula="of:=IFERROR(COM.MICROSOFT.SINGLE(__xludf.dummyfunction(&quot;&quot;&quot;COMPUTED_VALUE&quot;&quot;&quot;));&quot;19:30-20:00&quot;)" table:style-name="ce1">
            <text:p>19:30-20:00</text:p>
          </table:table-cell>
          <table:table-cell office:value-type="float" office:value="7" table:formula="of:=IFERROR(COM.MICROSOFT.SINGLE(__xludf.dummyfunction(&quot;&quot;&quot;COMPUTED_VALUE&quot;&quot;&quot;));7)" table:style-name="ce1">
            <text:p>7</text:p>
          </table:table-cell>
          <table:table-cell office:value-type="string" office:string-value="052-7908901" table:formula="of:=IFERROR(COM.MICROSOFT.SINGLE(__xludf.dummyfunction(&quot;&quot;&quot;COMPUTED_VALUE&quot;&quot;&quot;));&quot;052-7908901&quot;)" table:style-name="ce1">
            <text:p>052-7908901</text:p>
          </table:table-cell>
          <table:table-cell office:value-type="string" office:string-value="נזאר מערוף" table:formula="of:=IFERROR(COM.MICROSOFT.SINGLE(__xludf.dummyfunction(&quot;&quot;&quot;COMPUTED_VALUE&quot;&quot;&quot;));&quot;נזאר מערוף&quot;)" table:style-name="ce1">
            <text:p>נזאר מערוף</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0-25T00:00:00" table:formula="of:=IFERROR(COM.MICROSOFT.SINGLE(__xludf.dummyfunction(&quot;&quot;&quot;COMPUTED_VALUE&quot;&quot;&quot;));44494)" table:style-name="ce150">
            <text:p>25/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00-20:30" table:formula="of:=IFERROR(COM.MICROSOFT.SINGLE(__xludf.dummyfunction(&quot;&quot;&quot;COMPUTED_VALUE&quot;&quot;&quot;));&quot;20:00-20:30&quot;)" table:style-name="ce1">
            <text:p>20:00-20:30</text:p>
          </table:table-cell>
          <table:table-cell office:value-type="float" office:value="1" table:formula="of:=IFERROR(COM.MICROSOFT.SINGLE(__xludf.dummyfunction(&quot;&quot;&quot;COMPUTED_VALUE&quot;&quot;&quot;));1)" table:style-name="ce1">
            <text:p>1</text:p>
          </table:table-cell>
          <table:table-cell office:value-type="string" office:string-value=" 054-5401134 054-2244610" table:formula="of:=IFERROR(COM.MICROSOFT.SINGLE(__xludf.dummyfunction(&quot;&quot;&quot;COMPUTED_VALUE&quot;&quot;&quot;));&quot; 054-5401134 054-2244610&quot;)" table:style-name="ce1">
            <text:p><text:s/>054-5401134 054-2244610</text:p>
          </table:table-cell>
          <table:table-cell office:value-type="string" office:string-value="נאור יקותיאלי, סער אליאס" table:formula="of:=IFERROR(COM.MICROSOFT.SINGLE(__xludf.dummyfunction(&quot;&quot;&quot;COMPUTED_VALUE&quot;&quot;&quot;));&quot;נאור יקותיאלי, סער אליאס&quot;)" table:style-name="ce1">
            <text:p>נאור יקותיאלי, סער אליאס</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0-25T00:00:00" table:formula="of:=IFERROR(COM.MICROSOFT.SINGLE(__xludf.dummyfunction(&quot;&quot;&quot;COMPUTED_VALUE&quot;&quot;&quot;));44494)" table:style-name="ce150">
            <text:p>25/10/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30-21:00" table:formula="of:=IFERROR(COM.MICROSOFT.SINGLE(__xludf.dummyfunction(&quot;&quot;&quot;COMPUTED_VALUE&quot;&quot;&quot;));&quot;20:30-21:00&quot;)" table:style-name="ce1">
            <text:p>20:30-21:00</text:p>
          </table:table-cell>
          <table:table-cell office:value-type="float" office:value="5" table:formula="of:=IFERROR(COM.MICROSOFT.SINGLE(__xludf.dummyfunction(&quot;&quot;&quot;COMPUTED_VALUE&quot;&quot;&quot;));5)" table:style-name="ce1">
            <text:p>5</text:p>
          </table:table-cell>
          <table:table-cell office:value-type="string" office:string-value="054-4809882 054-2644402" table:formula="of:=IFERROR(COM.MICROSOFT.SINGLE(__xludf.dummyfunction(&quot;&quot;&quot;COMPUTED_VALUE&quot;&quot;&quot;));&quot;054-4809882 054-2644402&quot;)" table:style-name="ce1">
            <text:p>054-4809882 054-2644402</text:p>
          </table:table-cell>
          <table:table-cell office:value-type="string" office:string-value="טל אלבז, גיורא גבאי" table:formula="of:=IFERROR(COM.MICROSOFT.SINGLE(__xludf.dummyfunction(&quot;&quot;&quot;COMPUTED_VALUE&quot;&quot;&quot;));&quot;טל אלבז, גיורא גבאי&quot;)" table:style-name="ce1">
            <text:p>טל אלבז, גיורא גבאי</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1-01T00:00:00" table:formula="of:=IFERROR(COM.MICROSOFT.SINGLE(__xludf.dummyfunction(&quot;&quot;&quot;COMPUTED_VALUE&quot;&quot;&quot;));44501)" table:style-name="ce150">
            <text:p>1/11/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00-19:30" table:formula="of:=IFERROR(COM.MICROSOFT.SINGLE(__xludf.dummyfunction(&quot;&quot;&quot;COMPUTED_VALUE&quot;&quot;&quot;));&quot;19:00-19:30&quot;)" table:style-name="ce1">
            <text:p>19:00-19:30</text:p>
          </table:table-cell>
          <table:table-cell office:value-type="float" office:value="4" table:formula="of:=IFERROR(COM.MICROSOFT.SINGLE(__xludf.dummyfunction(&quot;&quot;&quot;COMPUTED_VALUE&quot;&quot;&quot;));4)" table:style-name="ce1">
            <text:p>4</text:p>
          </table:table-cell>
          <table:table-cell office:value-type="string" office:string-value="054-3299444 0503382767" table:formula="of:=IFERROR(COM.MICROSOFT.SINGLE(__xludf.dummyfunction(&quot;&quot;&quot;COMPUTED_VALUE&quot;&quot;&quot;));&quot;054-3299444 0503382767&quot;)" table:style-name="ce1">
            <text:p>054-3299444 0503382767</text:p>
          </table:table-cell>
          <table:table-cell office:value-type="string" office:string-value="אלינה בלושנקו , עדן אפרים" table:formula="of:=IFERROR(COM.MICROSOFT.SINGLE(__xludf.dummyfunction(&quot;&quot;&quot;COMPUTED_VALUE&quot;&quot;&quot;));&quot;אלינה בלושנקו , עדן אפרים&quot;)" table:style-name="ce1">
            <text:p>אלינה בלושנקו , עדן אפרים</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1-01T00:00:00" table:formula="of:=IFERROR(COM.MICROSOFT.SINGLE(__xludf.dummyfunction(&quot;&quot;&quot;COMPUTED_VALUE&quot;&quot;&quot;));44501)" table:style-name="ce150">
            <text:p>1/11/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30-20:00" table:formula="of:=IFERROR(COM.MICROSOFT.SINGLE(__xludf.dummyfunction(&quot;&quot;&quot;COMPUTED_VALUE&quot;&quot;&quot;));&quot;19:30-20:00&quot;)" table:style-name="ce1">
            <text:p>19:30-20:00</text:p>
          </table:table-cell>
          <table:table-cell office:value-type="float" office:value="6" table:formula="of:=IFERROR(COM.MICROSOFT.SINGLE(__xludf.dummyfunction(&quot;&quot;&quot;COMPUTED_VALUE&quot;&quot;&quot;));6)" table:style-name="ce1">
            <text:p>6</text:p>
          </table:table-cell>
          <table:table-cell office:value-type="string" office:string-value="054-7200455" table:formula="of:=IFERROR(COM.MICROSOFT.SINGLE(__xludf.dummyfunction(&quot;&quot;&quot;COMPUTED_VALUE&quot;&quot;&quot;));&quot;054-7200455&quot;)" table:style-name="ce1">
            <text:p>054-7200455</text:p>
          </table:table-cell>
          <table:table-cell office:value-type="string" office:string-value="אליק דנוביץ" table:formula="of:=IFERROR(COM.MICROSOFT.SINGLE(__xludf.dummyfunction(&quot;&quot;&quot;COMPUTED_VALUE&quot;&quot;&quot;));&quot;אליק דנוביץ&quot;)" table:style-name="ce1">
            <text:p>אליק דנוביץ</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1-01T00:00:00" table:formula="of:=IFERROR(COM.MICROSOFT.SINGLE(__xludf.dummyfunction(&quot;&quot;&quot;COMPUTED_VALUE&quot;&quot;&quot;));44501)" table:style-name="ce150">
            <text:p>1/11/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00-20:30" table:formula="of:=IFERROR(COM.MICROSOFT.SINGLE(__xludf.dummyfunction(&quot;&quot;&quot;COMPUTED_VALUE&quot;&quot;&quot;));&quot;20:00-20:30&quot;)" table:style-name="ce1">
            <text:p>20:00-20:30</text:p>
          </table:table-cell>
          <table:table-cell office:value-type="float" office:value="3" table:formula="of:=IFERROR(COM.MICROSOFT.SINGLE(__xludf.dummyfunction(&quot;&quot;&quot;COMPUTED_VALUE&quot;&quot;&quot;));3)" table:style-name="ce1">
            <text:p>3</text:p>
          </table:table-cell>
          <table:table-cell office:value-type="string" office:string-value="0503672233  0539332731" table:formula="of:=IFERROR(COM.MICROSOFT.SINGLE(__xludf.dummyfunction(&quot;&quot;&quot;COMPUTED_VALUE&quot;&quot;&quot;));&quot;0503672233  0539332731&quot;)" table:style-name="ce1">
            <text:p>0503672233 <text:s/>0539332731</text:p>
          </table:table-cell>
          <table:table-cell office:value-type="string" office:string-value="תאמר מסארוה, מוחמד עוויסאת" table:formula="of:=IFERROR(COM.MICROSOFT.SINGLE(__xludf.dummyfunction(&quot;&quot;&quot;COMPUTED_VALUE&quot;&quot;&quot;));&quot;תאמר מסארוה, מוחמד עוויסאת&quot;)" table:style-name="ce1">
            <text:p>תאמר מסארוה, מוחמד עוויסאת</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1-01T00:00:00" table:formula="of:=IFERROR(COM.MICROSOFT.SINGLE(__xludf.dummyfunction(&quot;&quot;&quot;COMPUTED_VALUE&quot;&quot;&quot;));44501)" table:style-name="ce150">
            <text:p>1/11/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30-21:00" table:formula="of:=IFERROR(COM.MICROSOFT.SINGLE(__xludf.dummyfunction(&quot;&quot;&quot;COMPUTED_VALUE&quot;&quot;&quot;));&quot;20:30-21:00&quot;)" table:style-name="ce1">
            <text:p>20:30-21:00</text:p>
          </table:table-cell>
          <table:table-cell office:value-type="float" office:value="2" table:formula="of:=IFERROR(COM.MICROSOFT.SINGLE(__xludf.dummyfunction(&quot;&quot;&quot;COMPUTED_VALUE&quot;&quot;&quot;));2)" table:style-name="ce1">
            <text:p>2</text:p>
          </table:table-cell>
          <table:table-cell office:value-type="string" office:string-value="050-4003345 054-2589500" table:formula="of:=IFERROR(COM.MICROSOFT.SINGLE(__xludf.dummyfunction(&quot;&quot;&quot;COMPUTED_VALUE&quot;&quot;&quot;));&quot;050-4003345 054-2589500&quot;)" table:style-name="ce1">
            <text:p>050-4003345 054-2589500</text:p>
          </table:table-cell>
          <table:table-cell office:value-type="string" office:string-value="רז בן אדרת, מאור גטר" table:formula="of:=IFERROR(COM.MICROSOFT.SINGLE(__xludf.dummyfunction(&quot;&quot;&quot;COMPUTED_VALUE&quot;&quot;&quot;));&quot;רז בן אדרת, מאור גטר&quot;)" table:style-name="ce1">
            <text:p>רז בן אדרת, מאור גטר</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1-08T00:00:00" table:formula="of:=IFERROR(COM.MICROSOFT.SINGLE(__xludf.dummyfunction(&quot;&quot;&quot;COMPUTED_VALUE&quot;&quot;&quot;));44508)" table:style-name="ce150">
            <text:p>8/11/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00-19:30" table:formula="of:=IFERROR(COM.MICROSOFT.SINGLE(__xludf.dummyfunction(&quot;&quot;&quot;COMPUTED_VALUE&quot;&quot;&quot;));&quot;19:00-19:30&quot;)" table:style-name="ce1">
            <text:p>19:00-19:30</text:p>
          </table:table-cell>
          <table:table-cell table:number-columns-repeated="5" table:style-name="ce1"/>
          <table:table-cell table:number-columns-repeated="2" table:style-name="ce148"/>
          <table:table-cell table:number-columns-repeated="16373"/>
        </table:table-row>
        <table:table-row table:style-name="ro2">
          <table:table-cell/>
          <table:table-cell office:value-type="date" office:date-value="2021-11-08T00:00:00" table:formula="of:=IFERROR(COM.MICROSOFT.SINGLE(__xludf.dummyfunction(&quot;&quot;&quot;COMPUTED_VALUE&quot;&quot;&quot;));44508)" table:style-name="ce150">
            <text:p>8/11/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30-20:00" table:formula="of:=IFERROR(COM.MICROSOFT.SINGLE(__xludf.dummyfunction(&quot;&quot;&quot;COMPUTED_VALUE&quot;&quot;&quot;));&quot;19:30-20:00&quot;)" table:style-name="ce1">
            <text:p>19:30-20:00</text:p>
          </table:table-cell>
          <table:table-cell office:value-type="float" office:value="7" table:formula="of:=IFERROR(COM.MICROSOFT.SINGLE(__xludf.dummyfunction(&quot;&quot;&quot;COMPUTED_VALUE&quot;&quot;&quot;));7)" table:style-name="ce1">
            <text:p>7</text:p>
          </table:table-cell>
          <table:table-cell office:value-type="string" office:string-value="052-7908901" table:formula="of:=IFERROR(COM.MICROSOFT.SINGLE(__xludf.dummyfunction(&quot;&quot;&quot;COMPUTED_VALUE&quot;&quot;&quot;));&quot;052-7908901&quot;)" table:style-name="ce1">
            <text:p>052-7908901</text:p>
          </table:table-cell>
          <table:table-cell office:value-type="string" office:string-value="נזאר מערוף" table:formula="of:=IFERROR(COM.MICROSOFT.SINGLE(__xludf.dummyfunction(&quot;&quot;&quot;COMPUTED_VALUE&quot;&quot;&quot;));&quot;נזאר מערוף&quot;)" table:style-name="ce1">
            <text:p>נזאר מערוף</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1-08T00:00:00" table:formula="of:=IFERROR(COM.MICROSOFT.SINGLE(__xludf.dummyfunction(&quot;&quot;&quot;COMPUTED_VALUE&quot;&quot;&quot;));44508)" table:style-name="ce150">
            <text:p>8/11/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00-20:30" table:formula="of:=IFERROR(COM.MICROSOFT.SINGLE(__xludf.dummyfunction(&quot;&quot;&quot;COMPUTED_VALUE&quot;&quot;&quot;));&quot;20:00-20:30&quot;)" table:style-name="ce1">
            <text:p>20:00-20:30</text:p>
          </table:table-cell>
          <table:table-cell office:value-type="float" office:value="1" table:formula="of:=IFERROR(COM.MICROSOFT.SINGLE(__xludf.dummyfunction(&quot;&quot;&quot;COMPUTED_VALUE&quot;&quot;&quot;));1)" table:style-name="ce1">
            <text:p>1</text:p>
          </table:table-cell>
          <table:table-cell office:value-type="string" office:string-value=" 054-5401134 054-2244610" table:formula="of:=IFERROR(COM.MICROSOFT.SINGLE(__xludf.dummyfunction(&quot;&quot;&quot;COMPUTED_VALUE&quot;&quot;&quot;));&quot; 054-5401134 054-2244610&quot;)" table:style-name="ce1">
            <text:p><text:s/>054-5401134 054-2244610</text:p>
          </table:table-cell>
          <table:table-cell office:value-type="string" office:string-value="נאור יקותיאלי, סער אליאס" table:formula="of:=IFERROR(COM.MICROSOFT.SINGLE(__xludf.dummyfunction(&quot;&quot;&quot;COMPUTED_VALUE&quot;&quot;&quot;));&quot;נאור יקותיאלי, סער אליאס&quot;)" table:style-name="ce1">
            <text:p>נאור יקותיאלי, סער אליאס</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1-08T00:00:00" table:formula="of:=IFERROR(COM.MICROSOFT.SINGLE(__xludf.dummyfunction(&quot;&quot;&quot;COMPUTED_VALUE&quot;&quot;&quot;));44508)" table:style-name="ce150">
            <text:p>8/11/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30-21:00" table:formula="of:=IFERROR(COM.MICROSOFT.SINGLE(__xludf.dummyfunction(&quot;&quot;&quot;COMPUTED_VALUE&quot;&quot;&quot;));&quot;20:30-21:00&quot;)" table:style-name="ce1">
            <text:p>20:30-21:00</text:p>
          </table:table-cell>
          <table:table-cell office:value-type="float" office:value="5" table:formula="of:=IFERROR(COM.MICROSOFT.SINGLE(__xludf.dummyfunction(&quot;&quot;&quot;COMPUTED_VALUE&quot;&quot;&quot;));5)" table:style-name="ce1">
            <text:p>5</text:p>
          </table:table-cell>
          <table:table-cell office:value-type="string" office:string-value="054-4809882 054-2644402" table:formula="of:=IFERROR(COM.MICROSOFT.SINGLE(__xludf.dummyfunction(&quot;&quot;&quot;COMPUTED_VALUE&quot;&quot;&quot;));&quot;054-4809882 054-2644402&quot;)" table:style-name="ce1">
            <text:p>054-4809882 054-2644402</text:p>
          </table:table-cell>
          <table:table-cell office:value-type="string" office:string-value="טל אלבז, גיורא גבאי" table:formula="of:=IFERROR(COM.MICROSOFT.SINGLE(__xludf.dummyfunction(&quot;&quot;&quot;COMPUTED_VALUE&quot;&quot;&quot;));&quot;טל אלבז, גיורא גבאי&quot;)" table:style-name="ce1">
            <text:p>טל אלבז, גיורא גבאי</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1-15T00:00:00" table:formula="of:=IFERROR(COM.MICROSOFT.SINGLE(__xludf.dummyfunction(&quot;&quot;&quot;COMPUTED_VALUE&quot;&quot;&quot;));44515)" table:style-name="ce150">
            <text:p>15/11/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00-19:30" table:formula="of:=IFERROR(COM.MICROSOFT.SINGLE(__xludf.dummyfunction(&quot;&quot;&quot;COMPUTED_VALUE&quot;&quot;&quot;));&quot;19:00-19:30&quot;)" table:style-name="ce1">
            <text:p>19:00-19:30</text:p>
          </table:table-cell>
          <table:table-cell office:value-type="float" office:value="4" table:formula="of:=IFERROR(COM.MICROSOFT.SINGLE(__xludf.dummyfunction(&quot;&quot;&quot;COMPUTED_VALUE&quot;&quot;&quot;));4)" table:style-name="ce1">
            <text:p>4</text:p>
          </table:table-cell>
          <table:table-cell office:value-type="string" office:string-value="054-3299444 0503382767" table:formula="of:=IFERROR(COM.MICROSOFT.SINGLE(__xludf.dummyfunction(&quot;&quot;&quot;COMPUTED_VALUE&quot;&quot;&quot;));&quot;054-3299444 0503382767&quot;)" table:style-name="ce1">
            <text:p>054-3299444 0503382767</text:p>
          </table:table-cell>
          <table:table-cell office:value-type="string" office:string-value="אלינה בלושנקו , עדן אפרים" table:formula="of:=IFERROR(COM.MICROSOFT.SINGLE(__xludf.dummyfunction(&quot;&quot;&quot;COMPUTED_VALUE&quot;&quot;&quot;));&quot;אלינה בלושנקו , עדן אפרים&quot;)" table:style-name="ce1">
            <text:p>אלינה בלושנקו , עדן אפרים</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1-15T00:00:00" table:formula="of:=IFERROR(COM.MICROSOFT.SINGLE(__xludf.dummyfunction(&quot;&quot;&quot;COMPUTED_VALUE&quot;&quot;&quot;));44515)" table:style-name="ce150">
            <text:p>15/11/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30-20:00" table:formula="of:=IFERROR(COM.MICROSOFT.SINGLE(__xludf.dummyfunction(&quot;&quot;&quot;COMPUTED_VALUE&quot;&quot;&quot;));&quot;19:30-20:00&quot;)" table:style-name="ce1">
            <text:p>19:30-20:00</text:p>
          </table:table-cell>
          <table:table-cell office:value-type="float" office:value="6" table:formula="of:=IFERROR(COM.MICROSOFT.SINGLE(__xludf.dummyfunction(&quot;&quot;&quot;COMPUTED_VALUE&quot;&quot;&quot;));6)" table:style-name="ce1">
            <text:p>6</text:p>
          </table:table-cell>
          <table:table-cell office:value-type="string" office:string-value="054-7200455" table:formula="of:=IFERROR(COM.MICROSOFT.SINGLE(__xludf.dummyfunction(&quot;&quot;&quot;COMPUTED_VALUE&quot;&quot;&quot;));&quot;054-7200455&quot;)" table:style-name="ce1">
            <text:p>054-7200455</text:p>
          </table:table-cell>
          <table:table-cell office:value-type="string" office:string-value="אליק דנוביץ" table:formula="of:=IFERROR(COM.MICROSOFT.SINGLE(__xludf.dummyfunction(&quot;&quot;&quot;COMPUTED_VALUE&quot;&quot;&quot;));&quot;אליק דנוביץ&quot;)" table:style-name="ce1">
            <text:p>אליק דנוביץ</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1-15T00:00:00" table:formula="of:=IFERROR(COM.MICROSOFT.SINGLE(__xludf.dummyfunction(&quot;&quot;&quot;COMPUTED_VALUE&quot;&quot;&quot;));44515)" table:style-name="ce150">
            <text:p>15/11/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00-20:30" table:formula="of:=IFERROR(COM.MICROSOFT.SINGLE(__xludf.dummyfunction(&quot;&quot;&quot;COMPUTED_VALUE&quot;&quot;&quot;));&quot;20:00-20:30&quot;)" table:style-name="ce1">
            <text:p>20:00-20:30</text:p>
          </table:table-cell>
          <table:table-cell office:value-type="float" office:value="3" table:formula="of:=IFERROR(COM.MICROSOFT.SINGLE(__xludf.dummyfunction(&quot;&quot;&quot;COMPUTED_VALUE&quot;&quot;&quot;));3)" table:style-name="ce1">
            <text:p>3</text:p>
          </table:table-cell>
          <table:table-cell office:value-type="string" office:string-value="0503672233  0539332731" table:formula="of:=IFERROR(COM.MICROSOFT.SINGLE(__xludf.dummyfunction(&quot;&quot;&quot;COMPUTED_VALUE&quot;&quot;&quot;));&quot;0503672233  0539332731&quot;)" table:style-name="ce1">
            <text:p>0503672233 <text:s/>0539332731</text:p>
          </table:table-cell>
          <table:table-cell office:value-type="string" office:string-value="תאמר מסארוה, מוחמד עוויסאת" table:formula="of:=IFERROR(COM.MICROSOFT.SINGLE(__xludf.dummyfunction(&quot;&quot;&quot;COMPUTED_VALUE&quot;&quot;&quot;));&quot;תאמר מסארוה, מוחמד עוויסאת&quot;)" table:style-name="ce1">
            <text:p>תאמר מסארוה, מוחמד עוויסאת</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1-15T00:00:00" table:formula="of:=IFERROR(COM.MICROSOFT.SINGLE(__xludf.dummyfunction(&quot;&quot;&quot;COMPUTED_VALUE&quot;&quot;&quot;));44515)" table:style-name="ce150">
            <text:p>15/11/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30-21:00" table:formula="of:=IFERROR(COM.MICROSOFT.SINGLE(__xludf.dummyfunction(&quot;&quot;&quot;COMPUTED_VALUE&quot;&quot;&quot;));&quot;20:30-21:00&quot;)" table:style-name="ce1">
            <text:p>20:30-21:00</text:p>
          </table:table-cell>
          <table:table-cell office:value-type="float" office:value="2" table:formula="of:=IFERROR(COM.MICROSOFT.SINGLE(__xludf.dummyfunction(&quot;&quot;&quot;COMPUTED_VALUE&quot;&quot;&quot;));2)" table:style-name="ce1">
            <text:p>2</text:p>
          </table:table-cell>
          <table:table-cell office:value-type="string" office:string-value="050-4003345 054-2589500" table:formula="of:=IFERROR(COM.MICROSOFT.SINGLE(__xludf.dummyfunction(&quot;&quot;&quot;COMPUTED_VALUE&quot;&quot;&quot;));&quot;050-4003345 054-2589500&quot;)" table:style-name="ce1">
            <text:p>050-4003345 054-2589500</text:p>
          </table:table-cell>
          <table:table-cell office:value-type="string" office:string-value="רז בן אדרת, מאור גטר" table:formula="of:=IFERROR(COM.MICROSOFT.SINGLE(__xludf.dummyfunction(&quot;&quot;&quot;COMPUTED_VALUE&quot;&quot;&quot;));&quot;רז בן אדרת, מאור גטר&quot;)" table:style-name="ce1">
            <text:p>רז בן אדרת, מאור גטר</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1-22T00:00:00" table:formula="of:=IFERROR(COM.MICROSOFT.SINGLE(__xludf.dummyfunction(&quot;&quot;&quot;COMPUTED_VALUE&quot;&quot;&quot;));44522)" table:style-name="ce150">
            <text:p>22/11/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00-19:30" table:formula="of:=IFERROR(COM.MICROSOFT.SINGLE(__xludf.dummyfunction(&quot;&quot;&quot;COMPUTED_VALUE&quot;&quot;&quot;));&quot;19:00-19:30&quot;)" table:style-name="ce1">
            <text:p>19:00-19:30</text:p>
          </table:table-cell>
          <table:table-cell table:number-columns-repeated="5" table:style-name="ce1"/>
          <table:table-cell table:number-columns-repeated="2" table:style-name="ce148"/>
          <table:table-cell table:number-columns-repeated="16373"/>
        </table:table-row>
        <table:table-row table:style-name="ro2">
          <table:table-cell/>
          <table:table-cell office:value-type="date" office:date-value="2021-11-22T00:00:00" table:formula="of:=IFERROR(COM.MICROSOFT.SINGLE(__xludf.dummyfunction(&quot;&quot;&quot;COMPUTED_VALUE&quot;&quot;&quot;));44522)" table:style-name="ce150">
            <text:p>22/11/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30-20:00" table:formula="of:=IFERROR(COM.MICROSOFT.SINGLE(__xludf.dummyfunction(&quot;&quot;&quot;COMPUTED_VALUE&quot;&quot;&quot;));&quot;19:30-20:00&quot;)" table:style-name="ce1">
            <text:p>19:30-20:00</text:p>
          </table:table-cell>
          <table:table-cell office:value-type="float" office:value="7" table:formula="of:=IFERROR(COM.MICROSOFT.SINGLE(__xludf.dummyfunction(&quot;&quot;&quot;COMPUTED_VALUE&quot;&quot;&quot;));7)" table:style-name="ce1">
            <text:p>7</text:p>
          </table:table-cell>
          <table:table-cell office:value-type="string" office:string-value="052-7908901" table:formula="of:=IFERROR(COM.MICROSOFT.SINGLE(__xludf.dummyfunction(&quot;&quot;&quot;COMPUTED_VALUE&quot;&quot;&quot;));&quot;052-7908901&quot;)" table:style-name="ce1">
            <text:p>052-7908901</text:p>
          </table:table-cell>
          <table:table-cell office:value-type="string" office:string-value="נזאר מערוף" table:formula="of:=IFERROR(COM.MICROSOFT.SINGLE(__xludf.dummyfunction(&quot;&quot;&quot;COMPUTED_VALUE&quot;&quot;&quot;));&quot;נזאר מערוף&quot;)" table:style-name="ce1">
            <text:p>נזאר מערוף</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1-22T00:00:00" table:formula="of:=IFERROR(COM.MICROSOFT.SINGLE(__xludf.dummyfunction(&quot;&quot;&quot;COMPUTED_VALUE&quot;&quot;&quot;));44522)" table:style-name="ce150">
            <text:p>22/11/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00-20:30" table:formula="of:=IFERROR(COM.MICROSOFT.SINGLE(__xludf.dummyfunction(&quot;&quot;&quot;COMPUTED_VALUE&quot;&quot;&quot;));&quot;20:00-20:30&quot;)" table:style-name="ce1">
            <text:p>20:00-20:30</text:p>
          </table:table-cell>
          <table:table-cell office:value-type="float" office:value="1" table:formula="of:=IFERROR(COM.MICROSOFT.SINGLE(__xludf.dummyfunction(&quot;&quot;&quot;COMPUTED_VALUE&quot;&quot;&quot;));1)" table:style-name="ce1">
            <text:p>1</text:p>
          </table:table-cell>
          <table:table-cell office:value-type="string" office:string-value=" 054-5401134 054-2244610" table:formula="of:=IFERROR(COM.MICROSOFT.SINGLE(__xludf.dummyfunction(&quot;&quot;&quot;COMPUTED_VALUE&quot;&quot;&quot;));&quot; 054-5401134 054-2244610&quot;)" table:style-name="ce1">
            <text:p><text:s/>054-5401134 054-2244610</text:p>
          </table:table-cell>
          <table:table-cell office:value-type="string" office:string-value="נאור יקותיאלי, סער אליאס" table:formula="of:=IFERROR(COM.MICROSOFT.SINGLE(__xludf.dummyfunction(&quot;&quot;&quot;COMPUTED_VALUE&quot;&quot;&quot;));&quot;נאור יקותיאלי, סער אליאס&quot;)" table:style-name="ce1">
            <text:p>נאור יקותיאלי, סער אליאס</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1-22T00:00:00" table:formula="of:=IFERROR(COM.MICROSOFT.SINGLE(__xludf.dummyfunction(&quot;&quot;&quot;COMPUTED_VALUE&quot;&quot;&quot;));44522)" table:style-name="ce150">
            <text:p>22/11/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30-21:00" table:formula="of:=IFERROR(COM.MICROSOFT.SINGLE(__xludf.dummyfunction(&quot;&quot;&quot;COMPUTED_VALUE&quot;&quot;&quot;));&quot;20:30-21:00&quot;)" table:style-name="ce1">
            <text:p>20:30-21:00</text:p>
          </table:table-cell>
          <table:table-cell office:value-type="float" office:value="5" table:formula="of:=IFERROR(COM.MICROSOFT.SINGLE(__xludf.dummyfunction(&quot;&quot;&quot;COMPUTED_VALUE&quot;&quot;&quot;));5)" table:style-name="ce1">
            <text:p>5</text:p>
          </table:table-cell>
          <table:table-cell office:value-type="string" office:string-value="054-4809882 054-2644402" table:formula="of:=IFERROR(COM.MICROSOFT.SINGLE(__xludf.dummyfunction(&quot;&quot;&quot;COMPUTED_VALUE&quot;&quot;&quot;));&quot;054-4809882 054-2644402&quot;)" table:style-name="ce1">
            <text:p>054-4809882 054-2644402</text:p>
          </table:table-cell>
          <table:table-cell office:value-type="string" office:string-value="טל אלבז, גיורא גבאי" table:formula="of:=IFERROR(COM.MICROSOFT.SINGLE(__xludf.dummyfunction(&quot;&quot;&quot;COMPUTED_VALUE&quot;&quot;&quot;));&quot;טל אלבז, גיורא גבאי&quot;)" table:style-name="ce1">
            <text:p>טל אלבז, גיורא גבאי</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1-29T00:00:00" table:formula="of:=IFERROR(COM.MICROSOFT.SINGLE(__xludf.dummyfunction(&quot;&quot;&quot;COMPUTED_VALUE&quot;&quot;&quot;));44529)" table:style-name="ce150">
            <text:p>29/11/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00-19:30" table:formula="of:=IFERROR(COM.MICROSOFT.SINGLE(__xludf.dummyfunction(&quot;&quot;&quot;COMPUTED_VALUE&quot;&quot;&quot;));&quot;19:00-19:30&quot;)" table:style-name="ce1">
            <text:p>19:00-19:30</text:p>
          </table:table-cell>
          <table:table-cell office:value-type="float" office:value="4" table:formula="of:=IFERROR(COM.MICROSOFT.SINGLE(__xludf.dummyfunction(&quot;&quot;&quot;COMPUTED_VALUE&quot;&quot;&quot;));4)" table:style-name="ce1">
            <text:p>4</text:p>
          </table:table-cell>
          <table:table-cell office:value-type="string" office:string-value="054-3299444 0503382767" table:formula="of:=IFERROR(COM.MICROSOFT.SINGLE(__xludf.dummyfunction(&quot;&quot;&quot;COMPUTED_VALUE&quot;&quot;&quot;));&quot;054-3299444 0503382767&quot;)" table:style-name="ce1">
            <text:p>054-3299444 0503382767</text:p>
          </table:table-cell>
          <table:table-cell office:value-type="string" office:string-value="אלינה בלושנקו , עדן אפרים" table:formula="of:=IFERROR(COM.MICROSOFT.SINGLE(__xludf.dummyfunction(&quot;&quot;&quot;COMPUTED_VALUE&quot;&quot;&quot;));&quot;אלינה בלושנקו , עדן אפרים&quot;)" table:style-name="ce1">
            <text:p>אלינה בלושנקו , עדן אפרים</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1-29T00:00:00" table:formula="of:=IFERROR(COM.MICROSOFT.SINGLE(__xludf.dummyfunction(&quot;&quot;&quot;COMPUTED_VALUE&quot;&quot;&quot;));44529)" table:style-name="ce150">
            <text:p>29/11/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30-20:00" table:formula="of:=IFERROR(COM.MICROSOFT.SINGLE(__xludf.dummyfunction(&quot;&quot;&quot;COMPUTED_VALUE&quot;&quot;&quot;));&quot;19:30-20:00&quot;)" table:style-name="ce1">
            <text:p>19:30-20:00</text:p>
          </table:table-cell>
          <table:table-cell office:value-type="float" office:value="6" table:formula="of:=IFERROR(COM.MICROSOFT.SINGLE(__xludf.dummyfunction(&quot;&quot;&quot;COMPUTED_VALUE&quot;&quot;&quot;));6)" table:style-name="ce1">
            <text:p>6</text:p>
          </table:table-cell>
          <table:table-cell office:value-type="string" office:string-value="054-7200455" table:formula="of:=IFERROR(COM.MICROSOFT.SINGLE(__xludf.dummyfunction(&quot;&quot;&quot;COMPUTED_VALUE&quot;&quot;&quot;));&quot;054-7200455&quot;)" table:style-name="ce1">
            <text:p>054-7200455</text:p>
          </table:table-cell>
          <table:table-cell office:value-type="string" office:string-value="אליק דנוביץ" table:formula="of:=IFERROR(COM.MICROSOFT.SINGLE(__xludf.dummyfunction(&quot;&quot;&quot;COMPUTED_VALUE&quot;&quot;&quot;));&quot;אליק דנוביץ&quot;)" table:style-name="ce1">
            <text:p>אליק דנוביץ</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1-29T00:00:00" table:formula="of:=IFERROR(COM.MICROSOFT.SINGLE(__xludf.dummyfunction(&quot;&quot;&quot;COMPUTED_VALUE&quot;&quot;&quot;));44529)" table:style-name="ce150">
            <text:p>29/11/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00-20:30" table:formula="of:=IFERROR(COM.MICROSOFT.SINGLE(__xludf.dummyfunction(&quot;&quot;&quot;COMPUTED_VALUE&quot;&quot;&quot;));&quot;20:00-20:30&quot;)" table:style-name="ce1">
            <text:p>20:00-20:30</text:p>
          </table:table-cell>
          <table:table-cell office:value-type="float" office:value="3" table:formula="of:=IFERROR(COM.MICROSOFT.SINGLE(__xludf.dummyfunction(&quot;&quot;&quot;COMPUTED_VALUE&quot;&quot;&quot;));3)" table:style-name="ce1">
            <text:p>3</text:p>
          </table:table-cell>
          <table:table-cell office:value-type="string" office:string-value="0503672233  0539332731" table:formula="of:=IFERROR(COM.MICROSOFT.SINGLE(__xludf.dummyfunction(&quot;&quot;&quot;COMPUTED_VALUE&quot;&quot;&quot;));&quot;0503672233  0539332731&quot;)" table:style-name="ce1">
            <text:p>0503672233 <text:s/>0539332731</text:p>
          </table:table-cell>
          <table:table-cell table:number-columns-repeated="3" table:style-name="ce1"/>
          <table:table-cell table:number-columns-repeated="2" table:style-name="ce148"/>
          <table:table-cell table:number-columns-repeated="16373"/>
        </table:table-row>
        <table:table-row table:style-name="ro2">
          <table:table-cell/>
          <table:table-cell office:value-type="date" office:date-value="2021-11-29T00:00:00" table:formula="of:=IFERROR(COM.MICROSOFT.SINGLE(__xludf.dummyfunction(&quot;&quot;&quot;COMPUTED_VALUE&quot;&quot;&quot;));44529)" table:style-name="ce150">
            <text:p>29/11/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30-21:00" table:formula="of:=IFERROR(COM.MICROSOFT.SINGLE(__xludf.dummyfunction(&quot;&quot;&quot;COMPUTED_VALUE&quot;&quot;&quot;));&quot;20:30-21:00&quot;)" table:style-name="ce1">
            <text:p>20:30-21:00</text:p>
          </table:table-cell>
          <table:table-cell office:value-type="float" office:value="2" table:formula="of:=IFERROR(COM.MICROSOFT.SINGLE(__xludf.dummyfunction(&quot;&quot;&quot;COMPUTED_VALUE&quot;&quot;&quot;));2)" table:style-name="ce1">
            <text:p>2</text:p>
          </table:table-cell>
          <table:table-cell office:value-type="string" office:string-value="050-4003345 054-2589500" table:formula="of:=IFERROR(COM.MICROSOFT.SINGLE(__xludf.dummyfunction(&quot;&quot;&quot;COMPUTED_VALUE&quot;&quot;&quot;));&quot;050-4003345 054-2589500&quot;)" table:style-name="ce1">
            <text:p>050-4003345 054-2589500</text:p>
          </table:table-cell>
          <table:table-cell office:value-type="string" office:string-value="רז בן אדרת, מאור גטר" table:formula="of:=IFERROR(COM.MICROSOFT.SINGLE(__xludf.dummyfunction(&quot;&quot;&quot;COMPUTED_VALUE&quot;&quot;&quot;));&quot;רז בן אדרת, מאור גטר&quot;)" table:style-name="ce1">
            <text:p>רז בן אדרת, מאור גטר</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2-06T00:00:00" table:formula="of:=IFERROR(COM.MICROSOFT.SINGLE(__xludf.dummyfunction(&quot;&quot;&quot;COMPUTED_VALUE&quot;&quot;&quot;));44536)" table:style-name="ce150">
            <text:p>6/12/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00-19:30" table:formula="of:=IFERROR(COM.MICROSOFT.SINGLE(__xludf.dummyfunction(&quot;&quot;&quot;COMPUTED_VALUE&quot;&quot;&quot;));&quot;19:00-19:30&quot;)" table:style-name="ce1">
            <text:p>19:00-19:30</text:p>
          </table:table-cell>
          <table:table-cell table:number-columns-repeated="2" table:style-name="ce1"/>
          <table:table-cell office:value-type="string" office:string-value="תאמר מסארוה, מוחמד עוויסאת" table:formula="of:=IFERROR(COM.MICROSOFT.SINGLE(__xludf.dummyfunction(&quot;&quot;&quot;COMPUTED_VALUE&quot;&quot;&quot;));&quot;תאמר מסארוה, מוחמד עוויסאת&quot;)" table:style-name="ce1">
            <text:p>תאמר מסארוה, מוחמד עוויסאת</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2-06T00:00:00" table:formula="of:=IFERROR(COM.MICROSOFT.SINGLE(__xludf.dummyfunction(&quot;&quot;&quot;COMPUTED_VALUE&quot;&quot;&quot;));44536)" table:style-name="ce150">
            <text:p>6/12/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30-20:00" table:formula="of:=IFERROR(COM.MICROSOFT.SINGLE(__xludf.dummyfunction(&quot;&quot;&quot;COMPUTED_VALUE&quot;&quot;&quot;));&quot;19:30-20:00&quot;)" table:style-name="ce1">
            <text:p>19:30-20:00</text:p>
          </table:table-cell>
          <table:table-cell office:value-type="float" office:value="7" table:formula="of:=IFERROR(COM.MICROSOFT.SINGLE(__xludf.dummyfunction(&quot;&quot;&quot;COMPUTED_VALUE&quot;&quot;&quot;));7)" table:style-name="ce1">
            <text:p>7</text:p>
          </table:table-cell>
          <table:table-cell office:value-type="string" office:string-value="052-7908901" table:formula="of:=IFERROR(COM.MICROSOFT.SINGLE(__xludf.dummyfunction(&quot;&quot;&quot;COMPUTED_VALUE&quot;&quot;&quot;));&quot;052-7908901&quot;)" table:style-name="ce1">
            <text:p>052-7908901</text:p>
          </table:table-cell>
          <table:table-cell office:value-type="string" office:string-value="נזאר מערוף" table:formula="of:=IFERROR(COM.MICROSOFT.SINGLE(__xludf.dummyfunction(&quot;&quot;&quot;COMPUTED_VALUE&quot;&quot;&quot;));&quot;נזאר מערוף&quot;)" table:style-name="ce1">
            <text:p>נזאר מערוף</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2-06T00:00:00" table:formula="of:=IFERROR(COM.MICROSOFT.SINGLE(__xludf.dummyfunction(&quot;&quot;&quot;COMPUTED_VALUE&quot;&quot;&quot;));44536)" table:style-name="ce150">
            <text:p>6/12/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00-20:30" table:formula="of:=IFERROR(COM.MICROSOFT.SINGLE(__xludf.dummyfunction(&quot;&quot;&quot;COMPUTED_VALUE&quot;&quot;&quot;));&quot;20:00-20:30&quot;)" table:style-name="ce1">
            <text:p>20:00-20:30</text:p>
          </table:table-cell>
          <table:table-cell office:value-type="float" office:value="1" table:formula="of:=IFERROR(COM.MICROSOFT.SINGLE(__xludf.dummyfunction(&quot;&quot;&quot;COMPUTED_VALUE&quot;&quot;&quot;));1)" table:style-name="ce1">
            <text:p>1</text:p>
          </table:table-cell>
          <table:table-cell office:value-type="string" office:string-value=" 054-5401134 054-2244610" table:formula="of:=IFERROR(COM.MICROSOFT.SINGLE(__xludf.dummyfunction(&quot;&quot;&quot;COMPUTED_VALUE&quot;&quot;&quot;));&quot; 054-5401134 054-2244610&quot;)" table:style-name="ce1">
            <text:p><text:s/>054-5401134 054-2244610</text:p>
          </table:table-cell>
          <table:table-cell office:value-type="string" office:string-value="נאור יקותיאלי, סער אליאס" table:formula="of:=IFERROR(COM.MICROSOFT.SINGLE(__xludf.dummyfunction(&quot;&quot;&quot;COMPUTED_VALUE&quot;&quot;&quot;));&quot;נאור יקותיאלי, סער אליאס&quot;)" table:style-name="ce1">
            <text:p>נאור יקותיאלי, סער אליאס</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2-06T00:00:00" table:formula="of:=IFERROR(COM.MICROSOFT.SINGLE(__xludf.dummyfunction(&quot;&quot;&quot;COMPUTED_VALUE&quot;&quot;&quot;));44536)" table:style-name="ce150">
            <text:p>6/12/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30-21:00" table:formula="of:=IFERROR(COM.MICROSOFT.SINGLE(__xludf.dummyfunction(&quot;&quot;&quot;COMPUTED_VALUE&quot;&quot;&quot;));&quot;20:30-21:00&quot;)" table:style-name="ce1">
            <text:p>20:30-21:00</text:p>
          </table:table-cell>
          <table:table-cell office:value-type="float" office:value="5" table:formula="of:=IFERROR(COM.MICROSOFT.SINGLE(__xludf.dummyfunction(&quot;&quot;&quot;COMPUTED_VALUE&quot;&quot;&quot;));5)" table:style-name="ce1">
            <text:p>5</text:p>
          </table:table-cell>
          <table:table-cell office:value-type="string" office:string-value="054-4809882 054-2644402" table:formula="of:=IFERROR(COM.MICROSOFT.SINGLE(__xludf.dummyfunction(&quot;&quot;&quot;COMPUTED_VALUE&quot;&quot;&quot;));&quot;054-4809882 054-2644402&quot;)" table:style-name="ce1">
            <text:p>054-4809882 054-2644402</text:p>
          </table:table-cell>
          <table:table-cell office:value-type="string" office:string-value="טל אלבז, גיורא גבאי" table:formula="of:=IFERROR(COM.MICROSOFT.SINGLE(__xludf.dummyfunction(&quot;&quot;&quot;COMPUTED_VALUE&quot;&quot;&quot;));&quot;טל אלבז, גיורא גבאי&quot;)" table:style-name="ce1">
            <text:p>טל אלבז, גיורא גבאי</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2-13T00:00:00" table:formula="of:=IFERROR(COM.MICROSOFT.SINGLE(__xludf.dummyfunction(&quot;&quot;&quot;COMPUTED_VALUE&quot;&quot;&quot;));44543)" table:style-name="ce150">
            <text:p>13/12/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00-19:30" table:formula="of:=IFERROR(COM.MICROSOFT.SINGLE(__xludf.dummyfunction(&quot;&quot;&quot;COMPUTED_VALUE&quot;&quot;&quot;));&quot;19:00-19:30&quot;)" table:style-name="ce1">
            <text:p>19:00-19:30</text:p>
          </table:table-cell>
          <table:table-cell office:value-type="float" office:value="4" table:formula="of:=IFERROR(COM.MICROSOFT.SINGLE(__xludf.dummyfunction(&quot;&quot;&quot;COMPUTED_VALUE&quot;&quot;&quot;));4)" table:style-name="ce1">
            <text:p>4</text:p>
          </table:table-cell>
          <table:table-cell office:value-type="string" office:string-value="054-3299444 0503382767" table:formula="of:=IFERROR(COM.MICROSOFT.SINGLE(__xludf.dummyfunction(&quot;&quot;&quot;COMPUTED_VALUE&quot;&quot;&quot;));&quot;054-3299444 0503382767&quot;)" table:style-name="ce1">
            <text:p>054-3299444 0503382767</text:p>
          </table:table-cell>
          <table:table-cell office:value-type="string" office:string-value="אלינה בלושנקו , עדן אפרים" table:formula="of:=IFERROR(COM.MICROSOFT.SINGLE(__xludf.dummyfunction(&quot;&quot;&quot;COMPUTED_VALUE&quot;&quot;&quot;));&quot;אלינה בלושנקו , עדן אפרים&quot;)" table:style-name="ce1">
            <text:p>אלינה בלושנקו , עדן אפרים</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2-13T00:00:00" table:formula="of:=IFERROR(COM.MICROSOFT.SINGLE(__xludf.dummyfunction(&quot;&quot;&quot;COMPUTED_VALUE&quot;&quot;&quot;));44543)" table:style-name="ce150">
            <text:p>13/12/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30-20:00" table:formula="of:=IFERROR(COM.MICROSOFT.SINGLE(__xludf.dummyfunction(&quot;&quot;&quot;COMPUTED_VALUE&quot;&quot;&quot;));&quot;19:30-20:00&quot;)" table:style-name="ce1">
            <text:p>19:30-20:00</text:p>
          </table:table-cell>
          <table:table-cell office:value-type="float" office:value="6" table:formula="of:=IFERROR(COM.MICROSOFT.SINGLE(__xludf.dummyfunction(&quot;&quot;&quot;COMPUTED_VALUE&quot;&quot;&quot;));6)" table:style-name="ce1">
            <text:p>6</text:p>
          </table:table-cell>
          <table:table-cell office:value-type="string" office:string-value="054-7200455" table:formula="of:=IFERROR(COM.MICROSOFT.SINGLE(__xludf.dummyfunction(&quot;&quot;&quot;COMPUTED_VALUE&quot;&quot;&quot;));&quot;054-7200455&quot;)" table:style-name="ce1">
            <text:p>054-7200455</text:p>
          </table:table-cell>
          <table:table-cell office:value-type="string" office:string-value="אליק דנוביץ" table:formula="of:=IFERROR(COM.MICROSOFT.SINGLE(__xludf.dummyfunction(&quot;&quot;&quot;COMPUTED_VALUE&quot;&quot;&quot;));&quot;אליק דנוביץ&quot;)" table:style-name="ce1">
            <text:p>אליק דנוביץ</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2-13T00:00:00" table:formula="of:=IFERROR(COM.MICROSOFT.SINGLE(__xludf.dummyfunction(&quot;&quot;&quot;COMPUTED_VALUE&quot;&quot;&quot;));44543)" table:style-name="ce150">
            <text:p>13/12/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00-20:30" table:formula="of:=IFERROR(COM.MICROSOFT.SINGLE(__xludf.dummyfunction(&quot;&quot;&quot;COMPUTED_VALUE&quot;&quot;&quot;));&quot;20:00-20:30&quot;)" table:style-name="ce1">
            <text:p>20:00-20:30</text:p>
          </table:table-cell>
          <table:table-cell office:value-type="float" office:value="3" table:formula="of:=IFERROR(COM.MICROSOFT.SINGLE(__xludf.dummyfunction(&quot;&quot;&quot;COMPUTED_VALUE&quot;&quot;&quot;));3)" table:style-name="ce1">
            <text:p>3</text:p>
          </table:table-cell>
          <table:table-cell office:value-type="string" office:string-value="0503672233  0539332731" table:formula="of:=IFERROR(COM.MICROSOFT.SINGLE(__xludf.dummyfunction(&quot;&quot;&quot;COMPUTED_VALUE&quot;&quot;&quot;));&quot;0503672233  0539332731&quot;)" table:style-name="ce1">
            <text:p>0503672233 <text:s/>0539332731</text:p>
          </table:table-cell>
          <table:table-cell office:value-type="string" office:string-value="תאמר מסארוה, מוחמד עוויסאת" table:formula="of:=IFERROR(COM.MICROSOFT.SINGLE(__xludf.dummyfunction(&quot;&quot;&quot;COMPUTED_VALUE&quot;&quot;&quot;));&quot;תאמר מסארוה, מוחמד עוויסאת&quot;)" table:style-name="ce1">
            <text:p>תאמר מסארוה, מוחמד עוויסאת</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2-13T00:00:00" table:formula="of:=IFERROR(COM.MICROSOFT.SINGLE(__xludf.dummyfunction(&quot;&quot;&quot;COMPUTED_VALUE&quot;&quot;&quot;));44543)" table:style-name="ce150">
            <text:p>13/12/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30-21:00" table:formula="of:=IFERROR(COM.MICROSOFT.SINGLE(__xludf.dummyfunction(&quot;&quot;&quot;COMPUTED_VALUE&quot;&quot;&quot;));&quot;20:30-21:00&quot;)" table:style-name="ce1">
            <text:p>20:30-21:00</text:p>
          </table:table-cell>
          <table:table-cell office:value-type="float" office:value="2" table:formula="of:=IFERROR(COM.MICROSOFT.SINGLE(__xludf.dummyfunction(&quot;&quot;&quot;COMPUTED_VALUE&quot;&quot;&quot;));2)" table:style-name="ce1">
            <text:p>2</text:p>
          </table:table-cell>
          <table:table-cell office:value-type="string" office:string-value="050-4003345 054-2589500" table:formula="of:=IFERROR(COM.MICROSOFT.SINGLE(__xludf.dummyfunction(&quot;&quot;&quot;COMPUTED_VALUE&quot;&quot;&quot;));&quot;050-4003345 054-2589500&quot;)" table:style-name="ce1">
            <text:p>050-4003345 054-2589500</text:p>
          </table:table-cell>
          <table:table-cell office:value-type="string" office:string-value="רז בן אדרת, מאור גטר" table:formula="of:=IFERROR(COM.MICROSOFT.SINGLE(__xludf.dummyfunction(&quot;&quot;&quot;COMPUTED_VALUE&quot;&quot;&quot;));&quot;רז בן אדרת, מאור גטר&quot;)" table:style-name="ce1">
            <text:p>רז בן אדרת, מאור גטר</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2-20T00:00:00" table:formula="of:=IFERROR(COM.MICROSOFT.SINGLE(__xludf.dummyfunction(&quot;&quot;&quot;COMPUTED_VALUE&quot;&quot;&quot;));44550)" table:style-name="ce150">
            <text:p>20/12/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00-19:30" table:formula="of:=IFERROR(COM.MICROSOFT.SINGLE(__xludf.dummyfunction(&quot;&quot;&quot;COMPUTED_VALUE&quot;&quot;&quot;));&quot;19:00-19:30&quot;)" table:style-name="ce1">
            <text:p>19:00-19:30</text:p>
          </table:table-cell>
          <table:table-cell table:number-columns-repeated="5" table:style-name="ce1"/>
          <table:table-cell table:number-columns-repeated="2" table:style-name="ce148"/>
          <table:table-cell table:number-columns-repeated="16373"/>
        </table:table-row>
        <table:table-row table:style-name="ro2">
          <table:table-cell/>
          <table:table-cell office:value-type="date" office:date-value="2021-12-20T00:00:00" table:formula="of:=IFERROR(COM.MICROSOFT.SINGLE(__xludf.dummyfunction(&quot;&quot;&quot;COMPUTED_VALUE&quot;&quot;&quot;));44550)" table:style-name="ce150">
            <text:p>20/12/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30-20:00" table:formula="of:=IFERROR(COM.MICROSOFT.SINGLE(__xludf.dummyfunction(&quot;&quot;&quot;COMPUTED_VALUE&quot;&quot;&quot;));&quot;19:30-20:00&quot;)" table:style-name="ce1">
            <text:p>19:30-20:00</text:p>
          </table:table-cell>
          <table:table-cell office:value-type="float" office:value="7" table:formula="of:=IFERROR(COM.MICROSOFT.SINGLE(__xludf.dummyfunction(&quot;&quot;&quot;COMPUTED_VALUE&quot;&quot;&quot;));7)" table:style-name="ce1">
            <text:p>7</text:p>
          </table:table-cell>
          <table:table-cell office:value-type="string" office:string-value="052-7908901" table:formula="of:=IFERROR(COM.MICROSOFT.SINGLE(__xludf.dummyfunction(&quot;&quot;&quot;COMPUTED_VALUE&quot;&quot;&quot;));&quot;052-7908901&quot;)" table:style-name="ce1">
            <text:p>052-7908901</text:p>
          </table:table-cell>
          <table:table-cell office:value-type="string" office:string-value="נזאר מערוף" table:formula="of:=IFERROR(COM.MICROSOFT.SINGLE(__xludf.dummyfunction(&quot;&quot;&quot;COMPUTED_VALUE&quot;&quot;&quot;));&quot;נזאר מערוף&quot;)" table:style-name="ce1">
            <text:p>נזאר מערוף</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2-20T00:00:00" table:formula="of:=IFERROR(COM.MICROSOFT.SINGLE(__xludf.dummyfunction(&quot;&quot;&quot;COMPUTED_VALUE&quot;&quot;&quot;));44550)" table:style-name="ce150">
            <text:p>20/12/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00-20:30" table:formula="of:=IFERROR(COM.MICROSOFT.SINGLE(__xludf.dummyfunction(&quot;&quot;&quot;COMPUTED_VALUE&quot;&quot;&quot;));&quot;20:00-20:30&quot;)" table:style-name="ce1">
            <text:p>20:00-20:30</text:p>
          </table:table-cell>
          <table:table-cell office:value-type="float" office:value="1" table:formula="of:=IFERROR(COM.MICROSOFT.SINGLE(__xludf.dummyfunction(&quot;&quot;&quot;COMPUTED_VALUE&quot;&quot;&quot;));1)" table:style-name="ce1">
            <text:p>1</text:p>
          </table:table-cell>
          <table:table-cell office:value-type="string" office:string-value=" 054-5401134 054-2244610" table:formula="of:=IFERROR(COM.MICROSOFT.SINGLE(__xludf.dummyfunction(&quot;&quot;&quot;COMPUTED_VALUE&quot;&quot;&quot;));&quot; 054-5401134 054-2244610&quot;)" table:style-name="ce1">
            <text:p><text:s/>054-5401134 054-2244610</text:p>
          </table:table-cell>
          <table:table-cell office:value-type="string" office:string-value="נאור יקותיאלי, סער אליאס" table:formula="of:=IFERROR(COM.MICROSOFT.SINGLE(__xludf.dummyfunction(&quot;&quot;&quot;COMPUTED_VALUE&quot;&quot;&quot;));&quot;נאור יקותיאלי, סער אליאס&quot;)" table:style-name="ce1">
            <text:p>נאור יקותיאלי, סער אליאס</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2-20T00:00:00" table:formula="of:=IFERROR(COM.MICROSOFT.SINGLE(__xludf.dummyfunction(&quot;&quot;&quot;COMPUTED_VALUE&quot;&quot;&quot;));44550)" table:style-name="ce150">
            <text:p>20/12/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30-21:00" table:formula="of:=IFERROR(COM.MICROSOFT.SINGLE(__xludf.dummyfunction(&quot;&quot;&quot;COMPUTED_VALUE&quot;&quot;&quot;));&quot;20:30-21:00&quot;)" table:style-name="ce1">
            <text:p>20:30-21:00</text:p>
          </table:table-cell>
          <table:table-cell office:value-type="float" office:value="5" table:formula="of:=IFERROR(COM.MICROSOFT.SINGLE(__xludf.dummyfunction(&quot;&quot;&quot;COMPUTED_VALUE&quot;&quot;&quot;));5)" table:style-name="ce1">
            <text:p>5</text:p>
          </table:table-cell>
          <table:table-cell office:value-type="string" office:string-value="054-4809882 054-2644402" table:formula="of:=IFERROR(COM.MICROSOFT.SINGLE(__xludf.dummyfunction(&quot;&quot;&quot;COMPUTED_VALUE&quot;&quot;&quot;));&quot;054-4809882 054-2644402&quot;)" table:style-name="ce1">
            <text:p>054-4809882 054-2644402</text:p>
          </table:table-cell>
          <table:table-cell office:value-type="string" office:string-value="טל אלבז, גיורא גבאי" table:formula="of:=IFERROR(COM.MICROSOFT.SINGLE(__xludf.dummyfunction(&quot;&quot;&quot;COMPUTED_VALUE&quot;&quot;&quot;));&quot;טל אלבז, גיורא גבאי&quot;)" table:style-name="ce1">
            <text:p>טל אלבז, גיורא גבאי</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2-27T00:00:00" table:formula="of:=IFERROR(COM.MICROSOFT.SINGLE(__xludf.dummyfunction(&quot;&quot;&quot;COMPUTED_VALUE&quot;&quot;&quot;));44557)" table:style-name="ce150">
            <text:p>27/12/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00-19:30" table:formula="of:=IFERROR(COM.MICROSOFT.SINGLE(__xludf.dummyfunction(&quot;&quot;&quot;COMPUTED_VALUE&quot;&quot;&quot;));&quot;19:00-19:30&quot;)" table:style-name="ce1">
            <text:p>19:00-19:30</text:p>
          </table:table-cell>
          <table:table-cell office:value-type="float" office:value="4" table:formula="of:=IFERROR(COM.MICROSOFT.SINGLE(__xludf.dummyfunction(&quot;&quot;&quot;COMPUTED_VALUE&quot;&quot;&quot;));4)" table:style-name="ce1">
            <text:p>4</text:p>
          </table:table-cell>
          <table:table-cell office:value-type="string" office:string-value="054-3299444 0503382767" table:formula="of:=IFERROR(COM.MICROSOFT.SINGLE(__xludf.dummyfunction(&quot;&quot;&quot;COMPUTED_VALUE&quot;&quot;&quot;));&quot;054-3299444 0503382767&quot;)" table:style-name="ce1">
            <text:p>054-3299444 0503382767</text:p>
          </table:table-cell>
          <table:table-cell office:value-type="string" office:string-value="אלינה בלושנקו , עדן אפרים" table:formula="of:=IFERROR(COM.MICROSOFT.SINGLE(__xludf.dummyfunction(&quot;&quot;&quot;COMPUTED_VALUE&quot;&quot;&quot;));&quot;אלינה בלושנקו , עדן אפרים&quot;)" table:style-name="ce1">
            <text:p>אלינה בלושנקו , עדן אפרים</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2-27T00:00:00" table:formula="of:=IFERROR(COM.MICROSOFT.SINGLE(__xludf.dummyfunction(&quot;&quot;&quot;COMPUTED_VALUE&quot;&quot;&quot;));44557)" table:style-name="ce150">
            <text:p>27/12/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30-20:00" table:formula="of:=IFERROR(COM.MICROSOFT.SINGLE(__xludf.dummyfunction(&quot;&quot;&quot;COMPUTED_VALUE&quot;&quot;&quot;));&quot;19:30-20:00&quot;)" table:style-name="ce1">
            <text:p>19:30-20:00</text:p>
          </table:table-cell>
          <table:table-cell office:value-type="float" office:value="6" table:formula="of:=IFERROR(COM.MICROSOFT.SINGLE(__xludf.dummyfunction(&quot;&quot;&quot;COMPUTED_VALUE&quot;&quot;&quot;));6)" table:style-name="ce1">
            <text:p>6</text:p>
          </table:table-cell>
          <table:table-cell office:value-type="string" office:string-value="054-7200455" table:formula="of:=IFERROR(COM.MICROSOFT.SINGLE(__xludf.dummyfunction(&quot;&quot;&quot;COMPUTED_VALUE&quot;&quot;&quot;));&quot;054-7200455&quot;)" table:style-name="ce1">
            <text:p>054-7200455</text:p>
          </table:table-cell>
          <table:table-cell office:value-type="string" office:string-value="אליק דנוביץ" table:formula="of:=IFERROR(COM.MICROSOFT.SINGLE(__xludf.dummyfunction(&quot;&quot;&quot;COMPUTED_VALUE&quot;&quot;&quot;));&quot;אליק דנוביץ&quot;)" table:style-name="ce1">
            <text:p>אליק דנוביץ</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2-27T00:00:00" table:formula="of:=IFERROR(COM.MICROSOFT.SINGLE(__xludf.dummyfunction(&quot;&quot;&quot;COMPUTED_VALUE&quot;&quot;&quot;));44557)" table:style-name="ce150">
            <text:p>27/12/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00-20:30" table:formula="of:=IFERROR(COM.MICROSOFT.SINGLE(__xludf.dummyfunction(&quot;&quot;&quot;COMPUTED_VALUE&quot;&quot;&quot;));&quot;20:00-20:30&quot;)" table:style-name="ce1">
            <text:p>20:00-20:30</text:p>
          </table:table-cell>
          <table:table-cell office:value-type="float" office:value="3" table:formula="of:=IFERROR(COM.MICROSOFT.SINGLE(__xludf.dummyfunction(&quot;&quot;&quot;COMPUTED_VALUE&quot;&quot;&quot;));3)" table:style-name="ce1">
            <text:p>3</text:p>
          </table:table-cell>
          <table:table-cell office:value-type="string" office:string-value="0503672233  0539332731" table:formula="of:=IFERROR(COM.MICROSOFT.SINGLE(__xludf.dummyfunction(&quot;&quot;&quot;COMPUTED_VALUE&quot;&quot;&quot;));&quot;0503672233  0539332731&quot;)" table:style-name="ce1">
            <text:p>0503672233 <text:s/>0539332731</text:p>
          </table:table-cell>
          <table:table-cell office:value-type="string" office:string-value="תאמר מסארוה, מוחמד עוויסאת" table:formula="of:=IFERROR(COM.MICROSOFT.SINGLE(__xludf.dummyfunction(&quot;&quot;&quot;COMPUTED_VALUE&quot;&quot;&quot;));&quot;תאמר מסארוה, מוחמד עוויסאת&quot;)" table:style-name="ce1">
            <text:p>תאמר מסארוה, מוחמד עוויסאת</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1-12-27T00:00:00" table:formula="of:=IFERROR(COM.MICROSOFT.SINGLE(__xludf.dummyfunction(&quot;&quot;&quot;COMPUTED_VALUE&quot;&quot;&quot;));44557)" table:style-name="ce150">
            <text:p>27/12/2021</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30-21:00" table:formula="of:=IFERROR(COM.MICROSOFT.SINGLE(__xludf.dummyfunction(&quot;&quot;&quot;COMPUTED_VALUE&quot;&quot;&quot;));&quot;20:30-21:00&quot;)" table:style-name="ce1">
            <text:p>20:30-21:00</text:p>
          </table:table-cell>
          <table:table-cell office:value-type="float" office:value="2" table:formula="of:=IFERROR(COM.MICROSOFT.SINGLE(__xludf.dummyfunction(&quot;&quot;&quot;COMPUTED_VALUE&quot;&quot;&quot;));2)" table:style-name="ce1">
            <text:p>2</text:p>
          </table:table-cell>
          <table:table-cell office:value-type="string" office:string-value="050-4003345 054-2589500" table:formula="of:=IFERROR(COM.MICROSOFT.SINGLE(__xludf.dummyfunction(&quot;&quot;&quot;COMPUTED_VALUE&quot;&quot;&quot;));&quot;050-4003345 054-2589500&quot;)" table:style-name="ce1">
            <text:p>050-4003345 054-2589500</text:p>
          </table:table-cell>
          <table:table-cell office:value-type="string" office:string-value="רז בן אדרת, מאור גטר" table:formula="of:=IFERROR(COM.MICROSOFT.SINGLE(__xludf.dummyfunction(&quot;&quot;&quot;COMPUTED_VALUE&quot;&quot;&quot;));&quot;רז בן אדרת, מאור גטר&quot;)" table:style-name="ce1">
            <text:p>רז בן אדרת, מאור גטר</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2-01-03T00:00:00" table:formula="of:=IFERROR(COM.MICROSOFT.SINGLE(__xludf.dummyfunction(&quot;&quot;&quot;COMPUTED_VALUE&quot;&quot;&quot;));44564)" table:style-name="ce150">
            <text:p>3/1/2022</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00-19:30" table:formula="of:=IFERROR(COM.MICROSOFT.SINGLE(__xludf.dummyfunction(&quot;&quot;&quot;COMPUTED_VALUE&quot;&quot;&quot;));&quot;19:00-19:30&quot;)" table:style-name="ce1">
            <text:p>19:00-19:30</text:p>
          </table:table-cell>
          <table:table-cell table:number-columns-repeated="5" table:style-name="ce1"/>
          <table:table-cell table:number-columns-repeated="2" table:style-name="ce148"/>
          <table:table-cell table:number-columns-repeated="16373"/>
        </table:table-row>
        <table:table-row table:style-name="ro2">
          <table:table-cell/>
          <table:table-cell office:value-type="date" office:date-value="2022-01-03T00:00:00" table:formula="of:=IFERROR(COM.MICROSOFT.SINGLE(__xludf.dummyfunction(&quot;&quot;&quot;COMPUTED_VALUE&quot;&quot;&quot;));44564)" table:style-name="ce150">
            <text:p>3/1/2022</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30-20:00" table:formula="of:=IFERROR(COM.MICROSOFT.SINGLE(__xludf.dummyfunction(&quot;&quot;&quot;COMPUTED_VALUE&quot;&quot;&quot;));&quot;19:30-20:00&quot;)" table:style-name="ce1">
            <text:p>19:30-20:00</text:p>
          </table:table-cell>
          <table:table-cell office:value-type="float" office:value="7" table:formula="of:=IFERROR(COM.MICROSOFT.SINGLE(__xludf.dummyfunction(&quot;&quot;&quot;COMPUTED_VALUE&quot;&quot;&quot;));7)" table:style-name="ce1">
            <text:p>7</text:p>
          </table:table-cell>
          <table:table-cell office:value-type="string" office:string-value="052-7908901" table:formula="of:=IFERROR(COM.MICROSOFT.SINGLE(__xludf.dummyfunction(&quot;&quot;&quot;COMPUTED_VALUE&quot;&quot;&quot;));&quot;052-7908901&quot;)" table:style-name="ce1">
            <text:p>052-7908901</text:p>
          </table:table-cell>
          <table:table-cell office:value-type="string" office:string-value="נזאר מערוף" table:formula="of:=IFERROR(COM.MICROSOFT.SINGLE(__xludf.dummyfunction(&quot;&quot;&quot;COMPUTED_VALUE&quot;&quot;&quot;));&quot;נזאר מערוף&quot;)" table:style-name="ce1">
            <text:p>נזאר מערוף</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2-01-03T00:00:00" table:formula="of:=IFERROR(COM.MICROSOFT.SINGLE(__xludf.dummyfunction(&quot;&quot;&quot;COMPUTED_VALUE&quot;&quot;&quot;));44564)" table:style-name="ce150">
            <text:p>3/1/2022</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00-20:30" table:formula="of:=IFERROR(COM.MICROSOFT.SINGLE(__xludf.dummyfunction(&quot;&quot;&quot;COMPUTED_VALUE&quot;&quot;&quot;));&quot;20:00-20:30&quot;)" table:style-name="ce1">
            <text:p>20:00-20:30</text:p>
          </table:table-cell>
          <table:table-cell office:value-type="float" office:value="1" table:formula="of:=IFERROR(COM.MICROSOFT.SINGLE(__xludf.dummyfunction(&quot;&quot;&quot;COMPUTED_VALUE&quot;&quot;&quot;));1)" table:style-name="ce1">
            <text:p>1</text:p>
          </table:table-cell>
          <table:table-cell office:value-type="string" office:string-value=" 054-5401134 054-2244610" table:formula="of:=IFERROR(COM.MICROSOFT.SINGLE(__xludf.dummyfunction(&quot;&quot;&quot;COMPUTED_VALUE&quot;&quot;&quot;));&quot; 054-5401134 054-2244610&quot;)" table:style-name="ce1">
            <text:p><text:s/>054-5401134 054-2244610</text:p>
          </table:table-cell>
          <table:table-cell office:value-type="string" office:string-value="נאור יקותיאלי, סער אליאס" table:formula="of:=IFERROR(COM.MICROSOFT.SINGLE(__xludf.dummyfunction(&quot;&quot;&quot;COMPUTED_VALUE&quot;&quot;&quot;));&quot;נאור יקותיאלי, סער אליאס&quot;)" table:style-name="ce1">
            <text:p>נאור יקותיאלי, סער אליאס</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2-01-03T00:00:00" table:formula="of:=IFERROR(COM.MICROSOFT.SINGLE(__xludf.dummyfunction(&quot;&quot;&quot;COMPUTED_VALUE&quot;&quot;&quot;));44564)" table:style-name="ce150">
            <text:p>3/1/2022</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30-21:00" table:formula="of:=IFERROR(COM.MICROSOFT.SINGLE(__xludf.dummyfunction(&quot;&quot;&quot;COMPUTED_VALUE&quot;&quot;&quot;));&quot;20:30-21:00&quot;)" table:style-name="ce1">
            <text:p>20:30-21:00</text:p>
          </table:table-cell>
          <table:table-cell office:value-type="float" office:value="5" table:formula="of:=IFERROR(COM.MICROSOFT.SINGLE(__xludf.dummyfunction(&quot;&quot;&quot;COMPUTED_VALUE&quot;&quot;&quot;));5)" table:style-name="ce1">
            <text:p>5</text:p>
          </table:table-cell>
          <table:table-cell office:value-type="string" office:string-value="054-4809882 054-2644402" table:formula="of:=IFERROR(COM.MICROSOFT.SINGLE(__xludf.dummyfunction(&quot;&quot;&quot;COMPUTED_VALUE&quot;&quot;&quot;));&quot;054-4809882 054-2644402&quot;)" table:style-name="ce1">
            <text:p>054-4809882 054-2644402</text:p>
          </table:table-cell>
          <table:table-cell office:value-type="string" office:string-value="טל אלבז, גיורא גבאי" table:formula="of:=IFERROR(COM.MICROSOFT.SINGLE(__xludf.dummyfunction(&quot;&quot;&quot;COMPUTED_VALUE&quot;&quot;&quot;));&quot;טל אלבז, גיורא גבאי&quot;)" table:style-name="ce1">
            <text:p>טל אלבז, גיורא גבאי</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2-01-10T00:00:00" table:formula="of:=IFERROR(COM.MICROSOFT.SINGLE(__xludf.dummyfunction(&quot;&quot;&quot;COMPUTED_VALUE&quot;&quot;&quot;));44571)" table:style-name="ce150">
            <text:p>10/1/2022</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00-19:30" table:formula="of:=IFERROR(COM.MICROSOFT.SINGLE(__xludf.dummyfunction(&quot;&quot;&quot;COMPUTED_VALUE&quot;&quot;&quot;));&quot;19:00-19:30&quot;)" table:style-name="ce1">
            <text:p>19:00-19:30</text:p>
          </table:table-cell>
          <table:table-cell office:value-type="float" office:value="4" table:formula="of:=IFERROR(COM.MICROSOFT.SINGLE(__xludf.dummyfunction(&quot;&quot;&quot;COMPUTED_VALUE&quot;&quot;&quot;));4)" table:style-name="ce1">
            <text:p>4</text:p>
          </table:table-cell>
          <table:table-cell office:value-type="string" office:string-value="054-3299444 0503382767" table:formula="of:=IFERROR(COM.MICROSOFT.SINGLE(__xludf.dummyfunction(&quot;&quot;&quot;COMPUTED_VALUE&quot;&quot;&quot;));&quot;054-3299444 0503382767&quot;)" table:style-name="ce1">
            <text:p>054-3299444 0503382767</text:p>
          </table:table-cell>
          <table:table-cell office:value-type="string" office:string-value="אלינה בלושנקו , עדן אפרים" table:formula="of:=IFERROR(COM.MICROSOFT.SINGLE(__xludf.dummyfunction(&quot;&quot;&quot;COMPUTED_VALUE&quot;&quot;&quot;));&quot;אלינה בלושנקו , עדן אפרים&quot;)" table:style-name="ce1">
            <text:p>אלינה בלושנקו , עדן אפרים</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2-01-10T00:00:00" table:formula="of:=IFERROR(COM.MICROSOFT.SINGLE(__xludf.dummyfunction(&quot;&quot;&quot;COMPUTED_VALUE&quot;&quot;&quot;));44571)" table:style-name="ce150">
            <text:p>10/1/2022</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30-20:00" table:formula="of:=IFERROR(COM.MICROSOFT.SINGLE(__xludf.dummyfunction(&quot;&quot;&quot;COMPUTED_VALUE&quot;&quot;&quot;));&quot;19:30-20:00&quot;)" table:style-name="ce1">
            <text:p>19:30-20:00</text:p>
          </table:table-cell>
          <table:table-cell office:value-type="float" office:value="6" table:formula="of:=IFERROR(COM.MICROSOFT.SINGLE(__xludf.dummyfunction(&quot;&quot;&quot;COMPUTED_VALUE&quot;&quot;&quot;));6)" table:style-name="ce1">
            <text:p>6</text:p>
          </table:table-cell>
          <table:table-cell office:value-type="string" office:string-value="054-7200455" table:formula="of:=IFERROR(COM.MICROSOFT.SINGLE(__xludf.dummyfunction(&quot;&quot;&quot;COMPUTED_VALUE&quot;&quot;&quot;));&quot;054-7200455&quot;)" table:style-name="ce1">
            <text:p>054-7200455</text:p>
          </table:table-cell>
          <table:table-cell office:value-type="string" office:string-value="אליק דנוביץ" table:formula="of:=IFERROR(COM.MICROSOFT.SINGLE(__xludf.dummyfunction(&quot;&quot;&quot;COMPUTED_VALUE&quot;&quot;&quot;));&quot;אליק דנוביץ&quot;)" table:style-name="ce1">
            <text:p>אליק דנוביץ</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2-01-10T00:00:00" table:formula="of:=IFERROR(COM.MICROSOFT.SINGLE(__xludf.dummyfunction(&quot;&quot;&quot;COMPUTED_VALUE&quot;&quot;&quot;));44571)" table:style-name="ce150">
            <text:p>10/1/2022</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00-20:30" table:formula="of:=IFERROR(COM.MICROSOFT.SINGLE(__xludf.dummyfunction(&quot;&quot;&quot;COMPUTED_VALUE&quot;&quot;&quot;));&quot;20:00-20:30&quot;)" table:style-name="ce1">
            <text:p>20:00-20:30</text:p>
          </table:table-cell>
          <table:table-cell office:value-type="float" office:value="3" table:formula="of:=IFERROR(COM.MICROSOFT.SINGLE(__xludf.dummyfunction(&quot;&quot;&quot;COMPUTED_VALUE&quot;&quot;&quot;));3)" table:style-name="ce1">
            <text:p>3</text:p>
          </table:table-cell>
          <table:table-cell office:value-type="string" office:string-value="0503672233  0539332731" table:formula="of:=IFERROR(COM.MICROSOFT.SINGLE(__xludf.dummyfunction(&quot;&quot;&quot;COMPUTED_VALUE&quot;&quot;&quot;));&quot;0503672233  0539332731&quot;)" table:style-name="ce1">
            <text:p>0503672233 <text:s/>0539332731</text:p>
          </table:table-cell>
          <table:table-cell office:value-type="string" office:string-value="תאמר מסארוה, מוחמד עוויסאת" table:formula="of:=IFERROR(COM.MICROSOFT.SINGLE(__xludf.dummyfunction(&quot;&quot;&quot;COMPUTED_VALUE&quot;&quot;&quot;));&quot;תאמר מסארוה, מוחמד עוויסאת&quot;)" table:style-name="ce1">
            <text:p>תאמר מסארוה, מוחמד עוויסאת</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2-01-10T00:00:00" table:formula="of:=IFERROR(COM.MICROSOFT.SINGLE(__xludf.dummyfunction(&quot;&quot;&quot;COMPUTED_VALUE&quot;&quot;&quot;));44571)" table:style-name="ce150">
            <text:p>10/1/2022</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30-21:00" table:formula="of:=IFERROR(COM.MICROSOFT.SINGLE(__xludf.dummyfunction(&quot;&quot;&quot;COMPUTED_VALUE&quot;&quot;&quot;));&quot;20:30-21:00&quot;)" table:style-name="ce1">
            <text:p>20:30-21:00</text:p>
          </table:table-cell>
          <table:table-cell office:value-type="float" office:value="2" table:formula="of:=IFERROR(COM.MICROSOFT.SINGLE(__xludf.dummyfunction(&quot;&quot;&quot;COMPUTED_VALUE&quot;&quot;&quot;));2)" table:style-name="ce1">
            <text:p>2</text:p>
          </table:table-cell>
          <table:table-cell office:value-type="string" office:string-value="050-4003345 054-2589500" table:formula="of:=IFERROR(COM.MICROSOFT.SINGLE(__xludf.dummyfunction(&quot;&quot;&quot;COMPUTED_VALUE&quot;&quot;&quot;));&quot;050-4003345 054-2589500&quot;)" table:style-name="ce1">
            <text:p>050-4003345 054-2589500</text:p>
          </table:table-cell>
          <table:table-cell office:value-type="string" office:string-value="רז בן אדרת, מאור גטר" table:formula="of:=IFERROR(COM.MICROSOFT.SINGLE(__xludf.dummyfunction(&quot;&quot;&quot;COMPUTED_VALUE&quot;&quot;&quot;));&quot;רז בן אדרת, מאור גטר&quot;)" table:style-name="ce1">
            <text:p>רז בן אדרת, מאור גטר</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2-01-17T00:00:00" table:formula="of:=IFERROR(COM.MICROSOFT.SINGLE(__xludf.dummyfunction(&quot;&quot;&quot;COMPUTED_VALUE&quot;&quot;&quot;));44578)" table:style-name="ce150">
            <text:p>17/1/2022</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00-19:30" table:formula="of:=IFERROR(COM.MICROSOFT.SINGLE(__xludf.dummyfunction(&quot;&quot;&quot;COMPUTED_VALUE&quot;&quot;&quot;));&quot;19:00-19:30&quot;)" table:style-name="ce1">
            <text:p>19:00-19:30</text:p>
          </table:table-cell>
          <table:table-cell table:number-columns-repeated="5" table:style-name="ce1"/>
          <table:table-cell table:number-columns-repeated="2" table:style-name="ce148"/>
          <table:table-cell table:number-columns-repeated="16373"/>
        </table:table-row>
        <table:table-row table:style-name="ro2">
          <table:table-cell/>
          <table:table-cell office:value-type="date" office:date-value="2022-01-17T00:00:00" table:formula="of:=IFERROR(COM.MICROSOFT.SINGLE(__xludf.dummyfunction(&quot;&quot;&quot;COMPUTED_VALUE&quot;&quot;&quot;));44578)" table:style-name="ce150">
            <text:p>17/1/2022</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19:30-20:00" table:formula="of:=IFERROR(COM.MICROSOFT.SINGLE(__xludf.dummyfunction(&quot;&quot;&quot;COMPUTED_VALUE&quot;&quot;&quot;));&quot;19:30-20:00&quot;)" table:style-name="ce1">
            <text:p>19:30-20:00</text:p>
          </table:table-cell>
          <table:table-cell office:value-type="float" office:value="7" table:formula="of:=IFERROR(COM.MICROSOFT.SINGLE(__xludf.dummyfunction(&quot;&quot;&quot;COMPUTED_VALUE&quot;&quot;&quot;));7)" table:style-name="ce1">
            <text:p>7</text:p>
          </table:table-cell>
          <table:table-cell office:value-type="string" office:string-value="052-7908901" table:formula="of:=IFERROR(COM.MICROSOFT.SINGLE(__xludf.dummyfunction(&quot;&quot;&quot;COMPUTED_VALUE&quot;&quot;&quot;));&quot;052-7908901&quot;)" table:style-name="ce1">
            <text:p>052-7908901</text:p>
          </table:table-cell>
          <table:table-cell office:value-type="string" office:string-value="נזאר מערוף" table:formula="of:=IFERROR(COM.MICROSOFT.SINGLE(__xludf.dummyfunction(&quot;&quot;&quot;COMPUTED_VALUE&quot;&quot;&quot;));&quot;נזאר מערוף&quot;)" table:style-name="ce1">
            <text:p>נזאר מערוף</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2-01-17T00:00:00" table:formula="of:=IFERROR(COM.MICROSOFT.SINGLE(__xludf.dummyfunction(&quot;&quot;&quot;COMPUTED_VALUE&quot;&quot;&quot;));44578)" table:style-name="ce150">
            <text:p>17/1/2022</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00-20:30" table:formula="of:=IFERROR(COM.MICROSOFT.SINGLE(__xludf.dummyfunction(&quot;&quot;&quot;COMPUTED_VALUE&quot;&quot;&quot;));&quot;20:00-20:30&quot;)" table:style-name="ce1">
            <text:p>20:00-20:30</text:p>
          </table:table-cell>
          <table:table-cell office:value-type="float" office:value="1" table:formula="of:=IFERROR(COM.MICROSOFT.SINGLE(__xludf.dummyfunction(&quot;&quot;&quot;COMPUTED_VALUE&quot;&quot;&quot;));1)" table:style-name="ce1">
            <text:p>1</text:p>
          </table:table-cell>
          <table:table-cell office:value-type="string" office:string-value=" 054-5401134 054-2244610" table:formula="of:=IFERROR(COM.MICROSOFT.SINGLE(__xludf.dummyfunction(&quot;&quot;&quot;COMPUTED_VALUE&quot;&quot;&quot;));&quot; 054-5401134 054-2244610&quot;)" table:style-name="ce1">
            <text:p><text:s/>054-5401134 054-2244610</text:p>
          </table:table-cell>
          <table:table-cell office:value-type="string" office:string-value="נאור יקותיאלי, סער אליאס" table:formula="of:=IFERROR(COM.MICROSOFT.SINGLE(__xludf.dummyfunction(&quot;&quot;&quot;COMPUTED_VALUE&quot;&quot;&quot;));&quot;נאור יקותיאלי, סער אליאס&quot;)" table:style-name="ce1">
            <text:p>נאור יקותיאלי, סער אליאס</text:p>
          </table:table-cell>
          <table:table-cell table:number-columns-repeated="2" table:style-name="ce1"/>
          <table:table-cell table:number-columns-repeated="2" table:style-name="ce148"/>
          <table:table-cell table:number-columns-repeated="16373"/>
        </table:table-row>
        <table:table-row table:style-name="ro2">
          <table:table-cell/>
          <table:table-cell office:value-type="date" office:date-value="2022-01-17T00:00:00" table:formula="of:=IFERROR(COM.MICROSOFT.SINGLE(__xludf.dummyfunction(&quot;&quot;&quot;COMPUTED_VALUE&quot;&quot;&quot;));44578)" table:style-name="ce150">
            <text:p>17/1/2022</text:p>
          </table:table-cell>
          <table:table-cell office:value-type="string" office:string-value="ב" table:formula="of:=IFERROR(COM.MICROSOFT.SINGLE(__xludf.dummyfunction(&quot;&quot;&quot;COMPUTED_VALUE&quot;&quot;&quot;));&quot;ב&quot;)" table:style-name="ce1">
            <text:p>ב</text:p>
          </table:table-cell>
          <table:table-cell office:value-type="string" office:string-value="20:30-21:00" table:formula="of:=IFERROR(COM.MICROSOFT.SINGLE(__xludf.dummyfunction(&quot;&quot;&quot;COMPUTED_VALUE&quot;&quot;&quot;));&quot;20:30-21:00&quot;)" table:style-name="ce1">
            <text:p>20:30-21:00</text:p>
          </table:table-cell>
          <table:table-cell office:value-type="float" office:value="5" table:formula="of:=IFERROR(COM.MICROSOFT.SINGLE(__xludf.dummyfunction(&quot;&quot;&quot;COMPUTED_VALUE&quot;&quot;&quot;));5)" table:style-name="ce1">
            <text:p>5</text:p>
          </table:table-cell>
          <table:table-cell office:value-type="string" office:string-value="054-4809882 054-2644402" table:formula="of:=IFERROR(COM.MICROSOFT.SINGLE(__xludf.dummyfunction(&quot;&quot;&quot;COMPUTED_VALUE&quot;&quot;&quot;));&quot;054-4809882 054-2644402&quot;)" table:style-name="ce1">
            <text:p>054-4809882 054-2644402</text:p>
          </table:table-cell>
          <table:table-cell office:value-type="string" office:string-value="טל אלבז, גיורא גבאי" table:formula="of:=IFERROR(COM.MICROSOFT.SINGLE(__xludf.dummyfunction(&quot;&quot;&quot;COMPUTED_VALUE&quot;&quot;&quot;));&quot;טל אלבז, גיורא גבאי&quot;)" table:style-name="ce1">
            <text:p>טל אלבז, גיורא גבאי</text:p>
          </table:table-cell>
          <table:table-cell table:number-columns-repeated="2" table:style-name="ce1"/>
          <table:table-cell table:number-columns-repeated="2" table:style-name="ce148"/>
          <table:table-cell table:number-columns-repeated="16373"/>
        </table:table-row>
        <table:table-row table:number-rows-repeated="2" table:style-name="ro2">
          <table:table-cell/>
          <table:table-cell table:style-name="ce150"/>
          <table:table-cell table:number-columns-repeated="7" table:style-name="ce1"/>
          <table:table-cell table:number-columns-repeated="2" table:style-name="ce148"/>
          <table:table-cell table:number-columns-repeated="16373"/>
        </table:table-row>
        <table:table-row table:number-rows-repeated="4" table:style-name="ro2">
          <table:table-cell/>
          <table:table-cell table:number-columns-repeated="8" table:style-name="ce1"/>
          <table:table-cell table:number-columns-repeated="2" table:style-name="ce148"/>
          <table:table-cell table:number-columns-repeated="16373"/>
        </table:table-row>
        <table:table-row table:number-rows-repeated="920" table:style-name="ro2">
          <table:table-cell table:number-columns-repeated="9"/>
          <table:table-cell table:number-columns-repeated="2" table:style-name="ce148"/>
          <table:table-cell table:number-columns-repeated="16373"/>
        </table:table-row>
        <table:table-row table:number-rows-repeated="1047576" table:style-name="ro3">
          <table:table-cell table:number-columns-repeated="16384"/>
        </table:table-row>
      </table:table>
      <table:table table:name="EmailManagment" table:style-name="ta3">
        <table:table-column table:style-name="co3" table:number-columns-repeated="6" table:default-cell-style-name="ce1"/>
        <table:table-column table:style-name="co27" table:default-cell-style-name="ce1"/>
        <table:table-column table:style-name="co3" table:number-columns-repeated="2"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 table:number-columns-repeated="5" table:default-cell-style-name="ce1"/>
        <table:table-column table:style-name="co32" table:default-cell-style-name="ce1"/>
        <table:table-column table:style-name="co33" table:default-cell-style-name="ce1"/>
        <table:table-column table:style-name="co34" table:default-cell-style-name="ce1"/>
        <table:table-column table:style-name="co3" table:number-columns-repeated="1003" table:default-cell-style-name="ce1"/>
        <table:table-column table:style-name="co13" table:number-columns-repeated="15360" table:default-cell-style-name="ce1"/>
        <table:table-row table:style-name="ro11">
          <table:table-cell office:value-type="string" table:number-columns-spanned="7" table:number-rows-spanned="1" table:style-name="ce167">
            <text:p>דף זה משמש ליצירת לינק קישור לשליחת מייל מתוך לוח הפגישות</text:p>
          </table:table-cell>
          <table:covered-table-cell table:number-columns-repeated="6"/>
          <table:table-cell table:number-columns-repeated="26" table:style-name="ce151"/>
          <table:table-cell table:number-columns-repeated="16351"/>
        </table:table-row>
        <table:table-row table:style-name="ro2">
          <table:table-cell office:value-type="string" table:number-columns-spanned="7" table:number-rows-spanned="1" table:style-name="ce168">
            <text:p>בנוסף יש סקיפט שרץ פעם ביום ומוציא תזכורת של 24 שעות לפני הפגישה</text:p>
          </table:table-cell>
          <table:covered-table-cell table:number-columns-repeated="6"/>
          <table:table-cell table:number-columns-repeated="3" table:style-name="ce151"/>
          <table:table-cell office:value-type="string" table:style-name="ce151">
            <text:p>saratzoor@gmail.com</text:p>
          </table:table-cell>
          <table:table-cell table:number-columns-repeated="6" table:style-name="ce151"/>
          <table:table-cell office:value-type="float" office:value="661" table:formula="of:=COM.MICROSOFT.FLOOR(RAND()*1000;1)" table:style-name="ce149">
            <text:p>661</text:p>
          </table:table-cell>
          <table:table-cell table:number-columns-repeated="15" table:style-name="ce151"/>
          <table:table-cell table:number-columns-repeated="16351"/>
        </table:table-row>
        <table:table-row table:style-name="ro2">
          <table:table-cell table:style-name="ce151"/>
          <table:table-cell office:value-type="float" office:value="0" table:formula="of:=HYPERLINK(&quot;https://mail.google.com/mail/u/0/?fs=1&amp;tf=cm&amp;to=&quot;&amp;VLOOKUP([.#REF!];[דף_קשר.$D$3:.$N$9];9;0)&amp;&quot;,&quot;&amp;VLOOKUP([.#REF!];[דף_קשר.$D$3:.$N$9];9;0)&amp;&quot;&amp;cc=&amp;bcc=&amp;su=&quot;&amp;&quot;Welcome+to+GAppsTips!&quot;&amp;&quot;&amp;body=Yoram&quot;;&quot;Google&quot;)" table:style-name="ce152">
            <text:p>#REF!</text:p>
          </table:table-cell>
          <table:table-cell table:number-columns-repeated="8" table:style-name="ce151"/>
          <table:table-cell office:value-type="string" table:style-name="ce151">
            <text:p>rmisegal@gmail.com</text:p>
          </table:table-cell>
          <table:table-cell table:number-columns-repeated="6" table:style-name="ce151"/>
          <table:table-cell office:value-type="string" office:string-value="00661" table:formula="of:=REPT(0;5-LEN([.$R$2]))&amp;[.$R$2]" table:style-name="ce151">
            <text:p>00661</text:p>
          </table:table-cell>
          <table:table-cell table:number-columns-repeated="15" table:style-name="ce151"/>
          <table:table-cell table:number-columns-repeated="16351"/>
        </table:table-row>
        <table:table-row table:style-name="ro2">
          <table:table-cell table:style-name="ce151"/>
          <table:table-cell table:number-columns-repeated="5" table:style-name="ce153"/>
          <table:table-cell office:value-type="float" office:value="0" table:style-name="ce151">
            <text:p>0</text:p>
          </table:table-cell>
          <table:table-cell office:value-type="float" office:value="1" table:style-name="ce151">
            <text:p>1</text:p>
          </table:table-cell>
          <table:table-cell office:value-type="float" office:value="2" table:style-name="ce151">
            <text:p>2</text:p>
          </table:table-cell>
          <table:table-cell office:value-type="float" office:value="3" table:style-name="ce151">
            <text:p>3</text:p>
          </table:table-cell>
          <table:table-cell office:value-type="float" office:value="4" table:style-name="ce151">
            <text:p>4</text:p>
          </table:table-cell>
          <table:table-cell office:value-type="float" office:value="5" table:style-name="ce151">
            <text:p>5</text:p>
          </table:table-cell>
          <table:table-cell office:value-type="float" office:value="6" table:style-name="ce50">
            <text:p>6</text:p>
          </table:table-cell>
          <table:table-cell table:number-columns-repeated="20" table:style-name="ce151"/>
          <table:table-cell table:number-columns-repeated="16351"/>
        </table:table-row>
        <table:table-row table:style-name="ro1">
          <table:table-cell table:style-name="ce151"/>
          <table:table-cell office:value-type="string" office:string-value="מספר קבוצה" table:formula="of:=[.B23]" table:style-name="ce154">
            <text:p>מספר קבוצה</text:p>
          </table:table-cell>
          <table:table-cell office:value-type="string" office:string-value="שם" table:formula="of:=[.C23]" table:style-name="ce154">
            <text:p>שם</text:p>
          </table:table-cell>
          <table:table-cell office:value-type="string" office:string-value="טלפון" table:formula="of:=[.D23]" table:style-name="ce154">
            <text:p>טלפון</text:p>
          </table:table-cell>
          <table:table-cell office:value-type="string" office:string-value="מס פרויקט" table:formula="of:=[.E23]" table:style-name="ce154">
            <text:p>מס פרויקט</text:p>
          </table:table-cell>
          <table:table-cell office:value-type="string" office:string-value="שם פרויקט" table:formula="of:=[.G23]" table:style-name="ce154">
            <text:p>שם פרויקט</text:p>
          </table:table-cell>
          <table:table-cell table:style-name="ce1"/>
          <table:table-cell office:value-type="string" table:style-name="ce155">
            <text:p>משפחה</text:p>
          </table:table-cell>
          <table:table-cell office:value-type="string" table:style-name="ce155">
            <text:p>פרטי</text:p>
          </table:table-cell>
          <table:table-cell office:value-type="string" table:style-name="ce155">
            <text:p>ש. משפחה</text:p>
          </table:table-cell>
          <table:table-cell office:value-type="string" table:style-name="ce155">
            <text:p>ש. פרטי</text:p>
          </table:table-cell>
          <table:table-cell office:value-type="string" table:style-name="ce155">
            <text:p>מייל סטודנט</text:p>
          </table:table-cell>
          <table:table-cell office:value-type="string" table:style-name="ce155">
            <text:p>מייל שותף</text:p>
          </table:table-cell>
          <table:table-cell office:value-type="string" table:style-name="ce156">
            <text:p>TO(single)</text:p>
          </table:table-cell>
          <table:table-cell office:value-type="string" table:style-name="ce156">
            <text:p>CC(single)</text:p>
          </table:table-cell>
          <table:table-cell office:value-type="string" table:style-name="ce156">
            <text:p>TO (as group)</text:p>
          </table:table-cell>
          <table:table-cell office:value-type="string" table:style-name="ce156">
            <text:p>CC(as group)</text:p>
          </table:table-cell>
          <table:table-cell office:value-type="string" table:style-name="ce156">
            <text:p>BCC</text:p>
          </table:table-cell>
          <table:table-cell office:value-type="string" table:style-name="ce156">
            <text:p>Subject</text:p>
          </table:table-cell>
          <table:table-cell office:value-type="string" table:style-name="ce156">
            <text:p>Body(single)</text:p>
          </table:table-cell>
          <table:table-cell office:value-type="string" table:style-name="ce156">
            <text:p>Body(Group)</text:p>
          </table:table-cell>
          <table:table-cell office:value-type="string" table:style-name="ce156">
            <text:p>Single URL</text:p>
          </table:table-cell>
          <table:table-cell office:value-type="string" table:style-name="ce156">
            <text:p>Group URL</text:p>
          </table:table-cell>
          <table:table-cell table:number-columns-repeated="10" table:style-name="ce156"/>
          <table:table-cell table:number-columns-repeated="16351"/>
        </table:table-row>
        <table:table-row table:style-name="ro12">
          <table:table-cell table:style-name="ce151"/>
          <table:table-cell office:value-type="float" office:value="1" table:formula="of:=[.B24]" table:number-columns-spanned="1" table:number-rows-spanned="2" table:style-name="ce169">
            <text:p>1</text:p>
          </table:table-cell>
          <table:table-cell office:value-type="string" office:string-value="נאור יקותיאלי" table:formula="of:=[.C24]" table:style-name="ce157">
            <text:p>נאור יקותיאלי</text:p>
          </table:table-cell>
          <table:table-cell office:value-type="string" office:string-value="054-5401134" table:formula="of:=[.D24]" table:style-name="ce157">
            <text:p>054-5401134</text:p>
          </table:table-cell>
          <table:table-cell office:value-type="float" office:value="21220340" table:formula="of:=[.E24]" table:number-columns-spanned="1" table:number-rows-spanned="2" table:style-name="ce169">
            <text:p>21220340</text:p>
          </table:table-cell>
          <table:table-cell office:value-type="string" office:string-value="רכב אוטונומי מבוסס Jeston Nano" table:formula="of:=[.G24]" table:number-columns-spanned="1" table:number-rows-spanned="2" table:style-name="ce169">
            <text:p>רכב אוטונומי מבוסס Jeston Nano</text:p>
          </table:table-cell>
          <table:table-cell office:value-type="float" office:value="1" table:formula="of:=[.B6]" table:style-name="ce1">
            <text:p>1</text:p>
          </table:table-cell>
          <table:table-cell office:value-type="string" office:string-value="יקותיאלי" table:formula="of:=IFERROR(COM.MICROSOFT.SINGLE(__xludf.dummyfunction(&quot;index(split(C6,&quot;&quot; &quot;&quot;),0,2)&quot;));&quot;יקותיאלי&quot;)" table:style-name="ce158">
            <text:p>יקותיאלי</text:p>
          </table:table-cell>
          <table:table-cell office:value-type="string" office:string-value="נאור" table:formula="of:=IFERROR(COM.MICROSOFT.SINGLE(__xludf.dummyfunction(&quot;index(split(C6,&quot;&quot; &quot;&quot;),0,1)&quot;));&quot;נאור&quot;)" table:style-name="ce158">
            <text:p>נאור</text:p>
          </table:table-cell>
          <table:table-cell office:value-type="string" office:string-value="אליאס" table:formula="of:=[.H7]" table:style-name="ce158">
            <text:p>אליאס</text:p>
          </table:table-cell>
          <table:table-cell office:value-type="string" office:string-value="סער" table:formula="of:=[.I7]" table:style-name="ce158">
            <text:p>סער</text:p>
          </table:table-cell>
          <table:table-cell office:value-type="string" office:string-value="naor.yekutiely@gmail.com" table:formula="of:=VLOOKUP([.C6];[דף_קשר.$D$2:.$I$12];6;0)" table:style-name="ce158">
            <text:p>naor.yekutiely@gmail.com</text:p>
          </table:table-cell>
          <table:table-cell office:value-type="string" office:string-value="saarelias1@gmail.com" table:formula="of:=[.L7]" table:style-name="ce158">
            <text:p>saarelias1@gmail.com</text:p>
          </table:table-cell>
          <table:table-cell office:value-type="string" office:string-value="to=naor.yekutiely@gmail.com" table:formula="of:=&quot;to=&quot;&amp;[.L6]" table:style-name="ce158">
            <text:p>to=naor.yekutiely@gmail.com</text:p>
          </table:table-cell>
          <table:table-cell office:value-type="string" office:string-value="cc=saarelias1@gmail.com,saratzoor@gmail.com,rmisegal@gmail.com" table:formula="of:=&quot;cc=&quot;&amp;[.M6]&amp;&quot;,&quot;&amp;[.$K$2]&amp;&quot;,&quot;&amp;[.$K$3]" table:style-name="ce158">
            <text:p>cc=saarelias1@gmail.com,saratzoor@gmail.com,rmisegal@gmail.com</text:p>
          </table:table-cell>
          <table:table-cell office:value-type="string" office:string-value="to=naor.yekutiely@gmail.com,saarelias1@gmail.com" table:formula="of:=&quot;to=&quot;&amp;[.L6]&amp;&quot;,&quot;&amp;[.M6]" table:style-name="ce158">
            <text:p>to=naor.yekutiely@gmail.com,saarelias1@gmail.com</text:p>
          </table:table-cell>
          <table:table-cell office:value-type="string" office:string-value="cc=saratzoor@gmail.com,rmisegal@gmail.com" table:formula="of:=&quot;cc=&quot;&amp;[.$K$2]&amp;&quot;,&quot;&amp;[.$K$3]" table:style-name="ce158">
            <text:p>cc=saratzoor@gmail.com,rmisegal@gmail.com</text:p>
          </table:table-cell>
          <table:table-cell office:value-type="string" table:style-name="ce158">
            <text:p>bcc=</text:p>
          </table:table-cell>
          <table:table-cell office:value-type="string" office:string-value="su=ID00661 21220340" table:formula="of:=&quot;su=ID&quot;&amp;[.$R$3]&amp;&quot; &quot;&amp;[.$E$6]" table:style-name="ce158">
            <text:p>su=ID00661 21220340</text:p>
          </table:table-cell>
          <table:table-cell office:value-type="string" office:string-value="body=שלום נאור,&#10;&#10;יורם" table:formula="of:=&quot;body=שלום &quot;&amp;[.I6]&amp;&quot;,&quot;&amp;CHAR(10)&amp;CHAR(10)&amp;&quot;יורם&quot;" table:style-name="ce158">
            <text:p>body=שלום נאור,</text:p>
            <text:p/>
            <text:p>יורם</text:p>
          </table:table-cell>
          <table:table-cell office:value-type="string" office:string-value="body=שלום נאור וסער,&#10;&#10;יורם" table:formula="of:=&quot;body=שלום &quot;&amp;[.I6]&amp;&quot; ו&quot;&amp;[.K6]&amp;&quot;,&quot;&amp;CHAR(10)&amp;CHAR(10)&amp;&quot;יורם&quot;" table:style-name="ce158">
            <text:p>body=שלום נאור וסער,</text:p>
            <text:p/>
            <text:p>יורם</text:p>
          </table:table-cell>
          <table:table-cell office:value-type="string" office:string-value="https://mail.google.com/mail/u/0/?fs=1&amp;tf=cm&amp;to=naor.yekutiely@gmail.com&amp;cc=saarelias1@gmail.com,saratzoor@gmail.com,rmisegal@gmail.com&amp;bcc=&amp;su=ID00661 21220340&amp;body=שלום נאור,&#10;&#10;יורם" table:formula="of:=&quot;https://mail.google.com/mail/u/0/?fs=1&amp;tf=cm&amp;&quot;&amp;[.N6]&amp;&quot;&amp;&quot;&amp;[.O6]&amp;&quot;&amp;&quot;&amp;[.R6]&amp;&quot;&amp;&quot;&amp;[.S6]&amp;&quot;&amp;&quot;&amp;[.T6]" table:style-name="ce158">
            <text:p>https://mail.google.com/mail/u/0/?fs=1&amp;tf=cm&amp;to=naor.yekutiely@gmail.com&amp;cc=saarelias1@gmail.com,saratzoor@gmail.com,rmisegal@gmail.com&amp;bcc=&amp;su=ID00661 21220340&amp;body=שלום נאור,</text:p>
            <text:p/>
            <text:p>יורם</text:p>
          </table:table-cell>
          <table:table-cell office:value-type="string" office:string-value="https://mail.google.com/mail/u/0/?fs=1&amp;tf=cm&amp;to=naor.yekutiely@gmail.com,saarelias1@gmail.com&amp;cc=saratzoor@gmail.com,rmisegal@gmail.com&amp;bcc=&amp;su=ID00661 21220340&amp;body=שלום נאור וסער,&#10;&#10;יורם" table:formula="of:=&quot;https://mail.google.com/mail/u/0/?fs=1&amp;tf=cm&amp;&quot;&amp;[.P6]&amp;&quot;&amp;&quot;&amp;[.Q6]&amp;&quot;&amp;&quot;&amp;[.R6]&amp;&quot;&amp;&quot;&amp;[.S6]&amp;&quot;&amp;&quot;&amp;[.U6]" table:style-name="ce158">
            <text:p>https://mail.google.com/mail/u/0/?fs=1&amp;tf=cm&amp;to=naor.yekutiely@gmail.com,saarelias1@gmail.com&amp;cc=saratzoor@gmail.com,rmisegal@gmail.com&amp;bcc=&amp;su=ID00661 21220340&amp;body=שלום נאור וסער,</text:p>
            <text:p/>
            <text:p>יורם</text:p>
          </table:table-cell>
          <table:table-cell table:number-columns-repeated="10" table:style-name="ce158"/>
          <table:table-cell table:number-columns-repeated="16351"/>
        </table:table-row>
        <table:table-row table:style-name="ro13">
          <table:table-cell table:style-name="ce151"/>
          <table:covered-table-cell/>
          <table:table-cell office:value-type="string" office:string-value="סער אליאס" table:formula="of:=[.C25]" table:style-name="ce93">
            <text:p>סער אליאס</text:p>
          </table:table-cell>
          <table:table-cell office:value-type="string" office:string-value="054-2244610" table:formula="of:=[.D25]" table:style-name="ce93">
            <text:p>054-2244610</text:p>
          </table:table-cell>
          <table:covered-table-cell/>
          <table:covered-table-cell/>
          <table:table-cell office:value-type="float" office:value="1" table:formula="of:=[.B6]" table:style-name="ce1">
            <text:p>1</text:p>
          </table:table-cell>
          <table:table-cell office:value-type="string" office:string-value="אליאס" table:formula="of:=IFERROR(COM.MICROSOFT.SINGLE(__xludf.dummyfunction(&quot;index(split(C7,&quot;&quot; &quot;&quot;),0,2)&quot;));&quot;אליאס&quot;)" table:style-name="ce158">
            <text:p>אליאס</text:p>
          </table:table-cell>
          <table:table-cell office:value-type="string" office:string-value="סער" table:formula="of:=IFERROR(COM.MICROSOFT.SINGLE(__xludf.dummyfunction(&quot;index(split(C7,&quot;&quot; &quot;&quot;),0,1)&quot;));&quot;סער&quot;)" table:style-name="ce158">
            <text:p>סער</text:p>
          </table:table-cell>
          <table:table-cell office:value-type="string" office:string-value="יקותיאלי" table:formula="of:=[.H6]" table:style-name="ce158">
            <text:p>יקותיאלי</text:p>
          </table:table-cell>
          <table:table-cell office:value-type="string" office:string-value="נאור" table:formula="of:=[.I6]" table:style-name="ce158">
            <text:p>נאור</text:p>
          </table:table-cell>
          <table:table-cell office:value-type="string" office:string-value="saarelias1@gmail.com" table:formula="of:=VLOOKUP([.C7];[דף_קשר.$D$2:.$I$12];6;0)" table:style-name="ce158">
            <text:p>saarelias1@gmail.com</text:p>
          </table:table-cell>
          <table:table-cell office:value-type="string" office:string-value="naor.yekutiely@gmail.com" table:formula="of:=[.L6]" table:style-name="ce158">
            <text:p>naor.yekutiely@gmail.com</text:p>
          </table:table-cell>
          <table:table-cell office:value-type="string" office:string-value="to=saarelias1@gmail.com" table:formula="of:=&quot;to=&quot;&amp;[.L7]" table:style-name="ce158">
            <text:p>to=saarelias1@gmail.com</text:p>
          </table:table-cell>
          <table:table-cell office:value-type="string" office:string-value="cc=naor.yekutiely@gmail.com,saratzoor@gmail.com,rmisegal@gmail.com" table:formula="of:=&quot;cc=&quot;&amp;[.M7]&amp;&quot;,&quot;&amp;[.$K$2]&amp;&quot;,&quot;&amp;[.$K$3]" table:style-name="ce158">
            <text:p>cc=naor.yekutiely@gmail.com,saratzoor@gmail.com,rmisegal@gmail.com</text:p>
          </table:table-cell>
          <table:table-cell office:value-type="string" office:string-value="to=saarelias1@gmail.com,naor.yekutiely@gmail.com" table:formula="of:=&quot;to=&quot;&amp;[.L7]&amp;&quot;,&quot;&amp;[.M7]" table:style-name="ce158">
            <text:p>to=saarelias1@gmail.com,naor.yekutiely@gmail.com</text:p>
          </table:table-cell>
          <table:table-cell office:value-type="string" office:string-value="cc=saratzoor@gmail.com,rmisegal@gmail.com" table:formula="of:=&quot;cc=&quot;&amp;[.$K$2]&amp;&quot;,&quot;&amp;[.$K$3]" table:style-name="ce158">
            <text:p>cc=saratzoor@gmail.com,rmisegal@gmail.com</text:p>
          </table:table-cell>
          <table:table-cell office:value-type="string" table:style-name="ce158">
            <text:p>bcc=</text:p>
          </table:table-cell>
          <table:table-cell office:value-type="string" office:string-value="su=ID00661 21220340" table:formula="of:=&quot;su=ID&quot;&amp;[.$R$3]&amp;&quot; &quot;&amp;[.$E$6]" table:style-name="ce158">
            <text:p>su=ID00661 21220340</text:p>
          </table:table-cell>
          <table:table-cell office:value-type="string" office:string-value="body=שלום סער,&#10;&#10;יורם" table:formula="of:=&quot;body=שלום &quot;&amp;[.I7]&amp;&quot;,&quot;&amp;CHAR(10)&amp;CHAR(10)&amp;&quot;יורם&quot;" table:style-name="ce158">
            <text:p>body=שלום סער,</text:p>
            <text:p/>
            <text:p>יורם</text:p>
          </table:table-cell>
          <table:table-cell office:value-type="string" office:string-value="body=שלום סער ונאור,&#10;&#10;יורם" table:formula="of:=&quot;body=שלום &quot;&amp;[.I7]&amp;&quot; ו&quot;&amp;[.K7]&amp;&quot;,&quot;&amp;CHAR(10)&amp;CHAR(10)&amp;&quot;יורם&quot;" table:style-name="ce158">
            <text:p>body=שלום סער ונאור,</text:p>
            <text:p/>
            <text:p>יורם</text:p>
          </table:table-cell>
          <table:table-cell office:value-type="string" office:string-value="https://mail.google.com/mail/u/0/?fs=1&amp;tf=cm&amp;to=saarelias1@gmail.com&amp;cc=naor.yekutiely@gmail.com,saratzoor@gmail.com,rmisegal@gmail.com&amp;bcc=&amp;su=ID00661 21220340&amp;body=שלום סער,&#10;&#10;יורם" table:formula="of:=&quot;https://mail.google.com/mail/u/0/?fs=1&amp;tf=cm&amp;&quot;&amp;[.N7]&amp;&quot;&amp;&quot;&amp;[.O7]&amp;&quot;&amp;&quot;&amp;[.R7]&amp;&quot;&amp;&quot;&amp;[.S7]&amp;&quot;&amp;&quot;&amp;[.T7]" table:style-name="ce158">
            <text:p>https://mail.google.com/mail/u/0/?fs=1&amp;tf=cm&amp;to=saarelias1@gmail.com&amp;cc=naor.yekutiely@gmail.com,saratzoor@gmail.com,rmisegal@gmail.com&amp;bcc=&amp;su=ID00661 21220340&amp;body=שלום סער,</text:p>
            <text:p/>
            <text:p>יורם</text:p>
          </table:table-cell>
          <table:table-cell office:value-type="string" office:string-value="https://mail.google.com/mail/u/0/?fs=1&amp;tf=cm&amp;to=saarelias1@gmail.com,naor.yekutiely@gmail.com&amp;cc=saratzoor@gmail.com,rmisegal@gmail.com&amp;bcc=&amp;su=ID00661 21220340&amp;body=שלום סער ונאור,&#10;&#10;יורם" table:formula="of:=&quot;https://mail.google.com/mail/u/0/?fs=1&amp;tf=cm&amp;&quot;&amp;[.P7]&amp;&quot;&amp;&quot;&amp;[.Q7]&amp;&quot;&amp;&quot;&amp;[.R7]&amp;&quot;&amp;&quot;&amp;[.S7]&amp;&quot;&amp;&quot;&amp;[.U7]" table:style-name="ce158">
            <text:p>https://mail.google.com/mail/u/0/?fs=1&amp;tf=cm&amp;to=saarelias1@gmail.com,naor.yekutiely@gmail.com&amp;cc=saratzoor@gmail.com,rmisegal@gmail.com&amp;bcc=&amp;su=ID00661 21220340&amp;body=שלום סער ונאור,</text:p>
            <text:p/>
            <text:p>יורם</text:p>
          </table:table-cell>
          <table:table-cell table:number-columns-repeated="10" table:style-name="ce158"/>
          <table:table-cell table:number-columns-repeated="16351"/>
        </table:table-row>
        <table:table-row table:style-name="ro12">
          <table:table-cell table:style-name="ce151"/>
          <table:table-cell office:value-type="float" office:value="2" table:formula="of:=[.B26]" table:number-columns-spanned="1" table:number-rows-spanned="2" table:style-name="ce169">
            <text:p>2</text:p>
          </table:table-cell>
          <table:table-cell office:value-type="string" office:string-value="רז בן-אדרת" table:formula="of:=[.C26]" table:style-name="ce157">
            <text:p>רז בן-אדרת</text:p>
          </table:table-cell>
          <table:table-cell office:value-type="string" office:string-value="050-4003345" table:formula="of:=[.D26]" table:style-name="ce157">
            <text:p>050-4003345</text:p>
          </table:table-cell>
          <table:table-cell office:value-type="float" office:value="21220330" table:formula="of:=[.E26]" table:number-columns-spanned="1" table:number-rows-spanned="2" table:style-name="ce169">
            <text:p>21220330</text:p>
          </table:table-cell>
          <table:table-cell office:value-type="string" office:string-value="סופר חכם 2" table:formula="of:=[.G26]" table:number-columns-spanned="1" table:number-rows-spanned="2" table:style-name="ce169">
            <text:p>סופר חכם 2</text:p>
          </table:table-cell>
          <table:table-cell office:value-type="float" office:value="2" table:formula="of:=[.B8]" table:style-name="ce1">
            <text:p>2</text:p>
          </table:table-cell>
          <table:table-cell office:value-type="string" office:string-value="בן-אדרת" table:formula="of:=IFERROR(COM.MICROSOFT.SINGLE(__xludf.dummyfunction(&quot;index(split(C8,&quot;&quot; &quot;&quot;),0,2)&quot;));&quot;בן-אדרת&quot;)" table:style-name="ce158">
            <text:p>בן-אדרת</text:p>
          </table:table-cell>
          <table:table-cell office:value-type="string" office:string-value="רז" table:formula="of:=IFERROR(COM.MICROSOFT.SINGLE(__xludf.dummyfunction(&quot;index(split(C8,&quot;&quot; &quot;&quot;),0,1)&quot;));&quot;רז&quot;)" table:style-name="ce158">
            <text:p>רז</text:p>
          </table:table-cell>
          <table:table-cell office:value-type="string" office:string-value="גטר" table:formula="of:=[.H9]" table:style-name="ce158">
            <text:p>גטר</text:p>
          </table:table-cell>
          <table:table-cell office:value-type="string" office:string-value="מאור" table:formula="of:=[.I9]" table:style-name="ce158">
            <text:p>מאור</text:p>
          </table:table-cell>
          <table:table-cell office:value-type="string" office:string-value="razgimi@gmail.com" table:formula="of:=VLOOKUP([.C8];[דף_קשר.$D$2:.$I$12];6;0)" table:style-name="ce158">
            <text:p>razgimi@gmail.com</text:p>
          </table:table-cell>
          <table:table-cell office:value-type="string" office:string-value="maorgetter@gmail.com" table:formula="of:=[.L9]" table:style-name="ce158">
            <text:p>maorgetter@gmail.com</text:p>
          </table:table-cell>
          <table:table-cell office:value-type="string" office:string-value="to=razgimi@gmail.com" table:formula="of:=&quot;to=&quot;&amp;[.L8]" table:style-name="ce158">
            <text:p>to=razgimi@gmail.com</text:p>
          </table:table-cell>
          <table:table-cell office:value-type="string" office:string-value="cc=maorgetter@gmail.com,saratzoor@gmail.com,rmisegal@gmail.com" table:formula="of:=&quot;cc=&quot;&amp;[.M8]&amp;&quot;,&quot;&amp;[.$K$2]&amp;&quot;,&quot;&amp;[.$K$3]" table:style-name="ce158">
            <text:p>cc=maorgetter@gmail.com,saratzoor@gmail.com,rmisegal@gmail.com</text:p>
          </table:table-cell>
          <table:table-cell office:value-type="string" office:string-value="to=razgimi@gmail.com,maorgetter@gmail.com" table:formula="of:=&quot;to=&quot;&amp;[.L8]&amp;&quot;,&quot;&amp;[.M8]" table:style-name="ce158">
            <text:p>to=razgimi@gmail.com,maorgetter@gmail.com</text:p>
          </table:table-cell>
          <table:table-cell office:value-type="string" office:string-value="cc=saratzoor@gmail.com,rmisegal@gmail.com" table:formula="of:=&quot;cc=&quot;&amp;[.$K$2]&amp;&quot;,&quot;&amp;[.$K$3]" table:style-name="ce158">
            <text:p>cc=saratzoor@gmail.com,rmisegal@gmail.com</text:p>
          </table:table-cell>
          <table:table-cell office:value-type="string" table:style-name="ce158">
            <text:p>bcc=</text:p>
          </table:table-cell>
          <table:table-cell office:value-type="string" office:string-value="su=ID00661 21220330" table:formula="of:=&quot;su=ID&quot;&amp;[.$R$3]&amp;&quot; &quot;&amp;[.$E$8]" table:style-name="ce158">
            <text:p>su=ID00661 21220330</text:p>
          </table:table-cell>
          <table:table-cell office:value-type="string" office:string-value="body=שלום רז,&#10;&#10;יורם" table:formula="of:=&quot;body=שלום &quot;&amp;[.I8]&amp;&quot;,&quot;&amp;CHAR(10)&amp;CHAR(10)&amp;&quot;יורם&quot;" table:style-name="ce158">
            <text:p>body=שלום רז,</text:p>
            <text:p/>
            <text:p>יורם</text:p>
          </table:table-cell>
          <table:table-cell office:value-type="string" office:string-value="body=שלום רז ומאור,&#10;&#10;יורם" table:formula="of:=&quot;body=שלום &quot;&amp;[.I8]&amp;&quot; ו&quot;&amp;[.K8]&amp;&quot;,&quot;&amp;CHAR(10)&amp;CHAR(10)&amp;&quot;יורם&quot;" table:style-name="ce158">
            <text:p>body=שלום רז ומאור,</text:p>
            <text:p/>
            <text:p>יורם</text:p>
          </table:table-cell>
          <table:table-cell office:value-type="string" office:string-value="https://mail.google.com/mail/u/0/?fs=1&amp;tf=cm&amp;to=razgimi@gmail.com&amp;cc=maorgetter@gmail.com,saratzoor@gmail.com,rmisegal@gmail.com&amp;bcc=&amp;su=ID00661 21220330&amp;body=שלום רז,&#10;&#10;יורם" table:formula="of:=&quot;https://mail.google.com/mail/u/0/?fs=1&amp;tf=cm&amp;&quot;&amp;[.N8]&amp;&quot;&amp;&quot;&amp;[.O8]&amp;&quot;&amp;&quot;&amp;[.R8]&amp;&quot;&amp;&quot;&amp;[.S8]&amp;&quot;&amp;&quot;&amp;[.T8]" table:style-name="ce158">
            <text:p>https://mail.google.com/mail/u/0/?fs=1&amp;tf=cm&amp;to=razgimi@gmail.com&amp;cc=maorgetter@gmail.com,saratzoor@gmail.com,rmisegal@gmail.com&amp;bcc=&amp;su=ID00661 21220330&amp;body=שלום רז,</text:p>
            <text:p/>
            <text:p>יורם</text:p>
          </table:table-cell>
          <table:table-cell office:value-type="string" office:string-value="https://mail.google.com/mail/u/0/?fs=1&amp;tf=cm&amp;to=razgimi@gmail.com,maorgetter@gmail.com&amp;cc=saratzoor@gmail.com,rmisegal@gmail.com&amp;bcc=&amp;su=ID00661 21220330&amp;body=שלום רז ומאור,&#10;&#10;יורם" table:formula="of:=&quot;https://mail.google.com/mail/u/0/?fs=1&amp;tf=cm&amp;&quot;&amp;[.P8]&amp;&quot;&amp;&quot;&amp;[.Q8]&amp;&quot;&amp;&quot;&amp;[.R8]&amp;&quot;&amp;&quot;&amp;[.S8]&amp;&quot;&amp;&quot;&amp;[.U8]" table:style-name="ce158">
            <text:p>https://mail.google.com/mail/u/0/?fs=1&amp;tf=cm&amp;to=razgimi@gmail.com,maorgetter@gmail.com&amp;cc=saratzoor@gmail.com,rmisegal@gmail.com&amp;bcc=&amp;su=ID00661 21220330&amp;body=שלום רז ומאור,</text:p>
            <text:p/>
            <text:p>יורם</text:p>
          </table:table-cell>
          <table:table-cell table:number-columns-repeated="10" table:style-name="ce158"/>
          <table:table-cell table:number-columns-repeated="16351"/>
        </table:table-row>
        <table:table-row table:style-name="ro14">
          <table:table-cell table:style-name="ce151"/>
          <table:covered-table-cell/>
          <table:table-cell office:value-type="string" office:string-value="מאור גטר" table:formula="of:=[.C27]" table:style-name="ce93">
            <text:p>מאור גטר</text:p>
          </table:table-cell>
          <table:table-cell office:value-type="string" office:string-value="054-2589500" table:formula="of:=[.D27]" table:style-name="ce93">
            <text:p>054-2589500</text:p>
          </table:table-cell>
          <table:covered-table-cell/>
          <table:covered-table-cell/>
          <table:table-cell office:value-type="float" office:value="2" table:formula="of:=[.B8]" table:style-name="ce1">
            <text:p>2</text:p>
          </table:table-cell>
          <table:table-cell office:value-type="string" office:string-value="גטר" table:formula="of:=IFERROR(COM.MICROSOFT.SINGLE(__xludf.dummyfunction(&quot;index(split(C9,&quot;&quot; &quot;&quot;),0,2)&quot;));&quot;גטר&quot;)" table:style-name="ce158">
            <text:p>גטר</text:p>
          </table:table-cell>
          <table:table-cell office:value-type="string" office:string-value="מאור" table:formula="of:=IFERROR(COM.MICROSOFT.SINGLE(__xludf.dummyfunction(&quot;index(split(C9,&quot;&quot; &quot;&quot;),0,1)&quot;));&quot;מאור&quot;)" table:style-name="ce158">
            <text:p>מאור</text:p>
          </table:table-cell>
          <table:table-cell office:value-type="string" office:string-value="בן-אדרת" table:formula="of:=[.H8]" table:style-name="ce158">
            <text:p>בן-אדרת</text:p>
          </table:table-cell>
          <table:table-cell office:value-type="string" office:string-value="רז" table:formula="of:=[.I8]" table:style-name="ce158">
            <text:p>רז</text:p>
          </table:table-cell>
          <table:table-cell office:value-type="string" office:string-value="maorgetter@gmail.com" table:formula="of:=VLOOKUP([.C9];[דף_קשר.$D$2:.$I$12];6;0)" table:style-name="ce158">
            <text:p>maorgetter@gmail.com</text:p>
          </table:table-cell>
          <table:table-cell office:value-type="string" office:string-value="razgimi@gmail.com" table:formula="of:=[.L8]" table:style-name="ce158">
            <text:p>razgimi@gmail.com</text:p>
          </table:table-cell>
          <table:table-cell office:value-type="string" office:string-value="to=maorgetter@gmail.com" table:formula="of:=&quot;to=&quot;&amp;[.L9]" table:style-name="ce158">
            <text:p>to=maorgetter@gmail.com</text:p>
          </table:table-cell>
          <table:table-cell office:value-type="string" office:string-value="cc=razgimi@gmail.com,saratzoor@gmail.com,rmisegal@gmail.com" table:formula="of:=&quot;cc=&quot;&amp;[.M9]&amp;&quot;,&quot;&amp;[.$K$2]&amp;&quot;,&quot;&amp;[.$K$3]" table:style-name="ce158">
            <text:p>cc=razgimi@gmail.com,saratzoor@gmail.com,rmisegal@gmail.com</text:p>
          </table:table-cell>
          <table:table-cell office:value-type="string" office:string-value="to=maorgetter@gmail.com,razgimi@gmail.com" table:formula="of:=&quot;to=&quot;&amp;[.L9]&amp;&quot;,&quot;&amp;[.M9]" table:style-name="ce158">
            <text:p>to=maorgetter@gmail.com,razgimi@gmail.com</text:p>
          </table:table-cell>
          <table:table-cell office:value-type="string" office:string-value="cc=saratzoor@gmail.com,rmisegal@gmail.com" table:formula="of:=&quot;cc=&quot;&amp;[.$K$2]&amp;&quot;,&quot;&amp;[.$K$3]" table:style-name="ce158">
            <text:p>cc=saratzoor@gmail.com,rmisegal@gmail.com</text:p>
          </table:table-cell>
          <table:table-cell office:value-type="string" table:style-name="ce158">
            <text:p>bcc=</text:p>
          </table:table-cell>
          <table:table-cell office:value-type="string" office:string-value="su=ID00661 21220330" table:formula="of:=&quot;su=ID&quot;&amp;[.$R$3]&amp;&quot; &quot;&amp;[.$E$8]" table:style-name="ce158">
            <text:p>su=ID00661 21220330</text:p>
          </table:table-cell>
          <table:table-cell office:value-type="string" office:string-value="body=שלום מאור,&#10;&#10;יורם" table:formula="of:=&quot;body=שלום &quot;&amp;[.I9]&amp;&quot;,&quot;&amp;CHAR(10)&amp;CHAR(10)&amp;&quot;יורם&quot;" table:style-name="ce158">
            <text:p>body=שלום מאור,</text:p>
            <text:p/>
            <text:p>יורם</text:p>
          </table:table-cell>
          <table:table-cell office:value-type="string" office:string-value="body=שלום מאור ורז,&#10;&#10;יורם" table:formula="of:=&quot;body=שלום &quot;&amp;[.I9]&amp;&quot; ו&quot;&amp;[.K9]&amp;&quot;,&quot;&amp;CHAR(10)&amp;CHAR(10)&amp;&quot;יורם&quot;" table:style-name="ce158">
            <text:p>body=שלום מאור ורז,</text:p>
            <text:p/>
            <text:p>יורם</text:p>
          </table:table-cell>
          <table:table-cell office:value-type="string" office:string-value="https://mail.google.com/mail/u/0/?fs=1&amp;tf=cm&amp;to=maorgetter@gmail.com&amp;cc=razgimi@gmail.com,saratzoor@gmail.com,rmisegal@gmail.com&amp;bcc=&amp;su=ID00661 21220330&amp;body=שלום מאור,&#10;&#10;יורם" table:formula="of:=&quot;https://mail.google.com/mail/u/0/?fs=1&amp;tf=cm&amp;&quot;&amp;[.N9]&amp;&quot;&amp;&quot;&amp;[.O9]&amp;&quot;&amp;&quot;&amp;[.R9]&amp;&quot;&amp;&quot;&amp;[.S9]&amp;&quot;&amp;&quot;&amp;[.T9]" table:style-name="ce158">
            <text:p>https://mail.google.com/mail/u/0/?fs=1&amp;tf=cm&amp;to=maorgetter@gmail.com&amp;cc=razgimi@gmail.com,saratzoor@gmail.com,rmisegal@gmail.com&amp;bcc=&amp;su=ID00661 21220330&amp;body=שלום מאור,</text:p>
            <text:p/>
            <text:p>יורם</text:p>
          </table:table-cell>
          <table:table-cell office:value-type="string" office:string-value="https://mail.google.com/mail/u/0/?fs=1&amp;tf=cm&amp;to=maorgetter@gmail.com,razgimi@gmail.com&amp;cc=saratzoor@gmail.com,rmisegal@gmail.com&amp;bcc=&amp;su=ID00661 21220330&amp;body=שלום מאור ורז,&#10;&#10;יורם" table:formula="of:=&quot;https://mail.google.com/mail/u/0/?fs=1&amp;tf=cm&amp;&quot;&amp;[.P9]&amp;&quot;&amp;&quot;&amp;[.Q9]&amp;&quot;&amp;&quot;&amp;[.R9]&amp;&quot;&amp;&quot;&amp;[.S9]&amp;&quot;&amp;&quot;&amp;[.U9]" table:style-name="ce158">
            <text:p>https://mail.google.com/mail/u/0/?fs=1&amp;tf=cm&amp;to=maorgetter@gmail.com,razgimi@gmail.com&amp;cc=saratzoor@gmail.com,rmisegal@gmail.com&amp;bcc=&amp;su=ID00661 21220330&amp;body=שלום מאור ורז,</text:p>
            <text:p/>
            <text:p>יורם</text:p>
          </table:table-cell>
          <table:table-cell table:number-columns-repeated="10" table:style-name="ce158"/>
          <table:table-cell table:number-columns-repeated="16351"/>
        </table:table-row>
        <table:table-row table:style-name="ro3">
          <table:table-cell table:style-name="ce151"/>
          <table:table-cell office:value-type="float" office:value="4" table:formula="of:=[.B30]" table:number-columns-spanned="1" table:number-rows-spanned="2" table:style-name="ce169">
            <text:p>4</text:p>
          </table:table-cell>
          <table:table-cell office:value-type="string" office:string-value="אלינה בלושנקו" table:formula="of:=[.C30]" table:style-name="ce93">
            <text:p>אלינה בלושנקו</text:p>
          </table:table-cell>
          <table:table-cell office:value-type="string" office:string-value="054-3299444" table:formula="of:=[.D30]" table:style-name="ce93">
            <text:p>054-3299444</text:p>
          </table:table-cell>
          <table:table-cell office:value-type="float" office:value="21220590" table:formula="of:=[.E30]" table:number-columns-spanned="1" table:number-rows-spanned="2" table:style-name="ce169">
            <text:p>21220590</text:p>
          </table:table-cell>
          <table:table-cell office:value-type="string" office:string-value="משחק מחשב מבוסס מחוות אדם מול מצלמה" table:formula="of:=[.G30]" table:number-columns-spanned="1" table:number-rows-spanned="2" table:style-name="ce169">
            <text:p>משחק מחשב מבוסס מחוות אדם מול מצלמה</text:p>
          </table:table-cell>
          <table:table-cell office:value-type="float" office:value="4" table:formula="of:=[.B10]" table:style-name="ce1">
            <text:p>4</text:p>
          </table:table-cell>
          <table:table-cell office:value-type="string" office:string-value="בלושנקו" table:formula="of:=IFERROR(COM.MICROSOFT.SINGLE(__xludf.dummyfunction(&quot;index(split(C10,&quot;&quot; &quot;&quot;),0,2)&quot;));&quot;בלושנקו&quot;)" table:style-name="ce158">
            <text:p>בלושנקו</text:p>
          </table:table-cell>
          <table:table-cell office:value-type="string" office:string-value="אלינה" table:formula="of:=IFERROR(COM.MICROSOFT.SINGLE(__xludf.dummyfunction(&quot;index(split(C10,&quot;&quot; &quot;&quot;),0,1)&quot;));&quot;אלינה&quot;)" table:style-name="ce158">
            <text:p>אלינה</text:p>
          </table:table-cell>
          <table:table-cell office:value-type="string" office:string-value="אפרים" table:formula="of:=[.H11]" table:style-name="ce158">
            <text:p>אפרים</text:p>
          </table:table-cell>
          <table:table-cell office:value-type="string" office:string-value="עדן" table:formula="of:=[.I11]" table:style-name="ce158">
            <text:p>עדן</text:p>
          </table:table-cell>
          <table:table-cell office:value-type="string" office:string-value=" alinabloshenko37@gmail.com" table:formula="of:=VLOOKUP([.C10];[דף_קשר.$D$2:.$I$12];6;0)" table:style-name="ce158">
            <text:p><text:s/>alinabloshenko37@gmail.com</text:p>
          </table:table-cell>
          <table:table-cell office:value-type="string" office:string-value="edenefraim52@gmail.com" table:formula="of:=[.L11]" table:style-name="ce158">
            <text:p>edenefraim52@gmail.com</text:p>
          </table:table-cell>
          <table:table-cell office:value-type="string" office:string-value="to= alinabloshenko37@gmail.com" table:formula="of:=&quot;to=&quot;&amp;[.L10]" table:style-name="ce158">
            <text:p>to= alinabloshenko37@gmail.com</text:p>
          </table:table-cell>
          <table:table-cell office:value-type="string" office:string-value="cc=edenefraim52@gmail.com,rmisegal@gmail.com" table:formula="of:=&quot;cc=&quot;&amp;[.M10]&amp;&quot;,&quot;&amp;[.$K$3]" table:style-name="ce158">
            <text:p>cc=edenefraim52@gmail.com,rmisegal@gmail.com</text:p>
          </table:table-cell>
          <table:table-cell office:value-type="string" office:string-value="to= alinabloshenko37@gmail.com,edenefraim52@gmail.com" table:formula="of:=&quot;to=&quot;&amp;[.L10]&amp;&quot;,&quot;&amp;[.M10]" table:style-name="ce158">
            <text:p>to= alinabloshenko37@gmail.com,edenefraim52@gmail.com</text:p>
          </table:table-cell>
          <table:table-cell office:value-type="string" office:string-value="cc=rmisegal@gmail.com" table:formula="of:=&quot;cc=&quot;&amp;[.$K$3]" table:style-name="ce158">
            <text:p>cc=rmisegal@gmail.com</text:p>
          </table:table-cell>
          <table:table-cell office:value-type="string" table:style-name="ce158">
            <text:p>bcc=</text:p>
          </table:table-cell>
          <table:table-cell office:value-type="string" office:string-value="su=ID00661 21220590" table:formula="of:=&quot;su=ID&quot;&amp;[.$R$3]&amp;&quot; &quot;&amp;[.$E$10]" table:style-name="ce158">
            <text:p>su=ID00661 21220590</text:p>
          </table:table-cell>
          <table:table-cell office:value-type="string" office:string-value="body=שלום אלינה,&#10;&#10;יורם" table:formula="of:=&quot;body=שלום &quot;&amp;[.I10]&amp;&quot;,&quot;&amp;CHAR(10)&amp;CHAR(10)&amp;&quot;יורם&quot;" table:style-name="ce158">
            <text:p>body=שלום אלינה,</text:p>
            <text:p/>
            <text:p>יורם</text:p>
          </table:table-cell>
          <table:table-cell office:value-type="string" office:string-value="body=שלום אלינה ועדן,&#10;&#10;יורם" table:formula="of:=&quot;body=שלום &quot;&amp;[.I10]&amp;&quot; ו&quot;&amp;[.K10]&amp;&quot;,&quot;&amp;CHAR(10)&amp;CHAR(10)&amp;&quot;יורם&quot;" table:style-name="ce158">
            <text:p>body=שלום אלינה ועדן,</text:p>
            <text:p/>
            <text:p>יורם</text:p>
          </table:table-cell>
          <table:table-cell office:value-type="string" office:string-value="https://mail.google.com/mail/u/0/?fs=1&amp;tf=cm&amp;to= alinabloshenko37@gmail.com&amp;cc=edenefraim52@gmail.com,rmisegal@gmail.com&amp;bcc=&amp;su=ID00661 21220590&amp;body=שלום אלינה,&#10;&#10;יורם" table:formula="of:=&quot;https://mail.google.com/mail/u/0/?fs=1&amp;tf=cm&amp;&quot;&amp;[.N10]&amp;&quot;&amp;&quot;&amp;[.O10]&amp;&quot;&amp;&quot;&amp;[.R10]&amp;&quot;&amp;&quot;&amp;[.S10]&amp;&quot;&amp;&quot;&amp;[.T10]" table:style-name="ce158">
            <text:p>https://mail.google.com/mail/u/0/?fs=1&amp;tf=cm&amp;to= alinabloshenko37@gmail.com&amp;cc=edenefraim52@gmail.com,rmisegal@gmail.com&amp;bcc=&amp;su=ID00661 21220590&amp;body=שלום אלינה,</text:p>
            <text:p/>
            <text:p>יורם</text:p>
          </table:table-cell>
          <table:table-cell office:value-type="string" office:string-value="https://mail.google.com/mail/u/0/?fs=1&amp;tf=cm&amp;to= alinabloshenko37@gmail.com,edenefraim52@gmail.com&amp;cc=rmisegal@gmail.com&amp;bcc=&amp;su=ID00661 21220590&amp;body=שלום אלינה ועדן,&#10;&#10;יורם" table:formula="of:=&quot;https://mail.google.com/mail/u/0/?fs=1&amp;tf=cm&amp;&quot;&amp;[.P10]&amp;&quot;&amp;&quot;&amp;[.Q10]&amp;&quot;&amp;&quot;&amp;[.R10]&amp;&quot;&amp;&quot;&amp;[.S10]&amp;&quot;&amp;&quot;&amp;[.U10]" table:style-name="ce158">
            <text:p>https://mail.google.com/mail/u/0/?fs=1&amp;tf=cm&amp;to= alinabloshenko37@gmail.com,edenefraim52@gmail.com&amp;cc=rmisegal@gmail.com&amp;bcc=&amp;su=ID00661 21220590&amp;body=שלום אלינה ועדן,</text:p>
            <text:p/>
            <text:p>יורם</text:p>
          </table:table-cell>
          <table:table-cell table:number-columns-repeated="10" table:style-name="ce158"/>
          <table:table-cell table:number-columns-repeated="16351"/>
        </table:table-row>
        <table:table-row table:style-name="ro13">
          <table:table-cell table:style-name="ce151"/>
          <table:covered-table-cell/>
          <table:table-cell office:value-type="string" office:string-value="עדן אפרים" table:formula="of:=[.C31]" table:style-name="ce93">
            <text:p>עדן אפרים</text:p>
          </table:table-cell>
          <table:table-cell office:value-type="string" office:string-value="050-3382767" table:formula="of:=[.D31]" table:style-name="ce93">
            <text:p>050-3382767</text:p>
          </table:table-cell>
          <table:covered-table-cell/>
          <table:covered-table-cell/>
          <table:table-cell office:value-type="float" office:value="4" table:formula="of:=[.B10]" table:style-name="ce1">
            <text:p>4</text:p>
          </table:table-cell>
          <table:table-cell office:value-type="string" office:string-value="אפרים" table:formula="of:=IFERROR(COM.MICROSOFT.SINGLE(__xludf.dummyfunction(&quot;index(split(C11,&quot;&quot; &quot;&quot;),0,2)&quot;));&quot;אפרים&quot;)" table:style-name="ce158">
            <text:p>אפרים</text:p>
          </table:table-cell>
          <table:table-cell office:value-type="string" office:string-value="עדן" table:formula="of:=IFERROR(COM.MICROSOFT.SINGLE(__xludf.dummyfunction(&quot;index(split(C11,&quot;&quot; &quot;&quot;),0,1)&quot;));&quot;עדן&quot;)" table:style-name="ce158">
            <text:p>עדן</text:p>
          </table:table-cell>
          <table:table-cell office:value-type="string" office:string-value="בלושנקו" table:formula="of:=[.H10]" table:style-name="ce158">
            <text:p>בלושנקו</text:p>
          </table:table-cell>
          <table:table-cell office:value-type="string" office:string-value="אלינה" table:formula="of:=[.I10]" table:style-name="ce158">
            <text:p>אלינה</text:p>
          </table:table-cell>
          <table:table-cell office:value-type="string" office:string-value="edenefraim52@gmail.com" table:formula="of:=VLOOKUP([.C11];[דף_קשר.$D$2:.$I$12];6;0)" table:style-name="ce158">
            <text:p>edenefraim52@gmail.com</text:p>
          </table:table-cell>
          <table:table-cell office:value-type="string" office:string-value=" alinabloshenko37@gmail.com" table:formula="of:=[.L10]" table:style-name="ce158">
            <text:p><text:s/>alinabloshenko37@gmail.com</text:p>
          </table:table-cell>
          <table:table-cell office:value-type="string" office:string-value="to=edenefraim52@gmail.com" table:formula="of:=&quot;to=&quot;&amp;[.L11]" table:style-name="ce158">
            <text:p>to=edenefraim52@gmail.com</text:p>
          </table:table-cell>
          <table:table-cell office:value-type="string" office:string-value="cc= alinabloshenko37@gmail.com,rmisegal@gmail.com" table:formula="of:=&quot;cc=&quot;&amp;[.M11]&amp;&quot;,&quot;&amp;[.$K$3]" table:style-name="ce158">
            <text:p>cc= alinabloshenko37@gmail.com,rmisegal@gmail.com</text:p>
          </table:table-cell>
          <table:table-cell office:value-type="string" office:string-value="to=edenefraim52@gmail.com, alinabloshenko37@gmail.com" table:formula="of:=&quot;to=&quot;&amp;[.L11]&amp;&quot;,&quot;&amp;[.M11]" table:style-name="ce158">
            <text:p>to=edenefraim52@gmail.com, alinabloshenko37@gmail.com</text:p>
          </table:table-cell>
          <table:table-cell office:value-type="string" office:string-value="cc=rmisegal@gmail.com" table:formula="of:=&quot;cc=&quot;&amp;[.$K$3]" table:style-name="ce158">
            <text:p>cc=rmisegal@gmail.com</text:p>
          </table:table-cell>
          <table:table-cell office:value-type="string" table:style-name="ce158">
            <text:p>bcc=</text:p>
          </table:table-cell>
          <table:table-cell office:value-type="string" office:string-value="su=ID00661 21220590" table:formula="of:=&quot;su=ID&quot;&amp;[.$R$3]&amp;&quot; &quot;&amp;[.$E$10]" table:style-name="ce158">
            <text:p>su=ID00661 21220590</text:p>
          </table:table-cell>
          <table:table-cell office:value-type="string" office:string-value="body=שלום עדן,&#10;&#10;יורם" table:formula="of:=&quot;body=שלום &quot;&amp;[.I11]&amp;&quot;,&quot;&amp;CHAR(10)&amp;CHAR(10)&amp;&quot;יורם&quot;" table:style-name="ce158">
            <text:p>body=שלום עדן,</text:p>
            <text:p/>
            <text:p>יורם</text:p>
          </table:table-cell>
          <table:table-cell office:value-type="string" office:string-value="body=שלום עדן ואלינה,&#10;&#10;יורם" table:formula="of:=&quot;body=שלום &quot;&amp;[.I11]&amp;&quot; ו&quot;&amp;[.K11]&amp;&quot;,&quot;&amp;CHAR(10)&amp;CHAR(10)&amp;&quot;יורם&quot;" table:style-name="ce158">
            <text:p>body=שלום עדן ואלינה,</text:p>
            <text:p/>
            <text:p>יורם</text:p>
          </table:table-cell>
          <table:table-cell office:value-type="string" office:string-value="https://mail.google.com/mail/u/0/?fs=1&amp;tf=cm&amp;to=edenefraim52@gmail.com&amp;cc= alinabloshenko37@gmail.com,rmisegal@gmail.com&amp;bcc=&amp;su=ID00661 21220590&amp;body=שלום עדן,&#10;&#10;יורם" table:formula="of:=&quot;https://mail.google.com/mail/u/0/?fs=1&amp;tf=cm&amp;&quot;&amp;[.N11]&amp;&quot;&amp;&quot;&amp;[.O11]&amp;&quot;&amp;&quot;&amp;[.R11]&amp;&quot;&amp;&quot;&amp;[.S11]&amp;&quot;&amp;&quot;&amp;[.T11]" table:style-name="ce158">
            <text:p>https://mail.google.com/mail/u/0/?fs=1&amp;tf=cm&amp;to=edenefraim52@gmail.com&amp;cc= alinabloshenko37@gmail.com,rmisegal@gmail.com&amp;bcc=&amp;su=ID00661 21220590&amp;body=שלום עדן,</text:p>
            <text:p/>
            <text:p>יורם</text:p>
          </table:table-cell>
          <table:table-cell office:value-type="string" office:string-value="https://mail.google.com/mail/u/0/?fs=1&amp;tf=cm&amp;to=edenefraim52@gmail.com, alinabloshenko37@gmail.com&amp;cc=rmisegal@gmail.com&amp;bcc=&amp;su=ID00661 21220590&amp;body=שלום עדן ואלינה,&#10;&#10;יורם" table:formula="of:=&quot;https://mail.google.com/mail/u/0/?fs=1&amp;tf=cm&amp;&quot;&amp;[.P11]&amp;&quot;&amp;&quot;&amp;[.Q11]&amp;&quot;&amp;&quot;&amp;[.R11]&amp;&quot;&amp;&quot;&amp;[.S11]&amp;&quot;&amp;&quot;&amp;[.U11]" table:style-name="ce158">
            <text:p>https://mail.google.com/mail/u/0/?fs=1&amp;tf=cm&amp;to=edenefraim52@gmail.com, alinabloshenko37@gmail.com&amp;cc=rmisegal@gmail.com&amp;bcc=&amp;su=ID00661 21220590&amp;body=שלום עדן ואלינה,</text:p>
            <text:p/>
            <text:p>יורם</text:p>
          </table:table-cell>
          <table:table-cell table:number-columns-repeated="10" table:style-name="ce158"/>
          <table:table-cell table:number-columns-repeated="16351"/>
        </table:table-row>
        <table:table-row table:style-name="ro2">
          <table:table-cell table:style-name="ce151"/>
          <table:table-cell office:value-type="float" office:value="3" table:formula="of:=[.B28]" table:number-columns-spanned="1" table:number-rows-spanned="2" table:style-name="ce169">
            <text:p>3</text:p>
          </table:table-cell>
          <table:table-cell office:value-type="string" office:string-value="תאמר מסארוה" table:formula="of:=[.C28]" table:style-name="ce93">
            <text:p>תאמר מסארוה</text:p>
          </table:table-cell>
          <table:table-cell office:value-type="string" office:string-value="050-3672233" table:formula="of:=[.D28]" table:style-name="ce93">
            <text:p>050-3672233</text:p>
          </table:table-cell>
          <table:table-cell office:value-type="float" office:value="21220320" table:formula="of:=[.E28]" table:number-columns-spanned="1" table:number-rows-spanned="2" table:style-name="ce169">
            <text:p>21220320</text:p>
          </table:table-cell>
          <table:table-cell office:value-type="string" office:string-value="סופר חכם 1" table:formula="of:=[.G28]" table:number-columns-spanned="1" table:number-rows-spanned="2" table:style-name="ce169">
            <text:p>סופר חכם 1</text:p>
          </table:table-cell>
          <table:table-cell office:value-type="float" office:value="3" table:formula="of:=[.B12]" table:style-name="ce1">
            <text:p>3</text:p>
          </table:table-cell>
          <table:table-cell office:value-type="string" office:string-value="מסארוה" table:formula="of:=IFERROR(COM.MICROSOFT.SINGLE(__xludf.dummyfunction(&quot;index(split(C12,&quot;&quot; &quot;&quot;),0,2)&quot;));&quot;מסארוה&quot;)" table:style-name="ce158">
            <text:p>מסארוה</text:p>
          </table:table-cell>
          <table:table-cell office:value-type="string" office:string-value="תאמר" table:formula="of:=IFERROR(COM.MICROSOFT.SINGLE(__xludf.dummyfunction(&quot;index(split(C12,&quot;&quot; &quot;&quot;),0,1)&quot;));&quot;תאמר&quot;)" table:style-name="ce158">
            <text:p>תאמר</text:p>
          </table:table-cell>
          <table:table-cell office:value-type="string" office:string-value="עוויסאת" table:formula="of:=[.H13]" table:style-name="ce158">
            <text:p>עוויסאת</text:p>
          </table:table-cell>
          <table:table-cell office:value-type="string" office:string-value="מוחמד" table:formula="of:=[.I13]" table:style-name="ce158">
            <text:p>מוחמד</text:p>
          </table:table-cell>
          <table:table-cell office:value-type="string" office:string-value="Masarwe.tamer@gmail.com" table:formula="of:=VLOOKUP([.C12];[דף_קשר.$D$2:.$I$12];6;0)" table:style-name="ce158">
            <text:p>Masarwe.tamer@gmail.com</text:p>
          </table:table-cell>
          <table:table-cell office:value-type="string" office:string-value="Mohamedawesat@gmail.com" table:formula="of:=[.L13]" table:style-name="ce158">
            <text:p>Mohamedawesat@gmail.com</text:p>
          </table:table-cell>
          <table:table-cell office:value-type="string" office:string-value="to=Masarwe.tamer@gmail.com" table:formula="of:=&quot;to=&quot;&amp;[.L12]" table:style-name="ce158">
            <text:p>to=Masarwe.tamer@gmail.com</text:p>
          </table:table-cell>
          <table:table-cell office:value-type="string" office:string-value="cc=Mohamedawesat@gmail.com,saratzoor@gmail.com,rmisegal@gmail.com" table:formula="of:=&quot;cc=&quot;&amp;[.M12]&amp;&quot;,&quot;&amp;[.$K$2]&amp;&quot;,&quot;&amp;[.$K$3]" table:style-name="ce158">
            <text:p>cc=Mohamedawesat@gmail.com,saratzoor@gmail.com,rmisegal@gmail.com</text:p>
          </table:table-cell>
          <table:table-cell office:value-type="string" office:string-value="to=Masarwe.tamer@gmail.com,Mohamedawesat@gmail.com" table:formula="of:=&quot;to=&quot;&amp;[.L12]&amp;&quot;,&quot;&amp;[.M12]" table:style-name="ce158">
            <text:p>to=Masarwe.tamer@gmail.com,Mohamedawesat@gmail.com</text:p>
          </table:table-cell>
          <table:table-cell office:value-type="string" office:string-value="cc=saratzoor@gmail.com,rmisegal@gmail.com" table:formula="of:=&quot;cc=&quot;&amp;[.$K$2]&amp;&quot;,&quot;&amp;[.$K$3]" table:style-name="ce158">
            <text:p>cc=saratzoor@gmail.com,rmisegal@gmail.com</text:p>
          </table:table-cell>
          <table:table-cell office:value-type="string" table:style-name="ce158">
            <text:p>bcc=</text:p>
          </table:table-cell>
          <table:table-cell office:value-type="string" office:string-value="su=ID00661 21220320" table:formula="of:=&quot;su=ID&quot;&amp;[.$R$3]&amp;&quot; &quot;&amp;[.$E$12]" table:style-name="ce158">
            <text:p>su=ID00661 21220320</text:p>
          </table:table-cell>
          <table:table-cell office:value-type="string" office:string-value="body=שלום תאמר,&#10;&#10;יורם" table:formula="of:=&quot;body=שלום &quot;&amp;[.I12]&amp;&quot;,&quot;&amp;CHAR(10)&amp;CHAR(10)&amp;&quot;יורם&quot;" table:style-name="ce158">
            <text:p>body=שלום תאמר,</text:p>
            <text:p/>
            <text:p>יורם</text:p>
          </table:table-cell>
          <table:table-cell office:value-type="string" office:string-value="body=שלום תאמר ומוחמד,&#10;&#10;יורם" table:formula="of:=&quot;body=שלום &quot;&amp;[.I12]&amp;&quot; ו&quot;&amp;[.K12]&amp;&quot;,&quot;&amp;CHAR(10)&amp;CHAR(10)&amp;&quot;יורם&quot;" table:style-name="ce158">
            <text:p>body=שלום תאמר ומוחמד,</text:p>
            <text:p/>
            <text:p>יורם</text:p>
          </table:table-cell>
          <table:table-cell office:value-type="string" office:string-value="https://mail.google.com/mail/u/0/?fs=1&amp;tf=cm&amp;to=Masarwe.tamer@gmail.com&amp;cc=Mohamedawesat@gmail.com,saratzoor@gmail.com,rmisegal@gmail.com&amp;bcc=&amp;su=ID00661 21220320&amp;body=שלום תאמר,&#10;&#10;יורם" table:formula="of:=&quot;https://mail.google.com/mail/u/0/?fs=1&amp;tf=cm&amp;&quot;&amp;[.N12]&amp;&quot;&amp;&quot;&amp;[.O12]&amp;&quot;&amp;&quot;&amp;[.R12]&amp;&quot;&amp;&quot;&amp;[.S12]&amp;&quot;&amp;&quot;&amp;[.T12]" table:style-name="ce158">
            <text:p>https://mail.google.com/mail/u/0/?fs=1&amp;tf=cm&amp;to=Masarwe.tamer@gmail.com&amp;cc=Mohamedawesat@gmail.com,saratzoor@gmail.com,rmisegal@gmail.com&amp;bcc=&amp;su=ID00661 21220320&amp;body=שלום תאמר,</text:p>
            <text:p/>
            <text:p>יורם</text:p>
          </table:table-cell>
          <table:table-cell office:value-type="string" office:string-value="https://mail.google.com/mail/u/0/?fs=1&amp;tf=cm&amp;to=Masarwe.tamer@gmail.com,Mohamedawesat@gmail.com&amp;cc=saratzoor@gmail.com,rmisegal@gmail.com&amp;bcc=&amp;su=ID00661 21220320&amp;body=שלום תאמר ומוחמד,&#10;&#10;יורם" table:formula="of:=&quot;https://mail.google.com/mail/u/0/?fs=1&amp;tf=cm&amp;&quot;&amp;[.P12]&amp;&quot;&amp;&quot;&amp;[.Q12]&amp;&quot;&amp;&quot;&amp;[.R12]&amp;&quot;&amp;&quot;&amp;[.S12]&amp;&quot;&amp;&quot;&amp;[.U12]" table:style-name="ce158">
            <text:p>https://mail.google.com/mail/u/0/?fs=1&amp;tf=cm&amp;to=Masarwe.tamer@gmail.com,Mohamedawesat@gmail.com&amp;cc=saratzoor@gmail.com,rmisegal@gmail.com&amp;bcc=&amp;su=ID00661 21220320&amp;body=שלום תאמר ומוחמד,</text:p>
            <text:p/>
            <text:p>יורם</text:p>
          </table:table-cell>
          <table:table-cell table:number-columns-repeated="10" table:style-name="ce151"/>
          <table:table-cell table:number-columns-repeated="16351"/>
        </table:table-row>
        <table:table-row table:style-name="ro2">
          <table:table-cell table:style-name="ce151"/>
          <table:covered-table-cell/>
          <table:table-cell office:value-type="string" office:string-value="מוחמד עוויסאת" table:formula="of:=[.C29]" table:style-name="ce93">
            <text:p>מוחמד עוויסאת</text:p>
          </table:table-cell>
          <table:table-cell office:value-type="string" office:string-value="053-9332731" table:formula="of:=[.D29]" table:style-name="ce93">
            <text:p>053-9332731</text:p>
          </table:table-cell>
          <table:covered-table-cell/>
          <table:covered-table-cell/>
          <table:table-cell office:value-type="float" office:value="3" table:formula="of:=[.B12]" table:style-name="ce1">
            <text:p>3</text:p>
          </table:table-cell>
          <table:table-cell office:value-type="string" office:string-value="עוויסאת" table:formula="of:=IFERROR(COM.MICROSOFT.SINGLE(__xludf.dummyfunction(&quot;index(split(C13,&quot;&quot; &quot;&quot;),0,2)&quot;));&quot;עוויסאת&quot;)" table:style-name="ce158">
            <text:p>עוויסאת</text:p>
          </table:table-cell>
          <table:table-cell office:value-type="string" office:string-value="מוחמד" table:formula="of:=IFERROR(COM.MICROSOFT.SINGLE(__xludf.dummyfunction(&quot;index(split(C13,&quot;&quot; &quot;&quot;),0,1)&quot;));&quot;מוחמד&quot;)" table:style-name="ce158">
            <text:p>מוחמד</text:p>
          </table:table-cell>
          <table:table-cell office:value-type="string" office:string-value="מסארוה" table:formula="of:=[.H12]" table:style-name="ce158">
            <text:p>מסארוה</text:p>
          </table:table-cell>
          <table:table-cell office:value-type="string" office:string-value="תאמר" table:formula="of:=[.I12]" table:style-name="ce158">
            <text:p>תאמר</text:p>
          </table:table-cell>
          <table:table-cell office:value-type="string" office:string-value="Mohamedawesat@gmail.com" table:formula="of:=VLOOKUP([.C13];[דף_קשר.$D$2:.$I$12];6;0)" table:style-name="ce158">
            <text:p>Mohamedawesat@gmail.com</text:p>
          </table:table-cell>
          <table:table-cell office:value-type="string" office:string-value="Masarwe.tamer@gmail.com" table:formula="of:=[.L12]" table:style-name="ce158">
            <text:p>Masarwe.tamer@gmail.com</text:p>
          </table:table-cell>
          <table:table-cell office:value-type="string" office:string-value="to=Mohamedawesat@gmail.com" table:formula="of:=&quot;to=&quot;&amp;[.L13]" table:style-name="ce158">
            <text:p>to=Mohamedawesat@gmail.com</text:p>
          </table:table-cell>
          <table:table-cell office:value-type="string" office:string-value="cc=Masarwe.tamer@gmail.com,saratzoor@gmail.com,rmisegal@gmail.com" table:formula="of:=&quot;cc=&quot;&amp;[.M13]&amp;&quot;,&quot;&amp;[.$K$2]&amp;&quot;,&quot;&amp;[.$K$3]" table:style-name="ce158">
            <text:p>cc=Masarwe.tamer@gmail.com,saratzoor@gmail.com,rmisegal@gmail.com</text:p>
          </table:table-cell>
          <table:table-cell office:value-type="string" office:string-value="to=Mohamedawesat@gmail.com,Masarwe.tamer@gmail.com" table:formula="of:=&quot;to=&quot;&amp;[.L13]&amp;&quot;,&quot;&amp;[.M13]" table:style-name="ce158">
            <text:p>to=Mohamedawesat@gmail.com,Masarwe.tamer@gmail.com</text:p>
          </table:table-cell>
          <table:table-cell office:value-type="string" office:string-value="cc=saratzoor@gmail.com,rmisegal@gmail.com" table:formula="of:=&quot;cc=&quot;&amp;[.$K$2]&amp;&quot;,&quot;&amp;[.$K$3]" table:style-name="ce158">
            <text:p>cc=saratzoor@gmail.com,rmisegal@gmail.com</text:p>
          </table:table-cell>
          <table:table-cell office:value-type="string" table:style-name="ce158">
            <text:p>bcc=</text:p>
          </table:table-cell>
          <table:table-cell office:value-type="string" office:string-value="su=ID00661 21220320" table:formula="of:=&quot;su=ID&quot;&amp;[.$R$3]&amp;&quot; &quot;&amp;[.$E$12]" table:style-name="ce158">
            <text:p>su=ID00661 21220320</text:p>
          </table:table-cell>
          <table:table-cell office:value-type="string" office:string-value="body=שלום מוחמד,&#10;&#10;יורם" table:formula="of:=&quot;body=שלום &quot;&amp;[.I13]&amp;&quot;,&quot;&amp;CHAR(10)&amp;CHAR(10)&amp;&quot;יורם&quot;" table:style-name="ce158">
            <text:p>body=שלום מוחמד,</text:p>
            <text:p/>
            <text:p>יורם</text:p>
          </table:table-cell>
          <table:table-cell office:value-type="string" office:string-value="body=שלום מוחמד ותאמר,&#10;&#10;יורם" table:formula="of:=&quot;body=שלום &quot;&amp;[.I13]&amp;&quot; ו&quot;&amp;[.K13]&amp;&quot;,&quot;&amp;CHAR(10)&amp;CHAR(10)&amp;&quot;יורם&quot;" table:style-name="ce158">
            <text:p>body=שלום מוחמד ותאמר,</text:p>
            <text:p/>
            <text:p>יורם</text:p>
          </table:table-cell>
          <table:table-cell office:value-type="string" office:string-value="https://mail.google.com/mail/u/0/?fs=1&amp;tf=cm&amp;to=Mohamedawesat@gmail.com&amp;cc=Masarwe.tamer@gmail.com,saratzoor@gmail.com,rmisegal@gmail.com&amp;bcc=&amp;su=ID00661 21220320&amp;body=שלום מוחמד,&#10;&#10;יורם" table:formula="of:=&quot;https://mail.google.com/mail/u/0/?fs=1&amp;tf=cm&amp;&quot;&amp;[.N13]&amp;&quot;&amp;&quot;&amp;[.O13]&amp;&quot;&amp;&quot;&amp;[.R13]&amp;&quot;&amp;&quot;&amp;[.S13]&amp;&quot;&amp;&quot;&amp;[.T13]" table:style-name="ce158">
            <text:p>https://mail.google.com/mail/u/0/?fs=1&amp;tf=cm&amp;to=Mohamedawesat@gmail.com&amp;cc=Masarwe.tamer@gmail.com,saratzoor@gmail.com,rmisegal@gmail.com&amp;bcc=&amp;su=ID00661 21220320&amp;body=שלום מוחמד,</text:p>
            <text:p/>
            <text:p>יורם</text:p>
          </table:table-cell>
          <table:table-cell office:value-type="string" office:string-value="https://mail.google.com/mail/u/0/?fs=1&amp;tf=cm&amp;to=Mohamedawesat@gmail.com,Masarwe.tamer@gmail.com&amp;cc=saratzoor@gmail.com,rmisegal@gmail.com&amp;bcc=&amp;su=ID00661 21220320&amp;body=שלום מוחמד ותאמר,&#10;&#10;יורם" table:formula="of:=&quot;https://mail.google.com/mail/u/0/?fs=1&amp;tf=cm&amp;&quot;&amp;[.P13]&amp;&quot;&amp;&quot;&amp;[.Q13]&amp;&quot;&amp;&quot;&amp;[.R13]&amp;&quot;&amp;&quot;&amp;[.S13]&amp;&quot;&amp;&quot;&amp;[.U13]" table:style-name="ce158">
            <text:p>https://mail.google.com/mail/u/0/?fs=1&amp;tf=cm&amp;to=Mohamedawesat@gmail.com,Masarwe.tamer@gmail.com&amp;cc=saratzoor@gmail.com,rmisegal@gmail.com&amp;bcc=&amp;su=ID00661 21220320&amp;body=שלום מוחמד ותאמר,</text:p>
            <text:p/>
            <text:p>יורם</text:p>
          </table:table-cell>
          <table:table-cell table:number-columns-repeated="10" table:style-name="ce151"/>
          <table:table-cell table:number-columns-repeated="16351"/>
        </table:table-row>
        <table:table-row table:style-name="ro2">
          <table:table-cell table:style-name="ce151"/>
          <table:table-cell office:value-type="float" office:value="5" table:formula="of:=[.B32]" table:number-columns-spanned="1" table:number-rows-spanned="2" table:style-name="ce169">
            <text:p>5</text:p>
          </table:table-cell>
          <table:table-cell office:value-type="string" office:string-value="טל אלבז" table:formula="of:=[.C32]" table:style-name="ce93">
            <text:p>טל אלבז</text:p>
          </table:table-cell>
          <table:table-cell office:value-type="string" office:string-value="054-2644402" table:formula="of:=[.D32]" table:style-name="ce93">
            <text:p>054-2644402</text:p>
          </table:table-cell>
          <table:table-cell office:value-type="float" office:value="21220640" table:formula="of:=[.E32]" table:number-columns-spanned="1" table:number-rows-spanned="2" table:style-name="ce169">
            <text:p>21220640</text:p>
          </table:table-cell>
          <table:table-cell office:value-type="string" office:string-value="מדידת קצב גדילת גידולי שדה באמצעות רחפן עיבוד תמונה ולימוד מכונה" table:formula="of:=[.G32]" table:number-columns-spanned="1" table:number-rows-spanned="2" table:style-name="ce169">
            <text:p>מדידת קצב גדילת גידולי שדה באמצעות רחפן עיבוד תמונה ולימוד מכונה</text:p>
          </table:table-cell>
          <table:table-cell office:value-type="float" office:value="5" table:formula="of:=[.B14]" table:style-name="ce1">
            <text:p>5</text:p>
          </table:table-cell>
          <table:table-cell office:value-type="string" office:string-value="אלבז" table:formula="of:=IFERROR(COM.MICROSOFT.SINGLE(__xludf.dummyfunction(&quot;index(split(C14,&quot;&quot; &quot;&quot;),0,2)&quot;));&quot;אלבז&quot;)" table:style-name="ce158">
            <text:p>אלבז</text:p>
          </table:table-cell>
          <table:table-cell office:value-type="string" office:string-value="טל" table:formula="of:=IFERROR(COM.MICROSOFT.SINGLE(__xludf.dummyfunction(&quot;index(split(C14,&quot;&quot; &quot;&quot;),0,1)&quot;));&quot;טל&quot;)" table:style-name="ce158">
            <text:p>טל</text:p>
          </table:table-cell>
          <table:table-cell office:value-type="string" office:string-value="גבאי" table:formula="of:=[.H15]" table:style-name="ce158">
            <text:p>גבאי</text:p>
          </table:table-cell>
          <table:table-cell office:value-type="string" office:string-value="גיורא" table:formula="of:=[.I15]" table:style-name="ce158">
            <text:p>גיורא</text:p>
          </table:table-cell>
          <table:table-cell office:value-type="string" office:string-value="Talhellbaz@gmail.com" table:formula="of:=VLOOKUP([.C14];[דף_קשר.$D$2:.$I$12];6;0)" table:style-name="ce158">
            <text:p>Talhellbaz@gmail.com</text:p>
          </table:table-cell>
          <table:table-cell office:value-type="string" office:string-value="giorag265@gmail.com" table:formula="of:=[.L15]" table:style-name="ce158">
            <text:p>giorag265@gmail.com</text:p>
          </table:table-cell>
          <table:table-cell office:value-type="string" office:string-value="to=Talhellbaz@gmail.com" table:formula="of:=&quot;to=&quot;&amp;[.L14]" table:style-name="ce158">
            <text:p>to=Talhellbaz@gmail.com</text:p>
          </table:table-cell>
          <table:table-cell office:value-type="string" office:string-value="cc=giorag265@gmail.com,rmisegal@gmail.com" table:formula="of:=&quot;cc=&quot;&amp;[.M14]&amp;&quot;,&quot;&amp;[.$K$3]" table:style-name="ce158">
            <text:p>cc=giorag265@gmail.com,rmisegal@gmail.com</text:p>
          </table:table-cell>
          <table:table-cell office:value-type="string" office:string-value="to=Talhellbaz@gmail.com,giorag265@gmail.com" table:formula="of:=&quot;to=&quot;&amp;[.L14]&amp;&quot;,&quot;&amp;[.M14]" table:style-name="ce158">
            <text:p>to=Talhellbaz@gmail.com,giorag265@gmail.com</text:p>
          </table:table-cell>
          <table:table-cell office:value-type="string" office:string-value="cc=rmisegal@gmail.com" table:formula="of:=&quot;cc=&quot;&amp;[.$K$3]" table:style-name="ce158">
            <text:p>cc=rmisegal@gmail.com</text:p>
          </table:table-cell>
          <table:table-cell office:value-type="string" table:style-name="ce158">
            <text:p>bcc=</text:p>
          </table:table-cell>
          <table:table-cell office:value-type="string" office:string-value="su=ID00661 21220640" table:formula="of:=&quot;su=ID&quot;&amp;[.$R$3]&amp;&quot; &quot;&amp;[.$E$14]" table:style-name="ce158">
            <text:p>su=ID00661 21220640</text:p>
          </table:table-cell>
          <table:table-cell office:value-type="string" office:string-value="body=שלום טל,&#10;&#10;יורם" table:formula="of:=&quot;body=שלום &quot;&amp;[.I14]&amp;&quot;,&quot;&amp;CHAR(10)&amp;CHAR(10)&amp;&quot;יורם&quot;" table:style-name="ce158">
            <text:p>body=שלום טל,</text:p>
            <text:p/>
            <text:p>יורם</text:p>
          </table:table-cell>
          <table:table-cell office:value-type="string" office:string-value="body=שלום טל וגיורא,&#10;&#10;יורם" table:formula="of:=&quot;body=שלום &quot;&amp;[.I14]&amp;&quot; ו&quot;&amp;[.K14]&amp;&quot;,&quot;&amp;CHAR(10)&amp;CHAR(10)&amp;&quot;יורם&quot;" table:style-name="ce158">
            <text:p>body=שלום טל וגיורא,</text:p>
            <text:p/>
            <text:p>יורם</text:p>
          </table:table-cell>
          <table:table-cell office:value-type="string" office:string-value="https://mail.google.com/mail/u/0/?fs=1&amp;tf=cm&amp;to=Talhellbaz@gmail.com&amp;cc=giorag265@gmail.com,rmisegal@gmail.com&amp;bcc=&amp;su=ID00661 21220640&amp;body=שלום טל,&#10;&#10;יורם" table:formula="of:=&quot;https://mail.google.com/mail/u/0/?fs=1&amp;tf=cm&amp;&quot;&amp;[.N14]&amp;&quot;&amp;&quot;&amp;[.O14]&amp;&quot;&amp;&quot;&amp;[.R14]&amp;&quot;&amp;&quot;&amp;[.S14]&amp;&quot;&amp;&quot;&amp;[.T14]" table:style-name="ce158">
            <text:p>https://mail.google.com/mail/u/0/?fs=1&amp;tf=cm&amp;to=Talhellbaz@gmail.com&amp;cc=giorag265@gmail.com,rmisegal@gmail.com&amp;bcc=&amp;su=ID00661 21220640&amp;body=שלום טל,</text:p>
            <text:p/>
            <text:p>יורם</text:p>
          </table:table-cell>
          <table:table-cell office:value-type="string" office:string-value="https://mail.google.com/mail/u/0/?fs=1&amp;tf=cm&amp;to=Talhellbaz@gmail.com,giorag265@gmail.com&amp;cc=rmisegal@gmail.com&amp;bcc=&amp;su=ID00661 21220640&amp;body=שלום טל וגיורא,&#10;&#10;יורם" table:formula="of:=&quot;https://mail.google.com/mail/u/0/?fs=1&amp;tf=cm&amp;&quot;&amp;[.P14]&amp;&quot;&amp;&quot;&amp;[.Q14]&amp;&quot;&amp;&quot;&amp;[.R14]&amp;&quot;&amp;&quot;&amp;[.S14]&amp;&quot;&amp;&quot;&amp;[.U14]" table:style-name="ce158">
            <text:p>https://mail.google.com/mail/u/0/?fs=1&amp;tf=cm&amp;to=Talhellbaz@gmail.com,giorag265@gmail.com&amp;cc=rmisegal@gmail.com&amp;bcc=&amp;su=ID00661 21220640&amp;body=שלום טל וגיורא,</text:p>
            <text:p/>
            <text:p>יורם</text:p>
          </table:table-cell>
          <table:table-cell table:number-columns-repeated="10" table:style-name="ce151"/>
          <table:table-cell table:number-columns-repeated="16351"/>
        </table:table-row>
        <table:table-row table:style-name="ro2">
          <table:table-cell table:style-name="ce151"/>
          <table:covered-table-cell/>
          <table:table-cell office:value-type="string" office:string-value="גיורא גבאי" table:formula="of:=[.C33]" table:style-name="ce93">
            <text:p>גיורא גבאי</text:p>
          </table:table-cell>
          <table:table-cell office:value-type="string" office:string-value="054-4809882" table:formula="of:=[.D33]" table:style-name="ce93">
            <text:p>054-4809882</text:p>
          </table:table-cell>
          <table:covered-table-cell/>
          <table:covered-table-cell/>
          <table:table-cell office:value-type="float" office:value="5" table:formula="of:=[.B14]" table:style-name="ce1">
            <text:p>5</text:p>
          </table:table-cell>
          <table:table-cell office:value-type="string" office:string-value="גבאי" table:formula="of:=IFERROR(COM.MICROSOFT.SINGLE(__xludf.dummyfunction(&quot;index(split(C15,&quot;&quot; &quot;&quot;),0,2)&quot;));&quot;גבאי&quot;)" table:style-name="ce158">
            <text:p>גבאי</text:p>
          </table:table-cell>
          <table:table-cell office:value-type="string" office:string-value="גיורא" table:formula="of:=IFERROR(COM.MICROSOFT.SINGLE(__xludf.dummyfunction(&quot;index(split(C15,&quot;&quot; &quot;&quot;),0,1)&quot;));&quot;גיורא&quot;)" table:style-name="ce158">
            <text:p>גיורא</text:p>
          </table:table-cell>
          <table:table-cell office:value-type="string" office:string-value="אלבז" table:formula="of:=[.H14]" table:style-name="ce158">
            <text:p>אלבז</text:p>
          </table:table-cell>
          <table:table-cell office:value-type="string" office:string-value="טל" table:formula="of:=[.I14]" table:style-name="ce158">
            <text:p>טל</text:p>
          </table:table-cell>
          <table:table-cell office:value-type="string" office:string-value="giorag265@gmail.com" table:formula="of:=VLOOKUP([.C15];[דף_קשר.$D$2:.$I$12];6;0)" table:style-name="ce158">
            <text:p>giorag265@gmail.com</text:p>
          </table:table-cell>
          <table:table-cell office:value-type="string" office:string-value="Talhellbaz@gmail.com" table:formula="of:=[.L14]" table:style-name="ce158">
            <text:p>Talhellbaz@gmail.com</text:p>
          </table:table-cell>
          <table:table-cell office:value-type="string" office:string-value="to=giorag265@gmail.com" table:formula="of:=&quot;to=&quot;&amp;[.L15]" table:style-name="ce158">
            <text:p>to=giorag265@gmail.com</text:p>
          </table:table-cell>
          <table:table-cell office:value-type="string" office:string-value="cc=Talhellbaz@gmail.com,rmisegal@gmail.com" table:formula="of:=&quot;cc=&quot;&amp;[.M15]&amp;&quot;,&quot;&amp;[.$K$3]" table:style-name="ce158">
            <text:p>cc=Talhellbaz@gmail.com,rmisegal@gmail.com</text:p>
          </table:table-cell>
          <table:table-cell office:value-type="string" office:string-value="to=giorag265@gmail.com,Talhellbaz@gmail.com" table:formula="of:=&quot;to=&quot;&amp;[.L15]&amp;&quot;,&quot;&amp;[.M15]" table:style-name="ce158">
            <text:p>to=giorag265@gmail.com,Talhellbaz@gmail.com</text:p>
          </table:table-cell>
          <table:table-cell office:value-type="string" office:string-value="cc=rmisegal@gmail.com" table:formula="of:=&quot;cc=&quot;&amp;[.$K$3]" table:style-name="ce158">
            <text:p>cc=rmisegal@gmail.com</text:p>
          </table:table-cell>
          <table:table-cell office:value-type="string" table:style-name="ce158">
            <text:p>bcc=</text:p>
          </table:table-cell>
          <table:table-cell office:value-type="string" office:string-value="su=ID00661 21220640" table:formula="of:=&quot;su=ID&quot;&amp;[.$R$3]&amp;&quot; &quot;&amp;[.$E$14]" table:style-name="ce158">
            <text:p>su=ID00661 21220640</text:p>
          </table:table-cell>
          <table:table-cell office:value-type="string" office:string-value="body=שלום גיורא,&#10;&#10;יורם" table:formula="of:=&quot;body=שלום &quot;&amp;[.I15]&amp;&quot;,&quot;&amp;CHAR(10)&amp;CHAR(10)&amp;&quot;יורם&quot;" table:style-name="ce158">
            <text:p>body=שלום גיורא,</text:p>
            <text:p/>
            <text:p>יורם</text:p>
          </table:table-cell>
          <table:table-cell office:value-type="string" office:string-value="body=שלום גיורא וטל,&#10;&#10;יורם" table:formula="of:=&quot;body=שלום &quot;&amp;[.I15]&amp;&quot; ו&quot;&amp;[.K15]&amp;&quot;,&quot;&amp;CHAR(10)&amp;CHAR(10)&amp;&quot;יורם&quot;" table:style-name="ce158">
            <text:p>body=שלום גיורא וטל,</text:p>
            <text:p/>
            <text:p>יורם</text:p>
          </table:table-cell>
          <table:table-cell office:value-type="string" office:string-value="https://mail.google.com/mail/u/0/?fs=1&amp;tf=cm&amp;to=giorag265@gmail.com&amp;cc=Talhellbaz@gmail.com,rmisegal@gmail.com&amp;bcc=&amp;su=ID00661 21220640&amp;body=שלום גיורא,&#10;&#10;יורם" table:formula="of:=&quot;https://mail.google.com/mail/u/0/?fs=1&amp;tf=cm&amp;&quot;&amp;[.N15]&amp;&quot;&amp;&quot;&amp;[.O15]&amp;&quot;&amp;&quot;&amp;[.R15]&amp;&quot;&amp;&quot;&amp;[.S15]&amp;&quot;&amp;&quot;&amp;[.T15]" table:style-name="ce158">
            <text:p>https://mail.google.com/mail/u/0/?fs=1&amp;tf=cm&amp;to=giorag265@gmail.com&amp;cc=Talhellbaz@gmail.com,rmisegal@gmail.com&amp;bcc=&amp;su=ID00661 21220640&amp;body=שלום גיורא,</text:p>
            <text:p/>
            <text:p>יורם</text:p>
          </table:table-cell>
          <table:table-cell office:value-type="string" office:string-value="https://mail.google.com/mail/u/0/?fs=1&amp;tf=cm&amp;to=giorag265@gmail.com,Talhellbaz@gmail.com&amp;cc=rmisegal@gmail.com&amp;bcc=&amp;su=ID00661 21220640&amp;body=שלום גיורא וטל,&#10;&#10;יורם" table:formula="of:=&quot;https://mail.google.com/mail/u/0/?fs=1&amp;tf=cm&amp;&quot;&amp;[.P15]&amp;&quot;&amp;&quot;&amp;[.Q15]&amp;&quot;&amp;&quot;&amp;[.R15]&amp;&quot;&amp;&quot;&amp;[.S15]&amp;&quot;&amp;&quot;&amp;[.U15]" table:style-name="ce158">
            <text:p>https://mail.google.com/mail/u/0/?fs=1&amp;tf=cm&amp;to=giorag265@gmail.com,Talhellbaz@gmail.com&amp;cc=rmisegal@gmail.com&amp;bcc=&amp;su=ID00661 21220640&amp;body=שלום גיורא וטל,</text:p>
            <text:p/>
            <text:p>יורם</text:p>
          </table:table-cell>
          <table:table-cell table:number-columns-repeated="10" table:style-name="ce151"/>
          <table:table-cell table:number-columns-repeated="16351"/>
        </table:table-row>
        <table:table-row table:style-name="ro12">
          <table:table-cell table:style-name="ce151"/>
          <table:table-cell office:value-type="float" office:value="6" table:formula="of:=[.B34]" table:style-name="ce159">
            <text:p>6</text:p>
          </table:table-cell>
          <table:table-cell office:value-type="string" office:string-value="אליק דנוביץ" table:formula="of:=[.C34]" table:style-name="ce157">
            <text:p>אליק דנוביץ</text:p>
          </table:table-cell>
          <table:table-cell office:value-type="string" office:string-value="054-7200455" table:formula="of:=[.D34]" table:style-name="ce157">
            <text:p>054-7200455</text:p>
          </table:table-cell>
          <table:table-cell office:value-type="float" office:value="21220600" table:formula="of:=[.E34]" table:style-name="ce159">
            <text:p>21220600</text:p>
          </table:table-cell>
          <table:table-cell office:value-type="string" office:string-value="המרת טקסט לתנועת שלד אדם וחילוץ הטקסט מהתנועה באמצעות למידה עמוקה" table:formula="of:=[.G34]" table:style-name="ce159">
            <text:p>המרת טקסט לתנועת שלד אדם וחילוץ הטקסט מהתנועה באמצעות למידה עמוקה</text:p>
          </table:table-cell>
          <table:table-cell office:value-type="float" office:value="6" table:formula="of:=[.B16]" table:style-name="ce1">
            <text:p>6</text:p>
          </table:table-cell>
          <table:table-cell office:value-type="string" office:string-value="דנוביץ" table:formula="of:=IFERROR(COM.MICROSOFT.SINGLE(__xludf.dummyfunction(&quot;index(split(C16,&quot;&quot; &quot;&quot;),0,2)&quot;));&quot;דנוביץ&quot;)" table:style-name="ce158">
            <text:p>דנוביץ</text:p>
          </table:table-cell>
          <table:table-cell office:value-type="string" office:string-value="אליק" table:formula="of:=IFERROR(COM.MICROSOFT.SINGLE(__xludf.dummyfunction(&quot;index(split(C16,&quot;&quot; &quot;&quot;),0,1)&quot;));&quot;אליק&quot;)" table:style-name="ce158">
            <text:p>אליק</text:p>
          </table:table-cell>
          <table:table-cell table:number-columns-repeated="2" table:style-name="ce158"/>
          <table:table-cell office:value-type="string" office:string-value="alik.danovich@gmail.com" table:formula="of:=VLOOKUP([.C16];[דף_קשר.$D$2:.$I$12];6;0)" table:style-name="ce158">
            <text:p>alik.danovich@gmail.com</text:p>
          </table:table-cell>
          <table:table-cell table:style-name="ce158"/>
          <table:table-cell office:value-type="string" office:string-value="to=alik.danovich@gmail.com" table:formula="of:=&quot;to=&quot;&amp;[.L16]" table:style-name="ce158">
            <text:p>to=alik.danovich@gmail.com</text:p>
          </table:table-cell>
          <table:table-cell office:value-type="string" office:string-value="cc=rmisegal@gmail.com" table:formula="of:=&quot;cc=&quot;&amp;[.$K$3]" table:style-name="ce158">
            <text:p>cc=rmisegal@gmail.com</text:p>
          </table:table-cell>
          <table:table-cell office:value-type="string" office:string-value="to=alik.danovich@gmail.com," table:formula="of:=&quot;to=&quot;&amp;[.L16]&amp;&quot;,&quot;&amp;[.M16]" table:style-name="ce158">
            <text:p>to=alik.danovich@gmail.com,</text:p>
          </table:table-cell>
          <table:table-cell office:value-type="string" office:string-value="cc=rmisegal@gmail.com" table:formula="of:=&quot;cc=&quot;&amp;[.$K$3]" table:style-name="ce158">
            <text:p>cc=rmisegal@gmail.com</text:p>
          </table:table-cell>
          <table:table-cell office:value-type="string" table:style-name="ce158">
            <text:p>bcc=</text:p>
          </table:table-cell>
          <table:table-cell office:value-type="string" office:string-value="su=ID00661 21220600" table:formula="of:=&quot;su=ID&quot;&amp;[.$R$3]&amp;&quot; &quot;&amp;[.$E$16]" table:style-name="ce158">
            <text:p>su=ID00661 21220600</text:p>
          </table:table-cell>
          <table:table-cell office:value-type="string" office:string-value="body=שלום אליק,&#10;&#10;יורם" table:formula="of:=&quot;body=שלום &quot;&amp;[.I16]&amp;&quot;,&quot;&amp;CHAR(10)&amp;CHAR(10)&amp;&quot;יורם&quot;" table:style-name="ce158">
            <text:p>body=שלום אליק,</text:p>
            <text:p/>
            <text:p>יורם</text:p>
          </table:table-cell>
          <table:table-cell office:value-type="string" office:string-value="body=שלום אליק ,&#10;&#10;יורם" table:formula="of:=&quot;body=שלום &quot;&amp;[.I16]&amp;&quot; &quot;&amp;[.K16]&amp;&quot;,&quot;&amp;CHAR(10)&amp;CHAR(10)&amp;&quot;יורם&quot;" table:style-name="ce158">
            <text:p>body=שלום אליק ,</text:p>
            <text:p/>
            <text:p>יורם</text:p>
          </table:table-cell>
          <table:table-cell office:value-type="string" office:string-value="https://mail.google.com/mail/u/0/?fs=1&amp;tf=cm&amp;to=alik.danovich@gmail.com&amp;cc=rmisegal@gmail.com&amp;bcc=&amp;su=ID00661 21220600&amp;body=שלום אליק,&#10;&#10;יורם" table:formula="of:=&quot;https://mail.google.com/mail/u/0/?fs=1&amp;tf=cm&amp;&quot;&amp;[.N16]&amp;&quot;&amp;&quot;&amp;[.O16]&amp;&quot;&amp;&quot;&amp;[.R16]&amp;&quot;&amp;&quot;&amp;[.S16]&amp;&quot;&amp;&quot;&amp;[.T16]" table:style-name="ce158">
            <text:p>https://mail.google.com/mail/u/0/?fs=1&amp;tf=cm&amp;to=alik.danovich@gmail.com&amp;cc=rmisegal@gmail.com&amp;bcc=&amp;su=ID00661 21220600&amp;body=שלום אליק,</text:p>
            <text:p/>
            <text:p>יורם</text:p>
          </table:table-cell>
          <table:table-cell office:value-type="string" office:string-value="https://mail.google.com/mail/u/0/?fs=1&amp;tf=cm&amp;to=alik.danovich@gmail.com,&amp;cc=rmisegal@gmail.com&amp;bcc=&amp;su=ID00661 21220600&amp;body=שלום אליק ,&#10;&#10;יורם" table:formula="of:=&quot;https://mail.google.com/mail/u/0/?fs=1&amp;tf=cm&amp;&quot;&amp;[.P16]&amp;&quot;&amp;&quot;&amp;[.Q16]&amp;&quot;&amp;&quot;&amp;[.R16]&amp;&quot;&amp;&quot;&amp;[.S16]&amp;&quot;&amp;&quot;&amp;[.U16]" table:style-name="ce158">
            <text:p>https://mail.google.com/mail/u/0/?fs=1&amp;tf=cm&amp;to=alik.danovich@gmail.com,&amp;cc=rmisegal@gmail.com&amp;bcc=&amp;su=ID00661 21220600&amp;body=שלום אליק ,</text:p>
            <text:p/>
            <text:p>יורם</text:p>
          </table:table-cell>
          <table:table-cell table:number-columns-repeated="10" table:style-name="ce158"/>
          <table:table-cell table:number-columns-repeated="16351"/>
        </table:table-row>
        <table:table-row table:style-name="ro12">
          <table:table-cell table:style-name="ce151"/>
          <table:table-cell office:value-type="float" office:value="7" table:formula="of:=[.B35]" table:style-name="ce159">
            <text:p>7</text:p>
          </table:table-cell>
          <table:table-cell office:value-type="string" office:string-value="נזאר מערוף" table:formula="of:=[.C35]" table:style-name="ce157">
            <text:p>נזאר מערוף</text:p>
          </table:table-cell>
          <table:table-cell office:value-type="string" office:string-value="052-7908901" table:formula="of:=[.D35]" table:style-name="ce157">
            <text:p>052-7908901</text:p>
          </table:table-cell>
          <table:table-cell office:value-type="float" office:value="21220570" table:formula="of:=[.E35]" table:style-name="ce159">
            <text:p>21220570</text:p>
          </table:table-cell>
          <table:table-cell office:value-type="string" office:string-value="השוואת ביצועי אלגורתמי ML בעזרת בסיסי נתונים סינטטיים" table:formula="of:=[.G35]" table:style-name="ce159">
            <text:p>השוואת ביצועי אלגורתמי ML בעזרת בסיסי נתונים סינטטיים</text:p>
          </table:table-cell>
          <table:table-cell office:value-type="float" office:value="7" table:formula="of:=[.B17]" table:style-name="ce1">
            <text:p>7</text:p>
          </table:table-cell>
          <table:table-cell office:value-type="string" office:string-value="מערוף" table:formula="of:=IFERROR(COM.MICROSOFT.SINGLE(__xludf.dummyfunction(&quot;index(split(C17,&quot;&quot; &quot;&quot;),0,2)&quot;));&quot;מערוף&quot;)" table:style-name="ce158">
            <text:p>מערוף</text:p>
          </table:table-cell>
          <table:table-cell office:value-type="string" office:string-value="נזאר" table:formula="of:=IFERROR(COM.MICROSOFT.SINGLE(__xludf.dummyfunction(&quot;index(split(C17,&quot;&quot; &quot;&quot;),0,1)&quot;));&quot;נזאר&quot;)" table:style-name="ce158">
            <text:p>נזאר</text:p>
          </table:table-cell>
          <table:table-cell table:number-columns-repeated="2" table:style-name="ce158"/>
          <table:table-cell office:value-type="string" office:string-value="nizar.maarouf1974.nm@gmail.com" table:formula="of:=VLOOKUP([.C17];[דף_קשר.$D$2:.$I$13];6;0)" table:style-name="ce158">
            <text:p>nizar.maarouf1974.nm@gmail.com</text:p>
          </table:table-cell>
          <table:table-cell table:style-name="ce158"/>
          <table:table-cell office:value-type="string" office:string-value="to=nizar.maarouf1974.nm@gmail.com" table:formula="of:=&quot;to=&quot;&amp;[.L17]" table:style-name="ce158">
            <text:p>to=nizar.maarouf1974.nm@gmail.com</text:p>
          </table:table-cell>
          <table:table-cell office:value-type="string" office:string-value="cc=rmisegal@gmail.com" table:formula="of:=&quot;cc=&quot;&amp;[.$K$3]" table:style-name="ce158">
            <text:p>cc=rmisegal@gmail.com</text:p>
          </table:table-cell>
          <table:table-cell office:value-type="string" office:string-value="to=nizar.maarouf1974.nm@gmail.com," table:formula="of:=&quot;to=&quot;&amp;[.L17]&amp;&quot;,&quot;&amp;[.M17]" table:style-name="ce158">
            <text:p>to=nizar.maarouf1974.nm@gmail.com,</text:p>
          </table:table-cell>
          <table:table-cell office:value-type="string" office:string-value="cc=rmisegal@gmail.com" table:formula="of:=&quot;cc=&quot;&amp;[.$K$3]" table:style-name="ce158">
            <text:p>cc=rmisegal@gmail.com</text:p>
          </table:table-cell>
          <table:table-cell office:value-type="string" table:style-name="ce158">
            <text:p>bcc=</text:p>
          </table:table-cell>
          <table:table-cell office:value-type="string" office:string-value="su=ID00661 21220570" table:formula="of:=&quot;su=ID&quot;&amp;[.$R$3]&amp;&quot; &quot;&amp;[.$E$17]" table:style-name="ce158">
            <text:p>su=ID00661 21220570</text:p>
          </table:table-cell>
          <table:table-cell office:value-type="string" office:string-value="body=שלום נזאר,&#10;&#10;יורם" table:formula="of:=&quot;body=שלום &quot;&amp;[.I17]&amp;&quot;,&quot;&amp;CHAR(10)&amp;CHAR(10)&amp;&quot;יורם&quot;" table:style-name="ce158">
            <text:p>body=שלום נזאר,</text:p>
            <text:p/>
            <text:p>יורם</text:p>
          </table:table-cell>
          <table:table-cell office:value-type="string" office:string-value="body=שלום נזאר ,&#10;&#10;יורם" table:formula="of:=&quot;body=שלום &quot;&amp;[.I17]&amp;&quot; &quot;&amp;[.K17]&amp;&quot;,&quot;&amp;CHAR(10)&amp;CHAR(10)&amp;&quot;יורם&quot;" table:style-name="ce158">
            <text:p>body=שלום נזאר ,</text:p>
            <text:p/>
            <text:p>יורם</text:p>
          </table:table-cell>
          <table:table-cell office:value-type="string" office:string-value="https://mail.google.com/mail/u/0/?fs=1&amp;tf=cm&amp;to=nizar.maarouf1974.nm@gmail.com&amp;cc=rmisegal@gmail.com&amp;bcc=&amp;su=ID00661 21220570&amp;body=שלום נזאר,&#10;&#10;יורם" table:formula="of:=&quot;https://mail.google.com/mail/u/0/?fs=1&amp;tf=cm&amp;&quot;&amp;[.N17]&amp;&quot;&amp;&quot;&amp;[.O17]&amp;&quot;&amp;&quot;&amp;[.R17]&amp;&quot;&amp;&quot;&amp;[.S17]&amp;&quot;&amp;&quot;&amp;[.T17]" table:style-name="ce158">
            <text:p>https://mail.google.com/mail/u/0/?fs=1&amp;tf=cm&amp;to=nizar.maarouf1974.nm@gmail.com&amp;cc=rmisegal@gmail.com&amp;bcc=&amp;su=ID00661 21220570&amp;body=שלום נזאר,</text:p>
            <text:p/>
            <text:p>יורם</text:p>
          </table:table-cell>
          <table:table-cell office:value-type="string" office:string-value="https://mail.google.com/mail/u/0/?fs=1&amp;tf=cm&amp;to=nizar.maarouf1974.nm@gmail.com,&amp;cc=rmisegal@gmail.com&amp;bcc=&amp;su=ID00661 21220570&amp;body=שלום נזאר ,&#10;&#10;יורם" table:formula="of:=&quot;https://mail.google.com/mail/u/0/?fs=1&amp;tf=cm&amp;&quot;&amp;[.P17]&amp;&quot;&amp;&quot;&amp;[.Q17]&amp;&quot;&amp;&quot;&amp;[.R17]&amp;&quot;&amp;&quot;&amp;[.S17]&amp;&quot;&amp;&quot;&amp;[.U17]" table:style-name="ce158">
            <text:p>https://mail.google.com/mail/u/0/?fs=1&amp;tf=cm&amp;to=nizar.maarouf1974.nm@gmail.com,&amp;cc=rmisegal@gmail.com&amp;bcc=&amp;su=ID00661 21220570&amp;body=שלום נזאר ,</text:p>
            <text:p/>
            <text:p>יורם</text:p>
          </table:table-cell>
          <table:table-cell table:number-columns-repeated="10" table:style-name="ce158"/>
          <table:table-cell table:number-columns-repeated="16351"/>
        </table:table-row>
        <table:table-row table:style-name="ro1">
          <table:table-cell table:style-name="ce151"/>
          <table:table-cell table:style-name="ce160"/>
          <table:table-cell office:value-type="string" table:style-name="ce161">
            <text:p>ALL</text:p>
          </table:table-cell>
          <table:table-cell table:number-columns-repeated="3" table:style-name="ce162"/>
          <table:table-cell table:style-name="ce1"/>
          <table:table-cell table:number-columns-repeated="3" table:style-name="ce162"/>
          <table:table-cell office:value-type="string" table:style-name="ce163">
            <text:p>כולם של שרה ויורם</text:p>
          </table:table-cell>
          <table:table-cell office:value-type="string" office:string-value="saratzoor@gmail.com,naor.yekutiely@gmail.com,saarelias1@gmail.com,razgimi@gmail.com,maorgetter@gmail.com,Masarwe.tamer@gmail.com,Mohamedawesat@gmail.com,rmisegal@gmail.com" table:formula="of:=[.K2]&amp;&quot;,&quot;&amp;[.L6]&amp;&quot;,&quot;&amp;[.L7]&amp;&quot;,&quot;&amp;[.L8]&amp;&quot;,&quot;&amp;[.L9]&amp;&quot;,&quot;&amp;[.L12]&amp;&quot;,&quot;&amp;[.L13]&amp;&quot;,&quot;&amp;[.K3]" table:style-name="ce164">
            <text:p>saratzoor@gmail.com,naor.yekutiely@gmail.com,saarelias1@gmail.com,razgimi@gmail.com,maorgetter@gmail.com,Masarwe.tamer@gmail.com,Mohamedawesat@gmail.com,rmisegal@gmail.com</text:p>
          </table:table-cell>
          <table:table-cell office:value-type="string" table:style-name="ce163">
            <text:p><text:s/></text:p>
          </table:table-cell>
          <table:table-cell office:value-type="string" office:string-value="to=saratzoor@gmail.com,naor.yekutiely@gmail.com,saarelias1@gmail.com,razgimi@gmail.com,maorgetter@gmail.com,Masarwe.tamer@gmail.com,Mohamedawesat@gmail.com,rmisegal@gmail.com" table:formula="of:=&quot;to=&quot;&amp;[.L18]" table:style-name="ce162">
            <text:p>to=saratzoor@gmail.com,naor.yekutiely@gmail.com,saarelias1@gmail.com,razgimi@gmail.com,maorgetter@gmail.com,Masarwe.tamer@gmail.com,Mohamedawesat@gmail.com,rmisegal@gmail.com</text:p>
          </table:table-cell>
          <table:table-cell office:value-type="string" table:style-name="ce162">
            <text:p>cc=</text:p>
          </table:table-cell>
          <table:table-cell table:number-columns-repeated="2" table:style-name="ce162"/>
          <table:table-cell office:value-type="string" table:style-name="ce162">
            <text:p>bcc=</text:p>
          </table:table-cell>
          <table:table-cell office:value-type="string" office:string-value="su=ID00661" table:formula="of:=&quot;su=ID&quot;&amp;[.$R$3]" table:style-name="ce162">
            <text:p>su=ID00661</text:p>
          </table:table-cell>
          <table:table-cell office:value-type="string" office:string-value="body=שלום לכולם,&#10;יורם" table:formula="of:=&quot;body=שלום לכולם,&quot;&amp;CHAR(10)&amp;&quot;יורם&quot;" table:style-name="ce162">
            <text:p>body=שלום לכולם,</text:p>
            <text:p>יורם</text:p>
          </table:table-cell>
          <table:table-cell table:style-name="ce160"/>
          <table:table-cell office:value-type="string" office:string-value="https://mail.google.com/mail/u/0/?fs=1&amp;tf=cm&amp;to=saratzoor@gmail.com,naor.yekutiely@gmail.com,saarelias1@gmail.com,razgimi@gmail.com,maorgetter@gmail.com,Masarwe.tamer@gmail.com,Mohamedawesat@gmail.com,rmisegal@gmail.com&amp;cc=&amp;bcc=&amp;su=ID00661&amp;body=שלום לכולם,&#10;יורם" table:formula="of:=&quot;https://mail.google.com/mail/u/0/?fs=1&amp;tf=cm&amp;&quot;&amp;[.N18]&amp;&quot;&amp;&quot;&amp;[.O18]&amp;&quot;&amp;&quot;&amp;[.R18]&amp;&quot;&amp;&quot;&amp;[.S18]&amp;&quot;&amp;&quot;&amp;[.T18]" table:style-name="ce165">
            <text:p>https://mail.google.com/mail/u/0/?fs=1&amp;tf=cm&amp;to=saratzoor@gmail.com,naor.yekutiely@gmail.com,saarelias1@gmail.com,razgimi@gmail.com,maorgetter@gmail.com,Masarwe.tamer@gmail.com,Mohamedawesat@gmail.com,rmisegal@gmail.com&amp;cc=&amp;bcc=&amp;su=ID00661&amp;body=שלום לכולם,</text:p>
            <text:p>יורם</text:p>
          </table:table-cell>
          <table:table-cell office:value-type="string" table:style-name="ce163">
            <text:p><text:s/></text:p>
          </table:table-cell>
          <table:table-cell table:number-columns-repeated="10" table:style-name="ce162"/>
          <table:table-cell table:number-columns-repeated="16351"/>
        </table:table-row>
        <table:table-row table:style-name="ro1">
          <table:table-cell table:style-name="ce151"/>
          <table:table-cell table:number-columns-repeated="7" table:style-name="ce1"/>
          <table:table-cell table:number-columns-repeated="2" table:style-name="ce151"/>
          <table:table-cell office:value-type="string" table:style-name="ce163">
            <text:p>כולם של יורם</text:p>
          </table:table-cell>
          <table:table-cell office:value-type="string" office:string-value=" alinabloshenko37@gmail.com,edenefraim52@gmail.com,Talhellbaz@gmail.com,giorag265@gmail.com,alik.danovich@gmail.com,nizar.maarouf1974.nm@gmail.com,rmisegal@gmail.com" table:formula="of:=[.L10]&amp;&quot;,&quot;&amp;[.L11]&amp;&quot;,&quot;&amp;[.L14]&amp;&quot;,&quot;&amp;[.L15]&amp;&quot;,&quot;&amp;[.L16]&amp;&quot;,&quot;&amp;[.L17]&amp;&quot;,&quot;&amp;[.K3]" table:style-name="ce164">
            <text:p><text:s/>alinabloshenko37@gmail.com,edenefraim52@gmail.com,Talhellbaz@gmail.com,giorag265@gmail.com,alik.danovich@gmail.com,nizar.maarouf1974.nm@gmail.com,rmisegal@gmail.com</text:p>
          </table:table-cell>
          <table:table-cell office:value-type="string" table:style-name="ce151">
            <text:p><text:s/></text:p>
          </table:table-cell>
          <table:table-cell office:value-type="string" office:string-value="to= alinabloshenko37@gmail.com,edenefraim52@gmail.com,Talhellbaz@gmail.com,giorag265@gmail.com,alik.danovich@gmail.com,nizar.maarouf1974.nm@gmail.com,rmisegal@gmail.com" table:formula="of:=&quot;to=&quot;&amp;[.L19]" table:style-name="ce162">
            <text:p>to= alinabloshenko37@gmail.com,edenefraim52@gmail.com,Talhellbaz@gmail.com,giorag265@gmail.com,alik.danovich@gmail.com,nizar.maarouf1974.nm@gmail.com,rmisegal@gmail.com</text:p>
          </table:table-cell>
          <table:table-cell office:value-type="string" table:style-name="ce162">
            <text:p>cc=</text:p>
          </table:table-cell>
          <table:table-cell table:number-columns-repeated="2" table:style-name="ce151"/>
          <table:table-cell office:value-type="string" table:style-name="ce162">
            <text:p>bcc=</text:p>
          </table:table-cell>
          <table:table-cell office:value-type="string" office:string-value="su=ID00661" table:formula="of:=&quot;su=ID&quot;&amp;[.$R$3]" table:style-name="ce162">
            <text:p>su=ID00661</text:p>
          </table:table-cell>
          <table:table-cell office:value-type="string" office:string-value="body=שלום לכולם,&#10;יורם" table:formula="of:=&quot;body=שלום לכולם,&quot;&amp;CHAR(10)&amp;&quot;יורם&quot;" table:style-name="ce162">
            <text:p>body=שלום לכולם,</text:p>
            <text:p>יורם</text:p>
          </table:table-cell>
          <table:table-cell table:style-name="ce151"/>
          <table:table-cell office:value-type="string" office:string-value="https://mail.google.com/mail/u/0/?fs=1&amp;tf=cm&amp;to= alinabloshenko37@gmail.com,edenefraim52@gmail.com,Talhellbaz@gmail.com,giorag265@gmail.com,alik.danovich@gmail.com,nizar.maarouf1974.nm@gmail.com,rmisegal@gmail.com&amp;cc=&amp;bcc=&amp;su=ID00661&amp;body=שלום לכולם,&#10;יורם" table:formula="of:=&quot;https://mail.google.com/mail/u/0/?fs=1&amp;tf=cm&amp;&quot;&amp;[.N19]&amp;&quot;&amp;&quot;&amp;[.O19]&amp;&quot;&amp;&quot;&amp;[.R19]&amp;&quot;&amp;&quot;&amp;[.S19]&amp;&quot;&amp;&quot;&amp;[.T19]" table:style-name="ce165">
            <text:p>https://mail.google.com/mail/u/0/?fs=1&amp;tf=cm&amp;to= alinabloshenko37@gmail.com,edenefraim52@gmail.com,Talhellbaz@gmail.com,giorag265@gmail.com,alik.danovich@gmail.com,nizar.maarouf1974.nm@gmail.com,rmisegal@gmail.com&amp;cc=&amp;bcc=&amp;su=ID00661&amp;body=שלום לכולם,</text:p>
            <text:p>יורם</text:p>
          </table:table-cell>
          <table:table-cell office:value-type="string" table:style-name="ce163">
            <text:p><text:s/></text:p>
          </table:table-cell>
          <table:table-cell table:number-columns-repeated="10" table:style-name="ce151"/>
          <table:table-cell table:number-columns-repeated="16351"/>
        </table:table-row>
        <table:table-row table:style-name="ro1">
          <table:table-cell table:style-name="ce151"/>
          <table:table-cell table:number-columns-repeated="7" table:style-name="ce1"/>
          <table:table-cell table:number-columns-repeated="2" table:style-name="ce151"/>
          <table:table-cell office:value-type="string" table:style-name="ce163">
            <text:p>כולם</text:p>
          </table:table-cell>
          <table:table-cell office:value-type="string" office:string-value="naor.yekutiely@gmail.com,saarelias1@gmail.com,razgimi@gmail.com,maorgetter@gmail.com,Masarwe.tamer@gmail.com,Mohamedawesat@gmail.com,alik.danovich@gmail.com,nizar.maarouf1974.nm@gmail.com, alinabloshenko37@gmail.com,edenefraim52@gmail.com,Talhellbaz@gmail.com,giorag265@gmail.com,saratzoor@gmail.com,rmisegal@gmail.com" table:formula="of:=[.L6]&amp;&quot;,&quot;&amp;[.L7]&amp;&quot;,&quot;&amp;[.L8]&amp;&quot;,&quot;&amp;[.L9]&amp;&quot;,&quot;&amp;[.L12]&amp;&quot;,&quot;&amp;[.L13]&amp;&quot;,&quot;&amp;[.L16]&amp;&quot;,&quot;&amp;[.L17]&amp;&quot;,&quot;&amp;[.L10]&amp;&quot;,&quot;&amp;[.L11]&amp;&quot;,&quot;&amp;[.L14]&amp;&quot;,&quot;&amp;[.L15]&amp;&quot;,&quot;&amp;[.K2]&amp;&quot;,&quot;&amp;[.K3]" table:style-name="ce164">
            <text:p>naor.yekutiely@gmail.com,saarelias1@gmail.com,razgimi@gmail.com,maorgetter@gmail.com,Masarwe.tamer@gmail.com,Mohamedawesat@gmail.com,alik.danovich@gmail.com,nizar.maarouf1974.nm@gmail.com, alinabloshenko37@gmail.com,edenefraim52@gmail.com,Talhellbaz@gmail.com,giorag265@gmail.com,saratzoor@gmail.com,rmisegal@gmail.com</text:p>
          </table:table-cell>
          <table:table-cell office:value-type="string" table:style-name="ce151">
            <text:p><text:s/></text:p>
          </table:table-cell>
          <table:table-cell office:value-type="string" office:string-value="to=naor.yekutiely@gmail.com,saarelias1@gmail.com,razgimi@gmail.com,maorgetter@gmail.com,Masarwe.tamer@gmail.com,Mohamedawesat@gmail.com,alik.danovich@gmail.com,nizar.maarouf1974.nm@gmail.com, alinabloshenko37@gmail.com,edenefraim52@gmail.com,Talhellbaz@gmail.com,giorag265@gmail.com,saratzoor@gmail.com,rmisegal@gmail.com" table:formula="of:=&quot;to=&quot;&amp;[.L20]" table:style-name="ce162">
            <text:p>to=naor.yekutiely@gmail.com,saarelias1@gmail.com,razgimi@gmail.com,maorgetter@gmail.com,Masarwe.tamer@gmail.com,Mohamedawesat@gmail.com,alik.danovich@gmail.com,nizar.maarouf1974.nm@gmail.com, alinabloshenko37@gmail.com,edenefraim52@gmail.com,Talhellbaz@gmail.com,giorag265@gmail.com,saratzoor@gmail.com,rmisegal@gmail.com</text:p>
          </table:table-cell>
          <table:table-cell office:value-type="string" table:style-name="ce162">
            <text:p>cc=</text:p>
          </table:table-cell>
          <table:table-cell table:number-columns-repeated="2" table:style-name="ce151"/>
          <table:table-cell office:value-type="string" table:style-name="ce162">
            <text:p>bcc=</text:p>
          </table:table-cell>
          <table:table-cell office:value-type="string" office:string-value="su=ID00661" table:formula="of:=&quot;su=ID&quot;&amp;[.$R$3]" table:style-name="ce162">
            <text:p>su=ID00661</text:p>
          </table:table-cell>
          <table:table-cell office:value-type="string" office:string-value="body=שלום לכולם,&#10;יורם" table:formula="of:=&quot;body=שלום לכולם,&quot;&amp;CHAR(10)&amp;&quot;יורם&quot;" table:style-name="ce162">
            <text:p>body=שלום לכולם,</text:p>
            <text:p>יורם</text:p>
          </table:table-cell>
          <table:table-cell table:style-name="ce151"/>
          <table:table-cell office:value-type="string" office:string-value="https://mail.google.com/mail/u/0/?fs=1&amp;tf=cm&amp;to=naor.yekutiely@gmail.com,saarelias1@gmail.com,razgimi@gmail.com,maorgetter@gmail.com,Masarwe.tamer@gmail.com,Mohamedawesat@gmail.com,alik.danovich@gmail.com,nizar.maarouf1974.nm@gmail.com, alinabloshenko37@gmail.com,edenefraim52@gmail.com,Talhellbaz@gmail.com,giorag265@gmail.com,saratzoor@gmail.com,rmisegal@gmail.com&amp;cc=&amp;bcc=&amp;su=ID00661&amp;body=שלום לכולם,&#10;יורם" table:formula="of:=&quot;https://mail.google.com/mail/u/0/?fs=1&amp;tf=cm&amp;&quot;&amp;[.N20]&amp;&quot;&amp;&quot;&amp;[.O20]&amp;&quot;&amp;&quot;&amp;[.R20]&amp;&quot;&amp;&quot;&amp;[.S20]&amp;&quot;&amp;&quot;&amp;[.T20]" table:style-name="ce165">
            <text:p>https://mail.google.com/mail/u/0/?fs=1&amp;tf=cm&amp;to=naor.yekutiely@gmail.com,saarelias1@gmail.com,razgimi@gmail.com,maorgetter@gmail.com,Masarwe.tamer@gmail.com,Mohamedawesat@gmail.com,alik.danovich@gmail.com,nizar.maarouf1974.nm@gmail.com, alinabloshenko37@gmail.com,edenefraim52@gmail.com,Talhellbaz@gmail.com,giorag265@gmail.com,saratzoor@gmail.com,rmisegal@gmail.com&amp;cc=&amp;bcc=&amp;su=ID00661&amp;body=שלום לכולם,</text:p>
            <text:p>יורם</text:p>
          </table:table-cell>
          <table:table-cell office:value-type="string" table:style-name="ce163">
            <text:p><text:s/></text:p>
          </table:table-cell>
          <table:table-cell table:number-columns-repeated="10" table:style-name="ce151"/>
          <table:table-cell table:number-columns-repeated="16351"/>
        </table:table-row>
        <table:table-row table:style-name="ro2">
          <table:table-cell table:style-name="ce151"/>
          <table:table-cell table:number-columns-repeated="7" table:style-name="ce1"/>
          <table:table-cell table:number-columns-repeated="25" table:style-name="ce151"/>
          <table:table-cell table:number-columns-repeated="16351"/>
        </table:table-row>
        <table:table-row table:style-name="ro1">
          <table:table-cell table:style-name="ce151"/>
          <table:table-cell office:value-type="string" table:number-columns-spanned="6" table:number-rows-spanned="1" table:style-name="ce170">
            <text:p>זה בסיס הנתונים - לפה יש להכניס שמות וחלוקה לקבוצות. יש לוודא כי בדף קשר כל הפרטים מעודכנים</text:p>
          </table:table-cell>
          <table:covered-table-cell table:number-columns-repeated="5"/>
          <table:table-cell table:number-columns-repeated="14" table:style-name="ce151"/>
          <table:table-cell office:value-type="string" table:style-name="ce166">
            <text:p>https://mail.google.com/mail/u/0/?fs=1&amp;tf=cm&amp;to=naor.yekutiely@gmail.com,saarelias1@gmail.com,razgimi@gmail.com,maorgetter@gmail.com,Masarwe.tamer@gmail.com,Mohamedawesat@gmail.com,alik.danovich@gmail.com, alinabloshenko37@gmail.com,edenefraim52@gmail.com,Talhellbaz@gmail.com,giorag265@gmail.com,saratzoor@gmail.com,rmisegal@gmail.com&amp;cc=&amp;bcc=&amp;su=ID00911&amp;body=שלום לכולם,</text:p>
            <text:p>יורם</text:p>
          </table:table-cell>
          <table:table-cell table:number-columns-repeated="11" table:style-name="ce151"/>
          <table:table-cell table:number-columns-repeated="16351"/>
        </table:table-row>
        <table:table-row table:style-name="ro2">
          <table:table-cell table:style-name="ce151"/>
          <table:table-cell office:value-type="string" table:style-name="ce84">
            <text:p>מספר קבוצה</text:p>
          </table:table-cell>
          <table:table-cell office:value-type="string" table:style-name="ce84">
            <text:p>שם</text:p>
          </table:table-cell>
          <table:table-cell office:value-type="string" table:style-name="ce85">
            <text:p>טלפון</text:p>
          </table:table-cell>
          <table:table-cell office:value-type="string" table:style-name="ce84">
            <text:p>מס פרויקט</text:p>
          </table:table-cell>
          <table:table-cell office:value-type="string" table:style-name="ce84">
            <text:p>מנחה</text:p>
          </table:table-cell>
          <table:table-cell office:value-type="string" table:style-name="ce84">
            <text:p>שם פרויקט</text:p>
          </table:table-cell>
          <table:table-cell table:number-columns-repeated="26" table:style-name="ce151"/>
          <table:table-cell table:number-columns-repeated="16351"/>
        </table:table-row>
        <table:table-row table:style-name="ro2">
          <table:table-cell table:style-name="ce151"/>
          <table:table-cell office:value-type="float" office:value="1" table:number-columns-spanned="1" table:number-rows-spanned="2" table:style-name="ce61">
            <text:p>1</text:p>
          </table:table-cell>
          <table:table-cell office:value-type="string" table:style-name="ce30">
            <text:p>נאור יקותיאלי</text:p>
          </table:table-cell>
          <table:table-cell office:value-type="string" table:style-name="ce30">
            <text:p>054-5401134</text:p>
          </table:table-cell>
          <table:table-cell office:value-type="float" office:value="21220340" table:number-columns-spanned="1" table:number-rows-spanned="2" table:style-name="ce61">
            <text:p>21220340</text:p>
          </table:table-cell>
          <table:table-cell office:value-type="string" table:style-name="ce30">
            <text:p>שרה</text:p>
          </table:table-cell>
          <table:table-cell office:value-type="string" table:number-columns-spanned="1" table:number-rows-spanned="2" table:style-name="ce119">
            <text:p>רכב אוטונומי מבוסס Jeston Nano</text:p>
          </table:table-cell>
          <table:table-cell table:number-columns-repeated="3" table:style-name="ce151"/>
          <table:table-cell office:value-type="string" office:string-value="saratzoor@gmail.com OR naor.yekutiely@gmail.com OR saarelias1@gmail.com OR razgimi@gmail.com OR maorgetter@gmail.com OR Masarwe.tamer@gmail.com OR Mohamedawesat@gmail.com OR rmisegal@gmail.com" table:formula="of:=SUBSTITUTE([.L18];&quot;,&quot;;&quot; OR &quot;)" table:style-name="ce151">
            <text:p>saratzoor@gmail.com OR naor.yekutiely@gmail.com OR saarelias1@gmail.com OR razgimi@gmail.com OR maorgetter@gmail.com OR Masarwe.tamer@gmail.com OR Mohamedawesat@gmail.com OR rmisegal@gmail.com</text:p>
          </table:table-cell>
          <table:table-cell table:number-columns-repeated="22" table:style-name="ce151"/>
          <table:table-cell table:number-columns-repeated="16351"/>
        </table:table-row>
        <table:table-row table:style-name="ro2">
          <table:table-cell table:style-name="ce151"/>
          <table:covered-table-cell/>
          <table:table-cell office:value-type="string" table:style-name="ce30">
            <text:p>סער אליאס</text:p>
          </table:table-cell>
          <table:table-cell office:value-type="string" table:style-name="ce30">
            <text:p>054-2244610</text:p>
          </table:table-cell>
          <table:covered-table-cell/>
          <table:table-cell office:value-type="string" table:style-name="ce30">
            <text:p>יורם</text:p>
          </table:table-cell>
          <table:covered-table-cell/>
          <table:table-cell table:number-columns-repeated="3" table:style-name="ce151"/>
          <table:table-cell office:value-type="string" office:string-value=" alinabloshenko37@gmail.com OR edenefraim52@gmail.com OR Talhellbaz@gmail.com OR giorag265@gmail.com OR alik.danovich@gmail.com OR nizar.maarouf1974.nm@gmail.com OR rmisegal@gmail.com" table:formula="of:=SUBSTITUTE([.L19];&quot;,&quot;;&quot; OR &quot;)" table:style-name="ce151">
            <text:p><text:s/>alinabloshenko37@gmail.com OR edenefraim52@gmail.com OR Talhellbaz@gmail.com OR giorag265@gmail.com OR alik.danovich@gmail.com OR nizar.maarouf1974.nm@gmail.com OR rmisegal@gmail.com</text:p>
          </table:table-cell>
          <table:table-cell table:number-columns-repeated="22" table:style-name="ce151"/>
          <table:table-cell table:number-columns-repeated="16351"/>
        </table:table-row>
        <table:table-row table:style-name="ro2">
          <table:table-cell table:style-name="ce151"/>
          <table:table-cell office:value-type="float" office:value="2" table:number-columns-spanned="1" table:number-rows-spanned="2" table:style-name="ce62">
            <text:p>2</text:p>
          </table:table-cell>
          <table:table-cell office:value-type="string" table:style-name="ce35">
            <text:p>רז בן-אדרת</text:p>
          </table:table-cell>
          <table:table-cell office:value-type="string" table:style-name="ce35">
            <text:p>050-4003345</text:p>
          </table:table-cell>
          <table:table-cell office:value-type="float" office:value="21220330" table:number-columns-spanned="1" table:number-rows-spanned="2" table:style-name="ce62">
            <text:p>21220330</text:p>
          </table:table-cell>
          <table:table-cell office:value-type="string" table:style-name="ce35">
            <text:p>שרה</text:p>
          </table:table-cell>
          <table:table-cell office:value-type="string" table:number-columns-spanned="1" table:number-rows-spanned="2" table:style-name="ce122">
            <text:p>סופר חכם 2</text:p>
          </table:table-cell>
          <table:table-cell table:number-columns-repeated="3" table:style-name="ce151"/>
          <table:table-cell office:value-type="string" office:string-value="naor.yekutiely@gmail.com OR saarelias1@gmail.com OR razgimi@gmail.com OR maorgetter@gmail.com OR Masarwe.tamer@gmail.com OR Mohamedawesat@gmail.com OR alik.danovich@gmail.com OR nizar.maarouf1974.nm@gmail.com OR  alinabloshenko37@gmail.com OR edenefraim52@gmail.com OR Talhellbaz@gmail.com OR giorag265@gmail.com OR saratzoor@gmail.com OR rmisegal@gmail.com" table:formula="of:=SUBSTITUTE([.L20];&quot;,&quot;;&quot; OR &quot;)" table:style-name="ce151">
            <text:p>naor.yekutiely@gmail.com OR saarelias1@gmail.com OR razgimi@gmail.com OR maorgetter@gmail.com OR Masarwe.tamer@gmail.com OR Mohamedawesat@gmail.com OR alik.danovich@gmail.com OR nizar.maarouf1974.nm@gmail.com OR <text:s/>alinabloshenko37@gmail.com OR edenefraim52@gmail.com OR Talhellbaz@gmail.com OR giorag265@gmail.com OR saratzoor@gmail.com OR rmisegal@gmail.com</text:p>
          </table:table-cell>
          <table:table-cell table:number-columns-repeated="9" table:style-name="ce151"/>
          <table:table-cell table:style-name="ce166"/>
          <table:table-cell table:number-columns-repeated="12" table:style-name="ce151"/>
          <table:table-cell table:number-columns-repeated="16351"/>
        </table:table-row>
        <table:table-row table:style-name="ro2">
          <table:table-cell table:style-name="ce151"/>
          <table:covered-table-cell/>
          <table:table-cell office:value-type="string" table:style-name="ce35">
            <text:p>מאור גטר</text:p>
          </table:table-cell>
          <table:table-cell office:value-type="string" table:style-name="ce35">
            <text:p>054-2589500</text:p>
          </table:table-cell>
          <table:covered-table-cell/>
          <table:table-cell office:value-type="string" table:style-name="ce35">
            <text:p>יורם</text:p>
          </table:table-cell>
          <table:covered-table-cell/>
          <table:table-cell table:number-columns-repeated="26" table:style-name="ce151"/>
          <table:table-cell table:number-columns-repeated="16351"/>
        </table:table-row>
        <table:table-row table:style-name="ro2">
          <table:table-cell table:style-name="ce151"/>
          <table:table-cell office:value-type="float" office:value="3" table:number-columns-spanned="1" table:number-rows-spanned="2" table:style-name="ce63">
            <text:p>3</text:p>
          </table:table-cell>
          <table:table-cell office:value-type="string" table:style-name="ce38">
            <text:p>תאמר מסארוה</text:p>
          </table:table-cell>
          <table:table-cell office:value-type="string" table:style-name="ce38">
            <text:p>050-3672233</text:p>
          </table:table-cell>
          <table:table-cell office:value-type="float" office:value="21220320" table:number-columns-spanned="1" table:number-rows-spanned="2" table:style-name="ce63">
            <text:p>21220320</text:p>
          </table:table-cell>
          <table:table-cell office:value-type="string" table:style-name="ce38">
            <text:p>שרה</text:p>
          </table:table-cell>
          <table:table-cell office:value-type="string" table:number-columns-spanned="1" table:number-rows-spanned="2" table:style-name="ce126">
            <text:p>סופר חכם 1</text:p>
          </table:table-cell>
          <table:table-cell table:number-columns-repeated="3" table:style-name="ce151"/>
          <table:table-cell office:value-type="string" table:style-name="ce151">
            <text:p>saratzoor@gmail.com OR naor.yekutiely@gmail.com OR saarelias1@gmail.com OR razgimi@gmail.com OR maorgetter@gmail.com OR Masarwe.tamer@gmail.com OR Mohamedawesat@gmail.com OR rmisegal@gmail.com</text:p>
          </table:table-cell>
          <table:table-cell table:number-columns-repeated="22" table:style-name="ce151"/>
          <table:table-cell table:number-columns-repeated="16351"/>
        </table:table-row>
        <table:table-row table:style-name="ro2">
          <table:table-cell table:style-name="ce151"/>
          <table:covered-table-cell/>
          <table:table-cell office:value-type="string" table:style-name="ce38">
            <text:p>מוחמד עוויסאת</text:p>
          </table:table-cell>
          <table:table-cell office:value-type="string" table:style-name="ce38">
            <text:p>053-9332731</text:p>
          </table:table-cell>
          <table:covered-table-cell/>
          <table:table-cell office:value-type="string" table:style-name="ce38">
            <text:p>יורם</text:p>
          </table:table-cell>
          <table:covered-table-cell/>
          <table:table-cell table:number-columns-repeated="3" table:style-name="ce151"/>
          <table:table-cell office:value-type="string" table:style-name="ce151">
            <text:p>alik.danovich@gmail.com OR <text:s/>alinabloshenko37@gmail.com OR edenefraim52@gmail.com OR Talhellbaz@gmail.com OR giorag265@gmail.com OR rmisegal@gmail.com</text:p>
          </table:table-cell>
          <table:table-cell table:number-columns-repeated="22" table:style-name="ce151"/>
          <table:table-cell table:number-columns-repeated="16351"/>
        </table:table-row>
        <table:table-row table:style-name="ro2">
          <table:table-cell table:style-name="ce151"/>
          <table:table-cell office:value-type="float" office:value="4" table:number-columns-spanned="1" table:number-rows-spanned="2" table:style-name="ce62">
            <text:p>4</text:p>
          </table:table-cell>
          <table:table-cell office:value-type="string" table:style-name="ce35">
            <text:p>אלינה בלושנקו</text:p>
          </table:table-cell>
          <table:table-cell office:value-type="string" table:style-name="ce35">
            <text:p>054-3299444</text:p>
          </table:table-cell>
          <table:table-cell office:value-type="float" office:value="21220590" table:number-columns-spanned="1" table:number-rows-spanned="2" table:style-name="ce62">
            <text:p>21220590</text:p>
          </table:table-cell>
          <table:table-cell office:value-type="string" table:number-columns-spanned="1" table:number-rows-spanned="2" table:style-name="ce62">
            <text:p>יורם</text:p>
          </table:table-cell>
          <table:table-cell office:value-type="string" table:number-columns-spanned="1" table:number-rows-spanned="2" table:style-name="ce122">
            <text:p>משחק מחשב מבוסס מחוות אדם מול מצלמה</text:p>
          </table:table-cell>
          <table:table-cell table:number-columns-repeated="3" table:style-name="ce151"/>
          <table:table-cell office:value-type="string" table:style-name="ce151">
            <text:p>naor.yekutiely@gmail.com OR saarelias1@gmail.com OR razgimi@gmail.com OR maorgetter@gmail.com OR Masarwe.tamer@gmail.com OR Mohamedawesat@gmail.com OR alik.danovich@gmail.com OR <text:s/>alinabloshenko37@gmail.com OR edenefraim52@gmail.com OR Talhellbaz@gmail.com OR giorag265@gmail.com OR saratzoor@gmail.com OR rmisegal@gmail.com</text:p>
          </table:table-cell>
          <table:table-cell table:number-columns-repeated="22" table:style-name="ce151"/>
          <table:table-cell table:number-columns-repeated="16351"/>
        </table:table-row>
        <table:table-row table:style-name="ro2">
          <table:table-cell table:style-name="ce151"/>
          <table:covered-table-cell/>
          <table:table-cell office:value-type="string" table:style-name="ce35">
            <text:p>עדן אפרים</text:p>
          </table:table-cell>
          <table:table-cell office:value-type="string" table:style-name="ce35">
            <text:p>050-3382767</text:p>
          </table:table-cell>
          <table:covered-table-cell/>
          <table:covered-table-cell/>
          <table:covered-table-cell/>
          <table:table-cell table:number-columns-repeated="26" table:style-name="ce151"/>
          <table:table-cell table:number-columns-repeated="16351"/>
        </table:table-row>
        <table:table-row table:style-name="ro2">
          <table:table-cell table:style-name="ce151"/>
          <table:table-cell office:value-type="float" office:value="5" table:number-columns-spanned="1" table:number-rows-spanned="2" table:style-name="ce61">
            <text:p>5</text:p>
          </table:table-cell>
          <table:table-cell office:value-type="string" table:style-name="ce30">
            <text:p>טל אלבז</text:p>
          </table:table-cell>
          <table:table-cell office:value-type="string" table:style-name="ce30">
            <text:p>054-2644402</text:p>
          </table:table-cell>
          <table:table-cell office:value-type="float" office:value="21220640" table:number-columns-spanned="1" table:number-rows-spanned="2" table:style-name="ce61">
            <text:p>21220640</text:p>
          </table:table-cell>
          <table:table-cell office:value-type="string" table:number-columns-spanned="1" table:number-rows-spanned="2" table:style-name="ce61">
            <text:p>יורם</text:p>
          </table:table-cell>
          <table:table-cell office:value-type="string" table:number-columns-spanned="1" table:number-rows-spanned="2" table:style-name="ce129">
            <text:p>מדידת קצב גדילת גידולי שדה באמצעות רחפן עיבוד תמונה ולימוד מכונה</text:p>
          </table:table-cell>
          <table:table-cell table:number-columns-repeated="26" table:style-name="ce151"/>
          <table:table-cell table:number-columns-repeated="16351"/>
        </table:table-row>
        <table:table-row table:style-name="ro2">
          <table:table-cell table:style-name="ce151"/>
          <table:covered-table-cell/>
          <table:table-cell office:value-type="string" table:style-name="ce30">
            <text:p>גיורא גבאי</text:p>
          </table:table-cell>
          <table:table-cell office:value-type="string" table:style-name="ce30">
            <text:p>054-4809882</text:p>
          </table:table-cell>
          <table:covered-table-cell/>
          <table:covered-table-cell/>
          <table:covered-table-cell/>
          <table:table-cell table:number-columns-repeated="26" table:style-name="ce151"/>
          <table:table-cell table:number-columns-repeated="16351"/>
        </table:table-row>
        <table:table-row table:style-name="ro15">
          <table:table-cell table:style-name="ce151"/>
          <table:table-cell office:value-type="float" office:value="6" table:style-name="ce90">
            <text:p>6</text:p>
          </table:table-cell>
          <table:table-cell office:value-type="string" table:style-name="ce90">
            <text:p>אליק דנוביץ</text:p>
          </table:table-cell>
          <table:table-cell office:value-type="string" table:style-name="ce90">
            <text:p>054-7200455</text:p>
          </table:table-cell>
          <table:table-cell office:value-type="float" office:value="21220600" table:style-name="ce90">
            <text:p>21220600</text:p>
          </table:table-cell>
          <table:table-cell office:value-type="string" table:style-name="ce90">
            <text:p>יורם</text:p>
          </table:table-cell>
          <table:table-cell office:value-type="string" table:style-name="ce91">
            <text:p>המרת טקסט לתנועת שלד אדם וחילוץ הטקסט מהתנועה באמצעות למידה עמוקה</text:p>
          </table:table-cell>
          <table:table-cell table:number-columns-repeated="26" table:style-name="ce151"/>
          <table:table-cell table:number-columns-repeated="16351"/>
        </table:table-row>
        <table:table-row table:style-name="ro10">
          <table:table-cell table:style-name="ce151"/>
          <table:table-cell office:value-type="float" office:value="7" table:style-name="ce93">
            <text:p>7</text:p>
          </table:table-cell>
          <table:table-cell office:value-type="string" table:style-name="ce93">
            <text:p>נזאר מערוף</text:p>
          </table:table-cell>
          <table:table-cell office:value-type="string" table:style-name="ce93">
            <text:p>052-7908901</text:p>
          </table:table-cell>
          <table:table-cell office:value-type="float" office:value="21220570" table:style-name="ce93">
            <text:p>21220570</text:p>
          </table:table-cell>
          <table:table-cell office:value-type="string" table:style-name="ce93">
            <text:p>יורם</text:p>
          </table:table-cell>
          <table:table-cell office:value-type="string" table:style-name="ce94">
            <text:p>השוואת ביצועי אלגורתמי ML בעזרת בסיסי נתונים סינטטיים</text:p>
          </table:table-cell>
          <table:table-cell table:number-columns-repeated="26" table:style-name="ce151"/>
          <table:table-cell table:number-columns-repeated="16351"/>
        </table:table-row>
        <table:table-row table:number-rows-repeated="11" table:style-name="ro2">
          <table:table-cell table:style-name="ce151"/>
          <table:table-cell table:number-columns-repeated="6" table:style-name="ce1"/>
          <table:table-cell table:number-columns-repeated="26" table:style-name="ce151"/>
          <table:table-cell table:number-columns-repeated="16351"/>
        </table:table-row>
        <table:table-row table:number-rows-repeated="959" table:style-name="ro2">
          <table:table-cell table:number-columns-repeated="33" table:style-name="ce151"/>
          <table:table-cell table:number-columns-repeated="16351"/>
        </table:table-row>
        <table:table-row table:number-rows-repeated="1047571" table:style-name="ro3">
          <table:table-cell table:number-columns-repeated="16384"/>
        </table:table-row>
      </table:table>
      <table:table table:name="טופסי_הרשמה" table:style-name="ta3">
        <table:table-column table:style-name="co3" table:number-columns-repeated="1024" table:default-cell-style-name="ce1"/>
        <table:table-column table:style-name="co13" table:number-columns-repeated="15360" table:default-cell-style-name="ce1"/>
        <table:table-row table:style-name="ro1">
          <table:table-cell office:value-type="string" table:style-name="ce171">
            <text:p>Timestamp</text:p>
          </table:table-cell>
          <table:table-cell office:value-type="string" table:style-name="ce171">
            <text:p>Project Name</text:p>
          </table:table-cell>
          <table:table-cell office:value-type="string" table:style-name="ce171">
            <text:p>Project ID</text:p>
          </table:table-cell>
          <table:table-cell office:value-type="string" table:style-name="ce171">
            <text:p>Student 1 ID</text:p>
          </table:table-cell>
          <table:table-cell office:value-type="string" table:style-name="ce171">
            <text:p>Student 1 Name</text:p>
          </table:table-cell>
          <table:table-cell office:value-type="string" table:style-name="ce171">
            <text:p>Student 1 Email</text:p>
          </table:table-cell>
          <table:table-cell office:value-type="string" table:style-name="ce171">
            <text:p>Student 1 Phone</text:p>
          </table:table-cell>
          <table:table-cell office:value-type="string" table:style-name="ce171">
            <text:p>Link to Student 1 Grade sheet</text:p>
          </table:table-cell>
          <table:table-cell office:value-type="string" table:style-name="ce171">
            <text:p>Student 2 ID</text:p>
          </table:table-cell>
          <table:table-cell office:value-type="string" table:style-name="ce171">
            <text:p>Student 2 Name</text:p>
          </table:table-cell>
          <table:table-cell office:value-type="string" table:style-name="ce171">
            <text:p>Student 2 Email</text:p>
          </table:table-cell>
          <table:table-cell office:value-type="string" table:style-name="ce171">
            <text:p>Student 2 Phone</text:p>
          </table:table-cell>
          <table:table-cell office:value-type="string" table:style-name="ce171">
            <text:p>Link to Student 2 Grade sheet</text:p>
          </table:table-cell>
          <table:table-cell office:value-type="string" table:style-name="ce171">
            <text:p>Why did you choose to apply to do this project?</text:p>
          </table:table-cell>
          <table:table-cell office:value-type="string" table:style-name="ce171">
            <text:p>Why do you think you are suitable to carry out this project?</text:p>
          </table:table-cell>
          <table:table-cell office:value-type="string" table:style-name="ce171">
            <text:p>Do you have a fellow student to carry out this project?</text:p>
          </table:table-cell>
          <table:table-cell office:value-type="string" table:style-name="ce171">
            <text:p>Link to Student 1 Grade sheet</text:p>
          </table:table-cell>
          <table:table-cell office:value-type="string" table:style-name="ce171">
            <text:p>stm</text:p>
          </table:table-cell>
          <table:table-cell office:value-type="string" table:style-name="ce171">
            <text:p>Send Update (col=19)</text:p>
          </table:table-cell>
          <table:table-cell office:value-type="string" table:style-name="ce171">
            <text:p>Mentor</text:p>
          </table:table-cell>
          <table:table-cell office:value-type="string" table:style-name="ce171">
            <text:p>Mentor Email</text:p>
          </table:table-cell>
          <table:table-cell office:value-type="string" table:style-name="ce171">
            <text:p>GroupName</text:p>
          </table:table-cell>
          <table:table-cell office:value-type="string" table:style-name="ce171">
            <text:p>NoOfSameGroupInTheResponces</text:p>
          </table:table-cell>
          <table:table-cell office:value-type="string" table:style-name="ce171">
            <text:p>IsTheMentorSelectedStudentTo thisProject</text:p>
          </table:table-cell>
          <table:table-cell office:value-type="string" table:style-name="ce171">
            <text:p>IsThisStudentGroupSelectedByMentor</text:p>
          </table:table-cell>
          <table:table-cell table:number-columns-repeated="5" table:style-name="ce172"/>
          <table:table-cell table:number-columns-repeated="16354"/>
        </table:table-row>
        <table:table-row table:style-name="ro2">
          <table:table-cell office:value-type="date" office:date-value="2021-08-27T00:52:53" table:style-name="ce173">
            <text:p>8/27/2021 0:52:53</text:p>
          </table:table-cell>
          <table:table-cell office:value-type="string" table:style-name="ce174">
            <text:p>סופר חכם 1</text:p>
          </table:table-cell>
          <table:table-cell office:value-type="float" office:value="21220320" table:style-name="ce174">
            <text:p>21220320</text:p>
          </table:table-cell>
          <table:table-cell office:value-type="float" office:value="319455119" table:style-name="ce174">
            <text:p>319455119</text:p>
          </table:table-cell>
          <table:table-cell office:value-type="string" table:style-name="ce174">
            <text:p>דוד מוסייב</text:p>
          </table:table-cell>
          <table:table-cell office:value-type="string" table:style-name="ce158">
            <text:p>vadim566@gmail.com</text:p>
          </table:table-cell>
          <table:table-cell office:value-type="string" table:style-name="ce158">
            <text:p>052-9205104</text:p>
          </table:table-cell>
          <table:table-cell office:value-type="string" table:style-name="ce175">
            <text:p><text:a xlink:href="https://drive.google.com/file/d/14mYzgvrhMXNn7aeh-uU_C0SgjDquRY9w/view?usp=sharing">https://drive.google.com/file/d/14mYzgvrhMXNn7aeh-uU_C0SgjDquRY9w/view?usp=sharing</text:a></text:p>
          </table:table-cell>
          <table:table-cell office:value-type="float" office:value="203987557" table:style-name="ce174">
            <text:p>203987557</text:p>
          </table:table-cell>
          <table:table-cell office:value-type="string" table:style-name="ce174">
            <text:p>יקיר מימון</text:p>
          </table:table-cell>
          <table:table-cell office:value-type="string" table:style-name="ce158">
            <text:p>yakmay@gmail.com</text:p>
          </table:table-cell>
          <table:table-cell office:value-type="string" table:style-name="ce158">
            <text:p>054-9171829</text:p>
          </table:table-cell>
          <table:table-cell office:value-type="string" table:style-name="ce175">
            <text:p><text:a xlink:href="https://drive.google.com/file/d/1A7ur7Gt59-9lC_hlfWJ8TbADBucJDLzc/view?usp=sharing">https://drive.google.com/file/d/1A7ur7Gt59-9lC_hlfWJ8TbADBucJDLzc/view?usp=sharing</text:a></text:p>
          </table:table-cell>
          <table:table-cell office:value-type="string" table:style-name="ce174">
            <text:p>הפרויקט מעניין אותנו בעיקר משום שמדובר בפרויקט שהינו פרקטי ליום יום ומייעל את זמן השהות שלנו בסופר, ובעצם להביא את הקופה העצמאית הישר לתוך העגלה.</text:p>
            <text:p/>
            <text:p>התכנים המקצועים הנדרשים לפרויקט זה הינם מאוד מעניינים משום שמשלבים תוכנה חומרה ולראיתנו שילוב של יכלות פיתוח FULLSTACK אף יתרמו לפרויקט על ידי קישור הraspberry pi לWIFI ולבסיס נתונים שנמצא ברשת.</text:p>
          </table:table-cell>
          <table:table-cell office:value-type="string" table:style-name="ce174">
            <text:p>ניתן לצפות בקו"ח בלינק</text:p>
            <text:p>https://drive.google.com/file/d/1fIrGhiYJOhQN_he9zkQAJs_BPoXXqDOq/view?usp=sharing</text:p>
            <text:p/>
            <text:p>בנוסף אנחנו כזוג ביצענו מספר רב של פרויקטים בתחום התוכנה במהלך הלימודים שלנו ואנחנו בעלי יכולות למידה עצמית ,</text:p>
            <text:p>במקצועות שלנו:</text:p>
            <text:p>דוד מוסייב הינו רב סרן בצהל ומנהל פרויקטים אשר יודע להוביל תהליכים של פירוק בעיות מציאת והרכבת פתרונות לאורך זמן .(ראה קו"ח מצורפים בלינק למעלה)</text:p>
            <text:p/>
            <text:p/>
            <text:p>יקיר מימון הינו בתפקיד של Fault isolation engineer בחברת אינטל 6 שנים בותק - בתפקיד זה יקיר משתמש בכלים אופטיים בשילוב של טסטרים / מערכות פונקציונליות . התפקיד בעיקרו הוא תפקיד של דיבאג. בתפקידו הוא אמון על זיהוי הבעיות תיחומם ברמת הטרנזיסטור.</text:p>
          </table:table-cell>
          <table:table-cell office:value-type="string" table:style-name="ce158">
            <text:p>Yes</text:p>
          </table:table-cell>
          <table:table-cell table:number-columns-repeated="2" table:style-name="ce158"/>
          <table:table-cell office:value-type="string" table:style-name="ce176">
            <text:p>Sent</text:p>
          </table:table-cell>
          <table:table-cell office:value-type="string" table:style-name="ce158">
            <text:p><text:s/>גברת שרה צור + יורם סגל</text:p>
          </table:table-cell>
          <table:table-cell office:value-type="string" table:style-name="ce158">
            <text:p>saratzoor@gmail.com</text:p>
          </table:table-cell>
          <table:table-cell office:value-type="string" table:style-name="ce158">
            <text:p>דוד מוסייב יקיר מימון</text:p>
          </table:table-cell>
          <table:table-cell office:value-type="float" office:value="4" table:style-name="ce174">
            <text:p>4</text:p>
          </table:table-cell>
          <table:table-cell table:style-name="ce158"/>
          <table:table-cell office:value-type="string" table:style-name="ce158">
            <text:p>דוד מוסייב יקיר מימון</text:p>
          </table:table-cell>
          <table:table-cell table:number-columns-repeated="5" table:style-name="ce158"/>
          <table:table-cell table:number-columns-repeated="16354"/>
        </table:table-row>
        <table:table-row table:style-name="ro2">
          <table:table-cell office:value-type="date" office:date-value="2021-08-27T13:25:21" table:style-name="ce173">
            <text:p>8/27/2021 13:25:22</text:p>
          </table:table-cell>
          <table:table-cell office:value-type="string" table:style-name="ce174">
            <text:p>משחק מחשב מבוסס מחוות אדם מול מצלמה</text:p>
          </table:table-cell>
          <table:table-cell office:value-type="float" office:value="21220590" table:style-name="ce174">
            <text:p>21220590</text:p>
          </table:table-cell>
          <table:table-cell office:value-type="float" office:value="319333415" table:style-name="ce174">
            <text:p>319333415</text:p>
          </table:table-cell>
          <table:table-cell office:value-type="string" table:style-name="ce174">
            <text:p>אלינה בלושנקו</text:p>
          </table:table-cell>
          <table:table-cell office:value-type="string" table:style-name="ce158">
            <text:p><text:s/>alinabloshenko37@gmail.com</text:p>
          </table:table-cell>
          <table:table-cell office:value-type="string" table:style-name="ce158">
            <text:p>054-3299444</text:p>
          </table:table-cell>
          <table:table-cell office:value-type="string" table:style-name="ce175">
            <text:p><text:a xlink:href="https://drive.google.com/file/d/1H4ju9MkZoxTs0UAOR-dhyVxetGjsoTMP/view?usp=sharing">https://drive.google.com/file/d/1H4ju9MkZoxTs0UAOR-dhyVxetGjsoTMP/view?usp=sharing</text:a></text:p>
          </table:table-cell>
          <table:table-cell office:value-type="float" office:value="316429307" table:style-name="ce174">
            <text:p>316429307</text:p>
          </table:table-cell>
          <table:table-cell office:value-type="string" table:style-name="ce174">
            <text:p>עדן אפרים</text:p>
          </table:table-cell>
          <table:table-cell office:value-type="string" table:style-name="ce158">
            <text:p>edenefraim52@gmail.com</text:p>
          </table:table-cell>
          <table:table-cell office:value-type="string" table:style-name="ce158">
            <text:p>050-3382767</text:p>
          </table:table-cell>
          <table:table-cell office:value-type="string" table:style-name="ce175">
            <text:p><text:a xlink:href="https://drive.google.com/file/d/1ZJOYyObk68FxbCtoodgjSBrgHqUB75sW/view?usp=sharing">https://drive.google.com/file/d/1ZJOYyObk68FxbCtoodgjSBrgHqUB75sW/view?usp=sharing</text:a></text:p>
          </table:table-cell>
          <table:table-cell office:value-type="string" table:style-name="ce174">
            <text:p>תכנון ופתוח משחקים הוא נושא הקשור לליבנו, עולם ה gaming הוא נושא נורא רחב ומעניין שנשמח מאוד לקחת חלק ממנו .</text:p>
            <text:p>פרויקט זה יאפשר לנו לשלב יחד את עולם המשחקים ואת התחום ממנו אנו באות (פיתוח תוכנה) , שני עולמות רחבי אופק ויצירתיות שמושכים אותנו מאוד.</text:p>
            <text:p>אנו יצירתיות ובעלת דמיון מפותח רב ולכן אנו בטוחות כי יש ביכולתנו את האפשרות לקדם פרויקט זה כמה שיותר גבוה.</text:p>
            <text:p>ההתנסות המעשית בתוכנת ה- OpenPose תיתן לנו את היכולת לשלב את נושא האותות וכיצד הוא בא לידי ביטוי במצלמת ובתוכנת המחשב.</text:p>
            <text:p>בנוסף, יש לציין כי הדינמיקה בין שתינו מעולה, עבדנו יחד על מספר פרויקטים ומינפנו אחת את השנייה, על מנת להגיע לתוצאה הטובה ביותר.</text:p>
            <text:p/>
          </table:table-cell>
          <table:table-cell office:value-type="string" table:style-name="ce174">
            <office:annotation draw:style-name="a12" svg:x="16.6145833333333in" svg:y="0.75in" svg:width="4.44791666666667in" svg:height="0.375in">
              <dc:creator/>
              <text:p><text:span text:style-name="T2">Responder updated this value.</text:span></text:p>
            </office:annotation>
            <text:p>עדן אפרים, בת 25 מנתניה, סטודנטית להנדסת מחשבים.</text:p>
            <text:p>מאז היותי ילדה אהבתי את ההתעסקות במחשב וחקירתו לעומק תמיד עניינה וסקרנה אותי. החלום שלי הוא להיות מתכנתת ומפתחת תוכנה בעתידי .יש בי המון מוטיבציה ורצון להצליח ולמנף את עצמי כמה שיותר גבוה בתחום , אני בעלת יכולת למידה עצמאית ומהירה, מסודרת ואחראית , שואפת גבוה ובעלת דמיון מפותח ויצירתי , יכולת הבנה לפתירת בעיות ועבודה טובה בצוות.</text:p>
            <text:p>אומנם בדרישות מתבקשים קורסים של אותות ומערכות אך יש לציין כי יש בי יכולות למידה עצמית גבוהה ואעשה כל מה שנדרש על מנת לדעת את כל החומר הדרוש לביצוע הפרוייקט בצורה המושלמת ביותר.</text:p>
            <text:p>https://drive.google.com/file/d/1uit6jiGIf_IXNyDerHwsIlPg0yOd5yA-/view?usp=sharing</text:p>
            <text:p>אלינה בלושנקו,</text:p>
            <text:p>סטודנטית להנדסת מחשבים עם זיקה גדולה למקצוע,</text:p>
            <text:p>אני לומדת מהר, טובה בעבודת צוות, שמה לב לפרטים הקטנים ודואגת שהעבודה תבוצע בשלמותה. במהלך התואר יצרתי המון פרוייקטים, אחד מהם הוא משחק מחשב בפלטפורמת UNITY , בנוסף לומדת עצמאית BLENDER .</text:p>
            <text:p/>
            <text:p>https://docs.google.com/document/d/1olipqIK6SVXPbaGn-EtT2TAUCkEkwpVJ/edit?usp=sharing&amp;ouid=108240479532753827207&amp;rtpof=true&amp;sd=true</text:p>
          </table:table-cell>
          <table:table-cell office:value-type="string" table:style-name="ce158">
            <text:p>Yes</text:p>
          </table:table-cell>
          <table:table-cell table:number-columns-repeated="2" table:style-name="ce158"/>
          <table:table-cell office:value-type="string" table:style-name="ce158">
            <text:p>Sent</text:p>
          </table:table-cell>
          <table:table-cell office:value-type="string" table:style-name="ce158">
            <text:p>מר יורם סגל</text:p>
          </table:table-cell>
          <table:table-cell office:value-type="string" table:style-name="ce158">
            <text:p>yoramse@post.bgu.ac.il</text:p>
          </table:table-cell>
          <table:table-cell office:value-type="string" table:style-name="ce158">
            <text:p>אלינה בלושנקו עדן אפרים</text:p>
          </table:table-cell>
          <table:table-cell office:value-type="float" office:value="3" table:style-name="ce174">
            <text:p>3</text:p>
          </table:table-cell>
          <table:table-cell office:value-type="string" table:style-name="ce158">
            <text:p>Selected</text:p>
          </table:table-cell>
          <table:table-cell office:value-type="string" table:style-name="ce158">
            <text:p>אלינה בלושנקו עדן אפרים</text:p>
          </table:table-cell>
          <table:table-cell table:number-columns-repeated="5" table:style-name="ce158"/>
          <table:table-cell table:number-columns-repeated="16354"/>
        </table:table-row>
        <table:table-row table:style-name="ro2">
          <table:table-cell office:value-type="date" office:date-value="2021-08-27T15:10:39" table:style-name="ce173">
            <text:p>8/27/2021 15:10:39</text:p>
          </table:table-cell>
          <table:table-cell office:value-type="string" table:style-name="ce174">
            <text:p>רכב אוטונומי מבוסס Jeston Nano</text:p>
          </table:table-cell>
          <table:table-cell office:value-type="float" office:value="21220340" table:style-name="ce174">
            <text:p>21220340</text:p>
          </table:table-cell>
          <table:table-cell office:value-type="float" office:value="304864846" table:style-name="ce174">
            <text:p>304864846</text:p>
          </table:table-cell>
          <table:table-cell office:value-type="string" table:style-name="ce174">
            <text:p>דין סופר</text:p>
          </table:table-cell>
          <table:table-cell office:value-type="string" table:style-name="ce158">
            <text:p>deanwebdeveloper@gmail.com</text:p>
          </table:table-cell>
          <table:table-cell office:value-type="string" table:style-name="ce158">
            <text:p>052-5433232</text:p>
          </table:table-cell>
          <table:table-cell office:value-type="string" table:style-name="ce177">
            <text:p><text:a xlink:href="https://drive.google.com/file/d/1Fnv5-t8_Wf4m0j4uzZdTYlLUYtRU7UQ2/view?usp=sharing">https://drive.google.com/file/d/1Fnv5-t8_Wf4m0j4uzZdTYlLUYtRU7UQ2/view?usp=sharing</text:a></text:p>
          </table:table-cell>
          <table:table-cell table:number-columns-repeated="2" table:style-name="ce178"/>
          <table:table-cell table:number-columns-repeated="3" table:style-name="ce158"/>
          <table:table-cell office:value-type="string" table:style-name="ce158">
            <text:p>The combination of programming and hardware is appealing to me.</text:p>
            <text:p>i own a 3d printer, and i think it would add a nice touch to the project.</text:p>
            <text:p/>
          </table:table-cell>
          <table:table-cell office:value-type="string" table:style-name="ce158">
            <text:p>https://www.deansoffer.co.il/</text:p>
            <text:p>CV: https://drive.google.com/file/d/1kgh5q43v1SuD36ss2Jwn-XwNMOfi_LJ0/view?usp=sharing</text:p>
          </table:table-cell>
          <table:table-cell office:value-type="string" table:style-name="ce178">
            <text:p>I want to do the project on my own without partners</text:p>
          </table:table-cell>
          <table:table-cell table:number-columns-repeated="2" table:style-name="ce158"/>
          <table:table-cell office:value-type="string" table:style-name="ce158">
            <text:p>Sent</text:p>
          </table:table-cell>
          <table:table-cell office:value-type="string" table:style-name="ce158">
            <text:p><text:s/>גברת שרה צור + יורם סגל</text:p>
          </table:table-cell>
          <table:table-cell office:value-type="string" table:style-name="ce158">
            <text:p>saratzoor@gmail.com</text:p>
          </table:table-cell>
          <table:table-cell office:value-type="string" table:style-name="ce158">
            <text:p>דין סופר</text:p>
          </table:table-cell>
          <table:table-cell office:value-type="float" office:value="2" table:style-name="ce174">
            <text:p>2</text:p>
          </table:table-cell>
          <table:table-cell table:style-name="ce158"/>
          <table:table-cell office:value-type="string" table:style-name="ce158">
            <text:p>Groupt Not Selected</text:p>
          </table:table-cell>
          <table:table-cell table:number-columns-repeated="5" table:style-name="ce158"/>
          <table:table-cell table:number-columns-repeated="16354"/>
        </table:table-row>
        <table:table-row table:style-name="ro2">
          <table:table-cell office:value-type="date" office:date-value="2021-08-27T15:42:04" table:style-name="ce173">
            <text:p>8/27/2021 15:42:04</text:p>
          </table:table-cell>
          <table:table-cell office:value-type="string" table:style-name="ce174">
            <text:p>סופר חכם 1</text:p>
          </table:table-cell>
          <table:table-cell office:value-type="float" office:value="21220320" table:style-name="ce174">
            <text:p>21220320</text:p>
          </table:table-cell>
          <table:table-cell office:value-type="float" office:value="204610919" table:style-name="ce174">
            <text:p>204610919</text:p>
          </table:table-cell>
          <table:table-cell office:value-type="string" table:style-name="ce174">
            <text:p>ברק ליסקר</text:p>
          </table:table-cell>
          <table:table-cell office:value-type="string" table:style-name="ce158">
            <text:p>barak_l@windowslive.com</text:p>
          </table:table-cell>
          <table:table-cell office:value-type="string" table:style-name="ce158">
            <text:p>052-5759454</text:p>
          </table:table-cell>
          <table:table-cell office:value-type="string" table:style-name="ce175">
            <text:p><text:a xlink:href="https://drive.google.com/file/d/1ck8KGU6ewcHTFlB6VeL-Bkz9NtoItPxH/view?usp=sharing">https://drive.google.com/file/d/1ck8KGU6ewcHTFlB6VeL-Bkz9NtoItPxH/view?usp=sharing</text:a></text:p>
          </table:table-cell>
          <table:table-cell office:value-type="float" office:value="313190910" table:style-name="ce174">
            <text:p>313190910</text:p>
          </table:table-cell>
          <table:table-cell office:value-type="string" table:style-name="ce174">
            <text:p>עומר פרץ</text:p>
          </table:table-cell>
          <table:table-cell office:value-type="string" table:style-name="ce158">
            <text:p>omerperez1@gmail.com</text:p>
          </table:table-cell>
          <table:table-cell office:value-type="string" table:style-name="ce158">
            <text:p>050-7602360</text:p>
          </table:table-cell>
          <table:table-cell office:value-type="string" table:style-name="ce175">
            <text:p><text:a xlink:href="https://drive.google.com/file/d/1fvL8XxOa6RUMQ3w2TJ0mPCPN74VPuiEM/view?usp=sharing">https://drive.google.com/file/d/1fvL8XxOa6RUMQ3w2TJ0mPCPN74VPuiEM/view?usp=sharing</text:a></text:p>
          </table:table-cell>
          <table:table-cell office:value-type="string" table:style-name="ce174">
            <text:p>עבודה עם מיקרו בקרים מעניינת אותנו. בנוסף, אנו מתכננים לבחור באשכול מערכות מחשבים.</text:p>
          </table:table-cell>
          <table:table-cell office:value-type="string" table:style-name="ce174">
            <text:p>יש לנו נסיון בתכנות על מערכות משובצות מחשב. אנו עובדים היטב כצוות, מכיווו שבקורס מעבדה במיקרו מעבדים עבדנו ביחד.</text:p>
          </table:table-cell>
          <table:table-cell office:value-type="string" table:style-name="ce158">
            <text:p>Yes</text:p>
          </table:table-cell>
          <table:table-cell table:number-columns-repeated="2" table:style-name="ce158"/>
          <table:table-cell office:value-type="string" table:style-name="ce158">
            <text:p>Sent</text:p>
          </table:table-cell>
          <table:table-cell office:value-type="string" table:style-name="ce158">
            <text:p><text:s/>גברת שרה צור + יורם סגל</text:p>
          </table:table-cell>
          <table:table-cell office:value-type="string" table:style-name="ce158">
            <text:p>saratzoor@gmail.com</text:p>
          </table:table-cell>
          <table:table-cell office:value-type="string" table:style-name="ce158">
            <text:p>ברק ליסקר עומר פרץ</text:p>
          </table:table-cell>
          <table:table-cell office:value-type="float" office:value="6" table:style-name="ce174">
            <text:p>6</text:p>
          </table:table-cell>
          <table:table-cell table:style-name="ce158"/>
          <table:table-cell office:value-type="string" table:style-name="ce158">
            <text:p>ברק ליסקר עומר פרץ</text:p>
          </table:table-cell>
          <table:table-cell table:number-columns-repeated="5" table:style-name="ce158"/>
          <table:table-cell table:number-columns-repeated="16354"/>
        </table:table-row>
        <table:table-row table:style-name="ro2">
          <table:table-cell office:value-type="date" office:date-value="2021-08-27T15:54:26" table:style-name="ce173">
            <text:p>8/27/2021 15:54:27</text:p>
          </table:table-cell>
          <table:table-cell office:value-type="string" table:style-name="ce174">
            <text:p>סופר חכם 2</text:p>
          </table:table-cell>
          <table:table-cell office:value-type="float" office:value="21220330" table:style-name="ce174">
            <text:p>21220330</text:p>
          </table:table-cell>
          <table:table-cell office:value-type="float" office:value="204610919" table:style-name="ce174">
            <text:p>204610919</text:p>
          </table:table-cell>
          <table:table-cell office:value-type="string" table:style-name="ce174">
            <text:p>ברק ליסקר</text:p>
          </table:table-cell>
          <table:table-cell office:value-type="string" table:style-name="ce158">
            <text:p>barak_l@windowslive.com</text:p>
          </table:table-cell>
          <table:table-cell office:value-type="string" table:style-name="ce158">
            <text:p>052-5759454</text:p>
          </table:table-cell>
          <table:table-cell office:value-type="string" table:style-name="ce175">
            <text:p><text:a xlink:href="https://drive.google.com/file/d/1ck8KGU6ewcHTFlB6VeL-Bkz9NtoItPxH/view?usp=sharing">https://drive.google.com/file/d/1ck8KGU6ewcHTFlB6VeL-Bkz9NtoItPxH/view?usp=sharing</text:a></text:p>
          </table:table-cell>
          <table:table-cell office:value-type="float" office:value="313190910" table:style-name="ce174">
            <text:p>313190910</text:p>
          </table:table-cell>
          <table:table-cell office:value-type="string" table:style-name="ce174">
            <text:p>עומר פרץ</text:p>
          </table:table-cell>
          <table:table-cell office:value-type="string" table:style-name="ce158">
            <text:p>omerperez1@gmail.com</text:p>
          </table:table-cell>
          <table:table-cell office:value-type="string" table:style-name="ce158">
            <text:p>050-7602360</text:p>
          </table:table-cell>
          <table:table-cell office:value-type="string" table:style-name="ce175">
            <text:p><text:a xlink:href="https://drive.google.com/file/d/1fvL8XxOa6RUMQ3w2TJ0mPCPN74VPuiEM/view?usp=sharing">https://drive.google.com/file/d/1fvL8XxOa6RUMQ3w2TJ0mPCPN74VPuiEM/view?usp=sharing</text:a></text:p>
          </table:table-cell>
          <table:table-cell office:value-type="string" table:style-name="ce174">
            <text:p>עבודה עם מיקרו בקרים מאוד מעניינת אותנו.</text:p>
          </table:table-cell>
          <table:table-cell office:value-type="string" table:style-name="ce174">
            <text:p>בעבר עבדנו כצוות בקורס מיקרו- מעבדים, ואנו מכוונים לאשכול מערכות מחשבים.</text:p>
          </table:table-cell>
          <table:table-cell office:value-type="string" table:style-name="ce158">
            <text:p>Yes</text:p>
          </table:table-cell>
          <table:table-cell table:number-columns-repeated="2" table:style-name="ce158"/>
          <table:table-cell office:value-type="string" table:style-name="ce158">
            <text:p>Sent</text:p>
          </table:table-cell>
          <table:table-cell office:value-type="string" table:style-name="ce158">
            <text:p><text:s/>גברת שרה צור + יורם סגל</text:p>
          </table:table-cell>
          <table:table-cell office:value-type="string" table:style-name="ce158">
            <text:p>saratzoor@gmail.com</text:p>
          </table:table-cell>
          <table:table-cell office:value-type="string" table:style-name="ce158">
            <text:p>ברק ליסקר עומר פרץ</text:p>
          </table:table-cell>
          <table:table-cell office:value-type="float" office:value="6" table:style-name="ce174">
            <text:p>6</text:p>
          </table:table-cell>
          <table:table-cell table:style-name="ce158"/>
          <table:table-cell office:value-type="string" table:style-name="ce158">
            <text:p>ברק ליסקר עומר פרץ</text:p>
          </table:table-cell>
          <table:table-cell table:number-columns-repeated="5" table:style-name="ce158"/>
          <table:table-cell table:number-columns-repeated="16354"/>
        </table:table-row>
        <table:table-row table:style-name="ro2">
          <table:table-cell office:value-type="date" office:date-value="2021-08-27T16:19:24" table:style-name="ce173">
            <text:p>8/27/2021 16:19:24</text:p>
          </table:table-cell>
          <table:table-cell office:value-type="string" table:style-name="ce174">
            <text:p>רכב אוטונומי מבוסס Jeston Nano</text:p>
          </table:table-cell>
          <table:table-cell office:value-type="float" office:value="21220340" table:style-name="ce174">
            <text:p>21220340</text:p>
          </table:table-cell>
          <table:table-cell office:value-type="float" office:value="312389083" table:style-name="ce174">
            <text:p>312389083</text:p>
          </table:table-cell>
          <table:table-cell office:value-type="string" table:style-name="ce174">
            <text:p>נאור יקותיאלי</text:p>
          </table:table-cell>
          <table:table-cell office:value-type="string" table:style-name="ce158">
            <text:p>naor.yekutiely@gmail.com</text:p>
          </table:table-cell>
          <table:table-cell office:value-type="string" table:style-name="ce158">
            <text:p>054-5401134</text:p>
          </table:table-cell>
          <table:table-cell office:value-type="string" table:style-name="ce175">
            <text:p><text:a xlink:href="https://drive.google.com/file/d/17yzyLtNJAimU55XvAeO7USj2ua5ppwHj/view?usp=sharing">https://drive.google.com/file/d/17yzyLtNJAimU55XvAeO7USj2ua5ppwHj/view?usp=sharing</text:a></text:p>
          </table:table-cell>
          <table:table-cell office:value-type="float" office:value="312272230" table:style-name="ce174">
            <text:p>312272230</text:p>
          </table:table-cell>
          <table:table-cell office:value-type="string" table:style-name="ce174">
            <text:p>סער אליאס</text:p>
          </table:table-cell>
          <table:table-cell office:value-type="string" table:style-name="ce158">
            <text:p>saarelias1@gmail.com</text:p>
          </table:table-cell>
          <table:table-cell office:value-type="string" table:style-name="ce158">
            <text:p>054-2244610</text:p>
          </table:table-cell>
          <table:table-cell office:value-type="string" table:style-name="ce175">
            <text:p><text:a xlink:href="https://drive.google.com/file/d/10zVeh02GV3e3lyQT2hxOAtA8RwmHfy5X/view?usp=sharing">https://drive.google.com/file/d/10zVeh02GV3e3lyQT2hxOAtA8RwmHfy5X/view?usp=sharing</text:a></text:p>
          </table:table-cell>
          <table:table-cell office:value-type="string" table:style-name="ce174">
            <text:p/>
            <text:p>הפרויקט עוסק במספר תחומים שמאוד מעניינים אותנו. תחום הרכבים האוטונומים ההולך וגדל כל יום ובשנית , עולם למידת המכונה שהפך לחלק אינגטיבי בכמעט כל אספקט של חיינו. בנוסף בפרויקט זה קיים שילוב בין פיתוח תוכנה לבין חומרה ולכן אנו רואים בפרויקט זה הזדמנות ללמוד ולהכיר את נקודות הממשק בין העולמות והשילוב שביניהן שמוביל למוצר שלם. שנינו מכירים היטב את צורת העבודה המקובלת של צוותי פיתוח בתעשייה - שימוש ב source control tools וכדומה והיינו רוצים להביא זאת לידי ביטוי בפרויקט זה ובכך למקסם את עבודת הצוות שלנו ולהיגע לתוצאות הטובות ביותר. היינו רוצים ללמוד ולהתנסות כיצד לקחת את הכלים שלמדנו במסגרת העבודה והלימודים ולישמם לפרויקט משמעותי כמו זה. המכוניות האוטונומיות הן טכנולוגיית העתיד. משום שמדובר בתעשיית ענק (תעשיית הרכב) יש המון אופציות ודרכים להתקדם וליצור חברות start-up בשוק זה. ניתן לראות זאת כבר היום במדינת ישראל שהפכה למעצמה בתחום פיתוח חדשני לעולם הרכבים האוטונומים. ולכן, זהו תחום נהדר לצבור בו ניסיון ולחשוב בצורה יצירתית על פתרונות העתיד שכן זהו תחום חדש באופן יחסי ויש עוד המון מקום לפריצות דרך ופיתוחים חדשים בו.</text:p>
            <text:p/>
            <text:p/>
          </table:table-cell>
          <table:table-cell office:value-type="string" table:style-name="ce174">
            <text:p>נאור:</text:p>
            <text:p>ישנם מספר סיבות לבחירה בפרויקט זה. הסיבה העיקרית הינה הרצון לצבור ניסון בעולם הרכבים האוטונומים ובפרט בלמידת מכונה והתשוקה שלי למיקרו-קונטרטלרים. אני כרגע עובד בחברת SAP בתפקיד של DevOps Enginner. יש לי ניסיון של עבודה במטודולגיות אג׳יליות ועבודה משותפת עם צוותי פיתוח רבים ואינטגרציה של טכנולוגיות רבות מהמתקדמות בתעשיה. בנוסף, אני מחבב את עולם המיקרו-קונטרולרים ולכן ביצעתי פרויקטים שונים עם ארוידנו ופרויקט של ״בית חכם״ (ראי בקו״ח המצורפים). בנוגע ללמידת מכונה , משום שאני מאוד מתעניין בנושא זה לקחתי במהלך התואר מספר שיעורי למידה עצמאית מטעם אוניברסיטאת סטנדפורד בקורס של למידת מכונה. אני לא מתיימר לאמר שאני מבין את התחום, אבל אני כן יודע שיש לי יכולת למידה עצמית מצויינת (קיבלתי מצטיין דיקן על השנה הראשונה וגם השניה ומקווה שבקרוב אקבל גם עבור השלישית) ושיש לי תשוקה גדולה לנושא.</text:p>
            <text:p/>
            <text:p>קישור לקו״ח נאור: https://drive.google.com/file/d/1QmsF5qgJita0LEEbm4bWZXE_A0qn6zI_/view?usp=sharing</text:p>
            <text:p/>
            <text:p/>
            <text:p/>
            <text:p>סער:</text:p>
            <text:p>הסיבה שאני מתעניין הפרויקט זה הינה שבתפקידי בעבודה אני עובד על פיתוח הרדאר עבור המכונית האוטונומית של Intel בשיתוף עם Mobileye, ולכן אני מתעניין מאוד בפרויקט זה ויכול לתרום מניסיוני ובו בזמן אני רואה זאת כהזדמנות ללמוד ולהבין את התמונה הגדולה של הרכב האוטונומי. כיום אני עובד בתפקיד software enginner בצוות פיתוח התוכנה וכיוצא מכך אני צברתי ניסיון בשימוש בטכלוגיות רבות ושונות שיכולות לתרום להצלחתינו בפרויקט.</text:p>
            <text:p/>
            <text:p>קישור לקו״ח סער: https://drive.google.com/file/d/1rYeIfhTslXWxLAtQ6sisu8O4EFMxlkpD/view?usp=sharing</text:p>
            <text:p/>
          </table:table-cell>
          <table:table-cell office:value-type="string" table:style-name="ce158">
            <text:p>Yes</text:p>
          </table:table-cell>
          <table:table-cell table:number-columns-repeated="2" table:style-name="ce158"/>
          <table:table-cell office:value-type="string" table:style-name="ce158">
            <text:p>Sent</text:p>
          </table:table-cell>
          <table:table-cell office:value-type="string" table:style-name="ce158">
            <text:p><text:s/>גברת שרה צור + יורם סגל</text:p>
          </table:table-cell>
          <table:table-cell office:value-type="string" table:style-name="ce158">
            <text:p>saratzoor@gmail.com</text:p>
          </table:table-cell>
          <table:table-cell office:value-type="string" table:style-name="ce158">
            <text:p>נאור יקותיאלי סער אליאס</text:p>
          </table:table-cell>
          <table:table-cell office:value-type="float" office:value="1" table:style-name="ce174">
            <text:p>1</text:p>
          </table:table-cell>
          <table:table-cell office:value-type="string" table:style-name="ce158">
            <text:p>Selected</text:p>
          </table:table-cell>
          <table:table-cell office:value-type="string" table:style-name="ce158">
            <text:p>נאור יקותיאלי סער אליאס</text:p>
          </table:table-cell>
          <table:table-cell table:number-columns-repeated="5" table:style-name="ce158"/>
          <table:table-cell table:number-columns-repeated="16354"/>
        </table:table-row>
        <table:table-row table:style-name="ro2">
          <table:table-cell office:value-type="date" office:date-value="2021-08-27T17:28:00" table:style-name="ce173">
            <text:p>8/27/2021 17:28:00</text:p>
          </table:table-cell>
          <table:table-cell office:value-type="string" table:style-name="ce174">
            <text:p>סופר חכם 2</text:p>
          </table:table-cell>
          <table:table-cell office:value-type="float" office:value="21220330" table:style-name="ce174">
            <text:p>21220330</text:p>
          </table:table-cell>
          <table:table-cell office:value-type="float" office:value="205466733" table:style-name="ce174">
            <text:p>205466733</text:p>
          </table:table-cell>
          <table:table-cell office:value-type="string" table:style-name="ce174">
            <text:p>ניב אלישע</text:p>
          </table:table-cell>
          <table:table-cell office:value-type="string" table:style-name="ce158">
            <text:p>nive626@gmail.com</text:p>
          </table:table-cell>
          <table:table-cell office:value-type="string" table:style-name="ce158">
            <text:p>053-8274626</text:p>
          </table:table-cell>
          <table:table-cell office:value-type="string" table:style-name="ce175">
            <text:p><text:a xlink:href="https://drive.google.com/file/d/18YgslDXjinZaPcWKxwyAzII_Ja7zS8pD/view?usp=sharing">https://drive.google.com/file/d/18YgslDXjinZaPcWKxwyAzII_Ja7zS8pD/view?usp=sharing</text:a></text:p>
          </table:table-cell>
          <table:table-cell office:value-type="float" office:value="311308167" table:style-name="ce174">
            <text:p>311308167</text:p>
          </table:table-cell>
          <table:table-cell office:value-type="string" table:style-name="ce174">
            <text:p>עדן סגל</text:p>
          </table:table-cell>
          <table:table-cell office:value-type="string" table:style-name="ce158">
            <text:p>segaleden@gmail.com</text:p>
          </table:table-cell>
          <table:table-cell office:value-type="string" table:style-name="ce158">
            <text:p>052-2805652</text:p>
          </table:table-cell>
          <table:table-cell office:value-type="string" table:style-name="ce175">
            <text:p><text:a xlink:href="https://drive.google.com/file/d/1vG9Y02qNLK2ZPqY1fWurQ0oZ_AeWWfI7/view?usp=sharing">https://drive.google.com/file/d/1vG9Y02qNLK2ZPqY1fWurQ0oZ_AeWWfI7/view?usp=sharing</text:a></text:p>
          </table:table-cell>
          <table:table-cell office:value-type="string" table:style-name="ce174">
            <text:p>לנו כצוות יש נסיון תעסוקתי של כמעט שנה בניטור בקרה של מערכות + פיתוח אוטומציות REST FUL API בשפת PYTON, יצירת סביבה אוטונומית יציבה על ידי פיתוח מערכת alerts, ולשנינו יש נסיון בתחום התקשורת.</text:p>
            <text:p>בנוסף לכך נוכל לקבל עזרה ממקומות העבודה על מנת להוציא תוצר סופי ברמה גבוהה.</text:p>
            <text:p>שנינו בעל רצון ללמוד ולהתפתח בתחום הDEVOPS והפיתוח ומאמינים שפרויקט כזה יתן לנו כלים חשובים להמשך הקריירה התעסוקתית.</text:p>
            <text:p>EdenSegal CV:</text:p>
            <text:p>https://drive.google.com/file/d/1-nSGWA8dnwJBAj9eBuYoMThGAxhdX0lq/view?usp=sharing</text:p>
            <text:p>NivElisha CV:</text:p>
            <text:p>https://drive.google.com/file/d/10pfXktbSkVHcWwFH1Oj9ggt3ukMQ1vA_/view?usp=sharing</text:p>
          </table:table-cell>
          <table:table-cell office:value-type="string" table:style-name="ce174">
            <text:p>אנחנו בחרנו את הפרויקט ממספר סיבות, שנינו עובדים בשוק העבודה כרגע ומכוונים להגיע לתפקידים כגון DEVOPS/SRE/BackEnd.</text:p>
            <text:p>אנו בעלי מוטבצייה גבוהה ללמוד, ולהכיר טכנולוגיות חדשות.</text:p>
            <text:p>פרויקט זה יוכל למנף את שנינו במקומות העבודה, לתת לנו כלים חזקים לבניית תשתיות/פיתוח.</text:p>
          </table:table-cell>
          <table:table-cell office:value-type="string" table:style-name="ce158">
            <text:p>Yes</text:p>
          </table:table-cell>
          <table:table-cell table:number-columns-repeated="2" table:style-name="ce158"/>
          <table:table-cell office:value-type="string" table:style-name="ce158">
            <text:p>Sent</text:p>
          </table:table-cell>
          <table:table-cell office:value-type="string" table:style-name="ce158">
            <text:p><text:s/>גברת שרה צור + יורם סגל</text:p>
          </table:table-cell>
          <table:table-cell office:value-type="string" table:style-name="ce158">
            <text:p>saratzoor@gmail.com</text:p>
          </table:table-cell>
          <table:table-cell office:value-type="string" table:style-name="ce158">
            <text:p>ניב אלישע עדן סגל</text:p>
          </table:table-cell>
          <table:table-cell office:value-type="float" office:value="5" table:style-name="ce174">
            <text:p>5</text:p>
          </table:table-cell>
          <table:table-cell table:style-name="ce158"/>
          <table:table-cell office:value-type="string" table:style-name="ce158">
            <text:p>ניב אלישע עדן סגל</text:p>
          </table:table-cell>
          <table:table-cell table:number-columns-repeated="5" table:style-name="ce158"/>
          <table:table-cell table:number-columns-repeated="16354"/>
        </table:table-row>
        <table:table-row table:style-name="ro2">
          <table:table-cell office:value-type="date" office:date-value="2021-08-27T18:44:42" table:style-name="ce173">
            <text:p>8/27/2021 18:44:43</text:p>
          </table:table-cell>
          <table:table-cell office:value-type="string" table:style-name="ce174">
            <text:p>סופר חכם 1</text:p>
          </table:table-cell>
          <table:table-cell office:value-type="float" office:value="21220320" table:style-name="ce174">
            <text:p>21220320</text:p>
          </table:table-cell>
          <table:table-cell office:value-type="float" office:value="308558378" table:style-name="ce174">
            <text:p>308558378</text:p>
          </table:table-cell>
          <table:table-cell office:value-type="string" table:style-name="ce174">
            <text:p>רז בן-אדרת</text:p>
          </table:table-cell>
          <table:table-cell office:value-type="string" table:style-name="ce158">
            <text:p>razgimi@gmail.com</text:p>
          </table:table-cell>
          <table:table-cell office:value-type="string" table:style-name="ce158">
            <text:p>050-4003345</text:p>
          </table:table-cell>
          <table:table-cell office:value-type="string" table:style-name="ce175">
            <text:p><text:a xlink:href="https://drive.google.com/file/d/1CXMFG4wehs66tNVU3M_oHG7No7Vd9a8a/view?usp=sharing">https://drive.google.com/file/d/1CXMFG4wehs66tNVU3M_oHG7No7Vd9a8a/view?usp=sharing</text:a></text:p>
          </table:table-cell>
          <table:table-cell office:value-type="float" office:value="206042095" table:style-name="ce174">
            <text:p>206042095</text:p>
          </table:table-cell>
          <table:table-cell office:value-type="string" table:style-name="ce174">
            <text:p>מאור גטר</text:p>
          </table:table-cell>
          <table:table-cell office:value-type="string" table:style-name="ce158">
            <text:p>maorgetter@gmail.com</text:p>
          </table:table-cell>
          <table:table-cell office:value-type="string" table:style-name="ce158">
            <text:p>054-2589500</text:p>
          </table:table-cell>
          <table:table-cell office:value-type="string" table:style-name="ce175">
            <text:p><text:a xlink:href="https://drive.google.com/file/d/179msgqzRG-fjjz7ksJnfTQx6hNMGuD0i/view?usp=sharing">https://drive.google.com/file/d/179msgqzRG-fjjz7ksJnfTQx6hNMGuD0i/view?usp=sharing</text:a></text:p>
          </table:table-cell>
          <table:table-cell office:value-type="string" table:style-name="ce174">
            <text:p>הפרוייקט הזה נשמע לנו כמו התגלמות המאה ה-21. העולם הופך להיות חכם, נגיש, מהיר, יעיל וחדשני. אנחנו רוצים להיות חלק מהשינוי המטורף הזה בעולם, כמה שיותר להקל על הביקור במקום הכי מבוקש (שערכו עלה פי כמה וכמה מאז הקורונה), הסופר. כמו כן, הפונטציאל האדיר שטמון בפרוייקט זה מושך אותנו.</text:p>
          </table:table-cell>
          <table:table-cell office:value-type="string" table:style-name="ce174">
            <text:p>רז בן אדרת קורות חיים: https://drive.google.com/file/d/1LrhyfjKuUJCEVNSQokcoKH5ubYrAL1Hn/view?usp=sharing</text:p>
            <text:p>מאור גטר קורות חיים:</text:p>
            <text:p>https://drive.google.com/file/d/1zqugiuz08xAQwoMxzNRSS-GRkK6fDaTs/view?usp=sharing</text:p>
            <text:p/>
            <text:p>רצון לחדש ולייעל תהליכים שמתקיימים באופן כל כך תדיר. המחשבה שנוכל להקל על אנשים ולהפחית עומסים משוגעים במיוחד לקראת שבתות וחגים בסופרים, מניעה אותנו לבחור בפרוייקט זה ולהוציא את המוצר הכי שלם שנוכל.</text:p>
          </table:table-cell>
          <table:table-cell office:value-type="string" table:style-name="ce158">
            <text:p>Yes</text:p>
          </table:table-cell>
          <table:table-cell table:number-columns-repeated="2" table:style-name="ce158"/>
          <table:table-cell office:value-type="string" table:style-name="ce158">
            <text:p>Sent</text:p>
          </table:table-cell>
          <table:table-cell office:value-type="string" table:style-name="ce158">
            <text:p><text:s/>גברת שרה צור + יורם סגל</text:p>
          </table:table-cell>
          <table:table-cell office:value-type="string" table:style-name="ce158">
            <text:p>saratzoor@gmail.com</text:p>
          </table:table-cell>
          <table:table-cell office:value-type="string" table:style-name="ce158">
            <text:p>רז בן-אדרת מאור גטר</text:p>
          </table:table-cell>
          <table:table-cell office:value-type="float" office:value="8" table:style-name="ce174">
            <text:p>8</text:p>
          </table:table-cell>
          <table:table-cell table:style-name="ce158"/>
          <table:table-cell office:value-type="string" table:style-name="ce158">
            <text:p>רז בן-אדרת מאור גטר</text:p>
          </table:table-cell>
          <table:table-cell table:number-columns-repeated="5" table:style-name="ce158"/>
          <table:table-cell table:number-columns-repeated="16354"/>
        </table:table-row>
        <table:table-row table:style-name="ro2">
          <table:table-cell office:value-type="date" office:date-value="2021-08-27T18:50:47" table:style-name="ce173">
            <text:p>8/27/2021 18:50:48</text:p>
          </table:table-cell>
          <table:table-cell office:value-type="string" table:style-name="ce174">
            <text:p>סופר חכם 2</text:p>
          </table:table-cell>
          <table:table-cell office:value-type="float" office:value="21220330" table:style-name="ce174">
            <text:p>21220330</text:p>
          </table:table-cell>
          <table:table-cell office:value-type="float" office:value="308558378" table:style-name="ce174">
            <text:p>308558378</text:p>
          </table:table-cell>
          <table:table-cell office:value-type="string" table:style-name="ce174">
            <text:p>רז בן-אדרת</text:p>
          </table:table-cell>
          <table:table-cell office:value-type="string" table:style-name="ce158">
            <text:p>razgimi@gmail.com</text:p>
          </table:table-cell>
          <table:table-cell office:value-type="string" table:style-name="ce158">
            <text:p>050-4003345</text:p>
          </table:table-cell>
          <table:table-cell office:value-type="string" table:style-name="ce175">
            <text:p><text:a xlink:href="https://drive.google.com/file/d/1CXMFG4wehs66tNVU3M_oHG7No7Vd9a8a/view?usp=sharing">https://drive.google.com/file/d/1CXMFG4wehs66tNVU3M_oHG7No7Vd9a8a/view?usp=sharing</text:a></text:p>
          </table:table-cell>
          <table:table-cell office:value-type="float" office:value="206042095" table:style-name="ce174">
            <text:p>206042095</text:p>
          </table:table-cell>
          <table:table-cell office:value-type="string" table:style-name="ce174">
            <text:p>מאור גטר</text:p>
          </table:table-cell>
          <table:table-cell office:value-type="string" table:style-name="ce158">
            <text:p>maorgetter@gmail.com</text:p>
          </table:table-cell>
          <table:table-cell office:value-type="string" table:style-name="ce158">
            <text:p>054-2589500</text:p>
          </table:table-cell>
          <table:table-cell office:value-type="string" table:style-name="ce175">
            <text:p><text:a xlink:href="https://drive.google.com/file/d/179msgqzRG-fjjz7ksJnfTQx6hNMGuD0i/view?usp=sharing">https://drive.google.com/file/d/179msgqzRG-fjjz7ksJnfTQx6hNMGuD0i/view?usp=sharing</text:a></text:p>
          </table:table-cell>
          <table:table-cell office:value-type="string" table:style-name="ce174">
            <text:p>כמו בהצעה שלנו לפרוייקט "סופר חכם 1" גם כאן, הפרוייקט הזה נשמע לנו כמו התגלמות המאה ה-21. העולם הופך להיות חכם, נגיש, מהיר, יעיל וחדשני. אנחנו רוצים להיות חלק מהשינוי המטורף הזה בעולם, כמה שיותר להקל על הביקור במקום הכי מבוקש (שערכו עלה פי כמה וכמה מאז הקורונה), הסופר. כמו כן, הפונטציאל האדיר שטמון בפרוייקט זה מושך אותנו.</text:p>
          </table:table-cell>
          <table:table-cell office:value-type="string" table:style-name="ce174">
            <text:p>רז בן אדרת קורות חיים: https://drive.google.com/file/d/1LrhyfjKuUJCEVNSQokcoKH5ubYrAL1Hn/view?usp=sharing</text:p>
            <text:p>מאור גטר קורות חיים:</text:p>
            <text:p>https://drive.google.com/file/d/1zqugiuz08xAQwoMxzNRSS-GRkK6fDaTs/view?usp=sharing</text:p>
            <text:p/>
            <text:p>לדעתנו, תם עידן מחזיקי המפתחות המדמים מטבע של 5 ש"ח (או מטבעות אחרים בעולם), צריך להפרד מהעולם הישן ולהגיד שלום לnew world. היום אנחנו עושים (כמעט) הכל עם הנייד שלנו, לפתח מערכת כזו שיכולה להקל על בעלי הסופרים. אנחנו אוהבים אתגרים ורואים באתגר זה המשלב מערכת מורכבת שאמורה להיות מוצגת באופן הכי פשוט למשתמש בה, כפרוייקט הקרוב לכל אחד מאיתנו, הן כמפתחים והן כצרכנים.</text:p>
          </table:table-cell>
          <table:table-cell office:value-type="string" table:style-name="ce158">
            <text:p>Yes</text:p>
          </table:table-cell>
          <table:table-cell table:number-columns-repeated="2" table:style-name="ce158"/>
          <table:table-cell office:value-type="string" table:style-name="ce158">
            <text:p>Sent</text:p>
          </table:table-cell>
          <table:table-cell office:value-type="string" table:style-name="ce158">
            <text:p><text:s/>גברת שרה צור + יורם סגל</text:p>
          </table:table-cell>
          <table:table-cell office:value-type="string" table:style-name="ce158">
            <text:p>saratzoor@gmail.com</text:p>
          </table:table-cell>
          <table:table-cell office:value-type="string" table:style-name="ce158">
            <text:p>רז בן-אדרת מאור גטר</text:p>
          </table:table-cell>
          <table:table-cell office:value-type="float" office:value="8" table:style-name="ce174">
            <text:p>8</text:p>
          </table:table-cell>
          <table:table-cell office:value-type="string" table:style-name="ce158">
            <text:p>Selected</text:p>
          </table:table-cell>
          <table:table-cell office:value-type="string" table:style-name="ce158">
            <text:p>רז בן-אדרת מאור גטר</text:p>
          </table:table-cell>
          <table:table-cell table:number-columns-repeated="5" table:style-name="ce158"/>
          <table:table-cell table:number-columns-repeated="16354"/>
        </table:table-row>
        <table:table-row table:style-name="ro2">
          <table:table-cell office:value-type="date" office:date-value="2021-08-27T18:58:03" table:style-name="ce173">
            <text:p>8/27/2021 18:58:04</text:p>
          </table:table-cell>
          <table:table-cell office:value-type="string" table:style-name="ce174">
            <text:p>רכב אוטונומי מבוסס Jeston Nano</text:p>
          </table:table-cell>
          <table:table-cell office:value-type="float" office:value="21220340" table:style-name="ce174">
            <text:p>21220340</text:p>
          </table:table-cell>
          <table:table-cell office:value-type="float" office:value="308558378" table:style-name="ce174">
            <text:p>308558378</text:p>
          </table:table-cell>
          <table:table-cell office:value-type="string" table:style-name="ce174">
            <text:p>רז בן-אדרת</text:p>
          </table:table-cell>
          <table:table-cell office:value-type="string" table:style-name="ce158">
            <text:p>razgimi@gmail.com</text:p>
          </table:table-cell>
          <table:table-cell office:value-type="string" table:style-name="ce158">
            <text:p>050-4003345</text:p>
          </table:table-cell>
          <table:table-cell office:value-type="string" table:style-name="ce175">
            <text:p><text:a xlink:href="https://drive.google.com/file/d/1CXMFG4wehs66tNVU3M_oHG7No7Vd9a8a/view?usp=sharing">https://drive.google.com/file/d/1CXMFG4wehs66tNVU3M_oHG7No7Vd9a8a/view?usp=sharing</text:a></text:p>
          </table:table-cell>
          <table:table-cell office:value-type="float" office:value="206042095" table:style-name="ce174">
            <text:p>206042095</text:p>
          </table:table-cell>
          <table:table-cell office:value-type="string" table:style-name="ce174">
            <text:p>מאור גטר</text:p>
          </table:table-cell>
          <table:table-cell office:value-type="string" table:style-name="ce158">
            <text:p>maorgetter@gmail.com</text:p>
          </table:table-cell>
          <table:table-cell office:value-type="string" table:style-name="ce158">
            <text:p>054-2589500</text:p>
          </table:table-cell>
          <table:table-cell office:value-type="string" table:style-name="ce175">
            <text:p><text:a xlink:href="https://drive.google.com/file/d/179msgqzRG-fjjz7ksJnfTQx6hNMGuD0i/view?usp=sharing">https://drive.google.com/file/d/179msgqzRG-fjjz7ksJnfTQx6hNMGuD0i/view?usp=sharing</text:a></text:p>
          </table:table-cell>
          <table:table-cell office:value-type="string" table:style-name="ce174">
            <text:p>בתור סטודנטים שיותר נמשכים לעולם התוכנה, האתגר בשילוב של התוכנה עם בקרים - בטח ובטח כשהעולם צועד לכיוון הנסיעה האוטונומית בצעדי ענק, הוא אתגר שמחייב פתרונות איכותיים כמו שנדרש בפרוייקט מסוג זה. תחושת השליחות שניתן להפיק בנושא כזה שעשוי להציל חיים, לא פחות מושכת מהאתגר עצמו.</text:p>
          </table:table-cell>
          <table:table-cell office:value-type="string" table:style-name="ce174">
            <text:p>רז בן אדרת קורות חיים: https://drive.google.com/file/d/1LrhyfjKuUJCEVNSQokcoKH5ubYrAL1Hn/view?usp=sharing</text:p>
            <text:p>מאור גטר קורות חיים:</text:p>
            <text:p>https://drive.google.com/file/d/1zqugiuz08xAQwoMxzNRSS-GRkK6fDaTs/view?usp=sharing</text:p>
            <text:p/>
            <text:p>כאנשים עם זיקה לעולם התחבורה, אשר עבדו בתחום ו"נגעו" בנתונים אמיתיים מחיי התחבורה בישראל, אנחנו משוכנעים שיש לנו את היכולת להוציא לפועל מערכת איכותית שלמה ויעילה, הרבה יותר מסטודנטים אחרים.</text:p>
          </table:table-cell>
          <table:table-cell office:value-type="string" table:style-name="ce158">
            <text:p>Yes</text:p>
          </table:table-cell>
          <table:table-cell table:number-columns-repeated="2" table:style-name="ce158"/>
          <table:table-cell office:value-type="string" table:style-name="ce158">
            <text:p>Sent</text:p>
          </table:table-cell>
          <table:table-cell office:value-type="string" table:style-name="ce158">
            <text:p><text:s/>גברת שרה צור + יורם סגל</text:p>
          </table:table-cell>
          <table:table-cell office:value-type="string" table:style-name="ce158">
            <text:p>saratzoor@gmail.com</text:p>
          </table:table-cell>
          <table:table-cell office:value-type="string" table:style-name="ce158">
            <text:p>רז בן-אדרת מאור גטר</text:p>
          </table:table-cell>
          <table:table-cell office:value-type="float" office:value="8" table:style-name="ce174">
            <text:p>8</text:p>
          </table:table-cell>
          <table:table-cell table:style-name="ce158"/>
          <table:table-cell office:value-type="string" table:style-name="ce158">
            <text:p>רז בן-אדרת מאור גטר</text:p>
          </table:table-cell>
          <table:table-cell table:number-columns-repeated="5" table:style-name="ce158"/>
          <table:table-cell table:number-columns-repeated="16354"/>
        </table:table-row>
        <table:table-row table:style-name="ro2">
          <table:table-cell office:value-type="date" office:date-value="2021-08-27T21:32:33" table:style-name="ce173">
            <text:p>8/27/2021 21:32:34</text:p>
          </table:table-cell>
          <table:table-cell office:value-type="string" table:style-name="ce174">
            <text:p>המרת טקסט לתנועת שלד אדם וחילוץ הטקסט מהתנועה באמצעות למידה עמוקה</text:p>
          </table:table-cell>
          <table:table-cell office:value-type="float" office:value="21220600" table:style-name="ce174">
            <text:p>21220600</text:p>
          </table:table-cell>
          <table:table-cell office:value-type="float" office:value="65912743" table:style-name="ce174">
            <text:p>65912743</text:p>
          </table:table-cell>
          <table:table-cell office:value-type="string" table:style-name="ce174">
            <text:p>אליק דנוביץ</text:p>
          </table:table-cell>
          <table:table-cell office:value-type="string" table:style-name="ce158">
            <text:p>alik.danovich@gmail.com</text:p>
          </table:table-cell>
          <table:table-cell office:value-type="string" table:style-name="ce158">
            <text:p>054-7200455</text:p>
          </table:table-cell>
          <table:table-cell office:value-type="string" table:style-name="ce177">
            <text:p><text:a xlink:href="https://drive.google.com/file/d/1C2mG-MCzPRuXAugVhhOOJRSO2Qbekl1H/view?usp=sharing">https://drive.google.com/file/d/1C2mG-MCzPRuXAugVhhOOJRSO2Qbekl1H/view?usp=sharing</text:a></text:p>
          </table:table-cell>
          <table:table-cell table:number-columns-repeated="5" table:style-name="ce178"/>
          <table:table-cell office:value-type="string" table:style-name="ce174">
            <text:p>במסגרת עבודתי כטכנאי אופטרוניקה בצבא, עבדתי עם מערכת תצפית ולייזר ותמיד התענייתי באפשרויות הפיתוח של מערכות מבוססות לייזר.</text:p>
            <text:p>הכירותי בצבא מערכת בעלת יכולת הזהה לנושא הפרוייקט וברצוני לממש מערכת זו</text:p>
          </table:table-cell>
          <table:table-cell office:value-type="string" table:style-name="ce175">
            <text:p><text:a xlink:href="https://drive.google.com/file/d/1m7QIHe-FNarJHszRtJ1uH8-8_MaZXPAa/view?usp=sharing">https://drive.google.com/file/d/1m7QIHe-FNarJHszRtJ1uH8-8_MaZXPAa/view?usp=sharing</text:a></text:p>
          </table:table-cell>
          <table:table-cell office:value-type="string" table:style-name="ce178">
            <text:p>I want to do the project on my own without partners</text:p>
          </table:table-cell>
          <table:table-cell table:number-columns-repeated="2" table:style-name="ce158"/>
          <table:table-cell office:value-type="string" table:style-name="ce158">
            <text:p>Sent</text:p>
          </table:table-cell>
          <table:table-cell office:value-type="string" table:style-name="ce158">
            <text:p>מר יורם סגל</text:p>
          </table:table-cell>
          <table:table-cell office:value-type="string" table:style-name="ce158">
            <text:p>yoramse@post.bgu.ac.il</text:p>
          </table:table-cell>
          <table:table-cell office:value-type="string" table:style-name="ce158">
            <text:p>אליק דנוביץ</text:p>
          </table:table-cell>
          <table:table-cell office:value-type="float" office:value="3" table:style-name="ce174">
            <text:p>3</text:p>
          </table:table-cell>
          <table:table-cell office:value-type="string" table:style-name="ce158">
            <text:p>Selected</text:p>
          </table:table-cell>
          <table:table-cell office:value-type="string" table:style-name="ce158">
            <text:p>אליק דנוביץ</text:p>
          </table:table-cell>
          <table:table-cell table:number-columns-repeated="5" table:style-name="ce158"/>
          <table:table-cell table:number-columns-repeated="16354"/>
        </table:table-row>
        <table:table-row table:style-name="ro2">
          <table:table-cell office:value-type="date" office:date-value="2021-08-27T23:14:18" table:style-name="ce173">
            <text:p>8/27/2021 23:14:18</text:p>
          </table:table-cell>
          <table:table-cell office:value-type="string" table:style-name="ce174">
            <text:p>סופר חכם 1</text:p>
          </table:table-cell>
          <table:table-cell office:value-type="float" office:value="21220320" table:style-name="ce174">
            <text:p>21220320</text:p>
          </table:table-cell>
          <table:table-cell office:value-type="float" office:value="207746744" table:style-name="ce174">
            <text:p>207746744</text:p>
          </table:table-cell>
          <table:table-cell office:value-type="string" table:style-name="ce174">
            <text:p>תאמר מסארוה</text:p>
          </table:table-cell>
          <table:table-cell office:value-type="string" table:style-name="ce158">
            <text:p>Masarwe.tamer@gmail.com</text:p>
          </table:table-cell>
          <table:table-cell office:value-type="string" table:style-name="ce158">
            <text:p>050-3672233</text:p>
          </table:table-cell>
          <table:table-cell office:value-type="string" table:style-name="ce175">
            <text:p><text:a xlink:href="https://drive.google.com/file/d/1A5jkfZ9mslvpoZeBC7tQG_R6g9fUqrLz/view?usp=sharing">https://drive.google.com/file/d/1A5jkfZ9mslvpoZeBC7tQG_R6g9fUqrLz/view?usp=sharing</text:a></text:p>
          </table:table-cell>
          <table:table-cell office:value-type="float" office:value="314641002" table:style-name="ce174">
            <text:p>314641002</text:p>
          </table:table-cell>
          <table:table-cell office:value-type="string" table:style-name="ce174">
            <text:p>מוחמד עוויסאת</text:p>
          </table:table-cell>
          <table:table-cell office:value-type="string" table:style-name="ce158">
            <text:p>Mohamedawesat@gmail.com</text:p>
          </table:table-cell>
          <table:table-cell office:value-type="string" table:style-name="ce158">
            <text:p>053-9332731</text:p>
          </table:table-cell>
          <table:table-cell office:value-type="string" table:style-name="ce175">
            <text:p><text:a xlink:href="https://drive.google.com/file/d/1ODllkAbi6BROb7LJalvijf70A-f495pt/view?usp=sharing">https://drive.google.com/file/d/1ODllkAbi6BROb7LJalvijf70A-f495pt/view?usp=sharing</text:a></text:p>
          </table:table-cell>
          <table:table-cell office:value-type="string" table:style-name="ce174">
            <text:p>אחרי שעברנו על היעדים של הפרויקט, הבנו שמדובר בפרויקט מאוד מעניין ומאתגר, ומתלהבים מאוד לקחת חלק בו, במיוחד שמדובר בפרויקט שהולך לשפר את החיים של הבן אדם וגם מכיוון שזו פלטפורמה שניתן למקם בכל חנות ברחבי העולם, בנוסף לכך שהולכים להתעסק עם פלטפורמת הפיתוח של Raspberry pi וגם הולכים להשתמש בשפות תכנות וטכנולוגיות שלמדנו במסגרת הלימודים וגם מבחוץ, ואנו רואים שעבור פרויקט זה ניתן ללמוד עוד הרבה טכנולוגיות חדשות שיכולות לחזק אותנו .</text:p>
          </table:table-cell>
          <table:table-cell office:value-type="string" table:style-name="ce174">
            <text:p>בתור סטודנטים שנה ד, הייתה לנו הזדמנות בקורס הנדסת תוכנה לפתח פלטפורמת משלוחים מקצה לקצה כך שבה עבדו בצוות וחילקנו עבודה, ולמרות שהשותף שלי לומד הנדסת חשמל, אחד התחביבים שלו זה לכתוב תוכנה ולראות איך היא משתלבת עם החומרה. בנוסף לכך למדתי קורס חיצוני Java Design Patterns במכללת John Bryce כך שיש בו הזדמנות לשתף את הידע שצברתי עם השותף ונממש את זה בפרויקט.</text:p>
          </table:table-cell>
          <table:table-cell office:value-type="string" table:style-name="ce158">
            <text:p>Yes</text:p>
          </table:table-cell>
          <table:table-cell table:number-columns-repeated="2" table:style-name="ce158"/>
          <table:table-cell office:value-type="string" table:style-name="ce158">
            <text:p>Sent</text:p>
          </table:table-cell>
          <table:table-cell office:value-type="string" table:style-name="ce158">
            <text:p><text:s/>גברת שרה צור + יורם סגל</text:p>
          </table:table-cell>
          <table:table-cell office:value-type="string" table:style-name="ce158">
            <text:p>saratzoor@gmail.com</text:p>
          </table:table-cell>
          <table:table-cell office:value-type="string" table:style-name="ce158">
            <text:p>תאמר מסארוה מוחמד עוויסאת</text:p>
          </table:table-cell>
          <table:table-cell office:value-type="float" office:value="4" table:style-name="ce174">
            <text:p>4</text:p>
          </table:table-cell>
          <table:table-cell office:value-type="string" table:style-name="ce158">
            <text:p>Selected</text:p>
          </table:table-cell>
          <table:table-cell office:value-type="string" table:style-name="ce158">
            <text:p>תאמר מסארוה מוחמד עוויסאת</text:p>
          </table:table-cell>
          <table:table-cell table:number-columns-repeated="5" table:style-name="ce158"/>
          <table:table-cell table:number-columns-repeated="16354"/>
        </table:table-row>
        <table:table-row table:style-name="ro2">
          <table:table-cell office:value-type="date" office:date-value="2021-08-27T23:25:26" table:style-name="ce173">
            <text:p>8/27/2021 23:25:26</text:p>
          </table:table-cell>
          <table:table-cell office:value-type="string" table:style-name="ce174">
            <text:p>סופר חכם 2</text:p>
          </table:table-cell>
          <table:table-cell office:value-type="float" office:value="21220330" table:style-name="ce174">
            <text:p>21220330</text:p>
          </table:table-cell>
          <table:table-cell office:value-type="float" office:value="207746744" table:style-name="ce174">
            <text:p>207746744</text:p>
          </table:table-cell>
          <table:table-cell office:value-type="string" table:style-name="ce174">
            <text:p>תאמר מסארוה</text:p>
          </table:table-cell>
          <table:table-cell office:value-type="string" table:style-name="ce158">
            <text:p>Masarwe.tamer@gmail.com</text:p>
          </table:table-cell>
          <table:table-cell office:value-type="string" table:style-name="ce158">
            <text:p>050-3672233</text:p>
          </table:table-cell>
          <table:table-cell office:value-type="string" table:style-name="ce175">
            <text:p><text:a xlink:href="https://drive.google.com/file/d/1A5jkfZ9mslvpoZeBC7tQG_R6g9fUqrLz/view?usp=sharing">https://drive.google.com/file/d/1A5jkfZ9mslvpoZeBC7tQG_R6g9fUqrLz/view?usp=sharing</text:a></text:p>
          </table:table-cell>
          <table:table-cell office:value-type="float" office:value="314641002" table:style-name="ce174">
            <text:p>314641002</text:p>
          </table:table-cell>
          <table:table-cell office:value-type="string" table:style-name="ce174">
            <text:p>מוחמד עוויסאת</text:p>
          </table:table-cell>
          <table:table-cell office:value-type="string" table:style-name="ce158">
            <text:p>mohamedawesat@gmail.com</text:p>
          </table:table-cell>
          <table:table-cell office:value-type="string" table:style-name="ce158">
            <text:p>053-9332731</text:p>
          </table:table-cell>
          <table:table-cell office:value-type="string" table:style-name="ce175">
            <text:p><text:a xlink:href="https://drive.google.com/file/d/1ODllkAbi6BROb7LJalvijf70A-f495pt/view?usp=sharing">https://drive.google.com/file/d/1ODllkAbi6BROb7LJalvijf70A-f495pt/view?usp=sharing</text:a></text:p>
          </table:table-cell>
          <table:table-cell office:value-type="string" table:style-name="ce174">
            <text:p>אחרי שעברנו על היעדים של הפרויקט, הבנו שמדובר בפרויקט מאוד מעניין ומאתגר, ומתלהבים מאוד לקחת חלק בו, במיוחד שמדובר בפרויקט שהולך לשפר את החיים של הבן אדם וגם בגלל שקיימת משרה מיוחדת בחנויות בכדי לאסוף את העגלות ולכן אנו רואים בפרויקט זה פתרון מדהים שהולך לחסוך זמן יקר וכסף. בנוסף לכך שמדובר פלטפורמה שניתן למקם בכל חנות ברחבי העולם. עוד סיבה לבחירת הפרויקט זה שהולכים להתעסק עם פלטפורמת הפיתוח של Raspberry pi וגם הולכים להשתמש בשפות תכנות וטכנולוגיות שלמדנו במסגרת הלימודים וגם מבחוץ, ואנו רואים שעבור פרויקט זה ניתן ללמוד עוד הרבה טכנולוגיות חדשות שיכולות לחזק אותנו .</text:p>
          </table:table-cell>
          <table:table-cell office:value-type="string" table:style-name="ce174">
            <text:p>בתור סטודנטים שנה ד, הייתה לנו הזדמנות בקורס הנדסת תוכנה לפתח פלטפורמת משלוחים מקצה לקצה כך שבה עבדנו בצוות וחילקנו עבודה, כך שמטרת הפרויקט הייתה לייצר מקור פרנסה נוסף ללקוחות שלנו. ולמרות שהשותף שלי לומד הנדסת חשמל, אחד התחביבים שלו זה לכתוב תוכנה ולראות איך היא משתלבת עם החומרה. בנוסף לכך למדתי קורס חיצוני Java Design Patterns במכללת John Bryce כך שיש בו הזדמנות לשתף את הידע שצברתי עם השותף ונממש את זה בפרויקט.</text:p>
          </table:table-cell>
          <table:table-cell office:value-type="string" table:style-name="ce158">
            <text:p>Yes</text:p>
          </table:table-cell>
          <table:table-cell table:number-columns-repeated="2" table:style-name="ce158"/>
          <table:table-cell office:value-type="string" table:style-name="ce158">
            <text:p>Sent</text:p>
          </table:table-cell>
          <table:table-cell office:value-type="string" table:style-name="ce158">
            <text:p><text:s/>גברת שרה צור + יורם סגל</text:p>
          </table:table-cell>
          <table:table-cell office:value-type="string" table:style-name="ce158">
            <text:p>saratzoor@gmail.com</text:p>
          </table:table-cell>
          <table:table-cell office:value-type="string" table:style-name="ce158">
            <text:p>תאמר מסארוה מוחמד עוויסאת</text:p>
          </table:table-cell>
          <table:table-cell office:value-type="float" office:value="4" table:style-name="ce174">
            <text:p>4</text:p>
          </table:table-cell>
          <table:table-cell table:style-name="ce158"/>
          <table:table-cell office:value-type="string" table:style-name="ce158">
            <text:p>תאמר מסארוה מוחמד עוויסאת</text:p>
          </table:table-cell>
          <table:table-cell table:number-columns-repeated="5" table:style-name="ce158"/>
          <table:table-cell table:number-columns-repeated="16354"/>
        </table:table-row>
        <table:table-row table:style-name="ro2">
          <table:table-cell office:value-type="date" office:date-value="2021-08-27T23:53:58" table:style-name="ce173">
            <text:p>8/27/2021 23:53:58</text:p>
          </table:table-cell>
          <table:table-cell office:value-type="string" table:style-name="ce174">
            <text:p>מדידת קצב גדילת גידולי שדה באמצעות רחפן עיבוד תמונה ולימוד מכונה</text:p>
          </table:table-cell>
          <table:table-cell office:value-type="float" office:value="21220640" table:style-name="ce174">
            <text:p>21220640</text:p>
          </table:table-cell>
          <table:table-cell office:value-type="float" office:value="207746744" table:style-name="ce174">
            <text:p>207746744</text:p>
          </table:table-cell>
          <table:table-cell office:value-type="string" table:style-name="ce174">
            <text:p>תאמר מסארוה</text:p>
          </table:table-cell>
          <table:table-cell office:value-type="string" table:style-name="ce158">
            <text:p>Masarwe.tamer@gmail.com</text:p>
          </table:table-cell>
          <table:table-cell office:value-type="string" table:style-name="ce158">
            <text:p>050-3672233</text:p>
          </table:table-cell>
          <table:table-cell office:value-type="string" table:style-name="ce175">
            <text:p><text:a xlink:href="https://drive.google.com/file/d/1A5jkfZ9mslvpoZeBC7tQG_R6g9fUqrLz/view?usp=sharing">https://drive.google.com/file/d/1A5jkfZ9mslvpoZeBC7tQG_R6g9fUqrLz/view?usp=sharing</text:a></text:p>
          </table:table-cell>
          <table:table-cell office:value-type="float" office:value="314641002" table:style-name="ce174">
            <text:p>314641002</text:p>
          </table:table-cell>
          <table:table-cell office:value-type="string" table:style-name="ce174">
            <text:p>מוחמד עוויסאת</text:p>
          </table:table-cell>
          <table:table-cell office:value-type="string" table:style-name="ce158">
            <text:p>mohamedawesat@gmail.com</text:p>
          </table:table-cell>
          <table:table-cell office:value-type="string" table:style-name="ce158">
            <text:p>053-9332731</text:p>
          </table:table-cell>
          <table:table-cell office:value-type="string" table:style-name="ce175">
            <text:p><text:a xlink:href="https://drive.google.com/file/d/1ODllkAbi6BROb7LJalvijf70A-f495pt/view?usp=sharing">https://drive.google.com/file/d/1ODllkAbi6BROb7LJalvijf70A-f495pt/view?usp=sharing</text:a></text:p>
          </table:table-cell>
          <table:table-cell office:value-type="string" table:style-name="ce174">
            <text:p>אחרי שעברנו על התיאור של הפרויקט, הבנו שמדובר בפרויקט מאוד מעניין ומאתגר, ומתלהבים מאוד לקחת חלק בו, במיוחד שמדובר בפרויקט שהולך לשפר את החיים של הבן אדם וגם לשפר את תפוקת החקלאות ברחבי העולם, בנוסף לכך שאנו רואים בפרויקט הזדמנות נהדרת לשלב בין התוכנה והחומרה ע"י מימוש המידע ושפות התכנות והטכנולוגיות שלמדנו במסגרת הלימודים וגם מבחוץ, ואנו רואים שעבור פרויקט זה ניתן ללמוד עוד הרבה טכנולוגיות חדשות שיכולות לחזק אותנו ולהוביל אותנו לתעשייה בתחום הכי לוהט בימינו.</text:p>
          </table:table-cell>
          <table:table-cell office:value-type="string" table:style-name="ce174">
            <text:p>בתור סטודנטים שנה ד, צברנו הרבה ידע במהלך התואר, במיוחד בניית פלטפורמת משלוחים מקצה לקצה בקורס הנדסת תוכנה, בנוסף להתמחות השותף שלי שלומד הנדסת חשמל בעיבוד אות ותמונה, ורואים שיש פה הזדמנות בלעדית בכדי לממש את הידע של שנינו.</text:p>
          </table:table-cell>
          <table:table-cell office:value-type="string" table:style-name="ce158">
            <text:p>Yes</text:p>
          </table:table-cell>
          <table:table-cell table:number-columns-repeated="2" table:style-name="ce158"/>
          <table:table-cell office:value-type="string" table:style-name="ce158">
            <text:p>Sent</text:p>
          </table:table-cell>
          <table:table-cell office:value-type="string" table:style-name="ce158">
            <text:p>מר יורם סגל</text:p>
          </table:table-cell>
          <table:table-cell office:value-type="string" table:style-name="ce158">
            <text:p>yoramse@post.bgu.ac.il</text:p>
          </table:table-cell>
          <table:table-cell office:value-type="string" table:style-name="ce158">
            <text:p>תאמר מסארוה מוחמד עוויסאת</text:p>
          </table:table-cell>
          <table:table-cell office:value-type="float" office:value="4" table:style-name="ce174">
            <text:p>4</text:p>
          </table:table-cell>
          <table:table-cell table:style-name="ce158"/>
          <table:table-cell office:value-type="string" table:style-name="ce158">
            <text:p>תאמר מסארוה מוחמד עוויסאת</text:p>
          </table:table-cell>
          <table:table-cell table:number-columns-repeated="5" table:style-name="ce158"/>
          <table:table-cell table:number-columns-repeated="16354"/>
        </table:table-row>
        <table:table-row table:style-name="ro2">
          <table:table-cell office:value-type="date" office:date-value="2021-08-28T00:46:34" table:style-name="ce173">
            <text:p>8/28/2021 0:46:34</text:p>
          </table:table-cell>
          <table:table-cell office:value-type="string" table:style-name="ce174">
            <text:p>סופר חכם 1</text:p>
          </table:table-cell>
          <table:table-cell office:value-type="float" office:value="21220320" table:style-name="ce174">
            <text:p>21220320</text:p>
          </table:table-cell>
          <table:table-cell office:value-type="float" office:value="311366132" table:style-name="ce174">
            <text:p>311366132</text:p>
          </table:table-cell>
          <table:table-cell office:value-type="string" table:style-name="ce174">
            <text:p>עמית אלשייך</text:p>
          </table:table-cell>
          <table:table-cell office:value-type="string" table:style-name="ce158">
            <text:p>amitalsh109@gmail.com</text:p>
          </table:table-cell>
          <table:table-cell office:value-type="string" table:style-name="ce158">
            <text:p>052-2785024</text:p>
          </table:table-cell>
          <table:table-cell office:value-type="string" table:style-name="ce175">
            <text:p><text:a xlink:href="https://drive.google.com/file/d/1Dcx1cyglWHQihRQIocZAXS1K4hvV-bHK/view?usp=sharing">https://drive.google.com/file/d/1Dcx1cyglWHQihRQIocZAXS1K4hvV-bHK/view?usp=sharing</text:a></text:p>
          </table:table-cell>
          <table:table-cell office:value-type="float" office:value="305003352" table:style-name="ce174">
            <text:p>305003352</text:p>
          </table:table-cell>
          <table:table-cell office:value-type="string" table:style-name="ce174">
            <text:p>אופיר עוזרי</text:p>
          </table:table-cell>
          <table:table-cell office:value-type="string" table:style-name="ce158">
            <text:p>Ofiroz91@gmail.com</text:p>
          </table:table-cell>
          <table:table-cell office:value-type="string" table:style-name="ce158">
            <text:p>052-8389127</text:p>
          </table:table-cell>
          <table:table-cell office:value-type="string" table:style-name="ce175">
            <text:p><text:a xlink:href="https://onedrive.live.com/?cid=4518b0882f8d385a&amp;id=4518B0882F8D385A%2115636&amp;authkey=%21ACMp6t7A5%2DZut5c">https://onedrive.live.com/?cid=4518b0882f8d385a&amp;id=4518B0882F8D385A%2115636&amp;authkey=%21ACMp6t7A5%2DZut5c</text:a></text:p>
          </table:table-cell>
          <table:table-cell office:value-type="string" table:style-name="ce158">
            <text:p>A few months back, Ofir came back from another routine shop-fast in Osher-Had market at Hadera. Though it’s routine character there was something very special – the shopping experience was completely automated – our mind was blown away and we feel like it would be an amazing chance to learn about the potential crude in this market.</text:p>
          </table:table-cell>
          <table:table-cell office:value-type="string" table:style-name="ce158">
            <text:p>As students for computer engineering we have a wide range of options to specialize, Amit likes the web-development and Ofir like the embedded part of it. We think that the combination would result in an optimized collaboration on all ends required for this project</text:p>
          </table:table-cell>
          <table:table-cell office:value-type="string" table:style-name="ce158">
            <text:p>Yes</text:p>
          </table:table-cell>
          <table:table-cell table:number-columns-repeated="2" table:style-name="ce158"/>
          <table:table-cell office:value-type="string" table:style-name="ce158">
            <text:p>Sent</text:p>
          </table:table-cell>
          <table:table-cell office:value-type="string" table:style-name="ce158">
            <text:p><text:s/>גברת שרה צור + יורם סגל</text:p>
          </table:table-cell>
          <table:table-cell office:value-type="string" table:style-name="ce158">
            <text:p>saratzoor@gmail.com</text:p>
          </table:table-cell>
          <table:table-cell office:value-type="string" table:style-name="ce158">
            <text:p>עמית אלשייך אופיר עוזרי</text:p>
          </table:table-cell>
          <table:table-cell office:value-type="float" office:value="5" table:style-name="ce174">
            <text:p>5</text:p>
          </table:table-cell>
          <table:table-cell table:style-name="ce158"/>
          <table:table-cell office:value-type="string" table:style-name="ce158">
            <text:p>עמית אלשייך אופיר עוזרי</text:p>
          </table:table-cell>
          <table:table-cell table:number-columns-repeated="5" table:style-name="ce158"/>
          <table:table-cell table:number-columns-repeated="16354"/>
        </table:table-row>
        <table:table-row table:style-name="ro2">
          <table:table-cell office:value-type="date" office:date-value="2021-08-28T13:40:06" table:style-name="ce173">
            <text:p>8/28/2021 13:40:06</text:p>
          </table:table-cell>
          <table:table-cell office:value-type="string" table:style-name="ce174">
            <text:p>סופר חכם 2</text:p>
          </table:table-cell>
          <table:table-cell office:value-type="float" office:value="21220330" table:style-name="ce174">
            <text:p>21220330</text:p>
          </table:table-cell>
          <table:table-cell office:value-type="float" office:value="321365801" table:style-name="ce174">
            <text:p>321365801</text:p>
          </table:table-cell>
          <table:table-cell office:value-type="string" table:style-name="ce174">
            <text:p>אלכס לוזקין</text:p>
          </table:table-cell>
          <table:table-cell office:value-type="string" table:style-name="ce158">
            <text:p>alechkol12@gmail.com</text:p>
          </table:table-cell>
          <table:table-cell office:value-type="string" table:style-name="ce158">
            <text:p>054-7433041</text:p>
          </table:table-cell>
          <table:table-cell office:value-type="string" table:style-name="ce175">
            <text:p><text:a xlink:href="https://drive.google.com/file/d/1pfJ69QRLGrtS2-I5pf2X_eGDDsmGaDrW/view?usp=sharing">https://drive.google.com/file/d/1pfJ69QRLGrtS2-I5pf2X_eGDDsmGaDrW/view?usp=sharing</text:a></text:p>
          </table:table-cell>
          <table:table-cell office:value-type="float" office:value="204285068" table:style-name="ce174">
            <text:p>204285068</text:p>
          </table:table-cell>
          <table:table-cell office:value-type="string" table:style-name="ce174">
            <text:p>יגאל לרמן</text:p>
          </table:table-cell>
          <table:table-cell office:value-type="string" table:style-name="ce158">
            <text:p>igallermann@gmail.com</text:p>
          </table:table-cell>
          <table:table-cell office:value-type="string" table:style-name="ce158">
            <text:p>054-4629790</text:p>
          </table:table-cell>
          <table:table-cell office:value-type="string" table:style-name="ce175">
            <text:p><text:a xlink:href="https://drive.google.com/drive/folders/1iHJhN_51TRsMtvR3hqR1536ObLvyyT9x?usp=sharing">https://drive.google.com/drive/folders/1iHJhN_51TRsMtvR3hqR1536ObLvyyT9x?usp=sharing</text:a></text:p>
          </table:table-cell>
          <table:table-cell office:value-type="string" table:style-name="ce174">
            <text:p>מאוד רצינו לשלב בפרוייקט שלנו חומרה ותוכנה ביחד, בנוסף לא התנסנו בפלטפורמט פיתוח Raspberry pi והיינו רוצים ללמוד ולהוסיף את זה לידע המקצועי.</text:p>
            <text:p>לפי דעתינו אנחנו יכולים להתמודד עם הפרוייקט הזה בצורה מעולה ולהביא אותו לתוצאה המקסימלית.</text:p>
          </table:table-cell>
          <table:table-cell office:value-type="string" table:style-name="ce174">
            <text:p>אנחנו שנינו עובדי אינטל, מתחילת התואר את כל הפרוייקטים והעבודות ביצענו ביחד( ראה קובץ קורות חיים מצורף בלינק) והאינטגרציה בנינו עובדת מצויין.</text:p>
            <text:p>https://drive.google.com/file/d/16vTncv8attqEO_evj78sOV7aAs5t5KHi/view?usp=sharing</text:p>
            <text:p/>
            <text:p>https://drive.google.com/drive/folders/1iHJhN_51TRsMtvR3hqR1536ObLvyyT9x?usp=sharing</text:p>
            <text:p/>
            <text:p/>
          </table:table-cell>
          <table:table-cell office:value-type="string" table:style-name="ce158">
            <text:p>Yes</text:p>
          </table:table-cell>
          <table:table-cell table:number-columns-repeated="2" table:style-name="ce158"/>
          <table:table-cell office:value-type="string" table:style-name="ce158">
            <text:p>Sent</text:p>
          </table:table-cell>
          <table:table-cell office:value-type="string" table:style-name="ce158">
            <text:p><text:s/>גברת שרה צור + יורם סגל</text:p>
          </table:table-cell>
          <table:table-cell office:value-type="string" table:style-name="ce158">
            <text:p>saratzoor@gmail.com</text:p>
          </table:table-cell>
          <table:table-cell office:value-type="string" table:style-name="ce158">
            <text:p>אלכס לוזקין יגאל לרמן</text:p>
          </table:table-cell>
          <table:table-cell office:value-type="float" office:value="7" table:style-name="ce174">
            <text:p>7</text:p>
          </table:table-cell>
          <table:table-cell table:style-name="ce158"/>
          <table:table-cell office:value-type="string" table:style-name="ce158">
            <text:p>אלכס לוזקין יגאל לרמן</text:p>
          </table:table-cell>
          <table:table-cell table:number-columns-repeated="5" table:style-name="ce158"/>
          <table:table-cell table:number-columns-repeated="16354"/>
        </table:table-row>
        <table:table-row table:style-name="ro2">
          <table:table-cell office:value-type="date" office:date-value="2021-08-28T13:46:44" table:style-name="ce173">
            <text:p>8/28/2021 13:46:44</text:p>
          </table:table-cell>
          <table:table-cell office:value-type="string" table:style-name="ce174">
            <text:p>רכב אוטונומי מבוסס Jeston Nano</text:p>
          </table:table-cell>
          <table:table-cell office:value-type="float" office:value="21220340" table:style-name="ce174">
            <text:p>21220340</text:p>
          </table:table-cell>
          <table:table-cell office:value-type="float" office:value="321365801" table:style-name="ce174">
            <text:p>321365801</text:p>
          </table:table-cell>
          <table:table-cell office:value-type="string" table:style-name="ce174">
            <text:p>אלכס לוזקין</text:p>
          </table:table-cell>
          <table:table-cell office:value-type="string" table:style-name="ce158">
            <text:p>alechkol12@gmail.com</text:p>
          </table:table-cell>
          <table:table-cell office:value-type="string" table:style-name="ce158">
            <text:p>054-7433041</text:p>
          </table:table-cell>
          <table:table-cell office:value-type="string" table:style-name="ce175">
            <text:p><text:a xlink:href="https://drive.google.com/file/d/1pfJ69QRLGrtS2-I5pf2X_eGDDsmGaDrW/view?usp=sharing">https://drive.google.com/file/d/1pfJ69QRLGrtS2-I5pf2X_eGDDsmGaDrW/view?usp=sharing</text:a></text:p>
          </table:table-cell>
          <table:table-cell office:value-type="float" office:value="204285068" table:style-name="ce174">
            <text:p>204285068</text:p>
          </table:table-cell>
          <table:table-cell office:value-type="string" table:style-name="ce174">
            <text:p>יגאל לרמן</text:p>
          </table:table-cell>
          <table:table-cell office:value-type="string" table:style-name="ce158">
            <text:p>igallermann@gmail.com</text:p>
          </table:table-cell>
          <table:table-cell office:value-type="string" table:style-name="ce158">
            <text:p>054-4629790</text:p>
          </table:table-cell>
          <table:table-cell office:value-type="string" table:style-name="ce175">
            <text:p><text:a xlink:href="https://drive.google.com/drive/folders/1iHJhN_51TRsMtvR3hqR1536ObLvyyT9x?usp=sharing">https://drive.google.com/drive/folders/1iHJhN_51TRsMtvR3hqR1536ObLvyyT9x?usp=sharing</text:a></text:p>
          </table:table-cell>
          <table:table-cell office:value-type="string" table:style-name="ce174">
            <text:p>מאוד רצינו לשלב בפרוייקט שלנו חומרה ותוכנה ביחד, בנוסף לא התנסנו בפלטפורמט פיתוח jeston nano והיינו רוצים ללמוד ולהוסיף את זה לידע המקצועי. הראיון של רכב אוטונומי זה משהו שמאוד מעניין אותנו ואנחנו מאוד מתחברים אליו.</text:p>
            <text:p>לפי דעתינו אנחנו יכולים להתמודד עם הפרוייקט הזה בצורה מעולה ולהביא אותו לתוצאה המקסימלית.</text:p>
            <text:p/>
          </table:table-cell>
          <table:table-cell office:value-type="string" table:style-name="ce174">
            <text:p/>
            <text:p>אנחנו שנינו עובדי אינטל, מתחילת התואר את כל הפרוייקטים והעבודות ביצענו ביחד( ראה קובץ קורות חיים מצורף בלינק) והאינטגרציה בנינו עובדת מצויין.</text:p>
            <text:p>https://drive.google.com/file/d/16vTncv8attqEO_evj78sOV7aAs5t5KHi/view?usp=sharing</text:p>
            <text:p/>
            <text:p>https://drive.google.com/drive/folders/1iHJhN_51TRsMtvR3hqR1536ObLvyyT9x?usp=sharing</text:p>
            <text:p/>
          </table:table-cell>
          <table:table-cell office:value-type="string" table:style-name="ce158">
            <text:p>Yes</text:p>
          </table:table-cell>
          <table:table-cell table:number-columns-repeated="2" table:style-name="ce158"/>
          <table:table-cell office:value-type="string" table:style-name="ce158">
            <text:p>Sent</text:p>
          </table:table-cell>
          <table:table-cell office:value-type="string" table:style-name="ce158">
            <text:p><text:s/>גברת שרה צור + יורם סגל</text:p>
          </table:table-cell>
          <table:table-cell office:value-type="string" table:style-name="ce158">
            <text:p>saratzoor@gmail.com</text:p>
          </table:table-cell>
          <table:table-cell office:value-type="string" table:style-name="ce158">
            <text:p>אלכס לוזקין יגאל לרמן</text:p>
          </table:table-cell>
          <table:table-cell office:value-type="float" office:value="7" table:style-name="ce174">
            <text:p>7</text:p>
          </table:table-cell>
          <table:table-cell table:style-name="ce158"/>
          <table:table-cell office:value-type="string" table:style-name="ce158">
            <text:p>אלכס לוזקין יגאל לרמן</text:p>
          </table:table-cell>
          <table:table-cell table:number-columns-repeated="5" table:style-name="ce158"/>
          <table:table-cell table:number-columns-repeated="16354"/>
        </table:table-row>
        <table:table-row table:style-name="ro2">
          <table:table-cell office:value-type="date" office:date-value="2021-08-28T18:48:22" table:style-name="ce173">
            <text:p>8/28/2021 18:48:23</text:p>
          </table:table-cell>
          <table:table-cell office:value-type="string" table:style-name="ce174">
            <text:p>מדידת קצב גדילת גידולי שדה באמצעות רחפן עיבוד תמונה ולימוד מכונה</text:p>
          </table:table-cell>
          <table:table-cell office:value-type="float" office:value="21220640" table:style-name="ce174">
            <text:p>21220640</text:p>
          </table:table-cell>
          <table:table-cell office:value-type="float" office:value="201143377" table:style-name="ce174">
            <text:p>201143377</text:p>
          </table:table-cell>
          <table:table-cell office:value-type="string" table:style-name="ce174">
            <text:p>טל אלבז</text:p>
          </table:table-cell>
          <table:table-cell office:value-type="string" table:style-name="ce158">
            <text:p>tal.giora123@gmail.com</text:p>
          </table:table-cell>
          <table:table-cell office:value-type="string" table:style-name="ce158">
            <text:p>054-2644402</text:p>
          </table:table-cell>
          <table:table-cell office:value-type="string" table:style-name="ce175">
            <text:p><text:a xlink:href="https://drive.google.com/drive/folders/1iPnYloZVrGySoNvLmVpJvlI68nlwlNtQ?usp=sharing">https://drive.google.com/drive/folders/1iPnYloZVrGySoNvLmVpJvlI68nlwlNtQ?usp=sharing</text:a></text:p>
          </table:table-cell>
          <table:table-cell office:value-type="float" office:value="308259118" table:style-name="ce174">
            <text:p>308259118</text:p>
          </table:table-cell>
          <table:table-cell office:value-type="string" table:style-name="ce174">
            <text:p>גיורא גבאי</text:p>
          </table:table-cell>
          <table:table-cell office:value-type="string" table:style-name="ce158">
            <text:p>tal.giora123@gmail.com</text:p>
          </table:table-cell>
          <table:table-cell office:value-type="string" table:style-name="ce158">
            <text:p>054-4809882</text:p>
          </table:table-cell>
          <table:table-cell office:value-type="string" table:style-name="ce175">
            <text:p><text:a xlink:href="https://drive.google.com/drive/folders/1ln2SrM27zi4uGHHGr9Q5nJO3ItKod1qa?usp=sharing">https://drive.google.com/drive/folders/1ln2SrM27zi4uGHHGr9Q5nJO3ItKod1qa?usp=sharing</text:a></text:p>
          </table:table-cell>
          <table:table-cell office:value-type="string" table:style-name="ce174">
            <text:p>בחרנו בפרוייקט זה בגלל שאנו רוצים ללמוד ולהעמיק <text:s/>בכלים שיש <text:s/>בהם שימוש בפרוייקט כי מכיוון אנחנו מעוניינים להתפתח בתחומים האלה מחוץ למסגרת הלימודית בעבודות עתידיות</text:p>
          </table:table-cell>
          <table:table-cell office:value-type="string" table:style-name="ce174">
            <text:p>טל: סטודנט שנה 3 בהנדסת מחשבים לימודי ערב עובד בחברה brightdata שמתעסקת בproxy לחברות אשר משתשמות במוצר שלנו למשוך מידע והאינטרנט ולהפיק ממנו נתונים ומידע מסחרי</text:p>
            <text:p>גיורא: סטודנט שנה 3 בהנדסת מחשבים לימודי ערב עובד בחברה RSA שמתעסקת במתן שירותי אבטחה לחברות ובנקים בעולם, בשימוש של לימוד מכונה לטיפול התקפות שונות</text:p>
            <text:p/>
          </table:table-cell>
          <table:table-cell office:value-type="string" table:style-name="ce158">
            <text:p>Yes</text:p>
          </table:table-cell>
          <table:table-cell table:number-columns-repeated="2" table:style-name="ce158"/>
          <table:table-cell office:value-type="string" table:style-name="ce158">
            <text:p>Sent</text:p>
          </table:table-cell>
          <table:table-cell office:value-type="string" table:style-name="ce158">
            <text:p>מר יורם סגל</text:p>
          </table:table-cell>
          <table:table-cell office:value-type="string" table:style-name="ce158">
            <text:p>yoramse@post.bgu.ac.il</text:p>
          </table:table-cell>
          <table:table-cell office:value-type="string" table:style-name="ce158">
            <text:p>טל אלבז גיורא גבאי</text:p>
          </table:table-cell>
          <table:table-cell office:value-type="float" office:value="7" table:style-name="ce174">
            <text:p>7</text:p>
          </table:table-cell>
          <table:table-cell office:value-type="string" table:style-name="ce158">
            <text:p>Selected</text:p>
          </table:table-cell>
          <table:table-cell office:value-type="string" table:style-name="ce158">
            <text:p>Groupt Not Selected</text:p>
          </table:table-cell>
          <table:table-cell table:number-columns-repeated="5" table:style-name="ce158"/>
          <table:table-cell table:number-columns-repeated="16354"/>
        </table:table-row>
        <table:table-row table:number-rows-repeated="1048557" table:style-name="ro3">
          <table:table-cell table:number-columns-repeated="16384"/>
        </table:table-row>
      </table:table>
      <table:table table:name="דף_קשר" table:style-name="ta1">
        <table:table-column table:style-name="co35" table:default-cell-style-name="ce1"/>
        <table:table-column table:style-name="co36" table:default-cell-style-name="ce1"/>
        <table:table-column table:style-name="co37" table:default-cell-style-name="ce1"/>
        <table:table-column table:style-name="co3" table:number-columns-repeated="3" table:default-cell-style-name="ce1"/>
        <table:table-column table:style-name="co38" table:default-cell-style-name="ce1"/>
        <table:table-column table:style-name="co3" table:default-cell-style-name="ce1"/>
        <table:table-column table:style-name="co39" table:default-cell-style-name="ce1"/>
        <table:table-column table:style-name="co3" table:default-cell-style-name="ce1"/>
        <table:table-column table:style-name="co40" table:default-cell-style-name="ce1"/>
        <table:table-column table:style-name="co41" table:default-cell-style-name="ce1"/>
        <table:table-column table:style-name="co42" table:default-cell-style-name="ce1"/>
        <table:table-column table:style-name="co3" table:number-columns-repeated="1011" table:default-cell-style-name="ce1"/>
        <table:table-column table:style-name="co13" table:number-columns-repeated="15360" table:default-cell-style-name="ce1"/>
        <table:table-row table:style-name="ro1">
          <table:table-cell office:value-type="string" table:style-name="ce179">
            <text:p>מספר</text:p>
          </table:table-cell>
          <table:table-cell office:value-type="string" table:style-name="ce180">
            <text:p>שם פרויקט</text:p>
          </table:table-cell>
          <table:table-cell office:value-type="string" table:style-name="ce180">
            <text:p>ת.ז.</text:p>
          </table:table-cell>
          <table:table-cell office:value-type="string" table:style-name="ce180">
            <text:p>שם מלא</text:p>
          </table:table-cell>
          <table:table-cell office:value-type="string" table:style-name="ce180">
            <text:p>פרטי</text:p>
          </table:table-cell>
          <table:table-cell office:value-type="string" table:style-name="ce180">
            <text:p>משפחה</text:p>
          </table:table-cell>
          <table:table-cell office:value-type="string" table:style-name="ce179">
            <text:p>קוד פרויקט</text:p>
          </table:table-cell>
          <table:table-cell office:value-type="string" table:style-name="ce180">
            <text:p>נייד</text:p>
          </table:table-cell>
          <table:table-cell office:value-type="string" table:style-name="ce180">
            <text:p>מייל</text:p>
          </table:table-cell>
          <table:table-cell office:value-type="string" table:style-name="ce180">
            <text:p>קוד קבוצה</text:p>
          </table:table-cell>
          <table:table-cell office:value-type="string" table:style-name="ce180">
            <text:p>שם בספר טלפונים</text:p>
          </table:table-cell>
          <table:table-cell office:value-type="string" table:style-name="ce181">
            <text:p>Mentor</text:p>
          </table:table-cell>
          <table:table-cell office:value-type="string" table:style-name="ce181">
            <text:p>GroupName</text:p>
          </table:table-cell>
          <table:table-cell table:number-columns-repeated="3" table:style-name="ce151"/>
          <table:table-cell table:number-columns-repeated="16368"/>
        </table:table-row>
        <table:table-row table:style-name="ro2">
          <table:table-cell office:value-type="float" office:value="1" table:style-name="ce182">
            <text:p>1</text:p>
          </table:table-cell>
          <table:table-cell office:value-type="string" table:style-name="ce183">
            <text:p>רכב אוטונומי מבוסס Jeston Nano</text:p>
          </table:table-cell>
          <table:table-cell office:value-type="float" office:value="312389083" table:style-name="ce183">
            <text:p>312389083</text:p>
          </table:table-cell>
          <table:table-cell office:value-type="string" table:style-name="ce183">
            <text:p>נאור יקותיאלי</text:p>
          </table:table-cell>
          <table:table-cell office:value-type="string" table:style-name="ce183">
            <text:p>נאור</text:p>
          </table:table-cell>
          <table:table-cell office:value-type="string" table:style-name="ce183">
            <text:p>יקותיאלי</text:p>
          </table:table-cell>
          <table:table-cell office:value-type="float" office:value="21220340" table:style-name="ce184">
            <text:p>21220340</text:p>
          </table:table-cell>
          <table:table-cell office:value-type="string" table:style-name="ce185">
            <text:p>054-5401134</text:p>
          </table:table-cell>
          <table:table-cell office:value-type="string" table:style-name="ce185">
            <text:p>naor.yekutiely@gmail.com</text:p>
          </table:table-cell>
          <table:table-cell office:value-type="string" table:style-name="ce183">
            <text:p>RUP21-22 G1</text:p>
          </table:table-cell>
          <table:table-cell office:value-type="string" table:style-name="ce183">
            <text:p>נאור יקותיאלי RUP21-22 G1</text:p>
          </table:table-cell>
          <table:table-cell office:value-type="string" table:style-name="ce186">
            <text:p><text:s/>גברת שרה צור + יורם סגל</text:p>
          </table:table-cell>
          <table:table-cell office:value-type="string" table:style-name="ce186">
            <text:p>נאור יקותיאלי סער אליאס</text:p>
          </table:table-cell>
          <table:table-cell table:number-columns-repeated="3" table:style-name="ce151"/>
          <table:table-cell table:number-columns-repeated="16368"/>
        </table:table-row>
        <table:table-row table:style-name="ro2">
          <table:table-cell office:value-type="float" office:value="1" table:style-name="ce182">
            <text:p>1</text:p>
          </table:table-cell>
          <table:table-cell office:value-type="string" table:style-name="ce183">
            <text:p>רכב אוטונומי מבוסס Jeston Nano</text:p>
          </table:table-cell>
          <table:table-cell office:value-type="float" office:value="312272230" table:style-name="ce183">
            <text:p>312272230</text:p>
          </table:table-cell>
          <table:table-cell office:value-type="string" table:style-name="ce183">
            <text:p>סער אליאס</text:p>
          </table:table-cell>
          <table:table-cell office:value-type="string" table:style-name="ce183">
            <text:p>סער</text:p>
          </table:table-cell>
          <table:table-cell office:value-type="string" table:style-name="ce183">
            <text:p>אליאס</text:p>
          </table:table-cell>
          <table:table-cell office:value-type="float" office:value="21220340" table:style-name="ce184">
            <text:p>21220340</text:p>
          </table:table-cell>
          <table:table-cell office:value-type="string" table:style-name="ce185">
            <text:p>054-2244610</text:p>
          </table:table-cell>
          <table:table-cell office:value-type="string" table:style-name="ce185">
            <text:p>saarelias1@gmail.com</text:p>
          </table:table-cell>
          <table:table-cell office:value-type="string" table:style-name="ce183">
            <text:p>RUP21-22 G1</text:p>
          </table:table-cell>
          <table:table-cell office:value-type="string" table:style-name="ce183">
            <text:p>סער אליאס RUP21-22 G1</text:p>
          </table:table-cell>
          <table:table-cell office:value-type="string" table:style-name="ce186">
            <text:p><text:s/>גברת שרה צור + יורם סגל</text:p>
          </table:table-cell>
          <table:table-cell office:value-type="string" table:style-name="ce186">
            <text:p>נאור יקותיאלי סער אליאס</text:p>
          </table:table-cell>
          <table:table-cell table:number-columns-repeated="3" table:style-name="ce151"/>
          <table:table-cell table:number-columns-repeated="16368"/>
        </table:table-row>
        <table:table-row table:style-name="ro2">
          <table:table-cell office:value-type="float" office:value="2" table:style-name="ce182">
            <text:p>2</text:p>
          </table:table-cell>
          <table:table-cell office:value-type="string" table:style-name="ce187">
            <text:p>סופר חכם 2</text:p>
          </table:table-cell>
          <table:table-cell office:value-type="float" office:value="308558378" table:style-name="ce187">
            <text:p>308558378</text:p>
          </table:table-cell>
          <table:table-cell office:value-type="string" table:style-name="ce187">
            <text:p>רז בן-אדרת</text:p>
          </table:table-cell>
          <table:table-cell office:value-type="string" table:style-name="ce187">
            <text:p>רז</text:p>
          </table:table-cell>
          <table:table-cell office:value-type="string" table:style-name="ce187">
            <text:p>בן-אדרת</text:p>
          </table:table-cell>
          <table:table-cell office:value-type="float" office:value="21220330" table:style-name="ce188">
            <text:p>21220330</text:p>
          </table:table-cell>
          <table:table-cell office:value-type="string" table:style-name="ce189">
            <text:p>050-4003345</text:p>
          </table:table-cell>
          <table:table-cell office:value-type="string" table:style-name="ce189">
            <text:p>razgimi@gmail.com</text:p>
          </table:table-cell>
          <table:table-cell office:value-type="string" table:style-name="ce187">
            <text:p>RUP21-22 G2</text:p>
          </table:table-cell>
          <table:table-cell office:value-type="string" table:style-name="ce187">
            <text:p>רז בן-אדרת RUP21-22 G2</text:p>
          </table:table-cell>
          <table:table-cell office:value-type="string" table:style-name="ce186">
            <text:p><text:s/>גברת שרה צור + יורם סגל</text:p>
          </table:table-cell>
          <table:table-cell office:value-type="string" table:style-name="ce186">
            <text:p>רז בן-אדרת מאור גטר</text:p>
          </table:table-cell>
          <table:table-cell table:number-columns-repeated="3" table:style-name="ce151"/>
          <table:table-cell table:number-columns-repeated="16368"/>
        </table:table-row>
        <table:table-row table:style-name="ro2">
          <table:table-cell office:value-type="float" office:value="2" table:style-name="ce182">
            <text:p>2</text:p>
          </table:table-cell>
          <table:table-cell office:value-type="string" table:style-name="ce187">
            <text:p>סופר חכם 2</text:p>
          </table:table-cell>
          <table:table-cell office:value-type="float" office:value="206042095" table:style-name="ce187">
            <text:p>206042095</text:p>
          </table:table-cell>
          <table:table-cell office:value-type="string" table:style-name="ce187">
            <text:p>מאור גטר</text:p>
          </table:table-cell>
          <table:table-cell office:value-type="string" table:style-name="ce187">
            <text:p>מאור</text:p>
          </table:table-cell>
          <table:table-cell office:value-type="string" table:style-name="ce187">
            <text:p>גטר</text:p>
          </table:table-cell>
          <table:table-cell office:value-type="float" office:value="21220330" table:style-name="ce188">
            <text:p>21220330</text:p>
          </table:table-cell>
          <table:table-cell office:value-type="string" table:style-name="ce189">
            <text:p>054-2589500</text:p>
          </table:table-cell>
          <table:table-cell office:value-type="string" table:style-name="ce189">
            <text:p>maorgetter@gmail.com</text:p>
          </table:table-cell>
          <table:table-cell office:value-type="string" table:style-name="ce187">
            <text:p>RUP21-22 G2</text:p>
          </table:table-cell>
          <table:table-cell office:value-type="string" table:style-name="ce187">
            <text:p>מאור גטר RUP21-22 G2</text:p>
          </table:table-cell>
          <table:table-cell office:value-type="string" table:style-name="ce186">
            <text:p><text:s/>גברת שרה צור + יורם סגל</text:p>
          </table:table-cell>
          <table:table-cell office:value-type="string" table:style-name="ce186">
            <text:p>רז בן-אדרת מאור גטר</text:p>
          </table:table-cell>
          <table:table-cell table:number-columns-repeated="3" table:style-name="ce151"/>
          <table:table-cell table:number-columns-repeated="16368"/>
        </table:table-row>
        <table:table-row table:style-name="ro2">
          <table:table-cell office:value-type="float" office:value="3" table:style-name="ce182">
            <text:p>3</text:p>
          </table:table-cell>
          <table:table-cell office:value-type="string" table:style-name="ce190">
            <text:p>סופר חכם 1</text:p>
          </table:table-cell>
          <table:table-cell office:value-type="float" office:value="207746744" table:style-name="ce190">
            <text:p>207746744</text:p>
          </table:table-cell>
          <table:table-cell office:value-type="string" table:style-name="ce190">
            <text:p>תאמר מסארוה</text:p>
          </table:table-cell>
          <table:table-cell office:value-type="string" table:style-name="ce190">
            <text:p>תאמר</text:p>
          </table:table-cell>
          <table:table-cell office:value-type="string" table:style-name="ce190">
            <text:p>מסארוה</text:p>
          </table:table-cell>
          <table:table-cell office:value-type="float" office:value="21220320" table:style-name="ce191">
            <text:p>21220320</text:p>
          </table:table-cell>
          <table:table-cell office:value-type="string" table:style-name="ce192">
            <text:p>050-3672233</text:p>
          </table:table-cell>
          <table:table-cell office:value-type="string" table:style-name="ce192">
            <text:p>Masarwe.tamer@gmail.com</text:p>
          </table:table-cell>
          <table:table-cell office:value-type="string" table:style-name="ce190">
            <text:p>RUP21-22 G3</text:p>
          </table:table-cell>
          <table:table-cell office:value-type="string" table:style-name="ce190">
            <text:p>תאמר מסארוה RUP21-22 G3</text:p>
          </table:table-cell>
          <table:table-cell office:value-type="string" table:style-name="ce186">
            <text:p><text:s/>גברת שרה צור + יורם סגל</text:p>
          </table:table-cell>
          <table:table-cell office:value-type="string" table:style-name="ce186">
            <text:p>תאמר מסארוה מוחמד עוויסאת</text:p>
          </table:table-cell>
          <table:table-cell table:number-columns-repeated="3" table:style-name="ce151"/>
          <table:table-cell table:number-columns-repeated="16368"/>
        </table:table-row>
        <table:table-row table:style-name="ro2">
          <table:table-cell office:value-type="float" office:value="3" table:style-name="ce182">
            <text:p>3</text:p>
          </table:table-cell>
          <table:table-cell office:value-type="string" table:style-name="ce190">
            <text:p>סופר חכם 1</text:p>
          </table:table-cell>
          <table:table-cell office:value-type="float" office:value="314641002" table:style-name="ce190">
            <text:p>314641002</text:p>
          </table:table-cell>
          <table:table-cell office:value-type="string" table:style-name="ce190">
            <text:p>מוחמד עוויסאת</text:p>
          </table:table-cell>
          <table:table-cell office:value-type="string" table:style-name="ce190">
            <text:p>מוחמד</text:p>
          </table:table-cell>
          <table:table-cell office:value-type="string" table:style-name="ce190">
            <text:p>עוויסאת</text:p>
          </table:table-cell>
          <table:table-cell office:value-type="float" office:value="21220320" table:style-name="ce191">
            <text:p>21220320</text:p>
          </table:table-cell>
          <table:table-cell office:value-type="string" table:style-name="ce192">
            <text:p>053-9332731</text:p>
          </table:table-cell>
          <table:table-cell office:value-type="string" table:style-name="ce192">
            <text:p>Mohamedawesat@gmail.com</text:p>
          </table:table-cell>
          <table:table-cell office:value-type="string" table:style-name="ce190">
            <text:p>RUP21-22 G3</text:p>
          </table:table-cell>
          <table:table-cell office:value-type="string" table:style-name="ce190">
            <text:p>מוחמד עוויסאת RUP21-22 G3</text:p>
          </table:table-cell>
          <table:table-cell office:value-type="string" table:style-name="ce186">
            <text:p><text:s/>גברת שרה צור + יורם סגל</text:p>
          </table:table-cell>
          <table:table-cell office:value-type="string" table:style-name="ce186">
            <text:p>תאמר מסארוה מוחמד עוויסאת</text:p>
          </table:table-cell>
          <table:table-cell table:number-columns-repeated="3" table:style-name="ce151"/>
          <table:table-cell table:number-columns-repeated="16368"/>
        </table:table-row>
        <table:table-row table:style-name="ro2">
          <table:table-cell office:value-type="float" office:value="4" table:style-name="ce193">
            <text:p>4</text:p>
          </table:table-cell>
          <table:table-cell office:value-type="string" table:style-name="ce194">
            <text:p>משחק מחשב מבוסס מחוות אדם מול מצלמה</text:p>
          </table:table-cell>
          <table:table-cell office:value-type="float" office:value="319333415" table:style-name="ce194">
            <text:p>319333415</text:p>
          </table:table-cell>
          <table:table-cell office:value-type="string" table:style-name="ce194">
            <text:p>אלינה בלושנקו</text:p>
          </table:table-cell>
          <table:table-cell office:value-type="string" table:style-name="ce194">
            <text:p>אלינה</text:p>
          </table:table-cell>
          <table:table-cell office:value-type="string" table:style-name="ce194">
            <text:p>בלושנקו</text:p>
          </table:table-cell>
          <table:table-cell office:value-type="float" office:value="21220590" table:style-name="ce195">
            <text:p>21220590</text:p>
          </table:table-cell>
          <table:table-cell office:value-type="string" table:style-name="ce196">
            <text:p>054-3299444</text:p>
          </table:table-cell>
          <table:table-cell office:value-type="string" table:style-name="ce196">
            <text:p><text:s/>alinabloshenko37@gmail.com</text:p>
          </table:table-cell>
          <table:table-cell office:value-type="string" table:style-name="ce194">
            <text:p>RUP21-22 G4</text:p>
          </table:table-cell>
          <table:table-cell office:value-type="string" table:style-name="ce194">
            <text:p>אלינה בלושנקו RUP21-22 G4</text:p>
          </table:table-cell>
          <table:table-cell office:value-type="string" table:style-name="ce197">
            <text:p>מר יורם סגל</text:p>
          </table:table-cell>
          <table:table-cell office:value-type="string" table:style-name="ce197">
            <text:p>אלינה בלושנקו עדן אפרים</text:p>
          </table:table-cell>
          <table:table-cell table:number-columns-repeated="3" table:style-name="ce151"/>
          <table:table-cell table:number-columns-repeated="16368"/>
        </table:table-row>
        <table:table-row table:style-name="ro2">
          <table:table-cell office:value-type="float" office:value="4" table:style-name="ce193">
            <text:p>4</text:p>
          </table:table-cell>
          <table:table-cell office:value-type="string" table:style-name="ce194">
            <text:p>משחק מחשב מבוסס מחוות אדם מול מצלמה</text:p>
          </table:table-cell>
          <table:table-cell office:value-type="float" office:value="316429307" table:style-name="ce194">
            <text:p>316429307</text:p>
          </table:table-cell>
          <table:table-cell office:value-type="string" table:style-name="ce194">
            <text:p>עדן אפרים</text:p>
          </table:table-cell>
          <table:table-cell office:value-type="string" table:style-name="ce194">
            <text:p>עדן</text:p>
          </table:table-cell>
          <table:table-cell office:value-type="string" table:style-name="ce194">
            <text:p>אפרים</text:p>
          </table:table-cell>
          <table:table-cell office:value-type="float" office:value="21220590" table:style-name="ce195">
            <text:p>21220590</text:p>
          </table:table-cell>
          <table:table-cell office:value-type="string" table:style-name="ce196">
            <text:p>050-3382767</text:p>
          </table:table-cell>
          <table:table-cell office:value-type="string" table:style-name="ce196">
            <text:p>edenefraim52@gmail.com</text:p>
          </table:table-cell>
          <table:table-cell office:value-type="string" table:style-name="ce194">
            <text:p>RUP21-22 G4</text:p>
          </table:table-cell>
          <table:table-cell office:value-type="string" table:style-name="ce194">
            <text:p>עדן אפרים RUP21-22 G4</text:p>
          </table:table-cell>
          <table:table-cell office:value-type="string" table:style-name="ce197">
            <text:p>מר יורם סגל</text:p>
          </table:table-cell>
          <table:table-cell office:value-type="string" table:style-name="ce197">
            <text:p>אלינה בלושנקו עדן אפרים</text:p>
          </table:table-cell>
          <table:table-cell table:number-columns-repeated="3" table:style-name="ce151"/>
          <table:table-cell table:number-columns-repeated="16368"/>
        </table:table-row>
        <table:table-row table:style-name="ro2">
          <table:table-cell office:value-type="float" office:value="5" table:style-name="ce193">
            <text:p>5</text:p>
          </table:table-cell>
          <table:table-cell office:value-type="string" table:style-name="ce198">
            <text:p>מדידת קצב גדילת גידולי שדה באמצעות רחפן עיבוד תמונה ולימוד מכונה</text:p>
          </table:table-cell>
          <table:table-cell office:value-type="float" office:value="201143377" table:style-name="ce198">
            <text:p>201143377</text:p>
          </table:table-cell>
          <table:table-cell office:value-type="string" table:style-name="ce198">
            <text:p>טל אלבז</text:p>
          </table:table-cell>
          <table:table-cell office:value-type="string" table:style-name="ce198">
            <text:p>טל</text:p>
          </table:table-cell>
          <table:table-cell office:value-type="string" table:style-name="ce198">
            <text:p>אלבז</text:p>
          </table:table-cell>
          <table:table-cell office:value-type="float" office:value="21220640" table:style-name="ce199">
            <text:p>21220640</text:p>
          </table:table-cell>
          <table:table-cell office:value-type="string" table:style-name="ce200">
            <text:p>054-2644402</text:p>
          </table:table-cell>
          <table:table-cell office:value-type="string" table:style-name="ce200">
            <text:p>Talhellbaz@gmail.com</text:p>
          </table:table-cell>
          <table:table-cell office:value-type="string" table:style-name="ce198">
            <text:p>RUP21-22 G5</text:p>
          </table:table-cell>
          <table:table-cell office:value-type="string" table:style-name="ce198">
            <text:p>טל אלבז RUP21-22 G5</text:p>
          </table:table-cell>
          <table:table-cell office:value-type="string" table:style-name="ce197">
            <text:p>מר יורם סגל</text:p>
          </table:table-cell>
          <table:table-cell office:value-type="string" table:style-name="ce197">
            <text:p>טל אלבז גיורא גבאי</text:p>
          </table:table-cell>
          <table:table-cell table:number-columns-repeated="3" table:style-name="ce151"/>
          <table:table-cell table:number-columns-repeated="16368"/>
        </table:table-row>
        <table:table-row table:style-name="ro2">
          <table:table-cell office:value-type="float" office:value="5" table:style-name="ce193">
            <text:p>5</text:p>
          </table:table-cell>
          <table:table-cell office:value-type="string" table:style-name="ce198">
            <text:p>מדידת קצב גדילת גידולי שדה באמצעות רחפן עיבוד תמונה ולימוד מכונה</text:p>
          </table:table-cell>
          <table:table-cell office:value-type="float" office:value="308259118" table:style-name="ce198">
            <text:p>308259118</text:p>
          </table:table-cell>
          <table:table-cell office:value-type="string" table:style-name="ce198">
            <text:p>גיורא גבאי</text:p>
          </table:table-cell>
          <table:table-cell office:value-type="string" table:style-name="ce198">
            <text:p>גיורא</text:p>
          </table:table-cell>
          <table:table-cell office:value-type="string" table:style-name="ce198">
            <text:p>גבאי</text:p>
          </table:table-cell>
          <table:table-cell office:value-type="float" office:value="21220640" table:style-name="ce199">
            <text:p>21220640</text:p>
          </table:table-cell>
          <table:table-cell office:value-type="string" table:style-name="ce200">
            <text:p>054-4809882</text:p>
          </table:table-cell>
          <table:table-cell office:value-type="string" table:style-name="ce200">
            <text:p>giorag265@gmail.com</text:p>
          </table:table-cell>
          <table:table-cell office:value-type="string" table:style-name="ce198">
            <text:p>RUP21-22 G5</text:p>
          </table:table-cell>
          <table:table-cell office:value-type="string" table:style-name="ce198">
            <text:p>גיורא גבאי RUP21-22 G5</text:p>
          </table:table-cell>
          <table:table-cell office:value-type="string" table:style-name="ce197">
            <text:p>מר יורם סגל</text:p>
          </table:table-cell>
          <table:table-cell office:value-type="string" table:style-name="ce197">
            <text:p>טל אלבז גיורא גבאי</text:p>
          </table:table-cell>
          <table:table-cell table:number-columns-repeated="3" table:style-name="ce151"/>
          <table:table-cell table:number-columns-repeated="16368"/>
        </table:table-row>
        <table:table-row table:style-name="ro2">
          <table:table-cell office:value-type="float" office:value="6" table:style-name="ce193">
            <text:p>6</text:p>
          </table:table-cell>
          <table:table-cell office:value-type="string" table:style-name="ce201">
            <text:p>המרת טקסט לתנועת שלד אדם וחילוץ הטקסט מהתנועה באמצעות למידה עמוקה</text:p>
          </table:table-cell>
          <table:table-cell office:value-type="float" office:value="65912743" table:style-name="ce201">
            <text:p>65912743</text:p>
          </table:table-cell>
          <table:table-cell office:value-type="string" table:style-name="ce201">
            <text:p>אליק דנוביץ</text:p>
          </table:table-cell>
          <table:table-cell office:value-type="string" table:style-name="ce201">
            <text:p>אליק</text:p>
          </table:table-cell>
          <table:table-cell office:value-type="string" table:style-name="ce201">
            <text:p>דנוביץ</text:p>
          </table:table-cell>
          <table:table-cell office:value-type="float" office:value="21220600" table:style-name="ce202">
            <text:p>21220600</text:p>
          </table:table-cell>
          <table:table-cell office:value-type="string" table:style-name="ce203">
            <text:p>054-7200455</text:p>
          </table:table-cell>
          <table:table-cell office:value-type="string" table:style-name="ce203">
            <text:p>alik.danovich@gmail.com</text:p>
          </table:table-cell>
          <table:table-cell office:value-type="string" table:style-name="ce201">
            <text:p>RUP21-22 G6</text:p>
          </table:table-cell>
          <table:table-cell office:value-type="string" table:style-name="ce201">
            <text:p>אליק דנוביץ RUP21-22 G6</text:p>
          </table:table-cell>
          <table:table-cell office:value-type="string" table:style-name="ce197">
            <text:p>מר יורם סגל</text:p>
          </table:table-cell>
          <table:table-cell office:value-type="string" table:style-name="ce197">
            <text:p>אליק דנוביץ</text:p>
          </table:table-cell>
          <table:table-cell table:number-columns-repeated="3" table:style-name="ce151"/>
          <table:table-cell table:number-columns-repeated="16368"/>
        </table:table-row>
        <table:table-row table:style-name="ro2">
          <table:table-cell office:value-type="float" office:value="7" table:style-name="ce193">
            <text:p>7</text:p>
          </table:table-cell>
          <table:table-cell office:value-type="string" table:style-name="ce204">
            <text:p>השוואת ביצועי אלגורתמי ML בעזרת בסיסי נתונים סינטטיים</text:p>
          </table:table-cell>
          <table:table-cell table:style-name="ce204"/>
          <table:table-cell office:value-type="string" table:style-name="ce204">
            <text:p>נזאר מערוף</text:p>
          </table:table-cell>
          <table:table-cell office:value-type="string" table:style-name="ce204">
            <text:p>נזאר</text:p>
          </table:table-cell>
          <table:table-cell office:value-type="string" table:style-name="ce204">
            <text:p>מערוף</text:p>
          </table:table-cell>
          <table:table-cell office:value-type="float" office:value="21220570" table:style-name="ce205">
            <text:p>21220570</text:p>
          </table:table-cell>
          <table:table-cell office:value-type="string" table:style-name="ce206">
            <text:p>052-7908901</text:p>
          </table:table-cell>
          <table:table-cell office:value-type="string" table:style-name="ce206">
            <text:p>nizar.maarouf1974.nm@gmail.com</text:p>
          </table:table-cell>
          <table:table-cell office:value-type="string" table:style-name="ce204">
            <text:p>RUP21-22 G7</text:p>
          </table:table-cell>
          <table:table-cell office:value-type="string" table:style-name="ce204">
            <text:p>RUP21-22 G7 נזאר מערוף</text:p>
          </table:table-cell>
          <table:table-cell office:value-type="string" table:style-name="ce197">
            <text:p>מר יורם סגל</text:p>
          </table:table-cell>
          <table:table-cell office:value-type="string" table:style-name="ce197">
            <text:p>נזאר מערוף</text:p>
          </table:table-cell>
          <table:table-cell table:number-columns-repeated="3" table:style-name="ce153"/>
          <table:table-cell table:number-columns-repeated="16368"/>
        </table:table-row>
        <table:table-row table:number-rows-repeated="3" table:style-name="ro2">
          <table:table-cell table:style-name="ce207"/>
          <table:table-cell table:number-columns-repeated="2" table:style-name="ce174"/>
          <table:table-cell table:number-columns-repeated="3" table:style-name="ce158"/>
          <table:table-cell table:style-name="ce207"/>
          <table:table-cell table:style-name="ce174"/>
          <table:table-cell table:number-columns-repeated="3" table:style-name="ce158"/>
          <table:table-cell table:number-columns-repeated="2" table:style-name="ce208"/>
          <table:table-cell table:number-columns-repeated="3" table:style-name="ce158"/>
          <table:table-cell table:number-columns-repeated="16368"/>
        </table:table-row>
        <table:table-row table:number-rows-repeated="2" table:style-name="ro2">
          <table:table-cell table:style-name="ce207"/>
          <table:table-cell table:number-columns-repeated="2" table:style-name="ce174"/>
          <table:table-cell table:number-columns-repeated="3" table:style-name="ce158"/>
          <table:table-cell table:style-name="ce207"/>
          <table:table-cell table:number-columns-repeated="4" table:style-name="ce158"/>
          <table:table-cell table:number-columns-repeated="2" table:style-name="ce208"/>
          <table:table-cell table:number-columns-repeated="3" table:style-name="ce158"/>
          <table:table-cell table:number-columns-repeated="16368"/>
        </table:table-row>
        <table:table-row table:number-rows-repeated="7" table:style-name="ro2">
          <table:table-cell table:style-name="ce207"/>
          <table:table-cell table:number-columns-repeated="2" table:style-name="ce174"/>
          <table:table-cell table:number-columns-repeated="3" table:style-name="ce158"/>
          <table:table-cell table:style-name="ce207"/>
          <table:table-cell table:style-name="ce174"/>
          <table:table-cell table:number-columns-repeated="3" table:style-name="ce158"/>
          <table:table-cell table:number-columns-repeated="2" table:style-name="ce208"/>
          <table:table-cell table:number-columns-repeated="3" table:style-name="ce158"/>
          <table:table-cell table:number-columns-repeated="16368"/>
        </table:table-row>
        <table:table-row table:number-rows-repeated="7" table:style-name="ro2">
          <table:table-cell table:style-name="ce138"/>
          <table:table-cell table:number-columns-repeated="5" table:style-name="ce1"/>
          <table:table-cell table:style-name="ce138"/>
          <table:table-cell table:number-columns-repeated="4" table:style-name="ce1"/>
          <table:table-cell table:number-columns-repeated="2" table:style-name="ce148"/>
          <table:table-cell table:number-columns-repeated="16371" table:style-name="ce1"/>
        </table:table-row>
        <table:table-row table:number-rows-repeated="974" table:style-name="ro2">
          <table:table-cell table:style-name="ce138"/>
          <table:table-cell table:number-columns-repeated="5" table:style-name="ce1"/>
          <table:table-cell table:style-name="ce138"/>
          <table:table-cell table:number-columns-repeated="4" table:style-name="ce1"/>
          <table:table-cell table:number-columns-repeated="2" table:style-name="ce148"/>
          <table:table-cell table:number-columns-repeated="16371"/>
        </table:table-row>
        <table:table-row table:number-rows-repeated="1047570" table:style-name="ro3">
          <table:table-cell table:number-columns-repeated="16384"/>
        </table:table-row>
      </table:table>
      <table:table table:name="לוח_שנה_אקדמי_תשפ&quot;ב" table:style-name="ta4">
        <table:table-column table:style-name="co3" table:number-columns-repeated="2" table:default-cell-style-name="ce1"/>
        <table:table-column table:style-name="co43" table:default-cell-style-name="ce1"/>
        <table:table-column table:style-name="co44" table:default-cell-style-name="ce1"/>
        <table:table-column table:style-name="co45" table:default-cell-style-name="ce1"/>
        <table:table-column table:style-name="co3" table:number-columns-repeated="1019" table:default-cell-style-name="ce1"/>
        <table:table-column table:style-name="co13" table:number-columns-repeated="15360" table:default-cell-style-name="ce1"/>
        <table:table-row table:number-rows-repeated="2" table:style-name="ro2">
          <table:table-cell table:number-columns-repeated="4" table:style-name="ce1"/>
          <table:table-cell table:style-name="ce148"/>
          <table:table-cell table:number-columns-repeated="16379" table:style-name="ce1"/>
        </table:table-row>
        <table:table-row table:style-name="ro2">
          <table:table-cell table:number-columns-repeated="2" table:style-name="ce1"/>
          <table:table-cell office:value-type="string" table:style-name="ce209">
            <text:p>﻿סמסטר א'</text:p>
          </table:table-cell>
          <table:table-cell table:style-name="ce1"/>
          <table:table-cell table:style-name="ce148"/>
          <table:table-cell table:number-columns-repeated="16379" table:style-name="ce1"/>
        </table:table-row>
        <table:table-row table:style-name="ro2">
          <table:table-cell table:number-columns-repeated="2" table:style-name="ce1"/>
          <table:table-cell office:value-type="string" table:style-name="ce50">
            <text:p>פתיחת שנת הלימודים</text:p>
          </table:table-cell>
          <table:table-cell office:value-type="string" table:style-name="ce50">
            <text:p>י"א בחשוון</text:p>
          </table:table-cell>
          <table:table-cell office:value-type="string" table:style-name="ce148">
            <text:p>17.10.2021</text:p>
          </table:table-cell>
          <table:table-cell table:number-columns-repeated="16379" table:style-name="ce1"/>
        </table:table-row>
        <table:table-row table:style-name="ro2">
          <table:table-cell table:number-columns-repeated="2" table:style-name="ce1"/>
          <table:table-cell office:value-type="string" table:style-name="ce50">
            <text:p>חופשת חנוכה</text:p>
          </table:table-cell>
          <table:table-cell office:value-type="string" table:style-name="ce50">
            <text:p>א' בטבת</text:p>
          </table:table-cell>
          <table:table-cell office:value-type="string" table:style-name="ce148">
            <text:p>5.12.2021</text:p>
          </table:table-cell>
          <table:table-cell table:number-columns-repeated="16379" table:style-name="ce1"/>
        </table:table-row>
        <table:table-row table:style-name="ro2">
          <table:table-cell table:number-columns-repeated="2" table:style-name="ce1"/>
          <table:table-cell office:value-type="string" table:style-name="ce50">
            <text:p>סיום סמסטר א'</text:p>
          </table:table-cell>
          <table:table-cell office:value-type="string" table:style-name="ce50">
            <text:p>י"ט בשבט</text:p>
          </table:table-cell>
          <table:table-cell office:value-type="string" table:style-name="ce148">
            <text:p>21.1.2022</text:p>
          </table:table-cell>
          <table:table-cell table:number-columns-repeated="16379" table:style-name="ce1"/>
        </table:table-row>
        <table:table-row table:style-name="ro2">
          <table:table-cell table:number-columns-repeated="2" table:style-name="ce1"/>
          <table:table-cell table:style-name="ce50"/>
          <table:table-cell table:style-name="ce1"/>
          <table:table-cell table:style-name="ce148"/>
          <table:table-cell table:number-columns-repeated="16379" table:style-name="ce1"/>
        </table:table-row>
        <table:table-row table:style-name="ro2">
          <table:table-cell table:number-columns-repeated="2" table:style-name="ce1"/>
          <table:table-cell office:value-type="string" table:style-name="ce209">
            <text:p>סמסטר ב'</text:p>
          </table:table-cell>
          <table:table-cell table:style-name="ce1"/>
          <table:table-cell table:style-name="ce148"/>
          <table:table-cell table:number-columns-repeated="16379" table:style-name="ce1"/>
        </table:table-row>
        <table:table-row table:style-name="ro2">
          <table:table-cell table:number-columns-repeated="2" table:style-name="ce1"/>
          <table:table-cell office:value-type="string" table:style-name="ce50">
            <text:p>פתיחת סמסטר ב'</text:p>
          </table:table-cell>
          <table:table-cell office:value-type="string" table:style-name="ce50">
            <text:p>כ"ו באדר א'</text:p>
          </table:table-cell>
          <table:table-cell office:value-type="string" table:style-name="ce148">
            <text:p>27.2.2022</text:p>
          </table:table-cell>
          <table:table-cell table:number-columns-repeated="16379" table:style-name="ce1"/>
        </table:table-row>
        <table:table-row table:style-name="ro2">
          <table:table-cell table:number-columns-repeated="2" table:style-name="ce1"/>
          <table:table-cell office:value-type="string" table:style-name="ce50">
            <text:p>חופשת פורים</text:p>
          </table:table-cell>
          <table:table-cell office:value-type="string" table:style-name="ce50">
            <text:p>י"ד באדר ב'</text:p>
          </table:table-cell>
          <table:table-cell office:value-type="string" table:style-name="ce148">
            <text:p>17.3.2022</text:p>
          </table:table-cell>
          <table:table-cell table:number-columns-repeated="16379" table:style-name="ce1"/>
        </table:table-row>
        <table:table-row table:style-name="ro2">
          <table:table-cell table:number-columns-repeated="2" table:style-name="ce1"/>
          <table:table-cell office:value-type="string" table:style-name="ce50">
            <text:p>חופשת פסח</text:p>
          </table:table-cell>
          <table:table-cell office:value-type="string" table:style-name="ce50">
            <text:p>י"ד -כ"א בניסן</text:p>
          </table:table-cell>
          <table:table-cell office:value-type="string" table:style-name="ce148">
            <text:p>15-22.4.2022</text:p>
          </table:table-cell>
          <table:table-cell table:number-columns-repeated="16379" table:style-name="ce1"/>
        </table:table-row>
        <table:table-row table:style-name="ro2">
          <table:table-cell table:number-columns-repeated="2" table:style-name="ce1"/>
          <table:table-cell office:value-type="string" table:style-name="ce50">
            <text:p>ערב יום הזיכרון לשואה ולגבורה</text:p>
          </table:table-cell>
          <table:table-cell office:value-type="string" table:style-name="ce50">
            <text:p>כ"ו בניסן</text:p>
          </table:table-cell>
          <table:table-cell office:value-type="string" table:style-name="ce148">
            <text:p>27.4.2022 , סיום לימודים - 18:00</text:p>
          </table:table-cell>
          <table:table-cell table:number-columns-repeated="16379" table:style-name="ce1"/>
        </table:table-row>
        <table:table-row table:style-name="ro2">
          <table:table-cell table:number-columns-repeated="2" table:style-name="ce1"/>
          <table:table-cell office:value-type="string" table:style-name="ce50">
            <text:p>ערב יום הזיכרון לחללי מערכות ישראל</text:p>
          </table:table-cell>
          <table:table-cell office:value-type="string" table:style-name="ce50">
            <text:p>ב' באייר</text:p>
          </table:table-cell>
          <table:table-cell office:value-type="string" table:style-name="ce148">
            <text:p>3.5.2022 , סיום לימודים - 16:00</text:p>
          </table:table-cell>
          <table:table-cell table:number-columns-repeated="16379" table:style-name="ce1"/>
        </table:table-row>
        <table:table-row table:style-name="ro2">
          <table:table-cell table:number-columns-repeated="2" table:style-name="ce1"/>
          <table:table-cell office:value-type="string" table:style-name="ce50">
            <text:p>יום הזיכרון לחללי מערכות ישראל ויום העצמאות</text:p>
          </table:table-cell>
          <table:table-cell office:value-type="string" table:style-name="ce50">
            <text:p>ג'-ד' באייר</text:p>
          </table:table-cell>
          <table:table-cell office:value-type="string" table:style-name="ce148">
            <text:p>4-5.5.2022</text:p>
          </table:table-cell>
          <table:table-cell table:number-columns-repeated="16379" table:style-name="ce1"/>
        </table:table-row>
        <table:table-row table:style-name="ro2">
          <table:table-cell table:number-columns-repeated="2" table:style-name="ce136"/>
          <table:table-cell office:value-type="string" table:style-name="ce136">
            <text:p>יום הסטודנט</text:p>
          </table:table-cell>
          <table:table-cell office:value-type="string" table:style-name="ce136">
            <text:p>י"ז באייר</text:p>
          </table:table-cell>
          <table:table-cell office:value-type="string" table:style-name="ce210">
            <text:p>18.5.2022 , סיום לימודים - 16:00.</text:p>
            <text:p>לימודי ערב בהנדסה, סיום לימודים - 18:00</text:p>
            <text:p>התחלת לימודים למחרת-10:00</text:p>
          </table:table-cell>
          <table:table-cell table:number-columns-repeated="21" table:style-name="ce136"/>
          <table:table-cell table:number-columns-repeated="16358"/>
        </table:table-row>
        <table:table-row table:style-name="ro2">
          <table:table-cell table:number-columns-repeated="2" table:style-name="ce1"/>
          <table:table-cell office:value-type="string" table:style-name="ce50">
            <text:p>חופשת שבועות</text:p>
          </table:table-cell>
          <table:table-cell office:value-type="string" table:style-name="ce50">
            <text:p>ו' בסיוון</text:p>
          </table:table-cell>
          <table:table-cell office:value-type="string" table:style-name="ce148">
            <text:p>5.6.2022</text:p>
          </table:table-cell>
          <table:table-cell table:number-columns-repeated="16379" table:style-name="ce1"/>
        </table:table-row>
        <table:table-row table:style-name="ro2">
          <table:table-cell table:number-columns-repeated="2"/>
          <table:table-cell office:value-type="string" table:style-name="ce50">
            <text:p>סיום סמסטר ב'</text:p>
          </table:table-cell>
          <table:table-cell office:value-type="string" table:style-name="ce50">
            <text:p>י"א בסיוון</text:p>
          </table:table-cell>
          <table:table-cell office:value-type="string" table:style-name="ce148">
            <text:p>10.6.2022</text:p>
          </table:table-cell>
          <table:table-cell table:number-columns-repeated="16379"/>
        </table:table-row>
        <table:table-row table:style-name="ro2">
          <table:table-cell table:number-columns-repeated="2"/>
          <table:table-cell table:style-name="ce50"/>
          <table:table-cell table:style-name="ce1"/>
          <table:table-cell table:style-name="ce148"/>
          <table:table-cell table:number-columns-repeated="16379"/>
        </table:table-row>
        <table:table-row table:style-name="ro2">
          <table:table-cell table:number-columns-repeated="2"/>
          <table:table-cell office:value-type="string" table:style-name="ce209">
            <text:p>סמסטר קיץ בפקולטה להנדסה בלבד</text:p>
          </table:table-cell>
          <table:table-cell table:style-name="ce1"/>
          <table:table-cell table:style-name="ce148"/>
          <table:table-cell table:number-columns-repeated="16379"/>
        </table:table-row>
        <table:table-row table:style-name="ro2">
          <table:table-cell table:number-columns-repeated="2"/>
          <table:table-cell office:value-type="string" table:style-name="ce50">
            <text:p>פתיחת סמסטר קיץ</text:p>
          </table:table-cell>
          <table:table-cell office:value-type="string" table:style-name="ce50">
            <text:p>י"א בתמוז</text:p>
          </table:table-cell>
          <table:table-cell office:value-type="string" table:style-name="ce148">
            <text:p>10.7.2022</text:p>
          </table:table-cell>
          <table:table-cell table:number-columns-repeated="16379"/>
        </table:table-row>
        <table:table-row table:style-name="ro2">
          <table:table-cell table:number-columns-repeated="2"/>
          <table:table-cell office:value-type="string" table:style-name="ce50">
            <text:p>צום תשעה באב</text:p>
          </table:table-cell>
          <table:table-cell office:value-type="string" table:style-name="ce50">
            <text:p>י' באב</text:p>
          </table:table-cell>
          <table:table-cell office:value-type="string" table:style-name="ce148">
            <text:p>7.8.2022</text:p>
          </table:table-cell>
          <table:table-cell table:number-columns-repeated="16379"/>
        </table:table-row>
        <table:table-row table:style-name="ro2">
          <table:table-cell table:number-columns-repeated="2"/>
          <table:table-cell office:value-type="string" table:style-name="ce50">
            <text:p>סיום סמסטר קיץ</text:p>
          </table:table-cell>
          <table:table-cell office:value-type="string" table:style-name="ce50">
            <text:p>כ"ב באלול</text:p>
          </table:table-cell>
          <table:table-cell office:value-type="string" table:style-name="ce148">
            <text:p>18.9.2022</text:p>
          </table:table-cell>
          <table:table-cell table:number-columns-repeated="16379"/>
        </table:table-row>
        <table:table-row table:style-name="ro2">
          <table:table-cell table:number-columns-repeated="2"/>
          <table:table-cell office:value-type="string" table:style-name="ce50">
            <text:p>חופשת ראש השנה</text:p>
          </table:table-cell>
          <table:table-cell office:value-type="string" table:style-name="ce50">
            <text:p>כ"ט באלול- ב' בתשרי</text:p>
          </table:table-cell>
          <table:table-cell office:value-type="string" table:style-name="ce148">
            <text:p>25-27.9.2022</text:p>
          </table:table-cell>
          <table:table-cell table:number-columns-repeated="16379"/>
        </table:table-row>
        <table:table-row table:style-name="ro2">
          <table:table-cell table:number-columns-repeated="2"/>
          <table:table-cell office:value-type="string" table:style-name="ce50">
            <text:p>יום כיפור</text:p>
          </table:table-cell>
          <table:table-cell office:value-type="string" table:style-name="ce50">
            <text:p>ט' – י' בתשרי</text:p>
          </table:table-cell>
          <table:table-cell office:value-type="string" table:style-name="ce148">
            <text:p>4-5.10.2022</text:p>
          </table:table-cell>
          <table:table-cell table:number-columns-repeated="16379"/>
        </table:table-row>
        <table:table-row table:style-name="ro2">
          <table:table-cell table:number-columns-repeated="2"/>
          <table:table-cell table:number-columns-repeated="2" table:style-name="ce1"/>
          <table:table-cell table:style-name="ce148"/>
          <table:table-cell table:number-columns-repeated="16379"/>
        </table:table-row>
        <table:table-row table:style-name="ro2">
          <table:table-cell table:number-columns-repeated="2"/>
          <table:table-cell office:value-type="string" table:style-name="ce50">
            <text:p>פתיחת שנת הלימודים תשפ"ג</text:p>
          </table:table-cell>
          <table:table-cell office:value-type="string" table:style-name="ce50">
            <text:p>יעודכן בהמשך</text:p>
          </table:table-cell>
          <table:table-cell table:style-name="ce148"/>
          <table:table-cell table:number-columns-repeated="16379"/>
        </table:table-row>
        <table:table-row table:number-rows-repeated="6" table:style-name="ro2">
          <table:table-cell table:number-columns-repeated="2"/>
          <table:table-cell table:number-columns-repeated="2" table:style-name="ce1"/>
          <table:table-cell table:style-name="ce148"/>
          <table:table-cell table:number-columns-repeated="16379"/>
        </table:table-row>
        <table:table-row table:number-rows-repeated="970" table:style-name="ro2">
          <table:table-cell table:number-columns-repeated="4"/>
          <table:table-cell table:style-name="ce148"/>
          <table:table-cell table:number-columns-repeated="16379"/>
        </table:table-row>
        <table:table-row table:number-rows-repeated="1047574"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Roboto" svg:font-family="Roboto"/>
    <style:font-face style:name="&quot;Arial&quot;" svg:font-family="&quot;Arial&quot;"/>
  </office:font-face-decls>
  <office:styles>
    <number:number-style style:name="N0">
      <number:number number:min-integer-digits="1"/>
    </number:number-style>
    <number:text-style style:name="N30">
      <number:text-content/>
    </number:text-style>
    <number:date-style style:name="N36">
      <number:day/>
      <number:text>/</number:text>
      <number:month/>
      <number:text>/</number:text>
      <number:year number:style="long"/>
    </number:date-style>
    <number:date-style style:name="N37">
      <number:month/>
      <number:text>/</number:text>
      <number:day/>
      <number:text>/</number:text>
      <number:year number:style="long"/>
      <number:text> </number:text>
      <number:hours/>
      <number:text>:</number:text>
      <number:minutes number:style="long"/>
      <number:text>:</number:text>
      <number:seconds number:style="long"/>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75in" fo:margin-bottom="0.75in" fo:margin-left="0.7in" fo:margin-right="0.7in" style:print-orientation="landscape" style:print-page-order="ltr" style:first-page-number="continue" style:scale-to="100%" style:table-centering="horizontal" style:print="grid 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527</meta:generator>
    <meta:initial-creator>מערוף נזאר</meta:initial-creator>
    <dc:creator>מערוף נזאר</dc:creator>
    <meta:creation-date>2021-11-08T19:57:32Z</meta:creation-date>
    <dc:date>2021-11-08T19:57:32Z</dc:date>
  </office:meta>
</office:document-meta>
</file>